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25.62pt" svg:height="255.09pt" svg:x="66.08pt" svg:y="64.57pt">
            <draw:object draw:notify-on-update-of-ranges="Sheet1.B2:Sheet1.B444 Sheet1.D1:Sheet1.D1 Sheet1.D2:Sheet1.D4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67.69pt" svg:height="319.32pt" svg:x="1281.17pt" svg:y="216.77pt">
            <draw:object draw:notify-on-update-of-ranges="Sheet1.I2:Sheet1.I444 Sheet1.J1:Sheet1.J1 Sheet1.J2:Sheet1.J4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38.09pt" svg:height="255.09pt" svg:x="81.69pt" svg:y="319.8pt">
            <draw:object draw:notify-on-update-of-ranges="Sheet1.B2:Sheet1.B444 Sheet1.M1:Sheet1.M1 Sheet1.M2:Sheet1.M4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99.37pt" svg:height="255.09pt" svg:x="89.21pt" svg:y="585.61pt">
            <draw:object draw:notify-on-update-of-ranges="Sheet1.B2:Sheet1.B444 Sheet1.O1:Sheet1.O1 Sheet1.O2:Sheet1.O4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eld.header.stam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speed</text:p>
          </table:table-cell>
          <table:table-cell office:value-type="string" calcext:value-type="string">
            <text:p>field.vx</text:p>
          </table:table-cell>
          <table:table-cell office:value-type="string" calcext:value-type="string">
            <text:p>field.vy</text:p>
          </table:table-cell>
          <table:table-cell table:style-name="Default" office:value-type="string" calcext:value-type="string">
            <text:p>field.vz</text:p>
          </table:table-cell>
          <table:table-cell table:style-name="Default"/>
          <table:table-cell office:value-type="string" calcext:value-type="string">
            <text:p>field.x</text:p>
          </table:table-cell>
          <table:table-cell office:value-type="string" calcext:value-type="string">
            <text:p>field.y</text:p>
          </table:table-cell>
          <table:table-cell office:value-type="string" calcext:value-type="string">
            <text:p>field.z</text:p>
          </table:table-cell>
          <table:table-cell/>
          <table:table-cell office:value-type="string" calcext:value-type="string">
            <text:p>field.acceleration</text:p>
          </table:table-cell>
          <table:table-cell/>
          <table:table-cell office:value-type="string" calcext:value-type="string">
            <text:p>field.value</text:p>
          </table:table-cell>
        </table:table-row>
        <table:table-row table:style-name="ro1">
          <table:table-cell office:value-type="float" office:value="1.59195488716323E+018" calcext:value-type="float">
            <text:p>1.59195488716323E+018</text:p>
          </table:table-cell>
          <table:table-cell table:formula="of:=([.A2]-1.59195488716323E+018)*0.00000000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8672543" calcext:value-type="float">
            <text:p>-1.18938672543</text:p>
          </table:table-cell>
          <table:table-cell office:value-type="float" office:value="-0.584261417389" calcext:value-type="float">
            <text:p>-0.584261417389</text:p>
          </table:table-cell>
          <table:table-cell office:value-type="float" office:value="-0.866735577583" calcext:value-type="float">
            <text:p>-0.86673557758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721557E+018" calcext:value-type="float">
            <text:p>1.59195488721557E+018</text:p>
          </table:table-cell>
          <table:table-cell table:formula="of:=([.A3]-1.59195488716323E+018)*0.000000001" office:value-type="float" office:value="0.052339968" calcext:value-type="float">
            <text:p>0.0523399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18938815594" calcext:value-type="float">
            <text:p>-1.18938815594</text:p>
          </table:table-cell>
          <table:table-cell office:value-type="float" office:value="-0.584260046482" calcext:value-type="float">
            <text:p>-0.584260046482</text:p>
          </table:table-cell>
          <table:table-cell office:value-type="float" office:value="-0.866735041142" calcext:value-type="float">
            <text:p>-0.86673504114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731718E+018" calcext:value-type="float">
            <text:p>1.59195488731718E+018</text:p>
          </table:table-cell>
          <table:table-cell table:formula="of:=([.A4]-1.59195488716323E+018)*0.000000001" office:value-type="float" office:value="0.153950208" calcext:value-type="float">
            <text:p>0.15395020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18937861919" calcext:value-type="float">
            <text:p>-1.18937861919</text:p>
          </table:table-cell>
          <table:table-cell office:value-type="float" office:value="-0.584253191948" calcext:value-type="float">
            <text:p>-0.584253191948</text:p>
          </table:table-cell>
          <table:table-cell office:value-type="float" office:value="-0.866738140583" calcext:value-type="float">
            <text:p>-0.86673814058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736888E+018" calcext:value-type="float">
            <text:p>1.59195488736888E+018</text:p>
          </table:table-cell>
          <table:table-cell table:formula="of:=([.A5]-1.59195488716323E+018)*0.000000001" office:value-type="float" office:value="0.205650176" calcext:value-type="float">
            <text:p>0.20565017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18938601017" calcext:value-type="float">
            <text:p>-1.18938601017</text:p>
          </table:table-cell>
          <table:table-cell office:value-type="float" office:value="-0.584259212017" calcext:value-type="float">
            <text:p>-0.584259212017</text:p>
          </table:table-cell>
          <table:table-cell office:value-type="float" office:value="-0.866732954979" calcext:value-type="float">
            <text:p>-0.86673295497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742134E+018" calcext:value-type="float">
            <text:p>1.59195488742134E+018</text:p>
          </table:table-cell>
          <table:table-cell table:formula="of:=([.A6]-1.59195488716323E+018)*0.000000001" office:value-type="float" office:value="0.258109952" calcext:value-type="float">
            <text:p>0.25810995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18938207626" calcext:value-type="float">
            <text:p>-1.18938207626</text:p>
          </table:table-cell>
          <table:table-cell office:value-type="float" office:value="-0.584259331226" calcext:value-type="float">
            <text:p>-0.584259331226</text:p>
          </table:table-cell>
          <table:table-cell office:value-type="float" office:value="-0.866737365723" calcext:value-type="float">
            <text:p>-0.86673736572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747462E+018" calcext:value-type="float">
            <text:p>1.59195488747462E+018</text:p>
          </table:table-cell>
          <table:table-cell table:formula="of:=([.A7]-1.59195488716323E+018)*0.000000001" office:value-type="float" office:value="0.311389952" calcext:value-type="float">
            <text:p>0.31138995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8279152" calcext:value-type="float">
            <text:p>-1.18938279152</text:p>
          </table:table-cell>
          <table:table-cell office:value-type="float" office:value="-0.584261715412" calcext:value-type="float">
            <text:p>-0.584261715412</text:p>
          </table:table-cell>
          <table:table-cell office:value-type="float" office:value="-0.866736412048" calcext:value-type="float">
            <text:p>-0.86673641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752725E+018" calcext:value-type="float">
            <text:p>1.59195488752725E+018</text:p>
          </table:table-cell>
          <table:table-cell table:formula="of:=([.A8]-1.59195488716323E+018)*0.000000001" office:value-type="float" office:value="0.364019968" calcext:value-type="float">
            <text:p>0.3640199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18938064575" calcext:value-type="float">
            <text:p>-1.18938064575</text:p>
          </table:table-cell>
          <table:table-cell office:value-type="float" office:value="-0.584265530109" calcext:value-type="float">
            <text:p>-0.584265530109</text:p>
          </table:table-cell>
          <table:table-cell office:value-type="float" office:value="-0.866737425327" calcext:value-type="float">
            <text:p>-0.86673742532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763022E+018" calcext:value-type="float">
            <text:p>1.59195488763022E+018</text:p>
          </table:table-cell>
          <table:table-cell table:formula="of:=([.A9]-1.59195488716323E+018)*0.000000001" office:value-type="float" office:value="0.466989824" calcext:value-type="float">
            <text:p>0.46698982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18938410282" calcext:value-type="float">
            <text:p>-1.18938410282</text:p>
          </table:table-cell>
          <table:table-cell office:value-type="float" office:value="-0.584265768528" calcext:value-type="float">
            <text:p>-0.584265768528</text:p>
          </table:table-cell>
          <table:table-cell office:value-type="float" office:value="-0.86673438549" calcext:value-type="float">
            <text:p>-0.8667343854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768186E+018" calcext:value-type="float">
            <text:p>1.59195488768186E+018</text:p>
          </table:table-cell>
          <table:table-cell table:formula="of:=([.A10]-1.59195488716323E+018)*0.000000001" office:value-type="float" office:value="0.518629888" calcext:value-type="float">
            <text:p>0.51862988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8938279152" calcext:value-type="float">
            <text:p>-1.18938279152</text:p>
          </table:table-cell>
          <table:table-cell office:value-type="float" office:value="-0.584258377552" calcext:value-type="float">
            <text:p>-0.584258377552</text:p>
          </table:table-cell>
          <table:table-cell office:value-type="float" office:value="-0.866737186909" calcext:value-type="float">
            <text:p>-0.86673718690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773348E+018" calcext:value-type="float">
            <text:p>1.59195488773348E+018</text:p>
          </table:table-cell>
          <table:table-cell table:formula="of:=([.A11]-1.59195488716323E+018)*0.000000001" office:value-type="float" office:value="0.570249984" calcext:value-type="float">
            <text:p>0.5702499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7015533" calcext:value-type="float">
            <text:p>-1.18937015533</text:p>
          </table:table-cell>
          <table:table-cell office:value-type="float" office:value="-0.584260284901" calcext:value-type="float">
            <text:p>-0.584260284901</text:p>
          </table:table-cell>
          <table:table-cell office:value-type="float" office:value="-0.866745650768" calcext:value-type="float">
            <text:p>-0.86674565076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778591E+018" calcext:value-type="float">
            <text:p>1.59195488778591E+018</text:p>
          </table:table-cell>
          <table:table-cell table:formula="of:=([.A12]-1.59195488716323E+018)*0.000000001" office:value-type="float" office:value="0.622680064" calcext:value-type="float">
            <text:p>0.62268006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8938148022" calcext:value-type="float">
            <text:p>-1.18938148022</text:p>
          </table:table-cell>
          <table:table-cell office:value-type="float" office:value="-0.584264695644" calcext:value-type="float">
            <text:p>-0.584264695644</text:p>
          </table:table-cell>
          <table:table-cell office:value-type="float" office:value="-0.866738200188" calcext:value-type="float">
            <text:p>-0.86673820018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788828E+018" calcext:value-type="float">
            <text:p>1.59195488788828E+018</text:p>
          </table:table-cell>
          <table:table-cell table:formula="of:=([.A13]-1.59195488716323E+018)*0.000000001" office:value-type="float" office:value="0.725050112" calcext:value-type="float">
            <text:p>0.7250501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893863678" calcext:value-type="float">
            <text:p>-1.1893863678</text:p>
          </table:table-cell>
          <table:table-cell office:value-type="float" office:value="-0.58425205946" calcext:value-type="float">
            <text:p>-0.58425205946</text:p>
          </table:table-cell>
          <table:table-cell office:value-type="float" office:value="-0.866735816002" calcext:value-type="float">
            <text:p>-0.86673581600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794078E+018" calcext:value-type="float">
            <text:p>1.59195488794078E+018</text:p>
          </table:table-cell>
          <table:table-cell table:formula="of:=([.A14]-1.59195488716323E+018)*0.000000001" office:value-type="float" office:value="0.777549824" calcext:value-type="float">
            <text:p>0.77754982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1893876791" calcext:value-type="float">
            <text:p>-1.1893876791</text:p>
          </table:table-cell>
          <table:table-cell office:value-type="float" office:value="-0.584250926971" calcext:value-type="float">
            <text:p>-0.584250926971</text:p>
          </table:table-cell>
          <table:table-cell office:value-type="float" office:value="-0.866731822491" calcext:value-type="float">
            <text:p>-0.86673182249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799371E+018" calcext:value-type="float">
            <text:p>1.59195488799371E+018</text:p>
          </table:table-cell>
          <table:table-cell table:formula="of:=([.A15]-1.59195488716323E+018)*0.000000001" office:value-type="float" office:value="0.830480128" calcext:value-type="float">
            <text:p>0.8304801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8938624859" calcext:value-type="float">
            <text:p>-1.18938624859</text:p>
          </table:table-cell>
          <table:table-cell office:value-type="float" office:value="-0.584254860878" calcext:value-type="float">
            <text:p>-0.584254860878</text:p>
          </table:table-cell>
          <table:table-cell office:value-type="float" office:value="-0.866734325886" calcext:value-type="float">
            <text:p>-0.86673432588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804635E+018" calcext:value-type="float">
            <text:p>1.59195488804635E+018</text:p>
          </table:table-cell>
          <table:table-cell table:formula="of:=([.A16]-1.59195488716323E+018)*0.000000001" office:value-type="float" office:value="0.883120128" calcext:value-type="float">
            <text:p>0.8831201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8937957287" calcext:value-type="float">
            <text:p>-1.18937957287</text:p>
          </table:table-cell>
          <table:table-cell office:value-type="float" office:value="-0.584267377853" calcext:value-type="float">
            <text:p>-0.584267377853</text:p>
          </table:table-cell>
          <table:table-cell office:value-type="float" office:value="-0.866740345955" calcext:value-type="float">
            <text:p>-0.8667403459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809882E+018" calcext:value-type="float">
            <text:p>1.59195488809882E+018</text:p>
          </table:table-cell>
          <table:table-cell table:formula="of:=([.A17]-1.59195488716323E+018)*0.000000001" office:value-type="float" office:value="0.935590144" calcext:value-type="float">
            <text:p>0.9355901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8938136101" calcext:value-type="float">
            <text:p>-1.18938136101</text:p>
          </table:table-cell>
          <table:table-cell office:value-type="float" office:value="-0.5842654109" calcext:value-type="float">
            <text:p>-0.5842654109</text:p>
          </table:table-cell>
          <table:table-cell office:value-type="float" office:value="-0.866737186909" calcext:value-type="float">
            <text:p>-0.86673718690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815438E+018" calcext:value-type="float">
            <text:p>1.59195488815438E+018</text:p>
          </table:table-cell>
          <table:table-cell table:formula="of:=([.A18]-1.59195488716323E+018)*0.000000001" office:value-type="float" office:value="0.99115008" calcext:value-type="float">
            <text:p>0.991150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7540054" calcext:value-type="float">
            <text:p>-1.18937540054</text:p>
          </table:table-cell>
          <table:table-cell office:value-type="float" office:value="-0.58425951004" calcext:value-type="float">
            <text:p>-0.58425951004</text:p>
          </table:table-cell>
          <table:table-cell office:value-type="float" office:value="-0.866741359234" calcext:value-type="float">
            <text:p>-0.86674135923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820646E+018" calcext:value-type="float">
            <text:p>1.59195488820646E+018</text:p>
          </table:table-cell>
          <table:table-cell table:formula="of:=([.A19]-1.59195488716323E+018)*0.000000001" office:value-type="float" office:value="1.043229952" calcext:value-type="float">
            <text:p>1.04322995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8938827515" calcext:value-type="float">
            <text:p>-1.18938827515</text:p>
          </table:table-cell>
          <table:table-cell office:value-type="float" office:value="-0.584262013435" calcext:value-type="float">
            <text:p>-0.584262013435</text:p>
          </table:table-cell>
          <table:table-cell office:value-type="float" office:value="-0.866735517979" calcext:value-type="float">
            <text:p>-0.86673551797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82581E+018" calcext:value-type="float">
            <text:p>1.5919548882581E+018</text:p>
          </table:table-cell>
          <table:table-cell table:formula="of:=([.A20]-1.59195488716323E+018)*0.000000001" office:value-type="float" office:value="1.094870016" calcext:value-type="float">
            <text:p>1.0948700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18938362598" calcext:value-type="float">
            <text:p>-1.18938362598</text:p>
          </table:table-cell>
          <table:table-cell office:value-type="float" office:value="-0.584255754948" calcext:value-type="float">
            <text:p>-0.584255754948</text:p>
          </table:table-cell>
          <table:table-cell office:value-type="float" office:value="-0.866735160351" calcext:value-type="float">
            <text:p>-0.8667351603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830956E+018" calcext:value-type="float">
            <text:p>1.59195488830956E+018</text:p>
          </table:table-cell>
          <table:table-cell table:formula="of:=([.A21]-1.59195488716323E+018)*0.000000001" office:value-type="float" office:value="1.146330112" calcext:value-type="float">
            <text:p>1.14633011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18939161301" calcext:value-type="float">
            <text:p>-1.18939161301</text:p>
          </table:table-cell>
          <table:table-cell office:value-type="float" office:value="-0.584264576435" calcext:value-type="float">
            <text:p>-0.584264576435</text:p>
          </table:table-cell>
          <table:table-cell office:value-type="float" office:value="-0.866733133793" calcext:value-type="float">
            <text:p>-0.86673313379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836152E+018" calcext:value-type="float">
            <text:p>1.59195488836152E+018</text:p>
          </table:table-cell>
          <table:table-cell table:formula="of:=([.A22]-1.59195488716323E+018)*0.000000001" office:value-type="float" office:value="1.19828992" calcext:value-type="float">
            <text:p>1.198289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18938362598" calcext:value-type="float">
            <text:p>-1.18938362598</text:p>
          </table:table-cell>
          <table:table-cell office:value-type="float" office:value="-0.58425962925" calcext:value-type="float">
            <text:p>-0.58425962925</text:p>
          </table:table-cell>
          <table:table-cell office:value-type="float" office:value="-0.86673694849" calcext:value-type="float">
            <text:p>-0.8667369484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841392E+018" calcext:value-type="float">
            <text:p>1.59195488841392E+018</text:p>
          </table:table-cell>
          <table:table-cell table:formula="of:=([.A23]-1.59195488716323E+018)*0.000000001" office:value-type="float" office:value="1.250690048" calcext:value-type="float">
            <text:p>1.2506900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8938159943" calcext:value-type="float">
            <text:p>-1.18938159943</text:p>
          </table:table-cell>
          <table:table-cell office:value-type="float" office:value="-0.584259033203" calcext:value-type="float">
            <text:p>-0.584259033203</text:p>
          </table:table-cell>
          <table:table-cell office:value-type="float" office:value="-0.866737544537" calcext:value-type="float">
            <text:p>-0.86673754453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846741E+018" calcext:value-type="float">
            <text:p>1.59195488846741E+018</text:p>
          </table:table-cell>
          <table:table-cell table:formula="of:=([.A24]-1.59195488716323E+018)*0.000000001" office:value-type="float" office:value="1.304179968" calcext:value-type="float">
            <text:p>1.3041799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8183784" calcext:value-type="float">
            <text:p>-1.18938183784</text:p>
          </table:table-cell>
          <table:table-cell office:value-type="float" office:value="-0.58426296711" calcext:value-type="float">
            <text:p>-0.58426296711</text:p>
          </table:table-cell>
          <table:table-cell office:value-type="float" office:value="-0.866737246513" calcext:value-type="float">
            <text:p>-0.8667372465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852041E+018" calcext:value-type="float">
            <text:p>1.59195488852041E+018</text:p>
          </table:table-cell>
          <table:table-cell table:formula="of:=([.A25]-1.59195488716323E+018)*0.000000001" office:value-type="float" office:value="1.35718016" calcext:value-type="float">
            <text:p>1.357180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8938577175" calcext:value-type="float">
            <text:p>-1.18938577175</text:p>
          </table:table-cell>
          <table:table-cell office:value-type="float" office:value="-0.584265112877" calcext:value-type="float">
            <text:p>-0.584265112877</text:p>
          </table:table-cell>
          <table:table-cell office:value-type="float" office:value="-0.866735458374" calcext:value-type="float">
            <text:p>-0.86673545837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857293E+018" calcext:value-type="float">
            <text:p>1.59195488857293E+018</text:p>
          </table:table-cell>
          <table:table-cell table:formula="of:=([.A26]-1.59195488716323E+018)*0.000000001" office:value-type="float" office:value="1.409700096" calcext:value-type="float">
            <text:p>1.4097000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18938088417" calcext:value-type="float">
            <text:p>-1.18938088417</text:p>
          </table:table-cell>
          <table:table-cell office:value-type="float" office:value="-0.584257721901" calcext:value-type="float">
            <text:p>-0.584257721901</text:p>
          </table:table-cell>
          <table:table-cell office:value-type="float" office:value="-0.86673951149" calcext:value-type="float">
            <text:p>-0.8667395114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862694E+018" calcext:value-type="float">
            <text:p>1.59195488862694E+018</text:p>
          </table:table-cell>
          <table:table-cell table:formula="of:=([.A27]-1.59195488716323E+018)*0.000000001" office:value-type="float" office:value="1.463709952" calcext:value-type="float">
            <text:p>1.4637099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8938004971" calcext:value-type="float">
            <text:p>-1.18938004971</text:p>
          </table:table-cell>
          <table:table-cell office:value-type="float" office:value="-0.58426207304" calcext:value-type="float">
            <text:p>-0.58426207304</text:p>
          </table:table-cell>
          <table:table-cell office:value-type="float" office:value="-0.86673784256" calcext:value-type="float">
            <text:p>-0.8667378425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867962E+018" calcext:value-type="float">
            <text:p>1.59195488867962E+018</text:p>
          </table:table-cell>
          <table:table-cell table:formula="of:=([.A28]-1.59195488716323E+018)*0.000000001" office:value-type="float" office:value="1.516390144" calcext:value-type="float">
            <text:p>1.5163901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18937432766" calcext:value-type="float">
            <text:p>-1.18937432766</text:p>
          </table:table-cell>
          <table:table-cell office:value-type="float" office:value="-0.58426463604" calcext:value-type="float">
            <text:p>-0.58426463604</text:p>
          </table:table-cell>
          <table:table-cell office:value-type="float" office:value="-0.866739153862" calcext:value-type="float">
            <text:p>-0.8667391538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873218E+018" calcext:value-type="float">
            <text:p>1.59195488873218E+018</text:p>
          </table:table-cell>
          <table:table-cell table:formula="of:=([.A29]-1.59195488716323E+018)*0.000000001" office:value-type="float" office:value="1.568950272" calcext:value-type="float">
            <text:p>1.56895027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7659264" calcext:value-type="float">
            <text:p>-1.18937659264</text:p>
          </table:table-cell>
          <table:table-cell office:value-type="float" office:value="-0.584261417389" calcext:value-type="float">
            <text:p>-0.584261417389</text:p>
          </table:table-cell>
          <table:table-cell office:value-type="float" office:value="-0.866738796234" calcext:value-type="float">
            <text:p>-0.86673879623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87849E+018" calcext:value-type="float">
            <text:p>1.5919548887849E+018</text:p>
          </table:table-cell>
          <table:table-cell table:formula="of:=([.A30]-1.59195488716323E+018)*0.000000001" office:value-type="float" office:value="1.621670144" calcext:value-type="float">
            <text:p>1.6216701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8938112259" calcext:value-type="float">
            <text:p>-1.18938112259</text:p>
          </table:table-cell>
          <table:table-cell office:value-type="float" office:value="-0.584266066551" calcext:value-type="float">
            <text:p>-0.584266066551</text:p>
          </table:table-cell>
          <table:table-cell office:value-type="float" office:value="-0.866737246513" calcext:value-type="float">
            <text:p>-0.8667372465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883746E+018" calcext:value-type="float">
            <text:p>1.59195488883746E+018</text:p>
          </table:table-cell>
          <table:table-cell table:formula="of:=([.A31]-1.59195488716323E+018)*0.000000001" office:value-type="float" office:value="1.674230016" calcext:value-type="float">
            <text:p>1.67423001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8469887" calcext:value-type="float">
            <text:p>-1.18938469887</text:p>
          </table:table-cell>
          <table:table-cell office:value-type="float" office:value="-0.584255993366" calcext:value-type="float">
            <text:p>-0.584255993366</text:p>
          </table:table-cell>
          <table:table-cell office:value-type="float" office:value="-0.866736829281" calcext:value-type="float">
            <text:p>-0.86673682928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888986E+018" calcext:value-type="float">
            <text:p>1.59195488888986E+018</text:p>
          </table:table-cell>
          <table:table-cell table:formula="of:=([.A32]-1.59195488716323E+018)*0.000000001" office:value-type="float" office:value="1.726630144" calcext:value-type="float">
            <text:p>1.7266301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7885761" calcext:value-type="float">
            <text:p>-1.18937885761</text:p>
          </table:table-cell>
          <table:table-cell office:value-type="float" office:value="-0.584258973598" calcext:value-type="float">
            <text:p>-0.584258973598</text:p>
          </table:table-cell>
          <table:table-cell office:value-type="float" office:value="-0.866740345955" calcext:value-type="float">
            <text:p>-0.8667403459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894164E+018" calcext:value-type="float">
            <text:p>1.59195488894164E+018</text:p>
          </table:table-cell>
          <table:table-cell table:formula="of:=([.A33]-1.59195488716323E+018)*0.000000001" office:value-type="float" office:value="1.778409984" calcext:value-type="float">
            <text:p>1.7784099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18938744068" calcext:value-type="float">
            <text:p>-1.18938744068</text:p>
          </table:table-cell>
          <table:table-cell office:value-type="float" office:value="-0.584252178669" calcext:value-type="float">
            <text:p>-0.584252178669</text:p>
          </table:table-cell>
          <table:table-cell office:value-type="float" office:value="-0.866733551025" calcext:value-type="float">
            <text:p>-0.8667335510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899469E+018" calcext:value-type="float">
            <text:p>1.59195488899469E+018</text:p>
          </table:table-cell>
          <table:table-cell table:formula="of:=([.A34]-1.59195488716323E+018)*0.000000001" office:value-type="float" office:value="1.831460096" calcext:value-type="float">
            <text:p>1.83146009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18938970566" calcext:value-type="float">
            <text:p>-1.18938970566</text:p>
          </table:table-cell>
          <table:table-cell office:value-type="float" office:value="-0.584256291389" calcext:value-type="float">
            <text:p>-0.584256291389</text:p>
          </table:table-cell>
          <table:table-cell office:value-type="float" office:value="-0.866733491421" calcext:value-type="float">
            <text:p>-0.86673349142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909652E+018" calcext:value-type="float">
            <text:p>1.59195488909652E+018</text:p>
          </table:table-cell>
          <table:table-cell table:formula="of:=([.A35]-1.59195488716323E+018)*0.000000001" office:value-type="float" office:value="1.933289984" calcext:value-type="float">
            <text:p>1.9332899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7909603" calcext:value-type="float">
            <text:p>-1.18937909603</text:p>
          </table:table-cell>
          <table:table-cell office:value-type="float" office:value="-0.584267258644" calcext:value-type="float">
            <text:p>-0.584267258644</text:p>
          </table:table-cell>
          <table:table-cell office:value-type="float" office:value="-0.866738438606" calcext:value-type="float">
            <text:p>-0.86673843860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914865E+018" calcext:value-type="float">
            <text:p>1.59195488914865E+018</text:p>
          </table:table-cell>
          <table:table-cell table:formula="of:=([.A36]-1.59195488716323E+018)*0.000000001" office:value-type="float" office:value="1.985420288" calcext:value-type="float">
            <text:p>1.9854202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18938922882" calcext:value-type="float">
            <text:p>-1.18938922882</text:p>
          </table:table-cell>
          <table:table-cell office:value-type="float" office:value="-0.584262311459" calcext:value-type="float">
            <text:p>-0.584262311459</text:p>
          </table:table-cell>
          <table:table-cell office:value-type="float" office:value="-0.866731703281" calcext:value-type="float">
            <text:p>-0.86673170328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92014E+018" calcext:value-type="float">
            <text:p>1.5919548892014E+018</text:p>
          </table:table-cell>
          <table:table-cell table:formula="of:=([.A37]-1.59195488716323E+018)*0.000000001" office:value-type="float" office:value="2.038170112" calcext:value-type="float">
            <text:p>2.0381701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7659264" calcext:value-type="float">
            <text:p>-1.18937659264</text:p>
          </table:table-cell>
          <table:table-cell office:value-type="float" office:value="-0.584258675575" calcext:value-type="float">
            <text:p>-0.584258675575</text:p>
          </table:table-cell>
          <table:table-cell office:value-type="float" office:value="-0.866741299629" calcext:value-type="float">
            <text:p>-0.86674129962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925337E+018" calcext:value-type="float">
            <text:p>1.59195488925337E+018</text:p>
          </table:table-cell>
          <table:table-cell table:formula="of:=([.A38]-1.59195488716323E+018)*0.000000001" office:value-type="float" office:value="2.090139904" calcext:value-type="float">
            <text:p>2.09013990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18938374519" calcext:value-type="float">
            <text:p>-1.18938374519</text:p>
          </table:table-cell>
          <table:table-cell office:value-type="float" office:value="-0.584259748459" calcext:value-type="float">
            <text:p>-0.584259748459</text:p>
          </table:table-cell>
          <table:table-cell office:value-type="float" office:value="-0.866737186909" calcext:value-type="float">
            <text:p>-0.86673718690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930502E+018" calcext:value-type="float">
            <text:p>1.59195488930502E+018</text:p>
          </table:table-cell>
          <table:table-cell table:formula="of:=([.A39]-1.59195488716323E+018)*0.000000001" office:value-type="float" office:value="2.141790208" calcext:value-type="float">
            <text:p>2.1417902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8937718868" calcext:value-type="float">
            <text:p>-1.18937718868</text:p>
          </table:table-cell>
          <table:table-cell office:value-type="float" office:value="-0.584264576435" calcext:value-type="float">
            <text:p>-0.584264576435</text:p>
          </table:table-cell>
          <table:table-cell office:value-type="float" office:value="-0.866740524769" calcext:value-type="float">
            <text:p>-0.86674052476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935754E+018" calcext:value-type="float">
            <text:p>1.59195488935754E+018</text:p>
          </table:table-cell>
          <table:table-cell table:formula="of:=([.A40]-1.59195488716323E+018)*0.000000001" office:value-type="float" office:value="2.194309888" calcext:value-type="float">
            <text:p>2.19430988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18939101696" calcext:value-type="float">
            <text:p>-1.18939101696</text:p>
          </table:table-cell>
          <table:table-cell office:value-type="float" office:value="-0.584259092808" calcext:value-type="float">
            <text:p>-0.584259092808</text:p>
          </table:table-cell>
          <table:table-cell office:value-type="float" office:value="-0.866734325886" calcext:value-type="float">
            <text:p>-0.86673432588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940949E+018" calcext:value-type="float">
            <text:p>1.59195488940949E+018</text:p>
          </table:table-cell>
          <table:table-cell table:formula="of:=([.A41]-1.59195488716323E+018)*0.000000001" office:value-type="float" office:value="2.246259968" calcext:value-type="float">
            <text:p>2.2462599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18938827515" calcext:value-type="float">
            <text:p>-1.18938827515</text:p>
          </table:table-cell>
          <table:table-cell office:value-type="float" office:value="-0.584254920483" calcext:value-type="float">
            <text:p>-0.584254920483</text:p>
          </table:table-cell>
          <table:table-cell office:value-type="float" office:value="-0.866734147072" calcext:value-type="float">
            <text:p>-0.86673414707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946254E+018" calcext:value-type="float">
            <text:p>1.59195488946254E+018</text:p>
          </table:table-cell>
          <table:table-cell table:formula="of:=([.A42]-1.59195488716323E+018)*0.000000001" office:value-type="float" office:value="2.29931008" calcext:value-type="float">
            <text:p>2.2993100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18938744068" calcext:value-type="float">
            <text:p>-1.18938744068</text:p>
          </table:table-cell>
          <table:table-cell office:value-type="float" office:value="-0.58426117897" calcext:value-type="float">
            <text:p>-0.58426117897</text:p>
          </table:table-cell>
          <table:table-cell office:value-type="float" office:value="-0.866731345654" calcext:value-type="float">
            <text:p>-0.86673134565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951521E+018" calcext:value-type="float">
            <text:p>1.59195488951521E+018</text:p>
          </table:table-cell>
          <table:table-cell table:formula="of:=([.A43]-1.59195488716323E+018)*0.000000001" office:value-type="float" office:value="2.351980032" calcext:value-type="float">
            <text:p>2.3519800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8195705" calcext:value-type="float">
            <text:p>-1.18938195705</text:p>
          </table:table-cell>
          <table:table-cell office:value-type="float" office:value="-0.584257423878" calcext:value-type="float">
            <text:p>-0.584257423878</text:p>
          </table:table-cell>
          <table:table-cell office:value-type="float" office:value="-0.866737127304" calcext:value-type="float">
            <text:p>-0.86673712730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956676E+018" calcext:value-type="float">
            <text:p>1.59195488956676E+018</text:p>
          </table:table-cell>
          <table:table-cell table:formula="of:=([.A44]-1.59195488716323E+018)*0.000000001" office:value-type="float" office:value="2.40353024" calcext:value-type="float">
            <text:p>2.4035302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893851757" calcext:value-type="float">
            <text:p>-1.1893851757</text:p>
          </table:table-cell>
          <table:table-cell office:value-type="float" office:value="-0.58426451683" calcext:value-type="float">
            <text:p>-0.58426451683</text:p>
          </table:table-cell>
          <table:table-cell office:value-type="float" office:value="-0.866735696793" calcext:value-type="float">
            <text:p>-0.86673569679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961933E+018" calcext:value-type="float">
            <text:p>1.59195488961933E+018</text:p>
          </table:table-cell>
          <table:table-cell table:formula="of:=([.A45]-1.59195488716323E+018)*0.000000001" office:value-type="float" office:value="2.456100096" calcext:value-type="float">
            <text:p>2.4561000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8937695026" calcext:value-type="float">
            <text:p>-1.18937695026</text:p>
          </table:table-cell>
          <table:table-cell office:value-type="float" office:value="-0.584256529808" calcext:value-type="float">
            <text:p>-0.584256529808</text:p>
          </table:table-cell>
          <table:table-cell office:value-type="float" office:value="-0.866740107536" calcext:value-type="float">
            <text:p>-0.86674010753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967198E+018" calcext:value-type="float">
            <text:p>1.59195488967198E+018</text:p>
          </table:table-cell>
          <table:table-cell table:formula="of:=([.A46]-1.59195488716323E+018)*0.000000001" office:value-type="float" office:value="2.50875008" calcext:value-type="float">
            <text:p>2.5087500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8374519" calcext:value-type="float">
            <text:p>-1.18938374519</text:p>
          </table:table-cell>
          <table:table-cell office:value-type="float" office:value="-0.584260523319" calcext:value-type="float">
            <text:p>-0.584260523319</text:p>
          </table:table-cell>
          <table:table-cell office:value-type="float" office:value="-0.866735458374" calcext:value-type="float">
            <text:p>-0.86673545837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972354E+018" calcext:value-type="float">
            <text:p>1.59195488972354E+018</text:p>
          </table:table-cell>
          <table:table-cell table:formula="of:=([.A47]-1.59195488716323E+018)*0.000000001" office:value-type="float" office:value="2.560310016" calcext:value-type="float">
            <text:p>2.56031001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18938267231" calcext:value-type="float">
            <text:p>-1.18938267231</text:p>
          </table:table-cell>
          <table:table-cell office:value-type="float" office:value="-0.584269344807" calcext:value-type="float">
            <text:p>-0.584269344807</text:p>
          </table:table-cell>
          <table:table-cell office:value-type="float" office:value="-0.866734683514" calcext:value-type="float">
            <text:p>-0.86673468351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9776E+018" calcext:value-type="float">
            <text:p>1.591954889776E+018</text:p>
          </table:table-cell>
          <table:table-cell table:formula="of:=([.A48]-1.59195488716323E+018)*0.000000001" office:value-type="float" office:value="2.612769792" calcext:value-type="float">
            <text:p>2.61276979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18940007687" calcext:value-type="float">
            <text:p>-1.18940007687</text:p>
          </table:table-cell>
          <table:table-cell office:value-type="float" office:value="-0.584250032902" calcext:value-type="float">
            <text:p>-0.584250032902</text:p>
          </table:table-cell>
          <table:table-cell office:value-type="float" office:value="-0.8667293787" calcext:value-type="float">
            <text:p>-0.866729378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982761E+018" calcext:value-type="float">
            <text:p>1.59195488982761E+018</text:p>
          </table:table-cell>
          <table:table-cell table:formula="of:=([.A49]-1.59195488716323E+018)*0.000000001" office:value-type="float" office:value="2.66438016" calcext:value-type="float">
            <text:p>2.6643801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18938887119" calcext:value-type="float">
            <text:p>-1.18938887119</text:p>
          </table:table-cell>
          <table:table-cell office:value-type="float" office:value="-0.584260284901" calcext:value-type="float">
            <text:p>-0.584260284901</text:p>
          </table:table-cell>
          <table:table-cell office:value-type="float" office:value="-0.8667319417" calcext:value-type="float">
            <text:p>-0.86673194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987893E+018" calcext:value-type="float">
            <text:p>1.59195488987893E+018</text:p>
          </table:table-cell>
          <table:table-cell table:formula="of:=([.A50]-1.59195488716323E+018)*0.000000001" office:value-type="float" office:value="2.715699968" calcext:value-type="float">
            <text:p>2.7156999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7897682" calcext:value-type="float">
            <text:p>-1.18937897682</text:p>
          </table:table-cell>
          <table:table-cell office:value-type="float" office:value="-0.584265172482" calcext:value-type="float">
            <text:p>-0.584265172482</text:p>
          </table:table-cell>
          <table:table-cell office:value-type="float" office:value="-0.866739869118" calcext:value-type="float">
            <text:p>-0.8667398691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993016E+018" calcext:value-type="float">
            <text:p>1.59195488993016E+018</text:p>
          </table:table-cell>
          <table:table-cell table:formula="of:=([.A51]-1.59195488716323E+018)*0.000000001" office:value-type="float" office:value="2.766930176" calcext:value-type="float">
            <text:p>2.76693017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8148022" calcext:value-type="float">
            <text:p>-1.18938148022</text:p>
          </table:table-cell>
          <table:table-cell office:value-type="float" office:value="-0.584263026714" calcext:value-type="float">
            <text:p>-0.584263026714</text:p>
          </table:table-cell>
          <table:table-cell office:value-type="float" office:value="-0.866737365723" calcext:value-type="float">
            <text:p>-0.86673736572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8998166E+018" calcext:value-type="float">
            <text:p>1.59195488998166E+018</text:p>
          </table:table-cell>
          <table:table-cell table:formula="of:=([.A52]-1.59195488716323E+018)*0.000000001" office:value-type="float" office:value="2.818429952" calcext:value-type="float">
            <text:p>2.81842995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8183784" calcext:value-type="float">
            <text:p>-1.18938183784</text:p>
          </table:table-cell>
          <table:table-cell office:value-type="float" office:value="-0.58425962925" calcext:value-type="float">
            <text:p>-0.58425962925</text:p>
          </table:table-cell>
          <table:table-cell office:value-type="float" office:value="-0.866737425327" calcext:value-type="float">
            <text:p>-0.86673742532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003428E+018" calcext:value-type="float">
            <text:p>1.59195489003428E+018</text:p>
          </table:table-cell>
          <table:table-cell table:formula="of:=([.A53]-1.59195488716323E+018)*0.000000001" office:value-type="float" office:value="2.871049984" calcext:value-type="float">
            <text:p>2.8710499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8938076496" calcext:value-type="float">
            <text:p>-1.18938076496</text:p>
          </table:table-cell>
          <table:table-cell office:value-type="float" office:value="-0.584264457226" calcext:value-type="float">
            <text:p>-0.584264457226</text:p>
          </table:table-cell>
          <table:table-cell office:value-type="float" office:value="-0.866737484932" calcext:value-type="float">
            <text:p>-0.8667374849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008689E+018" calcext:value-type="float">
            <text:p>1.59195489008689E+018</text:p>
          </table:table-cell>
          <table:table-cell table:formula="of:=([.A54]-1.59195488716323E+018)*0.000000001" office:value-type="float" office:value="2.923659776" calcext:value-type="float">
            <text:p>2.92365977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18939125538" calcext:value-type="float">
            <text:p>-1.18939125538</text:p>
          </table:table-cell>
          <table:table-cell office:value-type="float" office:value="-0.584260702133" calcext:value-type="float">
            <text:p>-0.584260702133</text:p>
          </table:table-cell>
          <table:table-cell office:value-type="float" office:value="-0.866732776165" calcext:value-type="float">
            <text:p>-0.86673277616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013917E+018" calcext:value-type="float">
            <text:p>1.59195489013917E+018</text:p>
          </table:table-cell>
          <table:table-cell table:formula="of:=([.A55]-1.59195488716323E+018)*0.000000001" office:value-type="float" office:value="2.975940096" calcext:value-type="float">
            <text:p>2.97594009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7289715" calcext:value-type="float">
            <text:p>-1.18937289715</text:p>
          </table:table-cell>
          <table:table-cell office:value-type="float" office:value="-0.584269881248" calcext:value-type="float">
            <text:p>-0.584269881248</text:p>
          </table:table-cell>
          <table:table-cell office:value-type="float" office:value="-0.866744697094" calcext:value-type="float">
            <text:p>-0.86674469709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019066E+018" calcext:value-type="float">
            <text:p>1.59195489019066E+018</text:p>
          </table:table-cell>
          <table:table-cell table:formula="of:=([.A56]-1.59195488716323E+018)*0.000000001" office:value-type="float" office:value="3.027430144" calcext:value-type="float">
            <text:p>3.027430144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-1.18936085701" calcext:value-type="float">
            <text:p>-1.18936085701</text:p>
          </table:table-cell>
          <table:table-cell office:value-type="float" office:value="-0.584269702435" calcext:value-type="float">
            <text:p>-0.584269702435</text:p>
          </table:table-cell>
          <table:table-cell office:value-type="float" office:value="-0.866748213768" calcext:value-type="float">
            <text:p>-0.866748213768</text:p>
          </table:table-cell>
          <table:table-cell/>
          <table:table-cell office:value-type="float" office:value="0.000190000006114" calcext:value-type="float">
            <text:p>0.00019000000611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024321E+018" calcext:value-type="float">
            <text:p>1.59195489024321E+018</text:p>
          </table:table-cell>
          <table:table-cell table:formula="of:=([.A57]-1.59195488716323E+018)*0.000000001" office:value-type="float" office:value="3.079980288" calcext:value-type="float">
            <text:p>3.07998028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1893901825" calcext:value-type="float">
            <text:p>-1.1893901825</text:p>
          </table:table-cell>
          <table:table-cell office:value-type="float" office:value="-0.584257364273" calcext:value-type="float">
            <text:p>-0.584257364273</text:p>
          </table:table-cell>
          <table:table-cell office:value-type="float" office:value="-0.866733908653" calcext:value-type="float">
            <text:p>-0.86673390865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029547E+018" calcext:value-type="float">
            <text:p>1.59195489029547E+018</text:p>
          </table:table-cell>
          <table:table-cell table:formula="of:=([.A58]-1.59195488716323E+018)*0.000000001" office:value-type="float" office:value="3.132240128" calcext:value-type="float">
            <text:p>3.1322401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8398361" calcext:value-type="float">
            <text:p>-1.18938398361</text:p>
          </table:table-cell>
          <table:table-cell office:value-type="float" office:value="-0.584263205528" calcext:value-type="float">
            <text:p>-0.584263205528</text:p>
          </table:table-cell>
          <table:table-cell office:value-type="float" office:value="-0.866736650467" calcext:value-type="float">
            <text:p>-0.8667366504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03478E+018" calcext:value-type="float">
            <text:p>1.5919548903478E+018</text:p>
          </table:table-cell>
          <table:table-cell table:formula="of:=([.A59]-1.59195488716323E+018)*0.000000001" office:value-type="float" office:value="3.184570112" calcext:value-type="float">
            <text:p>3.18457011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7683105" calcext:value-type="float">
            <text:p>-1.18937683105</text:p>
          </table:table-cell>
          <table:table-cell office:value-type="float" office:value="-0.584261536598" calcext:value-type="float">
            <text:p>-0.584261536598</text:p>
          </table:table-cell>
          <table:table-cell office:value-type="float" office:value="-0.866739630699" calcext:value-type="float">
            <text:p>-0.86673963069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039971E+018" calcext:value-type="float">
            <text:p>1.59195489039971E+018</text:p>
          </table:table-cell>
          <table:table-cell table:formula="of:=([.A60]-1.59195488716323E+018)*0.000000001" office:value-type="float" office:value="3.23648" calcext:value-type="float">
            <text:p>3.236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18939578533" calcext:value-type="float">
            <text:p>-1.18939578533</text:p>
          </table:table-cell>
          <table:table-cell office:value-type="float" office:value="-0.584254980087" calcext:value-type="float">
            <text:p>-0.584254980087</text:p>
          </table:table-cell>
          <table:table-cell office:value-type="float" office:value="-0.866731643677" calcext:value-type="float">
            <text:p>-0.86673164367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045213E+018" calcext:value-type="float">
            <text:p>1.59195489045213E+018</text:p>
          </table:table-cell>
          <table:table-cell table:formula="of:=([.A61]-1.59195488716323E+018)*0.000000001" office:value-type="float" office:value="3.288900096" calcext:value-type="float">
            <text:p>3.28890009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8938207626" calcext:value-type="float">
            <text:p>-1.18938207626</text:p>
          </table:table-cell>
          <table:table-cell office:value-type="float" office:value="-0.584262371063" calcext:value-type="float">
            <text:p>-0.584262371063</text:p>
          </table:table-cell>
          <table:table-cell office:value-type="float" office:value="-0.866739273071" calcext:value-type="float">
            <text:p>-0.86673927307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050457E+018" calcext:value-type="float">
            <text:p>1.59195489050457E+018</text:p>
          </table:table-cell>
          <table:table-cell table:formula="of:=([.A62]-1.59195488716323E+018)*0.000000001" office:value-type="float" office:value="3.341339904" calcext:value-type="float">
            <text:p>3.3413399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18938040733" calcext:value-type="float">
            <text:p>-1.18938040733</text:p>
          </table:table-cell>
          <table:table-cell office:value-type="float" office:value="-0.584265291691" calcext:value-type="float">
            <text:p>-0.584265291691</text:p>
          </table:table-cell>
          <table:table-cell office:value-type="float" office:value="-0.866735756397" calcext:value-type="float">
            <text:p>-0.8667357563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05569E+018" calcext:value-type="float">
            <text:p>1.5919548905569E+018</text:p>
          </table:table-cell>
          <table:table-cell table:formula="of:=([.A63]-1.59195488716323E+018)*0.000000001" office:value-type="float" office:value="3.393670144" calcext:value-type="float">
            <text:p>3.3936701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8938314915" calcext:value-type="float">
            <text:p>-1.18938314915</text:p>
          </table:table-cell>
          <table:table-cell office:value-type="float" office:value="-0.584260046482" calcext:value-type="float">
            <text:p>-0.584260046482</text:p>
          </table:table-cell>
          <table:table-cell office:value-type="float" office:value="-0.866738379002" calcext:value-type="float">
            <text:p>-0.86673837900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060942E+018" calcext:value-type="float">
            <text:p>1.59195489060942E+018</text:p>
          </table:table-cell>
          <table:table-cell table:formula="of:=([.A64]-1.59195488716323E+018)*0.000000001" office:value-type="float" office:value="3.446189824" calcext:value-type="float">
            <text:p>3.44618982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787384" calcext:value-type="float">
            <text:p>-1.1893787384</text:p>
          </table:table-cell>
          <table:table-cell office:value-type="float" office:value="-0.584264159203" calcext:value-type="float">
            <text:p>-0.584264159203</text:p>
          </table:table-cell>
          <table:table-cell office:value-type="float" office:value="-0.866737782955" calcext:value-type="float">
            <text:p>-0.8667377829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066184E+018" calcext:value-type="float">
            <text:p>1.59195489066184E+018</text:p>
          </table:table-cell>
          <table:table-cell table:formula="of:=([.A65]-1.59195488716323E+018)*0.000000001" office:value-type="float" office:value="3.498610176" calcext:value-type="float">
            <text:p>3.49861017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18937790394" calcext:value-type="float">
            <text:p>-1.18937790394</text:p>
          </table:table-cell>
          <table:table-cell office:value-type="float" office:value="-0.584257900715" calcext:value-type="float">
            <text:p>-0.584257900715</text:p>
          </table:table-cell>
          <table:table-cell office:value-type="float" office:value="-0.866740822792" calcext:value-type="float">
            <text:p>-0.86674082279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076362E+018" calcext:value-type="float">
            <text:p>1.59195489076362E+018</text:p>
          </table:table-cell>
          <table:table-cell table:formula="of:=([.A66]-1.59195488716323E+018)*0.000000001" office:value-type="float" office:value="3.600390144" calcext:value-type="float">
            <text:p>3.6003901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399999989895" calcext:value-type="float">
            <text:p>-4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18938279152" calcext:value-type="float">
            <text:p>-1.18938279152</text:p>
          </table:table-cell>
          <table:table-cell office:value-type="float" office:value="-0.584267795086" calcext:value-type="float">
            <text:p>-0.584267795086</text:p>
          </table:table-cell>
          <table:table-cell office:value-type="float" office:value="-0.866736650467" calcext:value-type="float">
            <text:p>-0.866736650467</text:p>
          </table:table-cell>
          <table:table-cell/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8.64907932281" calcext:value-type="float">
            <text:p>8.64907932281</text:p>
          </table:table-cell>
        </table:table-row>
        <table:table-row table:style-name="ro1">
          <table:table-cell office:value-type="float" office:value="1.59195489081607E+018" calcext:value-type="float">
            <text:p>1.59195489081607E+018</text:p>
          </table:table-cell>
          <table:table-cell table:formula="of:=([.A67]-1.59195488716323E+018)*0.000000001" office:value-type="float" office:value="3.652840192" calcext:value-type="float">
            <text:p>3.6528401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18938183784" calcext:value-type="float">
            <text:p>-1.18938183784</text:p>
          </table:table-cell>
          <table:table-cell office:value-type="float" office:value="-0.584250152111" calcext:value-type="float">
            <text:p>-0.584250152111</text:p>
          </table:table-cell>
          <table:table-cell office:value-type="float" office:value="-0.866738319397" calcext:value-type="float">
            <text:p>-0.8667383193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086851E+018" calcext:value-type="float">
            <text:p>1.59195489086851E+018</text:p>
          </table:table-cell>
          <table:table-cell table:formula="of:=([.A68]-1.59195488716323E+018)*0.000000001" office:value-type="float" office:value="3.70528" calcext:value-type="float">
            <text:p>3.705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18938708305" calcext:value-type="float">
            <text:p>-1.18938708305</text:p>
          </table:table-cell>
          <table:table-cell office:value-type="float" office:value="-0.584261596203" calcext:value-type="float">
            <text:p>-0.584261596203</text:p>
          </table:table-cell>
          <table:table-cell office:value-type="float" office:value="-0.866733074188" calcext:value-type="float">
            <text:p>-0.86673307418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097014E+018" calcext:value-type="float">
            <text:p>1.59195489097014E+018</text:p>
          </table:table-cell>
          <table:table-cell table:formula="of:=([.A69]-1.59195488716323E+018)*0.000000001" office:value-type="float" office:value="3.806909952" calcext:value-type="float">
            <text:p>3.80690995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18938779831" calcext:value-type="float">
            <text:p>-1.18938779831</text:p>
          </table:table-cell>
          <table:table-cell office:value-type="float" office:value="-0.584265291691" calcext:value-type="float">
            <text:p>-0.584265291691</text:p>
          </table:table-cell>
          <table:table-cell office:value-type="float" office:value="-0.866735160351" calcext:value-type="float">
            <text:p>-0.8667351603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102176E+018" calcext:value-type="float">
            <text:p>1.59195489102176E+018</text:p>
          </table:table-cell>
          <table:table-cell table:formula="of:=([.A70]-1.59195488716323E+018)*0.000000001" office:value-type="float" office:value="3.858530048" calcext:value-type="float">
            <text:p>3.8585300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8938803673" calcext:value-type="float">
            <text:p>-1.18938803673</text:p>
          </table:table-cell>
          <table:table-cell office:value-type="float" office:value="-0.584259986877" calcext:value-type="float">
            <text:p>-0.584259986877</text:p>
          </table:table-cell>
          <table:table-cell office:value-type="float" office:value="-0.866734445095" calcext:value-type="float">
            <text:p>-0.86673444509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107505E+018" calcext:value-type="float">
            <text:p>1.59195489107505E+018</text:p>
          </table:table-cell>
          <table:table-cell table:formula="of:=([.A71]-1.59195488716323E+018)*0.000000001" office:value-type="float" office:value="3.911820032" calcext:value-type="float">
            <text:p>3.9118200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18938696384" calcext:value-type="float">
            <text:p>-1.18938696384</text:p>
          </table:table-cell>
          <table:table-cell office:value-type="float" office:value="-0.584257423878" calcext:value-type="float">
            <text:p>-0.584257423878</text:p>
          </table:table-cell>
          <table:table-cell office:value-type="float" office:value="-0.866733372211" calcext:value-type="float">
            <text:p>-0.8667333722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142775E+018" calcext:value-type="float">
            <text:p>1.59195489142775E+018</text:p>
          </table:table-cell>
          <table:table-cell table:formula="of:=([.A72]-1.59195488716323E+018)*0.000000001" office:value-type="float" office:value="4.264520192" calcext:value-type="float">
            <text:p>4.26452019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8937397003" calcext:value-type="float">
            <text:p>-1.18937397003</text:p>
          </table:table-cell>
          <table:table-cell office:value-type="float" office:value="-0.584274411201" calcext:value-type="float">
            <text:p>-0.584274411201</text:p>
          </table:table-cell>
          <table:table-cell office:value-type="float" office:value="-0.866737186909" calcext:value-type="float">
            <text:p>-0.86673718690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14798E+018" calcext:value-type="float">
            <text:p>1.5919548914798E+018</text:p>
          </table:table-cell>
          <table:table-cell table:formula="of:=([.A73]-1.59195488716323E+018)*0.000000001" office:value-type="float" office:value="4.316570112" calcext:value-type="float">
            <text:p>4.31657011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18939113617" calcext:value-type="float">
            <text:p>-1.18939113617</text:p>
          </table:table-cell>
          <table:table-cell office:value-type="float" office:value="-0.584274172783" calcext:value-type="float">
            <text:p>-0.584274172783</text:p>
          </table:table-cell>
          <table:table-cell office:value-type="float" office:value="-0.866727173328" calcext:value-type="float">
            <text:p>-0.86672717332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15314E+018" calcext:value-type="float">
            <text:p>1.5919548915314E+018</text:p>
          </table:table-cell>
          <table:table-cell table:formula="of:=([.A74]-1.59195488716323E+018)*0.000000001" office:value-type="float" office:value="4.36817024" calcext:value-type="float">
            <text:p>4.36817024</text:p>
          </table:table-cell>
          <table:table-cell/>
          <table:table-cell office:value-type="float" office:value="0.00079999997979" calcext:value-type="float">
            <text:p>0.00079999997979</text:p>
          </table:table-cell>
          <table:table-cell office:value-type="float" office:value="-0.000820000015665" calcext:value-type="float">
            <text:p>-0.000820000015665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 table:style-name="Default"/>
          <table:table-cell office:value-type="float" office:value="-1.19013702869" calcext:value-type="float">
            <text:p>-1.19013702869</text:p>
          </table:table-cell>
          <table:table-cell office:value-type="float" office:value="-0.584175229073" calcext:value-type="float">
            <text:p>-0.584175229073</text:p>
          </table:table-cell>
          <table:table-cell office:value-type="float" office:value="-0.866609990597" calcext:value-type="float">
            <text:p>-0.866609990597</text:p>
          </table:table-cell>
          <table:table-cell/>
          <table:table-cell office:value-type="float" office:value="0.000869999988936" calcext:value-type="float">
            <text:p>0.00086999998893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158409E+018" calcext:value-type="float">
            <text:p>1.59195489158409E+018</text:p>
          </table:table-cell>
          <table:table-cell table:formula="of:=([.A75]-1.59195488716323E+018)*0.000000001" office:value-type="float" office:value="4.420859904" calcext:value-type="float">
            <text:p>4.420859904</text:p>
          </table:table-cell>
          <table:table-cell/>
          <table:table-cell office:value-type="float" office:value="0.00419999985024" calcext:value-type="float">
            <text:p>0.00419999985024</text:p>
          </table:table-cell>
          <table:table-cell office:value-type="float" office:value="-0.00384999997914" calcext:value-type="float">
            <text:p>-0.00384999997914</text:p>
          </table:table-cell>
          <table:table-cell office:value-type="float" office:value="0.00170000002254" calcext:value-type="float">
            <text:p>0.00170000002254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-1.19292926788" calcext:value-type="float">
            <text:p>-1.19292926788</text:p>
          </table:table-cell>
          <table:table-cell office:value-type="float" office:value="-0.582687139511" calcext:value-type="float">
            <text:p>-0.582687139511</text:p>
          </table:table-cell>
          <table:table-cell office:value-type="float" office:value="-0.866678953171" calcext:value-type="float">
            <text:p>-0.866678953171</text:p>
          </table:table-cell>
          <table:table-cell/>
          <table:table-cell office:value-type="float" office:value="0.00455000018701" calcext:value-type="float">
            <text:p>0.00455000018701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163565E+018" calcext:value-type="float">
            <text:p>1.59195489163565E+018</text:p>
          </table:table-cell>
          <table:table-cell table:formula="of:=([.A76]-1.59195488716323E+018)*0.000000001" office:value-type="float" office:value="4.472420096" calcext:value-type="float">
            <text:p>4.472420096</text:p>
          </table:table-cell>
          <table:table-cell/>
          <table:table-cell office:value-type="float" office:value="0.00899999961257" calcext:value-type="float">
            <text:p>0.00899999961257</text:p>
          </table:table-cell>
          <table:table-cell office:value-type="float" office:value="-0.00820000004023" calcext:value-type="float">
            <text:p>-0.00820000004023</text:p>
          </table:table-cell>
          <table:table-cell office:value-type="float" office:value="0.00374000007287" calcext:value-type="float">
            <text:p>0.00374000007287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19653451443" calcext:value-type="float">
            <text:p>-1.19653451443</text:p>
          </table:table-cell>
          <table:table-cell office:value-type="float" office:value="-0.581003010273" calcext:value-type="float">
            <text:p>-0.581003010273</text:p>
          </table:table-cell>
          <table:table-cell office:value-type="float" office:value="-0.866728544235" calcext:value-type="float">
            <text:p>-0.866728544235</text:p>
          </table:table-cell>
          <table:table-cell/>
          <table:table-cell office:value-type="float" office:value="0.0103200003505" calcext:value-type="float">
            <text:p>0.010320000350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168759E+018" calcext:value-type="float">
            <text:p>1.59195489168759E+018</text:p>
          </table:table-cell>
          <table:table-cell table:formula="of:=([.A77]-1.59195488716323E+018)*0.000000001" office:value-type="float" office:value="4.524359936" calcext:value-type="float">
            <text:p>4.524359936</text:p>
          </table:table-cell>
          <table:table-cell/>
          <table:table-cell office:value-type="float" office:value="0.0127999996766" calcext:value-type="float">
            <text:p>0.0127999996766</text:p>
          </table:table-cell>
          <table:table-cell office:value-type="float" office:value="-0.011590000242" calcext:value-type="float">
            <text:p>-0.011590000242</text:p>
          </table:table-cell>
          <table:table-cell office:value-type="float" office:value="0.00553000019863" calcext:value-type="float">
            <text:p>0.00553000019863</text:p>
          </table:table-cell>
          <table:table-cell office:value-type="float" office:value="-0.0000999999974738" calcext:value-type="float">
            <text:p>-1.00E-04</text:p>
          </table:table-cell>
          <table:table-cell/>
          <table:table-cell office:value-type="float" office:value="-1.19948554039" calcext:value-type="float">
            <text:p>-1.19948554039</text:p>
          </table:table-cell>
          <table:table-cell office:value-type="float" office:value="-0.579432725906" calcext:value-type="float">
            <text:p>-0.579432725906</text:p>
          </table:table-cell>
          <table:table-cell office:value-type="float" office:value="-0.866825342178" calcext:value-type="float">
            <text:p>-0.866825342178</text:p>
          </table:table-cell>
          <table:table-cell/>
          <table:table-cell office:value-type="float" office:value="0.0146899996325" calcext:value-type="float">
            <text:p>0.014689999632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173992E+018" calcext:value-type="float">
            <text:p>1.59195489173992E+018</text:p>
          </table:table-cell>
          <table:table-cell table:formula="of:=([.A78]-1.59195488716323E+018)*0.000000001" office:value-type="float" office:value="4.57668992" calcext:value-type="float">
            <text:p>4.57668992</text:p>
          </table:table-cell>
          <table:table-cell/>
          <table:table-cell office:value-type="float" office:value="0.0143999997526" calcext:value-type="float">
            <text:p>0.0143999997526</text:p>
          </table:table-cell>
          <table:table-cell office:value-type="float" office:value="-0.0131700001657" calcext:value-type="float">
            <text:p>-0.0131700001657</text:p>
          </table:table-cell>
          <table:table-cell office:value-type="float" office:value="0.00586999999359" calcext:value-type="float">
            <text:p>0.00586999999359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20086336136" calcext:value-type="float">
            <text:p>-1.20086336136</text:p>
          </table:table-cell>
          <table:table-cell office:value-type="float" office:value="-0.579142332077" calcext:value-type="float">
            <text:p>-0.579142332077</text:p>
          </table:table-cell>
          <table:table-cell office:value-type="float" office:value="-0.86671602726" calcext:value-type="float">
            <text:p>-0.86671602726</text:p>
          </table:table-cell>
          <table:table-cell/>
          <table:table-cell office:value-type="float" office:value="0.0165199991316" calcext:value-type="float">
            <text:p>0.016519999131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17915E+018" calcext:value-type="float">
            <text:p>1.5919548917915E+018</text:p>
          </table:table-cell>
          <table:table-cell table:formula="of:=([.A79]-1.59195488716323E+018)*0.000000001" office:value-type="float" office:value="4.62827008" calcext:value-type="float">
            <text:p>4.62827008</text:p>
          </table:table-cell>
          <table:table-cell/>
          <table:table-cell office:value-type="float" office:value="0.016799999401" calcext:value-type="float">
            <text:p>0.016799999401</text:p>
          </table:table-cell>
          <table:table-cell office:value-type="float" office:value="-0.015340000391" calcext:value-type="float">
            <text:p>-0.015340000391</text:p>
          </table:table-cell>
          <table:table-cell office:value-type="float" office:value="0.0068100001663" calcext:value-type="float">
            <text:p>0.0068100001663</text:p>
          </table:table-cell>
          <table:table-cell office:value-type="float" office:value="0.0000999999974738" calcext:value-type="float">
            <text:p>1.00E-04</text:p>
          </table:table-cell>
          <table:table-cell/>
          <table:table-cell office:value-type="float" office:value="-1.20199048519" calcext:value-type="float">
            <text:p>-1.20199048519</text:p>
          </table:table-cell>
          <table:table-cell office:value-type="float" office:value="-0.578674614429" calcext:value-type="float">
            <text:p>-0.578674614429</text:p>
          </table:table-cell>
          <table:table-cell office:value-type="float" office:value="-0.866656005383" calcext:value-type="float">
            <text:p>-0.866656005383</text:p>
          </table:table-cell>
          <table:table-cell/>
          <table:table-cell office:value-type="float" office:value="0.0204499997199" calcext:value-type="float">
            <text:p>0.0204499997199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184289E+018" calcext:value-type="float">
            <text:p>1.59195489184289E+018</text:p>
          </table:table-cell>
          <table:table-cell table:formula="of:=([.A80]-1.59195488716323E+018)*0.000000001" office:value-type="float" office:value="4.679660032" calcext:value-type="float">
            <text:p>4.679660032</text:p>
          </table:table-cell>
          <table:table-cell/>
          <table:table-cell office:value-type="float" office:value="0.0208000000566" calcext:value-type="float">
            <text:p>0.0208000000566</text:p>
          </table:table-cell>
          <table:table-cell office:value-type="float" office:value="-0.0184899996966" calcext:value-type="float">
            <text:p>-0.0184899996966</text:p>
          </table:table-cell>
          <table:table-cell office:value-type="float" office:value="0.00951999984682" calcext:value-type="float">
            <text:p>0.00951999984682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-1.2045737505" calcext:value-type="float">
            <text:p>-1.2045737505</text:p>
          </table:table-cell>
          <table:table-cell office:value-type="float" office:value="-0.576444089413" calcext:value-type="float">
            <text:p>-0.576444089413</text:p>
          </table:table-cell>
          <table:table-cell office:value-type="float" office:value="-0.866785407066" calcext:value-type="float">
            <text:p>-0.866785407066</text:p>
          </table:table-cell>
          <table:table-cell/>
          <table:table-cell office:value-type="float" office:value="0.0253299996257" calcext:value-type="float">
            <text:p>0.0253299996257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189441E+018" calcext:value-type="float">
            <text:p>1.59195489189441E+018</text:p>
          </table:table-cell>
          <table:table-cell table:formula="of:=([.A81]-1.59195488716323E+018)*0.000000001" office:value-type="float" office:value="4.731180032" calcext:value-type="float">
            <text:p>4.731180032</text:p>
          </table:table-cell>
          <table:table-cell/>
          <table:table-cell office:value-type="float" office:value="0.0252999998629" calcext:value-type="float">
            <text:p>0.0252999998629</text:p>
          </table:table-cell>
          <table:table-cell office:value-type="float" office:value="-0.0217700004578" calcext:value-type="float">
            <text:p>-0.0217700004578</text:p>
          </table:table-cell>
          <table:table-cell office:value-type="float" office:value="0.0129599999636" calcext:value-type="float">
            <text:p>0.0129599999636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-1.2072262764" calcext:value-type="float">
            <text:p>-1.2072262764</text:p>
          </table:table-cell>
          <table:table-cell office:value-type="float" office:value="-0.573637485504" calcext:value-type="float">
            <text:p>-0.573637485504</text:p>
          </table:table-cell>
          <table:table-cell office:value-type="float" office:value="-0.866808354855" calcext:value-type="float">
            <text:p>-0.866808354855</text:p>
          </table:table-cell>
          <table:table-cell/>
          <table:table-cell office:value-type="float" office:value="0.0308800004423" calcext:value-type="float">
            <text:p>0.0308800004423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19461E+018" calcext:value-type="float">
            <text:p>1.5919548919461E+018</text:p>
          </table:table-cell>
          <table:table-cell table:formula="of:=([.A82]-1.59195488716323E+018)*0.000000001" office:value-type="float" office:value="4.782870016" calcext:value-type="float">
            <text:p>4.782870016</text:p>
          </table:table-cell>
          <table:table-cell/>
          <table:table-cell office:value-type="float" office:value="0.0476000010967" calcext:value-type="float">
            <text:p>0.0476000010967</text:p>
          </table:table-cell>
          <table:table-cell office:value-type="float" office:value="-0.0386600010097" calcext:value-type="float">
            <text:p>-0.0386600010097</text:p>
          </table:table-cell>
          <table:table-cell office:value-type="float" office:value="0.0276800002903" calcext:value-type="float">
            <text:p>0.0276800002903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 table:style-name="Default"/>
          <table:table-cell office:value-type="float" office:value="-1.20941579342" calcext:value-type="float">
            <text:p>-1.20941579342</text:p>
          </table:table-cell>
          <table:table-cell office:value-type="float" office:value="-0.569927096367" calcext:value-type="float">
            <text:p>-0.569927096367</text:p>
          </table:table-cell>
          <table:table-cell office:value-type="float" office:value="-0.866807937622" calcext:value-type="float">
            <text:p>-0.866807937622</text:p>
          </table:table-cell>
          <table:table-cell/>
          <table:table-cell office:value-type="float" office:value="0.0918300002813" calcext:value-type="float">
            <text:p>0.0918300002813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199941E+018" calcext:value-type="float">
            <text:p>1.59195489199941E+018</text:p>
          </table:table-cell>
          <table:table-cell table:formula="of:=([.A83]-1.59195488716323E+018)*0.000000001" office:value-type="float" office:value="4.836179968" calcext:value-type="float">
            <text:p>4.836179968</text:p>
          </table:table-cell>
          <table:table-cell/>
          <table:table-cell office:value-type="float" office:value="0.0538000017405" calcext:value-type="float">
            <text:p>0.0538000017405</text:p>
          </table:table-cell>
          <table:table-cell office:value-type="float" office:value="-0.0409500002861" calcext:value-type="float">
            <text:p>-0.0409500002861</text:p>
          </table:table-cell>
          <table:table-cell office:value-type="float" office:value="0.0348899997771" calcext:value-type="float">
            <text:p>0.0348899997771</text:p>
          </table:table-cell>
          <table:table-cell table:style-name="Default" office:value-type="float" office:value="-0.000169999999343" calcext:value-type="float">
            <text:p>-0.000169999999343</text:p>
          </table:table-cell>
          <table:table-cell table:style-name="Default"/>
          <table:table-cell office:value-type="float" office:value="-1.21066772938" calcext:value-type="float">
            <text:p>-1.21066772938</text:p>
          </table:table-cell>
          <table:table-cell office:value-type="float" office:value="-0.566146314144" calcext:value-type="float">
            <text:p>-0.566146314144</text:p>
          </table:table-cell>
          <table:table-cell office:value-type="float" office:value="-0.866814851761" calcext:value-type="float">
            <text:p>-0.866814851761</text:p>
          </table:table-cell>
          <table:table-cell/>
          <table:table-cell office:value-type="float" office:value="0.1035400033" calcext:value-type="float">
            <text:p>0.1035400033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205248E+018" calcext:value-type="float">
            <text:p>1.59195489205248E+018</text:p>
          </table:table-cell>
          <table:table-cell table:formula="of:=([.A84]-1.59195488716323E+018)*0.000000001" office:value-type="float" office:value="4.889250048" calcext:value-type="float">
            <text:p>4.889250048</text:p>
          </table:table-cell>
          <table:table-cell/>
          <table:table-cell office:value-type="float" office:value="0.0590999983251" calcext:value-type="float">
            <text:p>0.0590999983251</text:p>
          </table:table-cell>
          <table:table-cell office:value-type="float" office:value="-0.0407800003886" calcext:value-type="float">
            <text:p>-0.0407800003886</text:p>
          </table:table-cell>
          <table:table-cell office:value-type="float" office:value="0.042769998312" calcext:value-type="float">
            <text:p>0.042769998312</text:p>
          </table:table-cell>
          <table:table-cell table:style-name="Default" office:value-type="float" office:value="-0.000440000003437" calcext:value-type="float">
            <text:p>-0.000440000003437</text:p>
          </table:table-cell>
          <table:table-cell table:style-name="Default"/>
          <table:table-cell office:value-type="float" office:value="-1.21138608456" calcext:value-type="float">
            <text:p>-1.21138608456</text:p>
          </table:table-cell>
          <table:table-cell office:value-type="float" office:value="-0.561889588833" calcext:value-type="float">
            <text:p>-0.561889588833</text:p>
          </table:table-cell>
          <table:table-cell office:value-type="float" office:value="-0.866838276386" calcext:value-type="float">
            <text:p>-0.866838276386</text:p>
          </table:table-cell>
          <table:table-cell/>
          <table:table-cell office:value-type="float" office:value="0.111879996955" calcext:value-type="float">
            <text:p>0.11187999695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210479E+018" calcext:value-type="float">
            <text:p>1.59195489210479E+018</text:p>
          </table:table-cell>
          <table:table-cell table:formula="of:=([.A85]-1.59195488716323E+018)*0.000000001" office:value-type="float" office:value="4.941560064" calcext:value-type="float">
            <text:p>4.941560064</text:p>
          </table:table-cell>
          <table:table-cell/>
          <table:table-cell office:value-type="float" office:value="0.0601000003517" calcext:value-type="float">
            <text:p>0.0601000003517</text:p>
          </table:table-cell>
          <table:table-cell office:value-type="float" office:value="-0.0373600013554" calcext:value-type="float">
            <text:p>-0.0373600013554</text:p>
          </table:table-cell>
          <table:table-cell office:value-type="float" office:value="0.0471000000834" calcext:value-type="float">
            <text:p>0.0471000000834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21238017082" calcext:value-type="float">
            <text:p>-1.21238017082</text:p>
          </table:table-cell>
          <table:table-cell office:value-type="float" office:value="-0.558160543442" calcext:value-type="float">
            <text:p>-0.558160543442</text:p>
          </table:table-cell>
          <table:table-cell office:value-type="float" office:value="-0.866670787334" calcext:value-type="float">
            <text:p>-0.866670787334</text:p>
          </table:table-cell>
          <table:table-cell/>
          <table:table-cell office:value-type="float" office:value="0.107359997928" calcext:value-type="float">
            <text:p>0.10735999792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215634E+018" calcext:value-type="float">
            <text:p>1.59195489215634E+018</text:p>
          </table:table-cell>
          <table:table-cell table:formula="of:=([.A86]-1.59195488716323E+018)*0.000000001" office:value-type="float" office:value="4.993110016" calcext:value-type="float">
            <text:p>4.993110016</text:p>
          </table:table-cell>
          <table:table-cell/>
          <table:table-cell office:value-type="float" office:value="0.0597999989986" calcext:value-type="float">
            <text:p>0.0597999989986</text:p>
          </table:table-cell>
          <table:table-cell office:value-type="float" office:value="-0.0359300002456" calcext:value-type="float">
            <text:p>-0.0359300002456</text:p>
          </table:table-cell>
          <table:table-cell office:value-type="float" office:value="0.0478399991989" calcext:value-type="float">
            <text:p>0.0478399991989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-1.2152402401" calcext:value-type="float">
            <text:p>-1.2152402401</text:p>
          </table:table-cell>
          <table:table-cell office:value-type="float" office:value="-0.556091368198" calcext:value-type="float">
            <text:p>-0.556091368198</text:p>
          </table:table-cell>
          <table:table-cell office:value-type="float" office:value="-0.866685152054" calcext:value-type="float">
            <text:p>-0.866685152054</text:p>
          </table:table-cell>
          <table:table-cell/>
          <table:table-cell office:value-type="float" office:value="0.0975600033998" calcext:value-type="float">
            <text:p>0.097560003399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22087E+018" calcext:value-type="float">
            <text:p>1.5919548922087E+018</text:p>
          </table:table-cell>
          <table:table-cell table:formula="of:=([.A87]-1.59195488716323E+018)*0.000000001" office:value-type="float" office:value="5.045470208" calcext:value-type="float">
            <text:p>5.045470208</text:p>
          </table:table-cell>
          <table:table-cell/>
          <table:table-cell office:value-type="float" office:value="0.0588000006974" calcext:value-type="float">
            <text:p>0.0588000006974</text:p>
          </table:table-cell>
          <table:table-cell office:value-type="float" office:value="-0.0379999987781" calcext:value-type="float">
            <text:p>-0.0379999987781</text:p>
          </table:table-cell>
          <table:table-cell office:value-type="float" office:value="0.0448299981654" calcext:value-type="float">
            <text:p>0.0448299981654</text:p>
          </table:table-cell>
          <table:table-cell table:style-name="Default" office:value-type="float" office:value="0.000190000006114" calcext:value-type="float">
            <text:p>0.000190000006114</text:p>
          </table:table-cell>
          <table:table-cell table:style-name="Default"/>
          <table:table-cell office:value-type="float" office:value="-1.21929013729" calcext:value-type="float">
            <text:p>-1.21929013729</text:p>
          </table:table-cell>
          <table:table-cell office:value-type="float" office:value="-0.556069612503" calcext:value-type="float">
            <text:p>-0.556069612503</text:p>
          </table:table-cell>
          <table:table-cell office:value-type="float" office:value="-0.866728484631" calcext:value-type="float">
            <text:p>-0.866728484631</text:p>
          </table:table-cell>
          <table:table-cell/>
          <table:table-cell office:value-type="float" office:value="0.0882700011134" calcext:value-type="float">
            <text:p>0.088270001113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226075E+018" calcext:value-type="float">
            <text:p>1.59195489226075E+018</text:p>
          </table:table-cell>
          <table:table-cell table:formula="of:=([.A88]-1.59195488716323E+018)*0.000000001" office:value-type="float" office:value="5.097520128" calcext:value-type="float">
            <text:p>5.097520128</text:p>
          </table:table-cell>
          <table:table-cell/>
          <table:table-cell office:value-type="float" office:value="0.061700001359" calcext:value-type="float">
            <text:p>0.061700001359</text:p>
          </table:table-cell>
          <table:table-cell office:value-type="float" office:value="-0.0431200005114" calcext:value-type="float">
            <text:p>-0.0431200005114</text:p>
          </table:table-cell>
          <table:table-cell office:value-type="float" office:value="0.0441199988127" calcext:value-type="float">
            <text:p>0.0441199988127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-1.2233196497" calcext:value-type="float">
            <text:p>-1.2233196497</text:p>
          </table:table-cell>
          <table:table-cell office:value-type="float" office:value="-0.556163012981" calcext:value-type="float">
            <text:p>-0.556163012981</text:p>
          </table:table-cell>
          <table:table-cell office:value-type="float" office:value="-0.866764485836" calcext:value-type="float">
            <text:p>-0.866764485836</text:p>
          </table:table-cell>
          <table:table-cell/>
          <table:table-cell office:value-type="float" office:value="0.0908199995756" calcext:value-type="float">
            <text:p>0.090819999575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23134E+018" calcext:value-type="float">
            <text:p>1.5919548923134E+018</text:p>
          </table:table-cell>
          <table:table-cell table:formula="of:=([.A89]-1.59195488716323E+018)*0.000000001" office:value-type="float" office:value="5.150169856" calcext:value-type="float">
            <text:p>5.150169856</text:p>
          </table:table-cell>
          <table:table-cell/>
          <table:table-cell office:value-type="float" office:value="0.0652000010014" calcext:value-type="float">
            <text:p>0.0652000010014</text:p>
          </table:table-cell>
          <table:table-cell office:value-type="float" office:value="-0.0490700006485" calcext:value-type="float">
            <text:p>-0.0490700006485</text:p>
          </table:table-cell>
          <table:table-cell office:value-type="float" office:value="0.0429599992931" calcext:value-type="float">
            <text:p>0.0429599992931</text:p>
          </table:table-cell>
          <table:table-cell table:style-name="Default" office:value-type="float" office:value="-0.000250000011874" calcext:value-type="float">
            <text:p>-0.000250000011874</text:p>
          </table:table-cell>
          <table:table-cell table:style-name="Default"/>
          <table:table-cell office:value-type="float" office:value="-1.22759795189" calcext:value-type="float">
            <text:p>-1.22759795189</text:p>
          </table:table-cell>
          <table:table-cell office:value-type="float" office:value="-0.556251466274" calcext:value-type="float">
            <text:p>-0.556251466274</text:p>
          </table:table-cell>
          <table:table-cell office:value-type="float" office:value="-0.866785943508" calcext:value-type="float">
            <text:p>-0.866785943508</text:p>
          </table:table-cell>
          <table:table-cell/>
          <table:table-cell office:value-type="float" office:value="0.0927399992943" calcext:value-type="float">
            <text:p>0.0927399992943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236638E+018" calcext:value-type="float">
            <text:p>1.59195489236638E+018</text:p>
          </table:table-cell>
          <table:table-cell table:formula="of:=([.A90]-1.59195488716323E+018)*0.000000001" office:value-type="float" office:value="5.20315008" calcext:value-type="float">
            <text:p>5.20315008</text:p>
          </table:table-cell>
          <table:table-cell/>
          <table:table-cell office:value-type="float" office:value="0.0649000033736" calcext:value-type="float">
            <text:p>0.0649000033736</text:p>
          </table:table-cell>
          <table:table-cell office:value-type="float" office:value="-0.0523700006306" calcext:value-type="float">
            <text:p>-0.0523700006306</text:p>
          </table:table-cell>
          <table:table-cell office:value-type="float" office:value="0.0383699983358" calcext:value-type="float">
            <text:p>0.0383699983358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-1.23198962212" calcext:value-type="float">
            <text:p>-1.23198962212</text:p>
          </table:table-cell>
          <table:table-cell office:value-type="float" office:value="-0.556358158588" calcext:value-type="float">
            <text:p>-0.556358158588</text:p>
          </table:table-cell>
          <table:table-cell office:value-type="float" office:value="-0.866769075394" calcext:value-type="float">
            <text:p>-0.866769075394</text:p>
          </table:table-cell>
          <table:table-cell/>
          <table:table-cell office:value-type="float" office:value="0.0842399969697" calcext:value-type="float">
            <text:p>0.0842399969697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241992E+018" calcext:value-type="float">
            <text:p>1.59195489241992E+018</text:p>
          </table:table-cell>
          <table:table-cell table:formula="of:=([.A91]-1.59195488716323E+018)*0.000000001" office:value-type="float" office:value="5.256690176" calcext:value-type="float">
            <text:p>5.256690176</text:p>
          </table:table-cell>
          <table:table-cell/>
          <table:table-cell office:value-type="float" office:value="0.0640000030398" calcext:value-type="float">
            <text:p>0.0640000030398</text:p>
          </table:table-cell>
          <table:table-cell office:value-type="float" office:value="-0.055070001632" calcext:value-type="float">
            <text:p>-0.055070001632</text:p>
          </table:table-cell>
          <table:table-cell office:value-type="float" office:value="0.032689999789" calcext:value-type="float">
            <text:p>0.032689999789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-1.23616743088" calcext:value-type="float">
            <text:p>-1.23616743088</text:p>
          </table:table-cell>
          <table:table-cell office:value-type="float" office:value="-0.556459546089" calcext:value-type="float">
            <text:p>-0.556459546089</text:p>
          </table:table-cell>
          <table:table-cell office:value-type="float" office:value="-0.866774320602" calcext:value-type="float">
            <text:p>-0.866774320602</text:p>
          </table:table-cell>
          <table:table-cell/>
          <table:table-cell office:value-type="float" office:value="0.0736399963498" calcext:value-type="float">
            <text:p>0.073639996349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247247E+018" calcext:value-type="float">
            <text:p>1.59195489247247E+018</text:p>
          </table:table-cell>
          <table:table-cell table:formula="of:=([.A92]-1.59195488716323E+018)*0.000000001" office:value-type="float" office:value="5.309240064" calcext:value-type="float">
            <text:p>5.309240064</text:p>
          </table:table-cell>
          <table:table-cell/>
          <table:table-cell office:value-type="float" office:value="0.0641999989748" calcext:value-type="float">
            <text:p>0.0641999989748</text:p>
          </table:table-cell>
          <table:table-cell office:value-type="float" office:value="-0.0590000003576" calcext:value-type="float">
            <text:p>-0.0590000003576</text:p>
          </table:table-cell>
          <table:table-cell office:value-type="float" office:value="0.025399999693" calcext:value-type="float">
            <text:p>0.025399999693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-1.2404718399" calcext:value-type="float">
            <text:p>-1.2404718399</text:p>
          </table:table-cell>
          <table:table-cell office:value-type="float" office:value="-0.556559562683" calcext:value-type="float">
            <text:p>-0.556559562683</text:p>
          </table:table-cell>
          <table:table-cell office:value-type="float" office:value="-0.866765141487" calcext:value-type="float">
            <text:p>-0.866765141487</text:p>
          </table:table-cell>
          <table:table-cell/>
          <table:table-cell office:value-type="float" office:value="0.0315399989486" calcext:value-type="float">
            <text:p>0.031539998948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25243E+018" calcext:value-type="float">
            <text:p>1.5919548925243E+018</text:p>
          </table:table-cell>
          <table:table-cell table:formula="of:=([.A93]-1.59195488716323E+018)*0.000000001" office:value-type="float" office:value="5.36107008" calcext:value-type="float">
            <text:p>5.36107008</text:p>
          </table:table-cell>
          <table:table-cell/>
          <table:table-cell office:value-type="float" office:value="0.0666999965906" calcext:value-type="float">
            <text:p>0.0666999965906</text:p>
          </table:table-cell>
          <table:table-cell office:value-type="float" office:value="-0.0642499998212" calcext:value-type="float">
            <text:p>-0.0642499998212</text:p>
          </table:table-cell>
          <table:table-cell office:value-type="float" office:value="0.0181000009179" calcext:value-type="float">
            <text:p>0.0181000009179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 table:style-name="Default"/>
          <table:table-cell office:value-type="float" office:value="-1.24438965321" calcext:value-type="float">
            <text:p>-1.24438965321</text:p>
          </table:table-cell>
          <table:table-cell office:value-type="float" office:value="-0.556643664837" calcext:value-type="float">
            <text:p>-0.556643664837</text:p>
          </table:table-cell>
          <table:table-cell office:value-type="float" office:value="-0.866751492023" calcext:value-type="float">
            <text:p>-0.866751492023</text:p>
          </table:table-cell>
          <table:table-cell/>
          <table:table-cell office:value-type="float" office:value="0.0245799999684" calcext:value-type="float">
            <text:p>0.024579999968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257674E+018" calcext:value-type="float">
            <text:p>1.59195489257674E+018</text:p>
          </table:table-cell>
          <table:table-cell table:formula="of:=([.A94]-1.59195488716323E+018)*0.000000001" office:value-type="float" office:value="5.413509888" calcext:value-type="float">
            <text:p>5.413509888</text:p>
          </table:table-cell>
          <table:table-cell/>
          <table:table-cell office:value-type="float" office:value="0.0719999969006" calcext:value-type="float">
            <text:p>0.0719999969006</text:p>
          </table:table-cell>
          <table:table-cell office:value-type="float" office:value="-0.071369998157" calcext:value-type="float">
            <text:p>-0.071369998157</text:p>
          </table:table-cell>
          <table:table-cell office:value-type="float" office:value="0.00980000011623" calcext:value-type="float">
            <text:p>0.00980000011623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 table:style-name="Default"/>
          <table:table-cell office:value-type="float" office:value="-1.24880456924" calcext:value-type="float">
            <text:p>-1.24880456924</text:p>
          </table:table-cell>
          <table:table-cell office:value-type="float" office:value="-0.55675059557" calcext:value-type="float">
            <text:p>-0.55675059557</text:p>
          </table:table-cell>
          <table:table-cell office:value-type="float" office:value="-0.866767942905" calcext:value-type="float">
            <text:p>-0.866767942905</text:p>
          </table:table-cell>
          <table:table-cell/>
          <table:table-cell office:value-type="float" office:value="0.0246099997312" calcext:value-type="float">
            <text:p>0.0246099997312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267974E+018" calcext:value-type="float">
            <text:p>1.59195489267974E+018</text:p>
          </table:table-cell>
          <table:table-cell table:formula="of:=([.A95]-1.59195488716323E+018)*0.000000001" office:value-type="float" office:value="5.516509952" calcext:value-type="float">
            <text:p>5.516509952</text:p>
          </table:table-cell>
          <table:table-cell/>
          <table:table-cell office:value-type="float" office:value="0.0777999982238" calcext:value-type="float">
            <text:p>0.0777999982238</text:p>
          </table:table-cell>
          <table:table-cell office:value-type="float" office:value="-0.0777499973774" calcext:value-type="float">
            <text:p>-0.0777499973774</text:p>
          </table:table-cell>
          <table:table-cell office:value-type="float" office:value="0.00199000001885" calcext:value-type="float">
            <text:p>0.00199000001885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 table:style-name="Default"/>
          <table:table-cell office:value-type="float" office:value="-1.2570848465" calcext:value-type="float">
            <text:p>-1.2570848465</text:p>
          </table:table-cell>
          <table:table-cell office:value-type="float" office:value="-0.557014644146" calcext:value-type="float">
            <text:p>-0.557014644146</text:p>
          </table:table-cell>
          <table:table-cell office:value-type="float" office:value="-0.866749763489" calcext:value-type="float">
            <text:p>-0.866749763489</text:p>
          </table:table-cell>
          <table:table-cell/>
          <table:table-cell office:value-type="float" office:value="0.0307899992913" calcext:value-type="float">
            <text:p>0.0307899992913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273236E+018" calcext:value-type="float">
            <text:p>1.59195489273236E+018</text:p>
          </table:table-cell>
          <table:table-cell table:formula="of:=([.A96]-1.59195488716323E+018)*0.000000001" office:value-type="float" office:value="5.569129984" calcext:value-type="float">
            <text:p>5.569129984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office:value-type="float" office:value="-0.079779997468" calcext:value-type="float">
            <text:p>-0.079779997468</text:p>
          </table:table-cell>
          <table:table-cell office:value-type="float" office:value="-0.00218999991193" calcext:value-type="float">
            <text:p>-0.00218999991193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-1.26119351387" calcext:value-type="float">
            <text:p>-1.26119351387</text:p>
          </table:table-cell>
          <table:table-cell office:value-type="float" office:value="-0.557350516319" calcext:value-type="float">
            <text:p>-0.557350516319</text:p>
          </table:table-cell>
          <table:table-cell office:value-type="float" office:value="-0.866739213467" calcext:value-type="float">
            <text:p>-0.866739213467</text:p>
          </table:table-cell>
          <table:table-cell/>
          <table:table-cell office:value-type="float" office:value="0.0347199998796" calcext:value-type="float">
            <text:p>0.034719999879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279365E+018" calcext:value-type="float">
            <text:p>1.59195489279365E+018</text:p>
          </table:table-cell>
          <table:table-cell table:formula="of:=([.A97]-1.59195488716323E+018)*0.000000001" office:value-type="float" office:value="5.630419968" calcext:value-type="float">
            <text:p>5.630419968</text:p>
          </table:table-cell>
          <table:table-cell/>
          <table:table-cell office:value-type="float" office:value="0.0800999999046" calcext:value-type="float">
            <text:p>0.0800999999046</text:p>
          </table:table-cell>
          <table:table-cell office:value-type="float" office:value="-0.0800400003791" calcext:value-type="float">
            <text:p>-0.0800400003791</text:p>
          </table:table-cell>
          <table:table-cell office:value-type="float" office:value="-0.00320999999531" calcext:value-type="float">
            <text:p>-0.00320999999531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26610863209" calcext:value-type="float">
            <text:p>-1.26610863209</text:p>
          </table:table-cell>
          <table:table-cell office:value-type="float" office:value="-0.557944655418" calcext:value-type="float">
            <text:p>-0.557944655418</text:p>
          </table:table-cell>
          <table:table-cell office:value-type="float" office:value="-0.866722822189" calcext:value-type="float">
            <text:p>-0.866722822189</text:p>
          </table:table-cell>
          <table:table-cell/>
          <table:table-cell office:value-type="float" office:value="0.0364100001752" calcext:value-type="float">
            <text:p>0.0364100001752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284522E+018" calcext:value-type="float">
            <text:p>1.59195489284522E+018</text:p>
          </table:table-cell>
          <table:table-cell table:formula="of:=([.A98]-1.59195488716323E+018)*0.000000001" office:value-type="float" office:value="5.681989888" calcext:value-type="float">
            <text:p>5.681989888</text:p>
          </table:table-cell>
          <table:table-cell/>
          <table:table-cell office:value-type="float" office:value="0.0802000015974" calcext:value-type="float">
            <text:p>0.0802000015974</text:p>
          </table:table-cell>
          <table:table-cell office:value-type="float" office:value="-0.0800999999046" calcext:value-type="float">
            <text:p>-0.0800999999046</text:p>
          </table:table-cell>
          <table:table-cell office:value-type="float" office:value="-0.00425000023097" calcext:value-type="float">
            <text:p>-0.00425000023097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table:style-name="Default"/>
          <table:table-cell office:value-type="float" office:value="-1.27013444901" calcext:value-type="float">
            <text:p>-1.27013444901</text:p>
          </table:table-cell>
          <table:table-cell office:value-type="float" office:value="-0.558649837971" calcext:value-type="float">
            <text:p>-0.558649837971</text:p>
          </table:table-cell>
          <table:table-cell office:value-type="float" office:value="-0.866700351238" calcext:value-type="float">
            <text:p>-0.866700351238</text:p>
          </table:table-cell>
          <table:table-cell/>
          <table:table-cell office:value-type="float" office:value="0.0316499993205" calcext:value-type="float">
            <text:p>0.031649999320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28968E+018" calcext:value-type="float">
            <text:p>1.5919548928968E+018</text:p>
          </table:table-cell>
          <table:table-cell table:formula="of:=([.A99]-1.59195488716323E+018)*0.000000001" office:value-type="float" office:value="5.733570048" calcext:value-type="float">
            <text:p>5.733570048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office:value-type="float" office:value="-0.079549998045" calcext:value-type="float">
            <text:p>-0.079549998045</text:p>
          </table:table-cell>
          <table:table-cell office:value-type="float" office:value="-0.0054999999702" calcext:value-type="float">
            <text:p>-0.0054999999702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table:style-name="Default"/>
          <table:table-cell office:value-type="float" office:value="-1.27400672436" calcext:value-type="float">
            <text:p>-1.27400672436</text:p>
          </table:table-cell>
          <table:table-cell office:value-type="float" office:value="-0.559458553791" calcext:value-type="float">
            <text:p>-0.559458553791</text:p>
          </table:table-cell>
          <table:table-cell office:value-type="float" office:value="-0.866723954678" calcext:value-type="float">
            <text:p>-0.866723954678</text:p>
          </table:table-cell>
          <table:table-cell/>
          <table:table-cell office:value-type="float" office:value="0.024849999696" calcext:value-type="float">
            <text:p>0.02484999969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29495E+018" calcext:value-type="float">
            <text:p>1.5919548929495E+018</text:p>
          </table:table-cell>
          <table:table-cell table:formula="of:=([.A100]-1.59195488716323E+018)*0.000000001" office:value-type="float" office:value="5.786269952" calcext:value-type="float">
            <text:p>5.786269952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office:value-type="float" office:value="-0.0794600024819" calcext:value-type="float">
            <text:p>-0.0794600024819</text:p>
          </table:table-cell>
          <table:table-cell office:value-type="float" office:value="-0.00694000022486" calcext:value-type="float">
            <text:p>-0.00694000022486</text:p>
          </table:table-cell>
          <table:table-cell office:value-type="float" office:value="0.0000999999974738" calcext:value-type="float">
            <text:p>1.00E-04</text:p>
          </table:table-cell>
          <table:table-cell/>
          <table:table-cell office:value-type="float" office:value="-1.2783267498" calcext:value-type="float">
            <text:p>-1.2783267498</text:p>
          </table:table-cell>
          <table:table-cell office:value-type="float" office:value="-0.560405433178" calcext:value-type="float">
            <text:p>-0.560405433178</text:p>
          </table:table-cell>
          <table:table-cell office:value-type="float" office:value="-0.866708517075" calcext:value-type="float">
            <text:p>-0.866708517075</text:p>
          </table:table-cell>
          <table:table-cell/>
          <table:table-cell office:value-type="float" office:value="0.0255500003695" calcext:value-type="float">
            <text:p>0.025550000369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30019E+018" calcext:value-type="float">
            <text:p>1.5919548930019E+018</text:p>
          </table:table-cell>
          <table:table-cell table:formula="of:=([.A101]-1.59195488716323E+018)*0.000000001" office:value-type="float" office:value="5.83867008" calcext:value-type="float">
            <text:p>5.83867008</text:p>
          </table:table-cell>
          <table:table-cell/>
          <table:table-cell office:value-type="float" office:value="0.0794999971986" calcext:value-type="float">
            <text:p>0.0794999971986</text:p>
          </table:table-cell>
          <table:table-cell office:value-type="float" office:value="-0.0790899991989" calcext:value-type="float">
            <text:p>-0.0790899991989</text:p>
          </table:table-cell>
          <table:table-cell office:value-type="float" office:value="-0.0082499999553" calcext:value-type="float">
            <text:p>-0.0082499999553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-1.28219819069" calcext:value-type="float">
            <text:p>-1.28219819069</text:p>
          </table:table-cell>
          <table:table-cell office:value-type="float" office:value="-0.561261415482" calcext:value-type="float">
            <text:p>-0.561261415482</text:p>
          </table:table-cell>
          <table:table-cell office:value-type="float" office:value="-0.866735041142" calcext:value-type="float">
            <text:p>-0.866735041142</text:p>
          </table:table-cell>
          <table:table-cell/>
          <table:table-cell office:value-type="float" office:value="0.02662999928" calcext:value-type="float">
            <text:p>0.0266299992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305368E+018" calcext:value-type="float">
            <text:p>1.59195489305368E+018</text:p>
          </table:table-cell>
          <table:table-cell table:formula="of:=([.A102]-1.59195488716323E+018)*0.000000001" office:value-type="float" office:value="5.89044992" calcext:value-type="float">
            <text:p>5.89044992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office:value-type="float" office:value="-0.0790700018406" calcext:value-type="float">
            <text:p>-0.0790700018406</text:p>
          </table:table-cell>
          <table:table-cell office:value-type="float" office:value="-0.00977999996394" calcext:value-type="float">
            <text:p>-0.00977999996394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286429286" calcext:value-type="float">
            <text:p>-1.286429286</text:p>
          </table:table-cell>
          <table:table-cell office:value-type="float" office:value="-0.562245070934" calcext:value-type="float">
            <text:p>-0.562245070934</text:p>
          </table:table-cell>
          <table:table-cell office:value-type="float" office:value="-0.866756558418" calcext:value-type="float">
            <text:p>-0.866756558418</text:p>
          </table:table-cell>
          <table:table-cell/>
          <table:table-cell office:value-type="float" office:value="0.0266699995846" calcext:value-type="float">
            <text:p>0.026669999584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310668E+018" calcext:value-type="float">
            <text:p>1.59195489310668E+018</text:p>
          </table:table-cell>
          <table:table-cell table:formula="of:=([.A103]-1.59195488716323E+018)*0.000000001" office:value-type="float" office:value="5.943450112" calcext:value-type="float">
            <text:p>5.943450112</text:p>
          </table:table-cell>
          <table:table-cell/>
          <table:table-cell office:value-type="float" office:value="0.0798999965191" calcext:value-type="float">
            <text:p>0.0798999965191</text:p>
          </table:table-cell>
          <table:table-cell office:value-type="float" office:value="-0.079120002687" calcext:value-type="float">
            <text:p>-0.079120002687</text:p>
          </table:table-cell>
          <table:table-cell office:value-type="float" office:value="-0.0115000000224" calcext:value-type="float">
            <text:p>-0.0115000000224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2904664278" calcext:value-type="float">
            <text:p>-1.2904664278</text:p>
          </table:table-cell>
          <table:table-cell office:value-type="float" office:value="-0.56334143877" calcext:value-type="float">
            <text:p>-0.56334143877</text:p>
          </table:table-cell>
          <table:table-cell office:value-type="float" office:value="-0.866752922535" calcext:value-type="float">
            <text:p>-0.866752922535</text:p>
          </table:table-cell>
          <table:table-cell/>
          <table:table-cell office:value-type="float" office:value="0.0226700007915" calcext:value-type="float">
            <text:p>0.022670000791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315923E+018" calcext:value-type="float">
            <text:p>1.59195489315923E+018</text:p>
          </table:table-cell>
          <table:table-cell table:formula="of:=([.A104]-1.59195488716323E+018)*0.000000001" office:value-type="float" office:value="5.996" calcext:value-type="float">
            <text:p>5.996</text:p>
          </table:table-cell>
          <table:table-cell/>
          <table:table-cell office:value-type="float" office:value="0.0793000012636" calcext:value-type="float">
            <text:p>0.0793000012636</text:p>
          </table:table-cell>
          <table:table-cell office:value-type="float" office:value="-0.0782399997115" calcext:value-type="float">
            <text:p>-0.0782399997115</text:p>
          </table:table-cell>
          <table:table-cell office:value-type="float" office:value="-0.0132200000808" calcext:value-type="float">
            <text:p>-0.0132200000808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29437661171" calcext:value-type="float">
            <text:p>-1.29437661171</text:p>
          </table:table-cell>
          <table:table-cell office:value-type="float" office:value="-0.564448952675" calcext:value-type="float">
            <text:p>-0.564448952675</text:p>
          </table:table-cell>
          <table:table-cell office:value-type="float" office:value="-0.866754829884" calcext:value-type="float">
            <text:p>-0.866754829884</text:p>
          </table:table-cell>
          <table:table-cell/>
          <table:table-cell office:value-type="float" office:value="0.012529999949" calcext:value-type="float">
            <text:p>0.012529999949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326073E+018" calcext:value-type="float">
            <text:p>1.59195489326073E+018</text:p>
          </table:table-cell>
          <table:table-cell table:formula="of:=([.A105]-1.59195488716323E+018)*0.000000001" office:value-type="float" office:value="6.09750016" calcext:value-type="float">
            <text:p>6.09750016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office:value-type="float" office:value="-0.077610000968" calcext:value-type="float">
            <text:p>-0.077610000968</text:p>
          </table:table-cell>
          <table:table-cell office:value-type="float" office:value="-0.0177400000393" calcext:value-type="float">
            <text:p>-0.0177400000393</text:p>
          </table:table-cell>
          <table:table-cell office:value-type="float" office:value="0.0000499999987369" calcext:value-type="float">
            <text:p>5.00E-05</text:p>
          </table:table-cell>
          <table:table-cell/>
          <table:table-cell office:value-type="float" office:value="-1.3021736145" calcext:value-type="float">
            <text:p>-1.3021736145</text:p>
          </table:table-cell>
          <table:table-cell office:value-type="float" office:value="-0.567320883274" calcext:value-type="float">
            <text:p>-0.567320883274</text:p>
          </table:table-cell>
          <table:table-cell office:value-type="float" office:value="-0.866723179817" calcext:value-type="float">
            <text:p>-0.866723179817</text:p>
          </table:table-cell>
          <table:table-cell/>
          <table:table-cell office:value-type="float" office:value="0.00310000008903" calcext:value-type="float">
            <text:p>0.00310000008903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331314E+018" calcext:value-type="float">
            <text:p>1.59195489331314E+018</text:p>
          </table:table-cell>
          <table:table-cell table:formula="of:=([.A106]-1.59195488716323E+018)*0.000000001" office:value-type="float" office:value="6.149910016" calcext:value-type="float">
            <text:p>6.149910016</text:p>
          </table:table-cell>
          <table:table-cell/>
          <table:table-cell office:value-type="float" office:value="0.0794999971986" calcext:value-type="float">
            <text:p>0.0794999971986</text:p>
          </table:table-cell>
          <table:table-cell office:value-type="float" office:value="-0.0769599974155" calcext:value-type="float">
            <text:p>-0.0769599974155</text:p>
          </table:table-cell>
          <table:table-cell office:value-type="float" office:value="-0.0200100000948" calcext:value-type="float">
            <text:p>-0.0200100000948</text:p>
          </table:table-cell>
          <table:table-cell office:value-type="float" office:value="0.0000399999989895" calcext:value-type="float">
            <text:p>4.00E-05</text:p>
          </table:table-cell>
          <table:table-cell/>
          <table:table-cell office:value-type="float" office:value="-1.30588984489" calcext:value-type="float">
            <text:p>-1.30588984489</text:p>
          </table:table-cell>
          <table:table-cell office:value-type="float" office:value="-0.568972885609" calcext:value-type="float">
            <text:p>-0.568972885609</text:p>
          </table:table-cell>
          <table:table-cell office:value-type="float" office:value="-0.866718232632" calcext:value-type="float">
            <text:p>-0.866718232632</text:p>
          </table:table-cell>
          <table:table-cell/>
          <table:table-cell office:value-type="float" office:value="-0.000520000001416" calcext:value-type="float">
            <text:p>-0.000520000001416</text:p>
          </table:table-cell>
          <table:table-cell/>
          <table:table-cell office:value-type="float" office:value="8.64718341827" calcext:value-type="float">
            <text:p>8.64718341827</text:p>
          </table:table-cell>
        </table:table-row>
        <table:table-row table:style-name="ro1">
          <table:table-cell office:value-type="float" office:value="1.59195489336575E+018" calcext:value-type="float">
            <text:p>1.59195489336575E+018</text:p>
          </table:table-cell>
          <table:table-cell table:formula="of:=([.A107]-1.59195488716323E+018)*0.000000001" office:value-type="float" office:value="6.202520064" calcext:value-type="float">
            <text:p>6.202520064</text:p>
          </table:table-cell>
          <table:table-cell/>
          <table:table-cell office:value-type="float" office:value="0.0794999971986" calcext:value-type="float">
            <text:p>0.0794999971986</text:p>
          </table:table-cell>
          <table:table-cell office:value-type="float" office:value="-0.0763199999928" calcext:value-type="float">
            <text:p>-0.0763199999928</text:p>
          </table:table-cell>
          <table:table-cell office:value-type="float" office:value="-0.0224200002849" calcext:value-type="float">
            <text:p>-0.0224200002849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30976879597" calcext:value-type="float">
            <text:p>-1.30976879597</text:p>
          </table:table-cell>
          <table:table-cell office:value-type="float" office:value="-0.570773482323" calcext:value-type="float">
            <text:p>-0.570773482323</text:p>
          </table:table-cell>
          <table:table-cell office:value-type="float" office:value="-0.866711437702" calcext:value-type="float">
            <text:p>-0.866711437702</text:p>
          </table:table-cell>
          <table:table-cell/>
          <table:table-cell office:value-type="float" office:value="-0.00104999996256" calcext:value-type="float">
            <text:p>-0.00104999996256</text:p>
          </table:table-cell>
          <table:table-cell/>
          <table:table-cell office:value-type="float" office:value="8.64431285858" calcext:value-type="float">
            <text:p>8.64431285858</text:p>
          </table:table-cell>
        </table:table-row>
        <table:table-row table:style-name="ro1">
          <table:table-cell office:value-type="float" office:value="1.59195489346816E+018" calcext:value-type="float">
            <text:p>1.59195489346816E+018</text:p>
          </table:table-cell>
          <table:table-cell table:formula="of:=([.A108]-1.59195488716323E+018)*0.000000001" office:value-type="float" office:value="6.304930048" calcext:value-type="float">
            <text:p>6.304930048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office:value-type="float" office:value="-0.0753799974918" calcext:value-type="float">
            <text:p>-0.0753799974918</text:p>
          </table:table-cell>
          <table:table-cell office:value-type="float" office:value="-0.025510000065" calcext:value-type="float">
            <text:p>-0.02551000006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31709051132" calcext:value-type="float">
            <text:p>-1.31709051132</text:p>
          </table:table-cell>
          <table:table-cell office:value-type="float" office:value="-0.5745408535" calcext:value-type="float">
            <text:p>-0.5745408535</text:p>
          </table:table-cell>
          <table:table-cell office:value-type="float" office:value="-0.866694748402" calcext:value-type="float">
            <text:p>-0.866694748402</text:p>
          </table:table-cell>
          <table:table-cell/>
          <table:table-cell office:value-type="float" office:value="-0.000959999975748" calcext:value-type="float">
            <text:p>-0.000959999975748</text:p>
          </table:table-cell>
          <table:table-cell/>
          <table:table-cell office:value-type="float" office:value="8.64480018616" calcext:value-type="float">
            <text:p>8.64480018616</text:p>
          </table:table-cell>
        </table:table-row>
        <table:table-row table:style-name="ro1">
          <table:table-cell office:value-type="float" office:value="1.59195489352067E+018" calcext:value-type="float">
            <text:p>1.59195489352067E+018</text:p>
          </table:table-cell>
          <table:table-cell table:formula="of:=([.A109]-1.59195488716323E+018)*0.000000001" office:value-type="float" office:value="6.35744" calcext:value-type="float">
            <text:p>6.35744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office:value-type="float" office:value="-0.0747599974275" calcext:value-type="float">
            <text:p>-0.0747599974275</text:p>
          </table:table-cell>
          <table:table-cell office:value-type="float" office:value="-0.0273499991745" calcext:value-type="float">
            <text:p>-0.0273499991745</text:p>
          </table:table-cell>
          <table:table-cell office:value-type="float" office:value="0.0000399999989895" calcext:value-type="float">
            <text:p>4.00E-05</text:p>
          </table:table-cell>
          <table:table-cell/>
          <table:table-cell office:value-type="float" office:value="-1.32064783573" calcext:value-type="float">
            <text:p>-1.32064783573</text:p>
          </table:table-cell>
          <table:table-cell office:value-type="float" office:value="-0.57652169466" calcext:value-type="float">
            <text:p>-0.57652169466</text:p>
          </table:table-cell>
          <table:table-cell office:value-type="float" office:value="-0.86669844389" calcext:value-type="float">
            <text:p>-0.86669844389</text:p>
          </table:table-cell>
          <table:table-cell/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8.64913368225" calcext:value-type="float">
            <text:p>8.64913368225</text:p>
          </table:table-cell>
        </table:table-row>
        <table:table-row table:style-name="ro1">
          <table:table-cell office:value-type="float" office:value="1.59195489357329E+018" calcext:value-type="float">
            <text:p>1.59195489357329E+018</text:p>
          </table:table-cell>
          <table:table-cell table:formula="of:=([.A110]-1.59195488716323E+018)*0.000000001" office:value-type="float" office:value="6.410060032" calcext:value-type="float">
            <text:p>6.410060032</text:p>
          </table:table-cell>
          <table:table-cell/>
          <table:table-cell office:value-type="float" office:value="0.0794999971986" calcext:value-type="float">
            <text:p>0.0794999971986</text:p>
          </table:table-cell>
          <table:table-cell office:value-type="float" office:value="-0.0738900005817" calcext:value-type="float">
            <text:p>-0.0738900005817</text:p>
          </table:table-cell>
          <table:table-cell office:value-type="float" office:value="-0.0293199997395" calcext:value-type="float">
            <text:p>-0.0293199997395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-1.3244177103" calcext:value-type="float">
            <text:p>-1.3244177103</text:p>
          </table:table-cell>
          <table:table-cell office:value-type="float" office:value="-0.578697025776" calcext:value-type="float">
            <text:p>-0.578697025776</text:p>
          </table:table-cell>
          <table:table-cell office:value-type="float" office:value="-0.86668753624" calcext:value-type="float">
            <text:p>-0.86668753624</text:p>
          </table:table-cell>
          <table:table-cell/>
          <table:table-cell office:value-type="float" office:value="-0.000479999987874" calcext:value-type="float">
            <text:p>-0.000479999987874</text:p>
          </table:table-cell>
          <table:table-cell/>
          <table:table-cell office:value-type="float" office:value="8.64739990234" calcext:value-type="float">
            <text:p>8.64739990234</text:p>
          </table:table-cell>
        </table:table-row>
        <table:table-row table:style-name="ro1">
          <table:table-cell office:value-type="float" office:value="1.59195489362738E+018" calcext:value-type="float">
            <text:p>1.59195489362738E+018</text:p>
          </table:table-cell>
          <table:table-cell table:formula="of:=([.A111]-1.59195488716323E+018)*0.000000001" office:value-type="float" office:value="6.464150016" calcext:value-type="float">
            <text:p>6.464150016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office:value-type="float" office:value="-0.0731799975038" calcext:value-type="float">
            <text:p>-0.0731799975038</text:p>
          </table:table-cell>
          <table:table-cell office:value-type="float" office:value="-0.0312799997628" calcext:value-type="float">
            <text:p>-0.0312799997628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-1.32797038555" calcext:value-type="float">
            <text:p>-1.32797038555</text:p>
          </table:table-cell>
          <table:table-cell office:value-type="float" office:value="-0.580825090408" calcext:value-type="float">
            <text:p>-0.580825090408</text:p>
          </table:table-cell>
          <table:table-cell office:value-type="float" office:value="-0.866676032543" calcext:value-type="float">
            <text:p>-0.866676032543</text:p>
          </table:table-cell>
          <table:table-cell/>
          <table:table-cell office:value-type="float" office:value="0.000159999995958" calcext:value-type="float">
            <text:p>0.00015999999595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368116E+018" calcext:value-type="float">
            <text:p>1.59195489368116E+018</text:p>
          </table:table-cell>
          <table:table-cell table:formula="of:=([.A112]-1.59195488716323E+018)*0.000000001" office:value-type="float" office:value="6.517929984" calcext:value-type="float">
            <text:p>6.517929984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office:value-type="float" office:value="-0.0721900016069" calcext:value-type="float">
            <text:p>-0.0721900016069</text:p>
          </table:table-cell>
          <table:table-cell office:value-type="float" office:value="-0.0335999988019" calcext:value-type="float">
            <text:p>-0.0335999988019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 table:style-name="Default"/>
          <table:table-cell office:value-type="float" office:value="-1.33172416687" calcext:value-type="float">
            <text:p>-1.33172416687</text:p>
          </table:table-cell>
          <table:table-cell office:value-type="float" office:value="-0.583330690861" calcext:value-type="float">
            <text:p>-0.583330690861</text:p>
          </table:table-cell>
          <table:table-cell office:value-type="float" office:value="-0.866672515869" calcext:value-type="float">
            <text:p>-0.866672515869</text:p>
          </table:table-cell>
          <table:table-cell/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8.64913368225" calcext:value-type="float">
            <text:p>8.64913368225</text:p>
          </table:table-cell>
        </table:table-row>
        <table:table-row table:style-name="ro1">
          <table:table-cell office:value-type="float" office:value="1.59195489378363E+018" calcext:value-type="float">
            <text:p>1.59195489378363E+018</text:p>
          </table:table-cell>
          <table:table-cell table:formula="of:=([.A113]-1.59195488716323E+018)*0.000000001" office:value-type="float" office:value="6.620400128" calcext:value-type="float">
            <text:p>6.620400128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office:value-type="float" office:value="-0.070799998939" calcext:value-type="float">
            <text:p>-0.070799998939</text:p>
          </table:table-cell>
          <table:table-cell office:value-type="float" office:value="-0.0365299992263" calcext:value-type="float">
            <text:p>-0.0365299992263</text:p>
          </table:table-cell>
          <table:table-cell office:value-type="float" office:value="0.0000999999974738" calcext:value-type="float">
            <text:p>1.00E-04</text:p>
          </table:table-cell>
          <table:table-cell/>
          <table:table-cell office:value-type="float" office:value="-1.33839452267" calcext:value-type="float">
            <text:p>-1.33839452267</text:p>
          </table:table-cell>
          <table:table-cell office:value-type="float" office:value="-0.588071584702" calcext:value-type="float">
            <text:p>-0.588071584702</text:p>
          </table:table-cell>
          <table:table-cell office:value-type="float" office:value="-0.866682708263" calcext:value-type="float">
            <text:p>-0.866682708263</text:p>
          </table:table-cell>
          <table:table-cell/>
          <table:table-cell office:value-type="float" office:value="-0.000300000014249" calcext:value-type="float">
            <text:p>-0.000300000014249</text:p>
          </table:table-cell>
          <table:table-cell/>
          <table:table-cell office:value-type="float" office:value="8.6483745575" calcext:value-type="float">
            <text:p>8.6483745575</text:p>
          </table:table-cell>
        </table:table-row>
        <table:table-row table:style-name="ro1">
          <table:table-cell office:value-type="float" office:value="1.59195489383515E+018" calcext:value-type="float">
            <text:p>1.59195489383515E+018</text:p>
          </table:table-cell>
          <table:table-cell table:formula="of:=([.A114]-1.59195488716323E+018)*0.000000001" office:value-type="float" office:value="6.671920128" calcext:value-type="float">
            <text:p>6.671920128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office:value-type="float" office:value="-0.069399997592" calcext:value-type="float">
            <text:p>-0.069399997592</text:p>
          </table:table-cell>
          <table:table-cell office:value-type="float" office:value="-0.039019998163" calcext:value-type="float">
            <text:p>-0.039019998163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-1.34128654003" calcext:value-type="float">
            <text:p>-1.34128654003</text:p>
          </table:table-cell>
          <table:table-cell office:value-type="float" office:value="-0.590822637081" calcext:value-type="float">
            <text:p>-0.590822637081</text:p>
          </table:table-cell>
          <table:table-cell office:value-type="float" office:value="-0.86670589447" calcext:value-type="float">
            <text:p>-0.86670589447</text:p>
          </table:table-cell>
          <table:table-cell/>
          <table:table-cell office:value-type="float" office:value="0.000440000003437" calcext:value-type="float">
            <text:p>0.000440000003437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388785E+018" calcext:value-type="float">
            <text:p>1.59195489388785E+018</text:p>
          </table:table-cell>
          <table:table-cell table:formula="of:=([.A115]-1.59195488716323E+018)*0.000000001" office:value-type="float" office:value="6.724620032" calcext:value-type="float">
            <text:p>6.724620032</text:p>
          </table:table-cell>
          <table:table-cell/>
          <table:table-cell office:value-type="float" office:value="0.0785999968648" calcext:value-type="float">
            <text:p>0.0785999968648</text:p>
          </table:table-cell>
          <table:table-cell office:value-type="float" office:value="-0.0657000020146" calcext:value-type="float">
            <text:p>-0.0657000020146</text:p>
          </table:table-cell>
          <table:table-cell office:value-type="float" office:value="-0.0431700013578" calcext:value-type="float">
            <text:p>-0.0431700013578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-1.34337425232" calcext:value-type="float">
            <text:p>-1.34337425232</text:p>
          </table:table-cell>
          <table:table-cell office:value-type="float" office:value="-0.594393789768" calcext:value-type="float">
            <text:p>-0.594393789768</text:p>
          </table:table-cell>
          <table:table-cell office:value-type="float" office:value="-0.866704642773" calcext:value-type="float">
            <text:p>-0.866704642773</text:p>
          </table:table-cell>
          <table:table-cell/>
          <table:table-cell office:value-type="float" office:value="-0.00158999999985" calcext:value-type="float">
            <text:p>-0.00158999999985</text:p>
          </table:table-cell>
          <table:table-cell/>
          <table:table-cell office:value-type="float" office:value="8.64138793945" calcext:value-type="float">
            <text:p>8.64138793945</text:p>
          </table:table-cell>
        </table:table-row>
        <table:table-row table:style-name="ro1">
          <table:table-cell office:value-type="float" office:value="1.59195489393985E+018" calcext:value-type="float">
            <text:p>1.59195489393985E+018</text:p>
          </table:table-cell>
          <table:table-cell table:formula="of:=([.A116]-1.59195488716323E+018)*0.000000001" office:value-type="float" office:value="6.776620032" calcext:value-type="float">
            <text:p>6.776620032</text:p>
          </table:table-cell>
          <table:table-cell/>
          <table:table-cell office:value-type="float" office:value="0.0771000012755" calcext:value-type="float">
            <text:p>0.0771000012755</text:p>
          </table:table-cell>
          <table:table-cell office:value-type="float" office:value="-0.0610699988902" calcext:value-type="float">
            <text:p>-0.0610699988902</text:p>
          </table:table-cell>
          <table:table-cell office:value-type="float" office:value="-0.0470700003207" calcext:value-type="float">
            <text:p>-0.0470700003207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-1.34416329861" calcext:value-type="float">
            <text:p>-1.34416329861</text:p>
          </table:table-cell>
          <table:table-cell office:value-type="float" office:value="-0.598473310471" calcext:value-type="float">
            <text:p>-0.598473310471</text:p>
          </table:table-cell>
          <table:table-cell office:value-type="float" office:value="-0.866659939289" calcext:value-type="float">
            <text:p>-0.866659939289</text:p>
          </table:table-cell>
          <table:table-cell/>
          <table:table-cell office:value-type="float" office:value="-0.00383000005968" calcext:value-type="float">
            <text:p>-0.00383000005968</text:p>
          </table:table-cell>
          <table:table-cell/>
          <table:table-cell office:value-type="float" office:value="8.62925434113" calcext:value-type="float">
            <text:p>8.62925434113</text:p>
          </table:table-cell>
        </table:table-row>
        <table:table-row table:style-name="ro1">
          <table:table-cell office:value-type="float" office:value="1.5919548939922E+018" calcext:value-type="float">
            <text:p>1.5919548939922E+018</text:p>
          </table:table-cell>
          <table:table-cell table:formula="of:=([.A117]-1.59195488716323E+018)*0.000000001" office:value-type="float" office:value="6.82897024" calcext:value-type="float">
            <text:p>6.82897024</text:p>
          </table:table-cell>
          <table:table-cell/>
          <table:table-cell office:value-type="float" office:value="0.0751999989152" calcext:value-type="float">
            <text:p>0.0751999989152</text:p>
          </table:table-cell>
          <table:table-cell office:value-type="float" office:value="-0.0551199987531" calcext:value-type="float">
            <text:p>-0.0551199987531</text:p>
          </table:table-cell>
          <table:table-cell office:value-type="float" office:value="-0.0511800013483" calcext:value-type="float">
            <text:p>-0.0511800013483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 table:style-name="Default"/>
          <table:table-cell office:value-type="float" office:value="-1.34429740906" calcext:value-type="float">
            <text:p>-1.34429740906</text:p>
          </table:table-cell>
          <table:table-cell office:value-type="float" office:value="-0.602834820747" calcext:value-type="float">
            <text:p>-0.602834820747</text:p>
          </table:table-cell>
          <table:table-cell office:value-type="float" office:value="-0.866621434689" calcext:value-type="float">
            <text:p>-0.866621434689</text:p>
          </table:table-cell>
          <table:table-cell/>
          <table:table-cell office:value-type="float" office:value="-0.00686000008136" calcext:value-type="float">
            <text:p>-0.00686000008136</text:p>
          </table:table-cell>
          <table:table-cell/>
          <table:table-cell office:value-type="float" office:value="8.61284160614" calcext:value-type="float">
            <text:p>8.61284160614</text:p>
          </table:table-cell>
        </table:table-row>
        <table:table-row table:style-name="ro1">
          <table:table-cell office:value-type="float" office:value="1.59195489404375E+018" calcext:value-type="float">
            <text:p>1.59195489404375E+018</text:p>
          </table:table-cell>
          <table:table-cell table:formula="of:=([.A118]-1.59195488716323E+018)*0.000000001" office:value-type="float" office:value="6.880519936" calcext:value-type="float">
            <text:p>6.880519936</text:p>
          </table:table-cell>
          <table:table-cell/>
          <table:table-cell office:value-type="float" office:value="0.0734999999404" calcext:value-type="float">
            <text:p>0.0734999999404</text:p>
          </table:table-cell>
          <table:table-cell office:value-type="float" office:value="-0.0472100004554" calcext:value-type="float">
            <text:p>-0.0472100004554</text:p>
          </table:table-cell>
          <table:table-cell office:value-type="float" office:value="-0.0562900006771" calcext:value-type="float">
            <text:p>-0.0562900006771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 table:style-name="Default"/>
          <table:table-cell office:value-type="float" office:value="-1.34426319599" calcext:value-type="float">
            <text:p>-1.34426319599</text:p>
          </table:table-cell>
          <table:table-cell office:value-type="float" office:value="-0.606938779354" calcext:value-type="float">
            <text:p>-0.606938779354</text:p>
          </table:table-cell>
          <table:table-cell office:value-type="float" office:value="-0.866613149643" calcext:value-type="float">
            <text:p>-0.866613149643</text:p>
          </table:table-cell>
          <table:table-cell/>
          <table:table-cell office:value-type="float" office:value="-0.0105999996886" calcext:value-type="float">
            <text:p>-0.0105999996886</text:p>
          </table:table-cell>
          <table:table-cell/>
          <table:table-cell office:value-type="float" office:value="8.59258365631" calcext:value-type="float">
            <text:p>8.59258365631</text:p>
          </table:table-cell>
        </table:table-row>
        <table:table-row table:style-name="ro1">
          <table:table-cell office:value-type="float" office:value="1.59195489409556E+018" calcext:value-type="float">
            <text:p>1.59195489409556E+018</text:p>
          </table:table-cell>
          <table:table-cell table:formula="of:=([.A119]-1.59195488716323E+018)*0.000000001" office:value-type="float" office:value="6.93233024" calcext:value-type="float">
            <text:p>6.93233024</text:p>
          </table:table-cell>
          <table:table-cell/>
          <table:table-cell office:value-type="float" office:value="0.0722000002861" calcext:value-type="float">
            <text:p>0.0722000002861</text:p>
          </table:table-cell>
          <table:table-cell office:value-type="float" office:value="-0.0405200012028" calcext:value-type="float">
            <text:p>-0.0405200012028</text:p>
          </table:table-cell>
          <table:table-cell office:value-type="float" office:value="-0.0598100014031" calcext:value-type="float">
            <text:p>-0.0598100014031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-1.34394133091" calcext:value-type="float">
            <text:p>-1.34394133091</text:p>
          </table:table-cell>
          <table:table-cell office:value-type="float" office:value="-0.610902547836" calcext:value-type="float">
            <text:p>-0.610902547836</text:p>
          </table:table-cell>
          <table:table-cell office:value-type="float" office:value="-0.866682529449" calcext:value-type="float">
            <text:p>-0.866682529449</text:p>
          </table:table-cell>
          <table:table-cell/>
          <table:table-cell office:value-type="float" office:value="-0.012869999744" calcext:value-type="float">
            <text:p>-0.012869999744</text:p>
          </table:table-cell>
          <table:table-cell/>
          <table:table-cell office:value-type="float" office:value="8.58028793335" calcext:value-type="float">
            <text:p>8.58028793335</text:p>
          </table:table-cell>
        </table:table-row>
        <table:table-row table:style-name="ro1">
          <table:table-cell office:value-type="float" office:value="1.59195489414858E+018" calcext:value-type="float">
            <text:p>1.59195489414858E+018</text:p>
          </table:table-cell>
          <table:table-cell table:formula="of:=([.A120]-1.59195488716323E+018)*0.000000001" office:value-type="float" office:value="6.985349888" calcext:value-type="float">
            <text:p>6.985349888</text:p>
          </table:table-cell>
          <table:table-cell/>
          <table:table-cell office:value-type="float" office:value="0.0706000030041" calcext:value-type="float">
            <text:p>0.0706000030041</text:p>
          </table:table-cell>
          <table:table-cell office:value-type="float" office:value="-0.0319399982691" calcext:value-type="float">
            <text:p>-0.0319399982691</text:p>
          </table:table-cell>
          <table:table-cell office:value-type="float" office:value="-0.0630000010133" calcext:value-type="float">
            <text:p>-0.0630000010133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-1.34279537201" calcext:value-type="float">
            <text:p>-1.34279537201</text:p>
          </table:table-cell>
          <table:table-cell office:value-type="float" office:value="-0.614939510822" calcext:value-type="float">
            <text:p>-0.614939510822</text:p>
          </table:table-cell>
          <table:table-cell office:value-type="float" office:value="-0.866741776466" calcext:value-type="float">
            <text:p>-0.866741776466</text:p>
          </table:table-cell>
          <table:table-cell/>
          <table:table-cell office:value-type="float" office:value="-0.0154699999839" calcext:value-type="float">
            <text:p>-0.0154699999839</text:p>
          </table:table-cell>
          <table:table-cell/>
          <table:table-cell office:value-type="float" office:value="8.56620407104" calcext:value-type="float">
            <text:p>8.56620407104</text:p>
          </table:table-cell>
        </table:table-row>
        <table:table-row table:style-name="ro1">
          <table:table-cell office:value-type="float" office:value="1.59195489420101E+018" calcext:value-type="float">
            <text:p>1.59195489420101E+018</text:p>
          </table:table-cell>
          <table:table-cell table:formula="of:=([.A121]-1.59195488716323E+018)*0.000000001" office:value-type="float" office:value="7.037779968" calcext:value-type="float">
            <text:p>7.037779968</text:p>
          </table:table-cell>
          <table:table-cell/>
          <table:table-cell office:value-type="float" office:value="0.0690999999642" calcext:value-type="float">
            <text:p>0.0690999999642</text:p>
          </table:table-cell>
          <table:table-cell office:value-type="float" office:value="-0.0218800008297" calcext:value-type="float">
            <text:p>-0.0218800008297</text:p>
          </table:table-cell>
          <table:table-cell office:value-type="float" office:value="-0.0654899999499" calcext:value-type="float">
            <text:p>-0.0654899999499</text:p>
          </table:table-cell>
          <table:table-cell table:style-name="Default" office:value-type="float" office:value="-0.000110000000859" calcext:value-type="float">
            <text:p>-0.000110000000859</text:p>
          </table:table-cell>
          <table:table-cell table:style-name="Default"/>
          <table:table-cell office:value-type="float" office:value="-1.34052169323" calcext:value-type="float">
            <text:p>-1.34052169323</text:p>
          </table:table-cell>
          <table:table-cell office:value-type="float" office:value="-0.618394553661" calcext:value-type="float">
            <text:p>-0.618394553661</text:p>
          </table:table-cell>
          <table:table-cell office:value-type="float" office:value="-0.866741001606" calcext:value-type="float">
            <text:p>-0.866741001606</text:p>
          </table:table-cell>
          <table:table-cell/>
          <table:table-cell office:value-type="float" office:value="-0.0183000005782" calcext:value-type="float">
            <text:p>-0.0183000005782</text:p>
          </table:table-cell>
          <table:table-cell/>
          <table:table-cell office:value-type="float" office:value="8.55087471008" calcext:value-type="float">
            <text:p>8.55087471008</text:p>
          </table:table-cell>
        </table:table-row>
        <table:table-row table:style-name="ro1">
          <table:table-cell office:value-type="float" office:value="1.59195489425588E+018" calcext:value-type="float">
            <text:p>1.59195489425588E+018</text:p>
          </table:table-cell>
          <table:table-cell table:formula="of:=([.A122]-1.59195488716323E+018)*0.000000001" office:value-type="float" office:value="7.092649984" calcext:value-type="float">
            <text:p>7.092649984</text:p>
          </table:table-cell>
          <table:table-cell/>
          <table:table-cell office:value-type="float" office:value="0.0663999989629" calcext:value-type="float">
            <text:p>0.0663999989629</text:p>
          </table:table-cell>
          <table:table-cell office:value-type="float" office:value="-0.00990999955684" calcext:value-type="float">
            <text:p>-0.00990999955684</text:p>
          </table:table-cell>
          <table:table-cell office:value-type="float" office:value="-0.0656500011683" calcext:value-type="float">
            <text:p>-0.0656500011683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-1.33741927147" calcext:value-type="float">
            <text:p>-1.33741927147</text:p>
          </table:table-cell>
          <table:table-cell office:value-type="float" office:value="-0.621062040329" calcext:value-type="float">
            <text:p>-0.621062040329</text:p>
          </table:table-cell>
          <table:table-cell office:value-type="float" office:value="-0.86665302515" calcext:value-type="float">
            <text:p>-0.86665302515</text:p>
          </table:table-cell>
          <table:table-cell/>
          <table:table-cell office:value-type="float" office:value="-0.0229700002819" calcext:value-type="float">
            <text:p>-0.0229700002819</text:p>
          </table:table-cell>
          <table:table-cell/>
          <table:table-cell office:value-type="float" office:value="8.52557945251" calcext:value-type="float">
            <text:p>8.52557945251</text:p>
          </table:table-cell>
        </table:table-row>
        <table:table-row table:style-name="ro1">
          <table:table-cell office:value-type="float" office:value="1.59195489430878E+018" calcext:value-type="float">
            <text:p>1.59195489430878E+018</text:p>
          </table:table-cell>
          <table:table-cell table:formula="of:=([.A123]-1.59195488716323E+018)*0.000000001" office:value-type="float" office:value="7.14555008" calcext:value-type="float">
            <text:p>7.14555008</text:p>
          </table:table-cell>
          <table:table-cell/>
          <table:table-cell office:value-type="float" office:value="0.0679000020027" calcext:value-type="float">
            <text:p>0.0679000020027</text:p>
          </table:table-cell>
          <table:table-cell office:value-type="float" office:value="0.0086799999699" calcext:value-type="float">
            <text:p>0.0086799999699</text:p>
          </table:table-cell>
          <table:table-cell office:value-type="float" office:value="-0.0673099979758" calcext:value-type="float">
            <text:p>-0.0673099979758</text:p>
          </table:table-cell>
          <table:table-cell table:style-name="Default" office:value-type="float" office:value="0.000150000007125" calcext:value-type="float">
            <text:p>0.000150000007125</text:p>
          </table:table-cell>
          <table:table-cell table:style-name="Default"/>
          <table:table-cell office:value-type="float" office:value="-1.33383691311" calcext:value-type="float">
            <text:p>-1.33383691311</text:p>
          </table:table-cell>
          <table:table-cell office:value-type="float" office:value="-0.623419761658" calcext:value-type="float">
            <text:p>-0.623419761658</text:p>
          </table:table-cell>
          <table:table-cell office:value-type="float" office:value="-0.866605699062" calcext:value-type="float">
            <text:p>-0.866605699062</text:p>
          </table:table-cell>
          <table:table-cell/>
          <table:table-cell office:value-type="float" office:value="-0.0224699992687" calcext:value-type="float">
            <text:p>-0.0224699992687</text:p>
          </table:table-cell>
          <table:table-cell/>
          <table:table-cell office:value-type="float" office:value="8.52828788757" calcext:value-type="float">
            <text:p>8.52828788757</text:p>
          </table:table-cell>
        </table:table-row>
        <table:table-row table:style-name="ro1">
          <table:table-cell office:value-type="float" office:value="1.59195489436131E+018" calcext:value-type="float">
            <text:p>1.59195489436131E+018</text:p>
          </table:table-cell>
          <table:table-cell table:formula="of:=([.A124]-1.59195488716323E+018)*0.000000001" office:value-type="float" office:value="7.19808" calcext:value-type="float">
            <text:p>7.19808</text:p>
          </table:table-cell>
          <table:table-cell/>
          <table:table-cell office:value-type="float" office:value="0.0693000033498" calcext:value-type="float">
            <text:p>0.0693000033498</text:p>
          </table:table-cell>
          <table:table-cell office:value-type="float" office:value="0.0208899993449" calcext:value-type="float">
            <text:p>0.0208899993449</text:p>
          </table:table-cell>
          <table:table-cell office:value-type="float" office:value="-0.0660500004888" calcext:value-type="float">
            <text:p>-0.0660500004888</text:p>
          </table:table-cell>
          <table:table-cell office:value-type="float" office:value="0.0000999999974738" calcext:value-type="float">
            <text:p>1.00E-04</text:p>
          </table:table-cell>
          <table:table-cell/>
          <table:table-cell office:value-type="float" office:value="-1.33029341698" calcext:value-type="float">
            <text:p>-1.33029341698</text:p>
          </table:table-cell>
          <table:table-cell office:value-type="float" office:value="-0.625575900078" calcext:value-type="float">
            <text:p>-0.625575900078</text:p>
          </table:table-cell>
          <table:table-cell office:value-type="float" office:value="-0.866654276848" calcext:value-type="float">
            <text:p>-0.866654276848</text:p>
          </table:table-cell>
          <table:table-cell/>
          <table:table-cell office:value-type="float" office:value="-0.0195799991488" calcext:value-type="float">
            <text:p>-0.0195799991488</text:p>
          </table:table-cell>
          <table:table-cell/>
          <table:table-cell office:value-type="float" office:value="8.5439414978" calcext:value-type="float">
            <text:p>8.5439414978</text:p>
          </table:table-cell>
        </table:table-row>
        <table:table-row table:style-name="ro1">
          <table:table-cell office:value-type="float" office:value="1.59195489441387E+018" calcext:value-type="float">
            <text:p>1.59195489441387E+018</text:p>
          </table:table-cell>
          <table:table-cell table:formula="of:=([.A125]-1.59195488716323E+018)*0.000000001" office:value-type="float" office:value="7.250639872" calcext:value-type="float">
            <text:p>7.250639872</text:p>
          </table:table-cell>
          <table:table-cell/>
          <table:table-cell office:value-type="float" office:value="0.0709000006318" calcext:value-type="float">
            <text:p>0.0709000006318</text:p>
          </table:table-cell>
          <table:table-cell office:value-type="float" office:value="0.0319299995899" calcext:value-type="float">
            <text:p>0.0319299995899</text:p>
          </table:table-cell>
          <table:table-cell office:value-type="float" office:value="-0.0632499977946" calcext:value-type="float">
            <text:p>-0.0632499977946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table:style-name="Default"/>
          <table:table-cell office:value-type="float" office:value="-1.3265786171" calcext:value-type="float">
            <text:p>-1.3265786171</text:p>
          </table:table-cell>
          <table:table-cell office:value-type="float" office:value="-0.627663135529" calcext:value-type="float">
            <text:p>-0.627663135529</text:p>
          </table:table-cell>
          <table:table-cell office:value-type="float" office:value="-0.866648256779" calcext:value-type="float">
            <text:p>-0.866648256779</text:p>
          </table:table-cell>
          <table:table-cell/>
          <table:table-cell office:value-type="float" office:value="-0.0146399997175" calcext:value-type="float">
            <text:p>-0.0146399997175</text:p>
          </table:table-cell>
          <table:table-cell/>
          <table:table-cell office:value-type="float" office:value="8.57069969177" calcext:value-type="float">
            <text:p>8.57069969177</text:p>
          </table:table-cell>
        </table:table-row>
        <table:table-row table:style-name="ro1">
          <table:table-cell office:value-type="float" office:value="1.59195489451642E+018" calcext:value-type="float">
            <text:p>1.59195489451642E+018</text:p>
          </table:table-cell>
          <table:table-cell table:formula="of:=([.A126]-1.59195488716323E+018)*0.000000001" office:value-type="float" office:value="7.353189888" calcext:value-type="float">
            <text:p>7.353189888</text:p>
          </table:table-cell>
          <table:table-cell/>
          <table:table-cell office:value-type="float" office:value="0.0716999992728" calcext:value-type="float">
            <text:p>0.0716999992728</text:p>
          </table:table-cell>
          <table:table-cell office:value-type="float" office:value="0.0430999994278" calcext:value-type="float">
            <text:p>0.0430999994278</text:p>
          </table:table-cell>
          <table:table-cell office:value-type="float" office:value="-0.0572500005364" calcext:value-type="float">
            <text:p>-0.0572500005364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-1.31931102276" calcext:value-type="float">
            <text:p>-1.31931102276</text:p>
          </table:table-cell>
          <table:table-cell office:value-type="float" office:value="-0.631484210491" calcext:value-type="float">
            <text:p>-0.631484210491</text:p>
          </table:table-cell>
          <table:table-cell office:value-type="float" office:value="-0.866696536541" calcext:value-type="float">
            <text:p>-0.866696536541</text:p>
          </table:table-cell>
          <table:table-cell/>
          <table:table-cell office:value-type="float" office:value="-0.00937000010163" calcext:value-type="float">
            <text:p>-0.00937000010163</text:p>
          </table:table-cell>
          <table:table-cell/>
          <table:table-cell office:value-type="float" office:value="8.59924602509" calcext:value-type="float">
            <text:p>8.59924602509</text:p>
          </table:table-cell>
        </table:table-row>
        <table:table-row table:style-name="ro1">
          <table:table-cell office:value-type="float" office:value="1.59195489456917E+018" calcext:value-type="float">
            <text:p>1.59195489456917E+018</text:p>
          </table:table-cell>
          <table:table-cell table:formula="of:=([.A127]-1.59195488716323E+018)*0.000000001" office:value-type="float" office:value="7.405940224" calcext:value-type="float">
            <text:p>7.405940224</text:p>
          </table:table-cell>
          <table:table-cell/>
          <table:table-cell office:value-type="float" office:value="0.0724999979138" calcext:value-type="float">
            <text:p>0.0724999979138</text:p>
          </table:table-cell>
          <table:table-cell office:value-type="float" office:value="0.0497599989176" calcext:value-type="float">
            <text:p>0.0497599989176</text:p>
          </table:table-cell>
          <table:table-cell office:value-type="float" office:value="-0.052760001272" calcext:value-type="float">
            <text:p>-0.052760001272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 table:style-name="Default"/>
          <table:table-cell office:value-type="float" office:value="-1.31558573246" calcext:value-type="float">
            <text:p>-1.31558573246</text:p>
          </table:table-cell>
          <table:table-cell office:value-type="float" office:value="-0.633274316788" calcext:value-type="float">
            <text:p>-0.633274316788</text:p>
          </table:table-cell>
          <table:table-cell office:value-type="float" office:value="-0.866705536842" calcext:value-type="float">
            <text:p>-0.866705536842</text:p>
          </table:table-cell>
          <table:table-cell/>
          <table:table-cell office:value-type="float" office:value="-0.00467999977991" calcext:value-type="float">
            <text:p>-0.00467999977991</text:p>
          </table:table-cell>
          <table:table-cell/>
          <table:table-cell office:value-type="float" office:value="8.62465000153" calcext:value-type="float">
            <text:p>8.62465000153</text:p>
          </table:table-cell>
        </table:table-row>
        <table:table-row table:style-name="ro1">
          <table:table-cell office:value-type="float" office:value="1.59195489462262E+018" calcext:value-type="float">
            <text:p>1.59195489462262E+018</text:p>
          </table:table-cell>
          <table:table-cell table:formula="of:=([.A128]-1.59195488716323E+018)*0.000000001" office:value-type="float" office:value="7.459389952" calcext:value-type="float">
            <text:p>7.459389952</text:p>
          </table:table-cell>
          <table:table-cell/>
          <table:table-cell office:value-type="float" office:value="0.0746000036597" calcext:value-type="float">
            <text:p>0.0746000036597</text:p>
          </table:table-cell>
          <table:table-cell office:value-type="float" office:value="0.0565299987793" calcext:value-type="float">
            <text:p>0.0565299987793</text:p>
          </table:table-cell>
          <table:table-cell office:value-type="float" office:value="-0.0486200004816" calcext:value-type="float">
            <text:p>-0.0486200004816</text:p>
          </table:table-cell>
          <table:table-cell table:style-name="Default" office:value-type="float" office:value="-0.000169999999343" calcext:value-type="float">
            <text:p>-0.000169999999343</text:p>
          </table:table-cell>
          <table:table-cell table:style-name="Default"/>
          <table:table-cell office:value-type="float" office:value="-1.31153678894" calcext:value-type="float">
            <text:p>-1.31153678894</text:p>
          </table:table-cell>
          <table:table-cell office:value-type="float" office:value="-0.635081171989" calcext:value-type="float">
            <text:p>-0.635081171989</text:p>
          </table:table-cell>
          <table:table-cell office:value-type="float" office:value="-0.866708755493" calcext:value-type="float">
            <text:p>-0.866708755493</text:p>
          </table:table-cell>
          <table:table-cell/>
          <table:table-cell office:value-type="float" office:value="0.00190000003204" calcext:value-type="float">
            <text:p>0.0019000000320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467601E+018" calcext:value-type="float">
            <text:p>1.59195489467601E+018</text:p>
          </table:table-cell>
          <table:table-cell table:formula="of:=([.A129]-1.59195488716323E+018)*0.000000001" office:value-type="float" office:value="7.512780032" calcext:value-type="float">
            <text:p>7.512780032</text:p>
          </table:table-cell>
          <table:table-cell/>
          <table:table-cell office:value-type="float" office:value="0.076700001955" calcext:value-type="float">
            <text:p>0.076700001955</text:p>
          </table:table-cell>
          <table:table-cell office:value-type="float" office:value="0.0624600015581" calcext:value-type="float">
            <text:p>0.0624600015581</text:p>
          </table:table-cell>
          <table:table-cell office:value-type="float" office:value="-0.0445399992168" calcext:value-type="float">
            <text:p>-0.0445399992168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-1.30768895149" calcext:value-type="float">
            <text:p>-1.30768895149</text:p>
          </table:table-cell>
          <table:table-cell office:value-type="float" office:value="-0.63675558567" calcext:value-type="float">
            <text:p>-0.63675558567</text:p>
          </table:table-cell>
          <table:table-cell office:value-type="float" office:value="-0.866718232632" calcext:value-type="float">
            <text:p>-0.866718232632</text:p>
          </table:table-cell>
          <table:table-cell/>
          <table:table-cell office:value-type="float" office:value="0.00774999987334" calcext:value-type="float">
            <text:p>0.0077499998733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472849E+018" calcext:value-type="float">
            <text:p>1.59195489472849E+018</text:p>
          </table:table-cell>
          <table:table-cell table:formula="of:=([.A130]-1.59195488716323E+018)*0.000000001" office:value-type="float" office:value="7.565259776" calcext:value-type="float">
            <text:p>7.565259776</text:p>
          </table:table-cell>
          <table:table-cell/>
          <table:table-cell office:value-type="float" office:value="0.0785000026226" calcext:value-type="float">
            <text:p>0.0785000026226</text:p>
          </table:table-cell>
          <table:table-cell office:value-type="float" office:value="0.067319996655" calcext:value-type="float">
            <text:p>0.067319996655</text:p>
          </table:table-cell>
          <table:table-cell office:value-type="float" office:value="-0.0403599999845" calcext:value-type="float">
            <text:p>-0.0403599999845</text:p>
          </table:table-cell>
          <table:table-cell office:value-type="float" office:value="0.0000499999987369" calcext:value-type="float">
            <text:p>5.00E-05</text:p>
          </table:table-cell>
          <table:table-cell/>
          <table:table-cell office:value-type="float" office:value="-1.30375647545" calcext:value-type="float">
            <text:p>-1.30375647545</text:p>
          </table:table-cell>
          <table:table-cell office:value-type="float" office:value="-0.638345479965" calcext:value-type="float">
            <text:p>-0.638345479965</text:p>
          </table:table-cell>
          <table:table-cell office:value-type="float" office:value="-0.866714298725" calcext:value-type="float">
            <text:p>-0.866714298725</text:p>
          </table:table-cell>
          <table:table-cell/>
          <table:table-cell office:value-type="float" office:value="0.0136200003326" calcext:value-type="float">
            <text:p>0.013620000332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478093E+018" calcext:value-type="float">
            <text:p>1.59195489478093E+018</text:p>
          </table:table-cell>
          <table:table-cell table:formula="of:=([.A131]-1.59195488716323E+018)*0.000000001" office:value-type="float" office:value="7.617700096" calcext:value-type="float">
            <text:p>7.617700096</text:p>
          </table:table-cell>
          <table:table-cell/>
          <table:table-cell office:value-type="float" office:value="0.0790000036359" calcext:value-type="float">
            <text:p>0.0790000036359</text:p>
          </table:table-cell>
          <table:table-cell office:value-type="float" office:value="0.069859996438" calcext:value-type="float">
            <text:p>0.069859996438</text:p>
          </table:table-cell>
          <table:table-cell office:value-type="float" office:value="-0.0367899984121" calcext:value-type="float">
            <text:p>-0.0367899984121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-1.30000567436" calcext:value-type="float">
            <text:p>-1.30000567436</text:p>
          </table:table-cell>
          <table:table-cell office:value-type="float" office:value="-0.639729499817" calcext:value-type="float">
            <text:p>-0.639729499817</text:p>
          </table:table-cell>
          <table:table-cell office:value-type="float" office:value="-0.866695940495" calcext:value-type="float">
            <text:p>-0.866695940495</text:p>
          </table:table-cell>
          <table:table-cell/>
          <table:table-cell office:value-type="float" office:value="0.0170699991286" calcext:value-type="float">
            <text:p>0.017069999128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483342E+018" calcext:value-type="float">
            <text:p>1.59195489483342E+018</text:p>
          </table:table-cell>
          <table:table-cell table:formula="of:=([.A132]-1.59195488716323E+018)*0.000000001" office:value-type="float" office:value="7.67019008" calcext:value-type="float">
            <text:p>7.67019008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office:value-type="float" office:value="0.0718899965286" calcext:value-type="float">
            <text:p>0.0718899965286</text:p>
          </table:table-cell>
          <table:table-cell office:value-type="float" office:value="-0.0347299985588" calcext:value-type="float">
            <text:p>-0.0347299985588</text:p>
          </table:table-cell>
          <table:table-cell table:style-name="Default" office:value-type="float" office:value="-0.000110000000859" calcext:value-type="float">
            <text:p>-0.000110000000859</text:p>
          </table:table-cell>
          <table:table-cell table:style-name="Default"/>
          <table:table-cell office:value-type="float" office:value="-1.2959009409" calcext:value-type="float">
            <text:p>-1.2959009409</text:p>
          </table:table-cell>
          <table:table-cell office:value-type="float" office:value="-0.641117751598" calcext:value-type="float">
            <text:p>-0.641117751598</text:p>
          </table:table-cell>
          <table:table-cell office:value-type="float" office:value="-0.86671513319" calcext:value-type="float">
            <text:p>-0.86671513319</text:p>
          </table:table-cell>
          <table:table-cell/>
          <table:table-cell office:value-type="float" office:value="0.023199999705" calcext:value-type="float">
            <text:p>0.02319999970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488893E+018" calcext:value-type="float">
            <text:p>1.59195489488893E+018</text:p>
          </table:table-cell>
          <table:table-cell table:formula="of:=([.A133]-1.59195488716323E+018)*0.000000001" office:value-type="float" office:value="7.725700096" calcext:value-type="float">
            <text:p>7.725700096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office:value-type="float" office:value="0.0727500021458" calcext:value-type="float">
            <text:p>0.0727500021458</text:p>
          </table:table-cell>
          <table:table-cell office:value-type="float" office:value="-0.0326699987054" calcext:value-type="float">
            <text:p>-0.0326699987054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 table:style-name="Default"/>
          <table:table-cell office:value-type="float" office:value="-1.29163336754" calcext:value-type="float">
            <text:p>-1.29163336754</text:p>
          </table:table-cell>
          <table:table-cell office:value-type="float" office:value="-0.642370998859" calcext:value-type="float">
            <text:p>-0.642370998859</text:p>
          </table:table-cell>
          <table:table-cell office:value-type="float" office:value="-0.866684615612" calcext:value-type="float">
            <text:p>-0.866684615612</text:p>
          </table:table-cell>
          <table:table-cell/>
          <table:table-cell office:value-type="float" office:value="0.0203399993479" calcext:value-type="float">
            <text:p>0.0203399993479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494149E+018" calcext:value-type="float">
            <text:p>1.59195489494149E+018</text:p>
          </table:table-cell>
          <table:table-cell table:formula="of:=([.A134]-1.59195488716323E+018)*0.000000001" office:value-type="float" office:value="7.778260224" calcext:value-type="float">
            <text:p>7.778260224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office:value-type="float" office:value="0.0735599994659" calcext:value-type="float">
            <text:p>0.0735599994659</text:p>
          </table:table-cell>
          <table:table-cell office:value-type="float" office:value="-0.030680000782" calcext:value-type="float">
            <text:p>-0.030680000782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-1.28761696815" calcext:value-type="float">
            <text:p>-1.28761696815</text:p>
          </table:table-cell>
          <table:table-cell office:value-type="float" office:value="-0.643373012543" calcext:value-type="float">
            <text:p>-0.643373012543</text:p>
          </table:table-cell>
          <table:table-cell office:value-type="float" office:value="-0.866695046425" calcext:value-type="float">
            <text:p>-0.866695046425</text:p>
          </table:table-cell>
          <table:table-cell/>
          <table:table-cell office:value-type="float" office:value="0.0179299991578" calcext:value-type="float">
            <text:p>0.017929999157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499311E+018" calcext:value-type="float">
            <text:p>1.59195489499311E+018</text:p>
          </table:table-cell>
          <table:table-cell table:formula="of:=([.A135]-1.59195488716323E+018)*0.000000001" office:value-type="float" office:value="7.82988032" calcext:value-type="float">
            <text:p>7.82988032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office:value-type="float" office:value="0.0744799971581" calcext:value-type="float">
            <text:p>0.0744799971581</text:p>
          </table:table-cell>
          <table:table-cell office:value-type="float" office:value="-0.0286200009286" calcext:value-type="float">
            <text:p>-0.0286200009286</text:p>
          </table:table-cell>
          <table:table-cell table:style-name="Default" office:value-type="float" office:value="-0.000110000000859" calcext:value-type="float">
            <text:p>-0.000110000000859</text:p>
          </table:table-cell>
          <table:table-cell table:style-name="Default"/>
          <table:table-cell office:value-type="float" office:value="-1.28343427181" calcext:value-type="float">
            <text:p>-1.28343427181</text:p>
          </table:table-cell>
          <table:table-cell office:value-type="float" office:value="-0.644242584705" calcext:value-type="float">
            <text:p>-0.644242584705</text:p>
          </table:table-cell>
          <table:table-cell office:value-type="float" office:value="-0.866711616516" calcext:value-type="float">
            <text:p>-0.866711616516</text:p>
          </table:table-cell>
          <table:table-cell/>
          <table:table-cell office:value-type="float" office:value="0.015359999612" calcext:value-type="float">
            <text:p>0.015359999612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509634E+018" calcext:value-type="float">
            <text:p>1.59195489509634E+018</text:p>
          </table:table-cell>
          <table:table-cell table:formula="of:=([.A136]-1.59195488716323E+018)*0.000000001" office:value-type="float" office:value="7.933110016" calcext:value-type="float">
            <text:p>7.933110016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office:value-type="float" office:value="0.0758100003004" calcext:value-type="float">
            <text:p>0.0758100003004</text:p>
          </table:table-cell>
          <table:table-cell office:value-type="float" office:value="-0.0241800006479" calcext:value-type="float">
            <text:p>-0.0241800006479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7534639835" calcext:value-type="float">
            <text:p>-1.27534639835</text:p>
          </table:table-cell>
          <table:table-cell office:value-type="float" office:value="-0.64550691843" calcext:value-type="float">
            <text:p>-0.64550691843</text:p>
          </table:table-cell>
          <table:table-cell office:value-type="float" office:value="-0.86670178175" calcext:value-type="float">
            <text:p>-0.86670178175</text:p>
          </table:table-cell>
          <table:table-cell/>
          <table:table-cell office:value-type="float" office:value="0.0136200003326" calcext:value-type="float">
            <text:p>0.013620000332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515009E+018" calcext:value-type="float">
            <text:p>1.59195489515009E+018</text:p>
          </table:table-cell>
          <table:table-cell table:formula="of:=([.A137]-1.59195488716323E+018)*0.000000001" office:value-type="float" office:value="7.986860032" calcext:value-type="float">
            <text:p>7.986860032</text:p>
          </table:table-cell>
          <table:table-cell/>
          <table:table-cell office:value-type="float" office:value="0.0794999971986" calcext:value-type="float">
            <text:p>0.0794999971986</text:p>
          </table:table-cell>
          <table:table-cell office:value-type="float" office:value="0.0764300003648" calcext:value-type="float">
            <text:p>0.0764300003648</text:p>
          </table:table-cell>
          <table:table-cell office:value-type="float" office:value="-0.0218000002205" calcext:value-type="float">
            <text:p>-0.02180000022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27118396759" calcext:value-type="float">
            <text:p>-1.27118396759</text:p>
          </table:table-cell>
          <table:table-cell office:value-type="float" office:value="-0.6459389925" calcext:value-type="float">
            <text:p>-0.6459389925</text:p>
          </table:table-cell>
          <table:table-cell office:value-type="float" office:value="-0.86669510603" calcext:value-type="float">
            <text:p>-0.86669510603</text:p>
          </table:table-cell>
          <table:table-cell/>
          <table:table-cell office:value-type="float" office:value="0.0120500000194" calcext:value-type="float">
            <text:p>0.012050000019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52035E+018" calcext:value-type="float">
            <text:p>1.5919548952035E+018</text:p>
          </table:table-cell>
          <table:table-cell table:formula="of:=([.A138]-1.59195488716323E+018)*0.000000001" office:value-type="float" office:value="8.04027008" calcext:value-type="float">
            <text:p>8.04027008</text:p>
          </table:table-cell>
          <table:table-cell/>
          <table:table-cell office:value-type="float" office:value="0.0793000012636" calcext:value-type="float">
            <text:p>0.0793000012636</text:p>
          </table:table-cell>
          <table:table-cell office:value-type="float" office:value="0.0768399983644" calcext:value-type="float">
            <text:p>0.0768399983644</text:p>
          </table:table-cell>
          <table:table-cell office:value-type="float" office:value="-0.0194400008768" calcext:value-type="float">
            <text:p>-0.0194400008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26690423489" calcext:value-type="float">
            <text:p>-1.26690423489</text:p>
          </table:table-cell>
          <table:table-cell office:value-type="float" office:value="-0.646372258663" calcext:value-type="float">
            <text:p>-0.646372258663</text:p>
          </table:table-cell>
          <table:table-cell office:value-type="float" office:value="-0.866706550121" calcext:value-type="float">
            <text:p>-0.866706550121</text:p>
          </table:table-cell>
          <table:table-cell/>
          <table:table-cell office:value-type="float" office:value="0.0080899996683" calcext:value-type="float">
            <text:p>0.0080899996683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525601E+018" calcext:value-type="float">
            <text:p>1.59195489525601E+018</text:p>
          </table:table-cell>
          <table:table-cell table:formula="of:=([.A139]-1.59195488716323E+018)*0.000000001" office:value-type="float" office:value="8.092780032" calcext:value-type="float">
            <text:p>8.092780032</text:p>
          </table:table-cell>
          <table:table-cell/>
          <table:table-cell office:value-type="float" office:value="0.0794999971986" calcext:value-type="float">
            <text:p>0.0794999971986</text:p>
          </table:table-cell>
          <table:table-cell office:value-type="float" office:value="0.0776199996471" calcext:value-type="float">
            <text:p>0.0776199996471</text:p>
          </table:table-cell>
          <table:table-cell office:value-type="float" office:value="-0.017330000177" calcext:value-type="float">
            <text:p>-0.017330000177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6267123222" calcext:value-type="float">
            <text:p>-1.26267123222</text:p>
          </table:table-cell>
          <table:table-cell office:value-type="float" office:value="-0.646804690361" calcext:value-type="float">
            <text:p>-0.646804690361</text:p>
          </table:table-cell>
          <table:table-cell office:value-type="float" office:value="-0.866725325584" calcext:value-type="float">
            <text:p>-0.866725325584</text:p>
          </table:table-cell>
          <table:table-cell/>
          <table:table-cell office:value-type="float" office:value="0.00482999999076" calcext:value-type="float">
            <text:p>0.0048299999907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535759E+018" calcext:value-type="float">
            <text:p>1.59195489535759E+018</text:p>
          </table:table-cell>
          <table:table-cell table:formula="of:=([.A140]-1.59195488716323E+018)*0.000000001" office:value-type="float" office:value="8.19436032" calcext:value-type="float">
            <text:p>8.19436032</text:p>
          </table:table-cell>
          <table:table-cell/>
          <table:table-cell office:value-type="float" office:value="0.0794000029564" calcext:value-type="float">
            <text:p>0.0794000029564</text:p>
          </table:table-cell>
          <table:table-cell office:value-type="float" office:value="0.0781399980187" calcext:value-type="float">
            <text:p>0.0781399980187</text:p>
          </table:table-cell>
          <table:table-cell office:value-type="float" office:value="-0.0140300001949" calcext:value-type="float">
            <text:p>-0.0140300001949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-1.25459885597" calcext:value-type="float">
            <text:p>-1.25459885597</text:p>
          </table:table-cell>
          <table:table-cell office:value-type="float" office:value="-0.647172749043" calcext:value-type="float">
            <text:p>-0.647172749043</text:p>
          </table:table-cell>
          <table:table-cell office:value-type="float" office:value="-0.866729199886" calcext:value-type="float">
            <text:p>-0.866729199886</text:p>
          </table:table-cell>
          <table:table-cell/>
          <table:table-cell office:value-type="float" office:value="0.00142999994569" calcext:value-type="float">
            <text:p>0.00142999994569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541099E+018" calcext:value-type="float">
            <text:p>1.59195489541099E+018</text:p>
          </table:table-cell>
          <table:table-cell table:formula="of:=([.A141]-1.59195488716323E+018)*0.000000001" office:value-type="float" office:value="8.247760128" calcext:value-type="float">
            <text:p>8.247760128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office:value-type="float" office:value="0.0786999985576" calcext:value-type="float">
            <text:p>0.0786999985576</text:p>
          </table:table-cell>
          <table:table-cell office:value-type="float" office:value="-0.0116600003093" calcext:value-type="float">
            <text:p>-0.0116600003093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-1.25041997433" calcext:value-type="float">
            <text:p>-1.25041997433</text:p>
          </table:table-cell>
          <table:table-cell office:value-type="float" office:value="-0.647072970867" calcext:value-type="float">
            <text:p>-0.647072970867</text:p>
          </table:table-cell>
          <table:table-cell office:value-type="float" office:value="-0.866749227047" calcext:value-type="float">
            <text:p>-0.866749227047</text:p>
          </table:table-cell>
          <table:table-cell/>
          <table:table-cell office:value-type="float" office:value="0.000950000016019" calcext:value-type="float">
            <text:p>0.000950000016019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546322E+018" calcext:value-type="float">
            <text:p>1.59195489546322E+018</text:p>
          </table:table-cell>
          <table:table-cell table:formula="of:=([.A142]-1.59195488716323E+018)*0.000000001" office:value-type="float" office:value="8.299990016" calcext:value-type="float">
            <text:p>8.299990016</text:p>
          </table:table-cell>
          <table:table-cell/>
          <table:table-cell office:value-type="float" office:value="0.0793000012636" calcext:value-type="float">
            <text:p>0.0793000012636</text:p>
          </table:table-cell>
          <table:table-cell office:value-type="float" office:value="0.0787599980831" calcext:value-type="float">
            <text:p>0.0787599980831</text:p>
          </table:table-cell>
          <table:table-cell office:value-type="float" office:value="-0.0092399995774" calcext:value-type="float">
            <text:p>-0.0092399995774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-1.24629580975" calcext:value-type="float">
            <text:p>-1.24629580975</text:p>
          </table:table-cell>
          <table:table-cell office:value-type="float" office:value="-0.646939337254" calcext:value-type="float">
            <text:p>-0.646939337254</text:p>
          </table:table-cell>
          <table:table-cell office:value-type="float" office:value="-0.866732239723" calcext:value-type="float">
            <text:p>-0.866732239723</text:p>
          </table:table-cell>
          <table:table-cell/>
          <table:table-cell office:value-type="float" office:value="-0.000790000020061" calcext:value-type="float">
            <text:p>-0.000790000020061</text:p>
          </table:table-cell>
          <table:table-cell/>
          <table:table-cell office:value-type="float" office:value="8.64572048187" calcext:value-type="float">
            <text:p>8.64572048187</text:p>
          </table:table-cell>
        </table:table-row>
        <table:table-row table:style-name="ro1">
          <table:table-cell office:value-type="float" office:value="1.59195489551475E+018" calcext:value-type="float">
            <text:p>1.59195489551475E+018</text:p>
          </table:table-cell>
          <table:table-cell table:formula="of:=([.A143]-1.59195488716323E+018)*0.000000001" office:value-type="float" office:value="8.35152" calcext:value-type="float">
            <text:p>8.35152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office:value-type="float" office:value="0.0794000029564" calcext:value-type="float">
            <text:p>0.0794000029564</text:p>
          </table:table-cell>
          <table:table-cell office:value-type="float" office:value="-0.00708999997005" calcext:value-type="float">
            <text:p>-0.00708999997005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-1.24194526672" calcext:value-type="float">
            <text:p>-1.24194526672</text:p>
          </table:table-cell>
          <table:table-cell office:value-type="float" office:value="-0.646808922291" calcext:value-type="float">
            <text:p>-0.646808922291</text:p>
          </table:table-cell>
          <table:table-cell office:value-type="float" office:value="-0.866729021072" calcext:value-type="float">
            <text:p>-0.86672902107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561752E+018" calcext:value-type="float">
            <text:p>1.59195489561752E+018</text:p>
          </table:table-cell>
          <table:table-cell table:formula="of:=([.A144]-1.59195488716323E+018)*0.000000001" office:value-type="float" office:value="8.454290176" calcext:value-type="float">
            <text:p>8.454290176</text:p>
          </table:table-cell>
          <table:table-cell/>
          <table:table-cell office:value-type="float" office:value="0.0798999965191" calcext:value-type="float">
            <text:p>0.0798999965191</text:p>
          </table:table-cell>
          <table:table-cell office:value-type="float" office:value="0.079779997468" calcext:value-type="float">
            <text:p>0.079779997468</text:p>
          </table:table-cell>
          <table:table-cell office:value-type="float" office:value="-0.00475999992341" calcext:value-type="float">
            <text:p>-0.00475999992341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-1.23368644714" calcext:value-type="float">
            <text:p>-1.23368644714</text:p>
          </table:table-cell>
          <table:table-cell office:value-type="float" office:value="-0.646587610245" calcext:value-type="float">
            <text:p>-0.646587610245</text:p>
          </table:table-cell>
          <table:table-cell office:value-type="float" office:value="-0.866729915142" calcext:value-type="float">
            <text:p>-0.866729915142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566978E+018" calcext:value-type="float">
            <text:p>1.59195489566978E+018</text:p>
          </table:table-cell>
          <table:table-cell table:formula="of:=([.A145]-1.59195488716323E+018)*0.000000001" office:value-type="float" office:value="8.506550016" calcext:value-type="float">
            <text:p>8.506550016</text:p>
          </table:table-cell>
          <table:table-cell/>
          <table:table-cell office:value-type="float" office:value="0.0794999971986" calcext:value-type="float">
            <text:p>0.0794999971986</text:p>
          </table:table-cell>
          <table:table-cell office:value-type="float" office:value="0.0794700011611" calcext:value-type="float">
            <text:p>0.0794700011611</text:p>
          </table:table-cell>
          <table:table-cell office:value-type="float" office:value="-0.00323999999091" calcext:value-type="float">
            <text:p>-0.00323999999091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296577692" calcext:value-type="float">
            <text:p>-1.2296577692</text:p>
          </table:table-cell>
          <table:table-cell office:value-type="float" office:value="-0.646433353424" calcext:value-type="float">
            <text:p>-0.646433353424</text:p>
          </table:table-cell>
          <table:table-cell office:value-type="float" office:value="-0.866717576981" calcext:value-type="float">
            <text:p>-0.866717576981</text:p>
          </table:table-cell>
          <table:table-cell/>
          <table:table-cell office:value-type="float" office:value="-0.000440000003437" calcext:value-type="float">
            <text:p>-0.000440000003437</text:p>
          </table:table-cell>
          <table:table-cell/>
          <table:table-cell office:value-type="float" office:value="8.64761638641" calcext:value-type="float">
            <text:p>8.64761638641</text:p>
          </table:table-cell>
        </table:table-row>
        <table:table-row table:style-name="ro1">
          <table:table-cell office:value-type="float" office:value="1.59195489572231E+018" calcext:value-type="float">
            <text:p>1.59195489572231E+018</text:p>
          </table:table-cell>
          <table:table-cell table:formula="of:=([.A146]-1.59195488716323E+018)*0.000000001" office:value-type="float" office:value="8.559079936" calcext:value-type="float">
            <text:p>8.559079936</text:p>
          </table:table-cell>
          <table:table-cell/>
          <table:table-cell office:value-type="float" office:value="0.0798999965191" calcext:value-type="float">
            <text:p>0.0798999965191</text:p>
          </table:table-cell>
          <table:table-cell office:value-type="float" office:value="0.0798899978399" calcext:value-type="float">
            <text:p>0.0798899978399</text:p>
          </table:table-cell>
          <table:table-cell office:value-type="float" office:value="-0.00127999996766" calcext:value-type="float">
            <text:p>-0.00127999996766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-1.22533905506" calcext:value-type="float">
            <text:p>-1.22533905506</text:p>
          </table:table-cell>
          <table:table-cell office:value-type="float" office:value="-0.646306991577" calcext:value-type="float">
            <text:p>-0.646306991577</text:p>
          </table:table-cell>
          <table:table-cell office:value-type="float" office:value="-0.866724789143" calcext:value-type="float">
            <text:p>-0.866724789143</text:p>
          </table:table-cell>
          <table:table-cell/>
          <table:table-cell office:value-type="float" office:value="0.000479999987874" calcext:value-type="float">
            <text:p>0.00047999998787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577498E+018" calcext:value-type="float">
            <text:p>1.59195489577498E+018</text:p>
          </table:table-cell>
          <table:table-cell table:formula="of:=([.A147]-1.59195488716323E+018)*0.000000001" office:value-type="float" office:value="8.611749888" calcext:value-type="float">
            <text:p>8.611749888</text:p>
          </table:table-cell>
          <table:table-cell/>
          <table:table-cell office:value-type="float" office:value="0.0799999982119" calcext:value-type="float">
            <text:p>0.0799999982119</text:p>
          </table:table-cell>
          <table:table-cell office:value-type="float" office:value="0.0799499973655" calcext:value-type="float">
            <text:p>0.0799499973655</text:p>
          </table:table-cell>
          <table:table-cell office:value-type="float" office:value="-0.000410000007832" calcext:value-type="float">
            <text:p>-0.000410000007832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22122478485" calcext:value-type="float">
            <text:p>-1.22122478485</text:p>
          </table:table-cell>
          <table:table-cell office:value-type="float" office:value="-0.646198272705" calcext:value-type="float">
            <text:p>-0.646198272705</text:p>
          </table:table-cell>
          <table:table-cell office:value-type="float" office:value="-0.866697847843" calcext:value-type="float">
            <text:p>-0.866697847843</text:p>
          </table:table-cell>
          <table:table-cell/>
          <table:table-cell office:value-type="float" office:value="0.00079999997979" calcext:value-type="float">
            <text:p>0.00079999997979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582869E+018" calcext:value-type="float">
            <text:p>1.59195489582869E+018</text:p>
          </table:table-cell>
          <table:table-cell table:formula="of:=([.A148]-1.59195488716323E+018)*0.000000001" office:value-type="float" office:value="8.665459968" calcext:value-type="float">
            <text:p>8.665459968</text:p>
          </table:table-cell>
          <table:table-cell/>
          <table:table-cell office:value-type="float" office:value="0.0798999965191" calcext:value-type="float">
            <text:p>0.0798999965191</text:p>
          </table:table-cell>
          <table:table-cell office:value-type="float" office:value="0.0798500031233" calcext:value-type="float">
            <text:p>0.0798500031233</text:p>
          </table:table-cell>
          <table:table-cell office:value-type="float" office:value="0.000500000023749" calcext:value-type="float">
            <text:p>0.000500000023749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169829607" calcext:value-type="float">
            <text:p>-1.2169829607</text:p>
          </table:table-cell>
          <table:table-cell office:value-type="float" office:value="-0.646058738232" calcext:value-type="float">
            <text:p>-0.646058738232</text:p>
          </table:table-cell>
          <table:table-cell office:value-type="float" office:value="-0.86671090126" calcext:value-type="float">
            <text:p>-0.86671090126</text:p>
          </table:table-cell>
          <table:table-cell/>
          <table:table-cell office:value-type="float" office:value="0.000959999975748" calcext:value-type="float">
            <text:p>0.00095999997574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593223E+018" calcext:value-type="float">
            <text:p>1.59195489593223E+018</text:p>
          </table:table-cell>
          <table:table-cell table:formula="of:=([.A149]-1.59195488716323E+018)*0.000000001" office:value-type="float" office:value="8.769000192" calcext:value-type="float">
            <text:p>8.769000192</text:p>
          </table:table-cell>
          <table:table-cell/>
          <table:table-cell office:value-type="float" office:value="0.0781999975443" calcext:value-type="float">
            <text:p>0.0781999975443</text:p>
          </table:table-cell>
          <table:table-cell office:value-type="float" office:value="0.0781399980187" calcext:value-type="float">
            <text:p>0.0781399980187</text:p>
          </table:table-cell>
          <table:table-cell office:value-type="float" office:value="0.00326999998651" calcext:value-type="float">
            <text:p>0.00326999998651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 table:style-name="Default"/>
          <table:table-cell office:value-type="float" office:value="-1.20983350277" calcext:value-type="float">
            <text:p>-1.20983350277</text:p>
          </table:table-cell>
          <table:table-cell office:value-type="float" office:value="-0.644594430923" calcext:value-type="float">
            <text:p>-0.644594430923</text:p>
          </table:table-cell>
          <table:table-cell office:value-type="float" office:value="-0.866608381271" calcext:value-type="float">
            <text:p>-0.866608381271</text:p>
          </table:table-cell>
          <table:table-cell/>
          <table:table-cell office:value-type="float" office:value="-0.0019199999515" calcext:value-type="float">
            <text:p>-0.0019199999515</text:p>
          </table:table-cell>
          <table:table-cell/>
          <table:table-cell office:value-type="float" office:value="8.63959980011" calcext:value-type="float">
            <text:p>8.63959980011</text:p>
          </table:table-cell>
        </table:table-row>
        <table:table-row table:style-name="ro1">
          <table:table-cell office:value-type="float" office:value="1.59195489598478E+018" calcext:value-type="float">
            <text:p>1.59195489598478E+018</text:p>
          </table:table-cell>
          <table:table-cell table:formula="of:=([.A150]-1.59195488716323E+018)*0.000000001" office:value-type="float" office:value="8.82155008" calcext:value-type="float">
            <text:p>8.82155008</text:p>
          </table:table-cell>
          <table:table-cell/>
          <table:table-cell office:value-type="float" office:value="0.0737000033259" calcext:value-type="float">
            <text:p>0.0737000033259</text:p>
          </table:table-cell>
          <table:table-cell office:value-type="float" office:value="0.072879999876" calcext:value-type="float">
            <text:p>0.072879999876</text:p>
          </table:table-cell>
          <table:table-cell office:value-type="float" office:value="0.0111400000751" calcext:value-type="float">
            <text:p>0.0111400000751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-1.2088868618" calcext:value-type="float">
            <text:p>-1.2088868618</text:p>
          </table:table-cell>
          <table:table-cell office:value-type="float" office:value="-0.640185952187" calcext:value-type="float">
            <text:p>-0.640185952187</text:p>
          </table:table-cell>
          <table:table-cell office:value-type="float" office:value="-0.866744220257" calcext:value-type="float">
            <text:p>-0.866744220257</text:p>
          </table:table-cell>
          <table:table-cell/>
          <table:table-cell office:value-type="float" office:value="-0.00908999983221" calcext:value-type="float">
            <text:p>-0.00908999983221</text:p>
          </table:table-cell>
          <table:table-cell/>
          <table:table-cell office:value-type="float" office:value="8.60076236725" calcext:value-type="float">
            <text:p>8.60076236725</text:p>
          </table:table-cell>
        </table:table-row>
        <table:table-row table:style-name="ro1">
          <table:table-cell office:value-type="float" office:value="1.59195489603723E+018" calcext:value-type="float">
            <text:p>1.59195489603723E+018</text:p>
          </table:table-cell>
          <table:table-cell table:formula="of:=([.A151]-1.59195488716323E+018)*0.000000001" office:value-type="float" office:value="8.874000128" calcext:value-type="float">
            <text:p>8.874000128</text:p>
          </table:table-cell>
          <table:table-cell/>
          <table:table-cell office:value-type="float" office:value="0.0690999999642" calcext:value-type="float">
            <text:p>0.0690999999642</text:p>
          </table:table-cell>
          <table:table-cell office:value-type="float" office:value="0.0667899996042" calcext:value-type="float">
            <text:p>0.0667899996042</text:p>
          </table:table-cell>
          <table:table-cell office:value-type="float" office:value="0.0178299993277" calcext:value-type="float">
            <text:p>0.0178299993277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-1.20859241486" calcext:value-type="float">
            <text:p>-1.20859241486</text:p>
          </table:table-cell>
          <table:table-cell office:value-type="float" office:value="-0.635908067226" calcext:value-type="float">
            <text:p>-0.635908067226</text:p>
          </table:table-cell>
          <table:table-cell office:value-type="float" office:value="-0.866795182228" calcext:value-type="float">
            <text:p>-0.866795182228</text:p>
          </table:table-cell>
          <table:table-cell/>
          <table:table-cell office:value-type="float" office:value="-0.0167699996382" calcext:value-type="float">
            <text:p>-0.0167699996382</text:p>
          </table:table-cell>
          <table:table-cell/>
          <table:table-cell office:value-type="float" office:value="8.55916213989" calcext:value-type="float">
            <text:p>8.55916213989</text:p>
          </table:table-cell>
        </table:table-row>
        <table:table-row table:style-name="ro1">
          <table:table-cell office:value-type="float" office:value="1.59195489609161E+018" calcext:value-type="float">
            <text:p>1.59195489609161E+018</text:p>
          </table:table-cell>
          <table:table-cell table:formula="of:=([.A152]-1.59195488716323E+018)*0.000000001" office:value-type="float" office:value="8.92838016" calcext:value-type="float">
            <text:p>8.92838016</text:p>
          </table:table-cell>
          <table:table-cell/>
          <table:table-cell office:value-type="float" office:value="0.0662999972701" calcext:value-type="float">
            <text:p>0.0662999972701</text:p>
          </table:table-cell>
          <table:table-cell office:value-type="float" office:value="0.0617499984801" calcext:value-type="float">
            <text:p>0.0617499984801</text:p>
          </table:table-cell>
          <table:table-cell office:value-type="float" office:value="0.0239899996668" calcext:value-type="float">
            <text:p>0.0239899996668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-1.2074906826" calcext:value-type="float">
            <text:p>-1.2074906826</text:p>
          </table:table-cell>
          <table:table-cell office:value-type="float" office:value="-0.631861150265" calcext:value-type="float">
            <text:p>-0.631861150265</text:p>
          </table:table-cell>
          <table:table-cell office:value-type="float" office:value="-0.866776108742" calcext:value-type="float">
            <text:p>-0.866776108742</text:p>
          </table:table-cell>
          <table:table-cell/>
          <table:table-cell office:value-type="float" office:value="-0.0206899996847" calcext:value-type="float">
            <text:p>-0.0206899996847</text:p>
          </table:table-cell>
          <table:table-cell/>
          <table:table-cell office:value-type="float" office:value="8.53792953491" calcext:value-type="float">
            <text:p>8.53792953491</text:p>
          </table:table-cell>
        </table:table-row>
        <table:table-row table:style-name="ro1">
          <table:table-cell office:value-type="float" office:value="1.59195489619433E+018" calcext:value-type="float">
            <text:p>1.59195489619433E+018</text:p>
          </table:table-cell>
          <table:table-cell table:formula="of:=([.A153]-1.59195488716323E+018)*0.000000001" office:value-type="float" office:value="9.031099904" calcext:value-type="float">
            <text:p>9.031099904</text:p>
          </table:table-cell>
          <table:table-cell/>
          <table:table-cell office:value-type="float" office:value="0.0658000037074" calcext:value-type="float">
            <text:p>0.0658000037074</text:p>
          </table:table-cell>
          <table:table-cell office:value-type="float" office:value="0.0573300011456" calcext:value-type="float">
            <text:p>0.0573300011456</text:p>
          </table:table-cell>
          <table:table-cell office:value-type="float" office:value="0.0323100015521" calcext:value-type="float">
            <text:p>0.0323100015521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0298695564" calcext:value-type="float">
            <text:p>-1.20298695564</text:p>
          </table:table-cell>
          <table:table-cell office:value-type="float" office:value="-0.624848544598" calcext:value-type="float">
            <text:p>-0.624848544598</text:p>
          </table:table-cell>
          <table:table-cell office:value-type="float" office:value="-0.866736114025" calcext:value-type="float">
            <text:p>-0.866736114025</text:p>
          </table:table-cell>
          <table:table-cell/>
          <table:table-cell office:value-type="float" office:value="-0.0204499997199" calcext:value-type="float">
            <text:p>-0.0204499997199</text:p>
          </table:table-cell>
          <table:table-cell/>
          <table:table-cell office:value-type="float" office:value="8.53922939301" calcext:value-type="float">
            <text:p>8.53922939301</text:p>
          </table:table-cell>
        </table:table-row>
        <table:table-row table:style-name="ro1">
          <table:table-cell office:value-type="float" office:value="1.59195489624594E+018" calcext:value-type="float">
            <text:p>1.59195489624594E+018</text:p>
          </table:table-cell>
          <table:table-cell table:formula="of:=([.A154]-1.59195488716323E+018)*0.000000001" office:value-type="float" office:value="9.082710016" calcext:value-type="float">
            <text:p>9.082710016</text:p>
          </table:table-cell>
          <table:table-cell/>
          <table:table-cell office:value-type="float" office:value="0.0662999972701" calcext:value-type="float">
            <text:p>0.0662999972701</text:p>
          </table:table-cell>
          <table:table-cell office:value-type="float" office:value="0.0538000017405" calcext:value-type="float">
            <text:p>0.0538000017405</text:p>
          </table:table-cell>
          <table:table-cell office:value-type="float" office:value="0.038750000298" calcext:value-type="float">
            <text:p>0.038750000298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19987523556" calcext:value-type="float">
            <text:p>-1.19987523556</text:p>
          </table:table-cell>
          <table:table-cell office:value-type="float" office:value="-0.622233450413" calcext:value-type="float">
            <text:p>-0.622233450413</text:p>
          </table:table-cell>
          <table:table-cell office:value-type="float" office:value="-0.866731703281" calcext:value-type="float">
            <text:p>-0.866731703281</text:p>
          </table:table-cell>
          <table:table-cell/>
          <table:table-cell office:value-type="float" office:value="-0.0216400008649" calcext:value-type="float">
            <text:p>-0.0216400008649</text:p>
          </table:table-cell>
          <table:table-cell/>
          <table:table-cell office:value-type="float" office:value="8.5327835083" calcext:value-type="float">
            <text:p>8.5327835083</text:p>
          </table:table-cell>
        </table:table-row>
        <table:table-row table:style-name="ro1">
          <table:table-cell office:value-type="float" office:value="1.59195489629779E+018" calcext:value-type="float">
            <text:p>1.59195489629779E+018</text:p>
          </table:table-cell>
          <table:table-cell table:formula="of:=([.A155]-1.59195488716323E+018)*0.000000001" office:value-type="float" office:value="9.13456" calcext:value-type="float">
            <text:p>9.13456</text:p>
          </table:table-cell>
          <table:table-cell/>
          <table:table-cell office:value-type="float" office:value="0.0674000009894" calcext:value-type="float">
            <text:p>0.0674000009894</text:p>
          </table:table-cell>
          <table:table-cell office:value-type="float" office:value="0.0529300011694" calcext:value-type="float">
            <text:p>0.0529300011694</text:p>
          </table:table-cell>
          <table:table-cell office:value-type="float" office:value="0.0417700000107" calcext:value-type="float">
            <text:p>0.0417700000107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-1.19641506672" calcext:value-type="float">
            <text:p>-1.19641506672</text:p>
          </table:table-cell>
          <table:table-cell office:value-type="float" office:value="-0.620198845863" calcext:value-type="float">
            <text:p>-0.620198845863</text:p>
          </table:table-cell>
          <table:table-cell office:value-type="float" office:value="-0.866755723953" calcext:value-type="float">
            <text:p>-0.866755723953</text:p>
          </table:table-cell>
          <table:table-cell/>
          <table:table-cell office:value-type="float" office:value="-0.0192699991167" calcext:value-type="float">
            <text:p>-0.0192699991167</text:p>
          </table:table-cell>
          <table:table-cell/>
          <table:table-cell office:value-type="float" office:value="8.54562091827" calcext:value-type="float">
            <text:p>8.54562091827</text:p>
          </table:table-cell>
        </table:table-row>
        <table:table-row table:style-name="ro1">
          <table:table-cell office:value-type="float" office:value="1.59195489634933E+018" calcext:value-type="float">
            <text:p>1.59195489634933E+018</text:p>
          </table:table-cell>
          <table:table-cell table:formula="of:=([.A156]-1.59195488716323E+018)*0.000000001" office:value-type="float" office:value="9.186099968" calcext:value-type="float">
            <text:p>9.186099968</text:p>
          </table:table-cell>
          <table:table-cell/>
          <table:table-cell office:value-type="float" office:value="0.0687000006437" calcext:value-type="float">
            <text:p>0.0687000006437</text:p>
          </table:table-cell>
          <table:table-cell office:value-type="float" office:value="0.0520900003612" calcext:value-type="float">
            <text:p>0.0520900003612</text:p>
          </table:table-cell>
          <table:table-cell office:value-type="float" office:value="0.0448700003326" calcext:value-type="float">
            <text:p>0.0448700003326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-1.19267809391" calcext:value-type="float">
            <text:p>-1.19267809391</text:p>
          </table:table-cell>
          <table:table-cell office:value-type="float" office:value="-0.618174612522" calcext:value-type="float">
            <text:p>-0.618174612522</text:p>
          </table:table-cell>
          <table:table-cell office:value-type="float" office:value="-0.866748869419" calcext:value-type="float">
            <text:p>-0.866748869419</text:p>
          </table:table-cell>
          <table:table-cell/>
          <table:table-cell office:value-type="float" office:value="-0.0178599990904" calcext:value-type="float">
            <text:p>-0.0178599990904</text:p>
          </table:table-cell>
          <table:table-cell/>
          <table:table-cell office:value-type="float" office:value="8.5532579422" calcext:value-type="float">
            <text:p>8.5532579422</text:p>
          </table:table-cell>
        </table:table-row>
        <table:table-row table:style-name="ro1">
          <table:table-cell office:value-type="float" office:value="1.5919548964014E+018" calcext:value-type="float">
            <text:p>1.5919548964014E+018</text:p>
          </table:table-cell>
          <table:table-cell table:formula="of:=([.A157]-1.59195488716323E+018)*0.000000001" office:value-type="float" office:value="9.238170112" calcext:value-type="float">
            <text:p>9.238170112</text:p>
          </table:table-cell>
          <table:table-cell/>
          <table:table-cell office:value-type="float" office:value="0.0688999965787" calcext:value-type="float">
            <text:p>0.0688999965787</text:p>
          </table:table-cell>
          <table:table-cell office:value-type="float" office:value="0.0497599989176" calcext:value-type="float">
            <text:p>0.0497599989176</text:p>
          </table:table-cell>
          <table:table-cell office:value-type="float" office:value="0.0475800000131" calcext:value-type="float">
            <text:p>0.0475800000131</text:p>
          </table:table-cell>
          <table:table-cell office:value-type="float" office:value="0.0000999999974738" calcext:value-type="float">
            <text:p>1.00E-04</text:p>
          </table:table-cell>
          <table:table-cell/>
          <table:table-cell office:value-type="float" office:value="-1.19005441666" calcext:value-type="float">
            <text:p>-1.19005441666</text:p>
          </table:table-cell>
          <table:table-cell office:value-type="float" office:value="-0.61639046669" calcext:value-type="float">
            <text:p>-0.61639046669</text:p>
          </table:table-cell>
          <table:table-cell office:value-type="float" office:value="-0.866634249687" calcext:value-type="float">
            <text:p>-0.866634249687</text:p>
          </table:table-cell>
          <table:table-cell/>
          <table:table-cell office:value-type="float" office:value="-0.0177200008184" calcext:value-type="float">
            <text:p>-0.0177200008184</text:p>
          </table:table-cell>
          <table:table-cell/>
          <table:table-cell office:value-type="float" office:value="8.55401706696" calcext:value-type="float">
            <text:p>8.55401706696</text:p>
          </table:table-cell>
        </table:table-row>
        <table:table-row table:style-name="ro1">
          <table:table-cell office:value-type="float" office:value="1.59195489645379E+018" calcext:value-type="float">
            <text:p>1.59195489645379E+018</text:p>
          </table:table-cell>
          <table:table-cell table:formula="of:=([.A158]-1.59195488716323E+018)*0.000000001" office:value-type="float" office:value="9.29056" calcext:value-type="float">
            <text:p>9.29056</text:p>
          </table:table-cell>
          <table:table-cell/>
          <table:table-cell office:value-type="float" office:value="0.0688000023365" calcext:value-type="float">
            <text:p>0.0688000023365</text:p>
          </table:table-cell>
          <table:table-cell office:value-type="float" office:value="0.044509999454" calcext:value-type="float">
            <text:p>0.044509999454</text:p>
          </table:table-cell>
          <table:table-cell office:value-type="float" office:value="0.0525300018489" calcext:value-type="float">
            <text:p>0.0525300018489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-1.18916213512" calcext:value-type="float">
            <text:p>-1.18916213512</text:p>
          </table:table-cell>
          <table:table-cell office:value-type="float" office:value="-0.61322426796" calcext:value-type="float">
            <text:p>-0.61322426796</text:p>
          </table:table-cell>
          <table:table-cell office:value-type="float" office:value="-0.866770088673" calcext:value-type="float">
            <text:p>-0.866770088673</text:p>
          </table:table-cell>
          <table:table-cell/>
          <table:table-cell office:value-type="float" office:value="-0.0177599992603" calcext:value-type="float">
            <text:p>-0.0177599992603</text:p>
          </table:table-cell>
          <table:table-cell/>
          <table:table-cell office:value-type="float" office:value="8.55379962921" calcext:value-type="float">
            <text:p>8.55379962921</text:p>
          </table:table-cell>
        </table:table-row>
        <table:table-row table:style-name="ro1">
          <table:table-cell office:value-type="float" office:value="1.59195489650634E+018" calcext:value-type="float">
            <text:p>1.59195489650634E+018</text:p>
          </table:table-cell>
          <table:table-cell table:formula="of:=([.A159]-1.59195488716323E+018)*0.000000001" office:value-type="float" office:value="9.343110144" calcext:value-type="float">
            <text:p>9.343110144</text:p>
          </table:table-cell>
          <table:table-cell/>
          <table:table-cell office:value-type="float" office:value="0.0710000023246" calcext:value-type="float">
            <text:p>0.0710000023246</text:p>
          </table:table-cell>
          <table:table-cell office:value-type="float" office:value="0.035909999162" calcext:value-type="float">
            <text:p>0.035909999162</text:p>
          </table:table-cell>
          <table:table-cell office:value-type="float" office:value="0.0612500011921" calcext:value-type="float">
            <text:p>0.0612500011921</text:p>
          </table:table-cell>
          <table:table-cell table:style-name="Default" office:value-type="float" office:value="-0.000280000007479" calcext:value-type="float">
            <text:p>-0.000280000007479</text:p>
          </table:table-cell>
          <table:table-cell table:style-name="Default"/>
          <table:table-cell office:value-type="float" office:value="-1.18921887875" calcext:value-type="float">
            <text:p>-1.18921887875</text:p>
          </table:table-cell>
          <table:table-cell office:value-type="float" office:value="-0.609428405762" calcext:value-type="float">
            <text:p>-0.609428405762</text:p>
          </table:table-cell>
          <table:table-cell office:value-type="float" office:value="-0.866768419743" calcext:value-type="float">
            <text:p>-0.866768419743</text:p>
          </table:table-cell>
          <table:table-cell/>
          <table:table-cell office:value-type="float" office:value="-0.0125399995595" calcext:value-type="float">
            <text:p>-0.0125399995595</text:p>
          </table:table-cell>
          <table:table-cell/>
          <table:table-cell office:value-type="float" office:value="8.58207511902" calcext:value-type="float">
            <text:p>8.58207511902</text:p>
          </table:table-cell>
        </table:table-row>
        <table:table-row table:style-name="ro1">
          <table:table-cell office:value-type="float" office:value="1.59195489655889E+018" calcext:value-type="float">
            <text:p>1.59195489655889E+018</text:p>
          </table:table-cell>
          <table:table-cell table:formula="of:=([.A160]-1.59195488716323E+018)*0.000000001" office:value-type="float" office:value="9.395660032" calcext:value-type="float">
            <text:p>9.395660032</text:p>
          </table:table-cell>
          <table:table-cell/>
          <table:table-cell office:value-type="float" office:value="0.0697999969125" calcext:value-type="float">
            <text:p>0.0697999969125</text:p>
          </table:table-cell>
          <table:table-cell office:value-type="float" office:value="0.0342300012708" calcext:value-type="float">
            <text:p>0.0342300012708</text:p>
          </table:table-cell>
          <table:table-cell office:value-type="float" office:value="0.0607799999416" calcext:value-type="float">
            <text:p>0.0607799999416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-1.18923568726" calcext:value-type="float">
            <text:p>-1.18923568726</text:p>
          </table:table-cell>
          <table:table-cell office:value-type="float" office:value="-0.605291008949" calcext:value-type="float">
            <text:p>-0.605291008949</text:p>
          </table:table-cell>
          <table:table-cell office:value-type="float" office:value="-0.866767585278" calcext:value-type="float">
            <text:p>-0.866767585278</text:p>
          </table:table-cell>
          <table:table-cell/>
          <table:table-cell office:value-type="float" office:value="-0.00679000001401" calcext:value-type="float">
            <text:p>-0.00679000001401</text:p>
          </table:table-cell>
          <table:table-cell/>
          <table:table-cell office:value-type="float" office:value="8.61322116852" calcext:value-type="float">
            <text:p>8.61322116852</text:p>
          </table:table-cell>
        </table:table-row>
        <table:table-row table:style-name="ro1">
          <table:table-cell office:value-type="float" office:value="1.59195489661078E+018" calcext:value-type="float">
            <text:p>1.59195489661078E+018</text:p>
          </table:table-cell>
          <table:table-cell table:formula="of:=([.A161]-1.59195488716323E+018)*0.000000001" office:value-type="float" office:value="9.447550208" calcext:value-type="float">
            <text:p>9.447550208</text:p>
          </table:table-cell>
          <table:table-cell/>
          <table:table-cell office:value-type="float" office:value="0.0694999992847" calcext:value-type="float">
            <text:p>0.0694999992847</text:p>
          </table:table-cell>
          <table:table-cell office:value-type="float" office:value="0.0337000004947" calcext:value-type="float">
            <text:p>0.0337000004947</text:p>
          </table:table-cell>
          <table:table-cell office:value-type="float" office:value="0.0607500001788" calcext:value-type="float">
            <text:p>0.0607500001788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-1.18926608562" calcext:value-type="float">
            <text:p>-1.18926608562</text:p>
          </table:table-cell>
          <table:table-cell office:value-type="float" office:value="-0.601064383984" calcext:value-type="float">
            <text:p>-0.601064383984</text:p>
          </table:table-cell>
          <table:table-cell office:value-type="float" office:value="-0.866763055325" calcext:value-type="float">
            <text:p>-0.866763055325</text:p>
          </table:table-cell>
          <table:table-cell/>
          <table:table-cell office:value-type="float" office:value="0.000699999975041" calcext:value-type="float">
            <text:p>0.000699999975041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671319E+018" calcext:value-type="float">
            <text:p>1.59195489671319E+018</text:p>
          </table:table-cell>
          <table:table-cell table:formula="of:=([.A162]-1.59195488716323E+018)*0.000000001" office:value-type="float" office:value="9.549959936" calcext:value-type="float">
            <text:p>9.549959936</text:p>
          </table:table-cell>
          <table:table-cell/>
          <table:table-cell office:value-type="float" office:value="0.0693000033498" calcext:value-type="float">
            <text:p>0.0693000033498</text:p>
          </table:table-cell>
          <table:table-cell office:value-type="float" office:value="0.0292099993676" calcext:value-type="float">
            <text:p>0.0292099993676</text:p>
          </table:table-cell>
          <table:table-cell office:value-type="float" office:value="0.0627999976277" calcext:value-type="float">
            <text:p>0.0627999976277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-1.18933236599" calcext:value-type="float">
            <text:p>-1.18933236599</text:p>
          </table:table-cell>
          <table:table-cell office:value-type="float" office:value="-0.592828929424" calcext:value-type="float">
            <text:p>-0.592828929424</text:p>
          </table:table-cell>
          <table:table-cell office:value-type="float" office:value="-0.866756021976" calcext:value-type="float">
            <text:p>-0.866756021976</text:p>
          </table:table-cell>
          <table:table-cell/>
          <table:table-cell office:value-type="float" office:value="0.00482999999076" calcext:value-type="float">
            <text:p>0.0048299999907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676776E+018" calcext:value-type="float">
            <text:p>1.59195489676776E+018</text:p>
          </table:table-cell>
          <table:table-cell table:formula="of:=([.A163]-1.59195488716323E+018)*0.000000001" office:value-type="float" office:value="9.60452992" calcext:value-type="float">
            <text:p>9.60452992</text:p>
          </table:table-cell>
          <table:table-cell/>
          <table:table-cell office:value-type="float" office:value="0.0675000026822" calcext:value-type="float">
            <text:p>0.0675000026822</text:p>
          </table:table-cell>
          <table:table-cell office:value-type="float" office:value="0.0237799994648" calcext:value-type="float">
            <text:p>0.0237799994648</text:p>
          </table:table-cell>
          <table:table-cell office:value-type="float" office:value="0.063210003078" calcext:value-type="float">
            <text:p>0.063210003078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-1.18935322762" calcext:value-type="float">
            <text:p>-1.18935322762</text:p>
          </table:table-cell>
          <table:table-cell office:value-type="float" office:value="-0.58860296011" calcext:value-type="float">
            <text:p>-0.58860296011</text:p>
          </table:table-cell>
          <table:table-cell office:value-type="float" office:value="-0.866752505302" calcext:value-type="float">
            <text:p>-0.866752505302</text:p>
          </table:table-cell>
          <table:table-cell/>
          <table:table-cell office:value-type="float" office:value="0.00295999995433" calcext:value-type="float">
            <text:p>0.00295999995433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682032E+018" calcext:value-type="float">
            <text:p>1.59195489682032E+018</text:p>
          </table:table-cell>
          <table:table-cell table:formula="of:=([.A164]-1.59195488716323E+018)*0.000000001" office:value-type="float" office:value="9.657090048" calcext:value-type="float">
            <text:p>9.657090048</text:p>
          </table:table-cell>
          <table:table-cell/>
          <table:table-cell office:value-type="float" office:value="0.0662999972701" calcext:value-type="float">
            <text:p>0.0662999972701</text:p>
          </table:table-cell>
          <table:table-cell office:value-type="float" office:value="0.0164299998432" calcext:value-type="float">
            <text:p>0.0164299998432</text:p>
          </table:table-cell>
          <table:table-cell office:value-type="float" office:value="0.0641999989748" calcext:value-type="float">
            <text:p>0.0641999989748</text:p>
          </table:table-cell>
          <table:table-cell table:style-name="Default" office:value-type="float" office:value="0.000280000007479" calcext:value-type="float">
            <text:p>0.000280000007479</text:p>
          </table:table-cell>
          <table:table-cell table:style-name="Default"/>
          <table:table-cell office:value-type="float" office:value="-1.19043588638" calcext:value-type="float">
            <text:p>-1.19043588638</text:p>
          </table:table-cell>
          <table:table-cell office:value-type="float" office:value="-0.58535784483" calcext:value-type="float">
            <text:p>-0.58535784483</text:p>
          </table:table-cell>
          <table:table-cell office:value-type="float" office:value="-0.866573631763" calcext:value-type="float">
            <text:p>-0.86657363176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687271E+018" calcext:value-type="float">
            <text:p>1.59195489687271E+018</text:p>
          </table:table-cell>
          <table:table-cell table:formula="of:=([.A165]-1.59195488716323E+018)*0.000000001" office:value-type="float" office:value="9.709479936" calcext:value-type="float">
            <text:p>9.709479936</text:p>
          </table:table-cell>
          <table:table-cell/>
          <table:table-cell office:value-type="float" office:value="0.0644000023603" calcext:value-type="float">
            <text:p>0.0644000023603</text:p>
          </table:table-cell>
          <table:table-cell office:value-type="float" office:value="0.00614000018686" calcext:value-type="float">
            <text:p>0.00614000018686</text:p>
          </table:table-cell>
          <table:table-cell office:value-type="float" office:value="0.0640899986029" calcext:value-type="float">
            <text:p>0.0640899986029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 table:style-name="Default"/>
          <table:table-cell office:value-type="float" office:value="-1.19288253784" calcext:value-type="float">
            <text:p>-1.19288253784</text:p>
          </table:table-cell>
          <table:table-cell office:value-type="float" office:value="-0.583349704742" calcext:value-type="float">
            <text:p>-0.583349704742</text:p>
          </table:table-cell>
          <table:table-cell office:value-type="float" office:value="-0.866673111916" calcext:value-type="float">
            <text:p>-0.866673111916</text:p>
          </table:table-cell>
          <table:table-cell/>
          <table:table-cell office:value-type="float" office:value="-0.00522000016645" calcext:value-type="float">
            <text:p>-0.00522000016645</text:p>
          </table:table-cell>
          <table:table-cell/>
          <table:table-cell office:value-type="float" office:value="8.6217250824" calcext:value-type="float">
            <text:p>8.6217250824</text:p>
          </table:table-cell>
        </table:table-row>
        <table:table-row table:style-name="ro1">
          <table:table-cell office:value-type="float" office:value="1.59195489692519E+018" calcext:value-type="float">
            <text:p>1.59195489692519E+018</text:p>
          </table:table-cell>
          <table:table-cell table:formula="of:=([.A166]-1.59195488716323E+018)*0.000000001" office:value-type="float" office:value="9.761959936" calcext:value-type="float">
            <text:p>9.761959936</text:p>
          </table:table-cell>
          <table:table-cell/>
          <table:table-cell office:value-type="float" office:value="0.0640000030398" calcext:value-type="float">
            <text:p>0.0640000030398</text:p>
          </table:table-cell>
          <table:table-cell office:value-type="float" office:value="-0.00657999981195" calcext:value-type="float">
            <text:p>-0.00657999981195</text:p>
          </table:table-cell>
          <table:table-cell office:value-type="float" office:value="0.0636600032449" calcext:value-type="float">
            <text:p>0.0636600032449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-1.19646787643" calcext:value-type="float">
            <text:p>-1.19646787643</text:p>
          </table:table-cell>
          <table:table-cell office:value-type="float" office:value="-0.581515729427" calcext:value-type="float">
            <text:p>-0.581515729427</text:p>
          </table:table-cell>
          <table:table-cell office:value-type="float" office:value="-0.866701543331" calcext:value-type="float">
            <text:p>-0.866701543331</text:p>
          </table:table-cell>
          <table:table-cell/>
          <table:table-cell office:value-type="float" office:value="-0.00815999973565" calcext:value-type="float">
            <text:p>-0.00815999973565</text:p>
          </table:table-cell>
          <table:table-cell/>
          <table:table-cell office:value-type="float" office:value="8.60579967499" calcext:value-type="float">
            <text:p>8.60579967499</text:p>
          </table:table-cell>
        </table:table-row>
        <table:table-row table:style-name="ro1">
          <table:table-cell office:value-type="float" office:value="1.59195489697732E+018" calcext:value-type="float">
            <text:p>1.59195489697732E+018</text:p>
          </table:table-cell>
          <table:table-cell table:formula="of:=([.A167]-1.59195488716323E+018)*0.000000001" office:value-type="float" office:value="9.814089984" calcext:value-type="float">
            <text:p>9.814089984</text:p>
          </table:table-cell>
          <table:table-cell/>
          <table:table-cell office:value-type="float" office:value="0.0658999979496" calcext:value-type="float">
            <text:p>0.0658999979496</text:p>
          </table:table-cell>
          <table:table-cell office:value-type="float" office:value="-0.0165400002152" calcext:value-type="float">
            <text:p>-0.0165400002152</text:p>
          </table:table-cell>
          <table:table-cell office:value-type="float" office:value="0.0638300031424" calcext:value-type="float">
            <text:p>0.0638300031424</text:p>
          </table:table-cell>
          <table:table-cell table:style-name="Default" office:value-type="float" office:value="-0.000310000003083" calcext:value-type="float">
            <text:p>-0.000310000003083</text:p>
          </table:table-cell>
          <table:table-cell table:style-name="Default"/>
          <table:table-cell office:value-type="float" office:value="-1.19958245754" calcext:value-type="float">
            <text:p>-1.19958245754</text:p>
          </table:table-cell>
          <table:table-cell office:value-type="float" office:value="-0.57962757349" calcext:value-type="float">
            <text:p>-0.57962757349</text:p>
          </table:table-cell>
          <table:table-cell office:value-type="float" office:value="-0.866811513901" calcext:value-type="float">
            <text:p>-0.866811513901</text:p>
          </table:table-cell>
          <table:table-cell/>
          <table:table-cell office:value-type="float" office:value="-0.0052100000903" calcext:value-type="float">
            <text:p>-0.0052100000903</text:p>
          </table:table-cell>
          <table:table-cell/>
          <table:table-cell office:value-type="float" office:value="8.62177944183" calcext:value-type="float">
            <text:p>8.62177944183</text:p>
          </table:table-cell>
        </table:table-row>
        <table:table-row table:style-name="ro1">
          <table:table-cell office:value-type="float" office:value="1.59195489703013E+018" calcext:value-type="float">
            <text:p>1.59195489703013E+018</text:p>
          </table:table-cell>
          <table:table-cell table:formula="of:=([.A168]-1.59195488716323E+018)*0.000000001" office:value-type="float" office:value="9.866899968" calcext:value-type="float">
            <text:p>9.866899968</text:p>
          </table:table-cell>
          <table:table-cell/>
          <table:table-cell office:value-type="float" office:value="0.0628999993205" calcext:value-type="float">
            <text:p>0.0628999993205</text:p>
          </table:table-cell>
          <table:table-cell office:value-type="float" office:value="-0.0208599995822" calcext:value-type="float">
            <text:p>-0.0208599995822</text:p>
          </table:table-cell>
          <table:table-cell office:value-type="float" office:value="0.0593400001526" calcext:value-type="float">
            <text:p>0.0593400001526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-1.20118200779" calcext:value-type="float">
            <text:p>-1.20118200779</text:p>
          </table:table-cell>
          <table:table-cell office:value-type="float" office:value="-0.579026639462" calcext:value-type="float">
            <text:p>-0.579026639462</text:p>
          </table:table-cell>
          <table:table-cell office:value-type="float" office:value="-0.866755604744" calcext:value-type="float">
            <text:p>-0.866755604744</text:p>
          </table:table-cell>
          <table:table-cell/>
          <table:table-cell office:value-type="float" office:value="-0.0102399997413" calcext:value-type="float">
            <text:p>-0.0102399997413</text:p>
          </table:table-cell>
          <table:table-cell/>
          <table:table-cell office:value-type="float" office:value="8.59453296661" calcext:value-type="float">
            <text:p>8.59453296661</text:p>
          </table:table-cell>
        </table:table-row>
        <table:table-row table:style-name="ro1">
          <table:table-cell office:value-type="float" office:value="1.59195489708254E+018" calcext:value-type="float">
            <text:p>1.59195489708254E+018</text:p>
          </table:table-cell>
          <table:table-cell table:formula="of:=([.A169]-1.59195488716323E+018)*0.000000001" office:value-type="float" office:value="9.91931008" calcext:value-type="float">
            <text:p>9.91931008</text:p>
          </table:table-cell>
          <table:table-cell/>
          <table:table-cell office:value-type="float" office:value="0.0562000013888" calcext:value-type="float">
            <text:p>0.0562000013888</text:p>
          </table:table-cell>
          <table:table-cell office:value-type="float" office:value="-0.0222100000829" calcext:value-type="float">
            <text:p>-0.0222100000829</text:p>
          </table:table-cell>
          <table:table-cell office:value-type="float" office:value="0.0515899993479" calcext:value-type="float">
            <text:p>0.0515899993479</text:p>
          </table:table-cell>
          <table:table-cell table:style-name="Default" office:value-type="float" office:value="0.000209999998333" calcext:value-type="float">
            <text:p>0.000209999998333</text:p>
          </table:table-cell>
          <table:table-cell table:style-name="Default"/>
          <table:table-cell office:value-type="float" office:value="-1.20201909542" calcext:value-type="float">
            <text:p>-1.20201909542</text:p>
          </table:table-cell>
          <table:table-cell office:value-type="float" office:value="-0.579702615738" calcext:value-type="float">
            <text:p>-0.579702615738</text:p>
          </table:table-cell>
          <table:table-cell office:value-type="float" office:value="-0.866646647453" calcext:value-type="float">
            <text:p>-0.866646647453</text:p>
          </table:table-cell>
          <table:table-cell/>
          <table:table-cell office:value-type="float" office:value="-0.0256900005043" calcext:value-type="float">
            <text:p>-0.0256900005043</text:p>
          </table:table-cell>
          <table:table-cell/>
          <table:table-cell office:value-type="float" office:value="8.510846138" calcext:value-type="float">
            <text:p>8.510846138</text:p>
          </table:table-cell>
        </table:table-row>
        <table:table-row table:style-name="ro1">
          <table:table-cell office:value-type="float" office:value="1.59195489713536E+018" calcext:value-type="float">
            <text:p>1.59195489713536E+018</text:p>
          </table:table-cell>
          <table:table-cell table:formula="of:=([.A170]-1.59195488716323E+018)*0.000000001" office:value-type="float" office:value="9.972130048" calcext:value-type="float">
            <text:p>9.972130048</text:p>
          </table:table-cell>
          <table:table-cell/>
          <table:table-cell office:value-type="float" office:value="0.0463000014424" calcext:value-type="float">
            <text:p>0.0463000014424</text:p>
          </table:table-cell>
          <table:table-cell office:value-type="float" office:value="-0.0245699994266" calcext:value-type="float">
            <text:p>-0.0245699994266</text:p>
          </table:table-cell>
          <table:table-cell office:value-type="float" office:value="0.0392500013113" calcext:value-type="float">
            <text:p>0.0392500013113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-1.20340108871" calcext:value-type="float">
            <text:p>-1.20340108871</text:p>
          </table:table-cell>
          <table:table-cell office:value-type="float" office:value="-0.582665264606" calcext:value-type="float">
            <text:p>-0.582665264606</text:p>
          </table:table-cell>
          <table:table-cell office:value-type="float" office:value="-0.866714477539" calcext:value-type="float">
            <text:p>-0.866714477539</text:p>
          </table:table-cell>
          <table:table-cell/>
          <table:table-cell office:value-type="float" office:value="-0.040759999305" calcext:value-type="float">
            <text:p>-0.040759999305</text:p>
          </table:table-cell>
          <table:table-cell/>
          <table:table-cell office:value-type="float" office:value="8.42921638489" calcext:value-type="float">
            <text:p>8.42921638489</text:p>
          </table:table-cell>
        </table:table-row>
        <table:table-row table:style-name="ro1">
          <table:table-cell office:value-type="float" office:value="1.59195489718885E+018" calcext:value-type="float">
            <text:p>1.59195489718885E+018</text:p>
          </table:table-cell>
          <table:table-cell table:formula="of:=([.A171]-1.59195488716323E+018)*0.000000001" office:value-type="float" office:value="10.025619968" calcext:value-type="float">
            <text:p>10.025619968</text:p>
          </table:table-cell>
          <table:table-cell/>
          <table:table-cell office:value-type="float" office:value="0.0373999997973" calcext:value-type="float">
            <text:p>0.0373999997973</text:p>
          </table:table-cell>
          <table:table-cell office:value-type="float" office:value="-0.0275899991393" calcext:value-type="float">
            <text:p>-0.0275899991393</text:p>
          </table:table-cell>
          <table:table-cell office:value-type="float" office:value="0.0252999998629" calcext:value-type="float">
            <text:p>0.0252999998629</text:p>
          </table:table-cell>
          <table:table-cell office:value-type="float" office:value="0.0000499999987369" calcext:value-type="float">
            <text:p>5.00E-05</text:p>
          </table:table-cell>
          <table:table-cell/>
          <table:table-cell office:value-type="float" office:value="-1.20521616936" calcext:value-type="float">
            <text:p>-1.20521616936</text:p>
          </table:table-cell>
          <table:table-cell office:value-type="float" office:value="-0.586440861225" calcext:value-type="float">
            <text:p>-0.586440861225</text:p>
          </table:table-cell>
          <table:table-cell office:value-type="float" office:value="-0.866731882095" calcext:value-type="float">
            <text:p>-0.866731882095</text:p>
          </table:table-cell>
          <table:table-cell/>
          <table:table-cell office:value-type="float" office:value="-0.055530000478" calcext:value-type="float">
            <text:p>-0.055530000478</text:p>
          </table:table-cell>
          <table:table-cell/>
          <table:table-cell office:value-type="float" office:value="8.34921264648" calcext:value-type="float">
            <text:p>8.34921264648</text:p>
          </table:table-cell>
        </table:table-row>
        <table:table-row table:style-name="ro1">
          <table:table-cell office:value-type="float" office:value="1.59195489724187E+018" calcext:value-type="float">
            <text:p>1.59195489724187E+018</text:p>
          </table:table-cell>
          <table:table-cell table:formula="of:=([.A172]-1.59195488716323E+018)*0.000000001" office:value-type="float" office:value="10.078640128" calcext:value-type="float">
            <text:p>10.078640128</text:p>
          </table:table-cell>
          <table:table-cell/>
          <table:table-cell office:value-type="float" office:value="0.0337999984622" calcext:value-type="float">
            <text:p>0.0337999984622</text:p>
          </table:table-cell>
          <table:table-cell office:value-type="float" office:value="-0.0334499999881" calcext:value-type="float">
            <text:p>-0.0334499999881</text:p>
          </table:table-cell>
          <table:table-cell office:value-type="float" office:value="0.00514000002295" calcext:value-type="float">
            <text:p>0.00514000002295</text:p>
          </table:table-cell>
          <table:table-cell office:value-type="float" office:value="0.0000499999987369" calcext:value-type="float">
            <text:p>5.00E-05</text:p>
          </table:table-cell>
          <table:table-cell/>
          <table:table-cell office:value-type="float" office:value="-1.20701432228" calcext:value-type="float">
            <text:p>-1.20701432228</text:p>
          </table:table-cell>
          <table:table-cell office:value-type="float" office:value="-0.590113520622" calcext:value-type="float">
            <text:p>-0.590113520622</text:p>
          </table:table-cell>
          <table:table-cell office:value-type="float" office:value="-0.866729974747" calcext:value-type="float">
            <text:p>-0.866729974747</text:p>
          </table:table-cell>
          <table:table-cell/>
          <table:table-cell office:value-type="float" office:value="-0.0671499967575" calcext:value-type="float">
            <text:p>-0.0671499967575</text:p>
          </table:table-cell>
          <table:table-cell/>
          <table:table-cell office:value-type="float" office:value="8.28627109528" calcext:value-type="float">
            <text:p>8.28627109528</text:p>
          </table:table-cell>
        </table:table-row>
        <table:table-row table:style-name="ro1">
          <table:table-cell office:value-type="float" office:value="1.59195489729448E+018" calcext:value-type="float">
            <text:p>1.59195489729448E+018</text:p>
          </table:table-cell>
          <table:table-cell table:formula="of:=([.A173]-1.59195488716323E+018)*0.000000001" office:value-type="float" office:value="10.13124992" calcext:value-type="float">
            <text:p>10.13124992</text:p>
          </table:table-cell>
          <table:table-cell/>
          <table:table-cell office:value-type="float" office:value="0.0388000011444" calcext:value-type="float">
            <text:p>0.0388000011444</text:p>
          </table:table-cell>
          <table:table-cell office:value-type="float" office:value="-0.0373799987137" calcext:value-type="float">
            <text:p>-0.0373799987137</text:p>
          </table:table-cell>
          <table:table-cell office:value-type="float" office:value="-0.0105200000107" calcext:value-type="float">
            <text:p>-0.0105200000107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-1.20904350281" calcext:value-type="float">
            <text:p>-1.20904350281</text:p>
          </table:table-cell>
          <table:table-cell office:value-type="float" office:value="-0.594146251678" calcext:value-type="float">
            <text:p>-0.594146251678</text:p>
          </table:table-cell>
          <table:table-cell office:value-type="float" office:value="-0.866713821888" calcext:value-type="float">
            <text:p>-0.866713821888</text:p>
          </table:table-cell>
          <table:table-cell/>
          <table:table-cell office:value-type="float" office:value="-0.0544900000095" calcext:value-type="float">
            <text:p>-0.0544900000095</text:p>
          </table:table-cell>
          <table:table-cell/>
          <table:table-cell office:value-type="float" office:value="8.35484600067" calcext:value-type="float">
            <text:p>8.35484600067</text:p>
          </table:table-cell>
        </table:table-row>
        <table:table-row table:style-name="ro1">
          <table:table-cell office:value-type="float" office:value="1.59195489734606E+018" calcext:value-type="float">
            <text:p>1.59195489734606E+018</text:p>
          </table:table-cell>
          <table:table-cell table:formula="of:=([.A174]-1.59195488716323E+018)*0.000000001" office:value-type="float" office:value="10.18283008" calcext:value-type="float">
            <text:p>10.18283008</text:p>
          </table:table-cell>
          <table:table-cell/>
          <table:table-cell office:value-type="float" office:value="0.0454999990761" calcext:value-type="float">
            <text:p>0.0454999990761</text:p>
          </table:table-cell>
          <table:table-cell office:value-type="float" office:value="-0.0388300009072" calcext:value-type="float">
            <text:p>-0.0388300009072</text:p>
          </table:table-cell>
          <table:table-cell office:value-type="float" office:value="-0.0236799996346" calcext:value-type="float">
            <text:p>-0.0236799996346</text:p>
          </table:table-cell>
          <table:table-cell table:style-name="Default" office:value-type="float" office:value="-0.000310000003083" calcext:value-type="float">
            <text:p>-0.000310000003083</text:p>
          </table:table-cell>
          <table:table-cell table:style-name="Default"/>
          <table:table-cell office:value-type="float" office:value="-1.21085071564" calcext:value-type="float">
            <text:p>-1.21085071564</text:p>
          </table:table-cell>
          <table:table-cell office:value-type="float" office:value="-0.597807705402" calcext:value-type="float">
            <text:p>-0.597807705402</text:p>
          </table:table-cell>
          <table:table-cell office:value-type="float" office:value="-0.866735100746" calcext:value-type="float">
            <text:p>-0.866735100746</text:p>
          </table:table-cell>
          <table:table-cell/>
          <table:table-cell office:value-type="float" office:value="-0.0395600013435" calcext:value-type="float">
            <text:p>-0.0395600013435</text:p>
          </table:table-cell>
          <table:table-cell/>
          <table:table-cell office:value-type="float" office:value="8.43571662903" calcext:value-type="float">
            <text:p>8.43571662903</text:p>
          </table:table-cell>
        </table:table-row>
        <table:table-row table:style-name="ro1">
          <table:table-cell office:value-type="float" office:value="1.59195489739835E+018" calcext:value-type="float">
            <text:p>1.59195489739835E+018</text:p>
          </table:table-cell>
          <table:table-cell table:formula="of:=([.A175]-1.59195488716323E+018)*0.000000001" office:value-type="float" office:value="10.235119872" calcext:value-type="float">
            <text:p>10.235119872</text:p>
          </table:table-cell>
          <table:table-cell/>
          <table:table-cell office:value-type="float" office:value="0.0511999987066" calcext:value-type="float">
            <text:p>0.0511999987066</text:p>
          </table:table-cell>
          <table:table-cell office:value-type="float" office:value="-0.0377699993551" calcext:value-type="float">
            <text:p>-0.0377699993551</text:p>
          </table:table-cell>
          <table:table-cell office:value-type="float" office:value="-0.0346199981868" calcext:value-type="float">
            <text:p>-0.0346199981868</text:p>
          </table:table-cell>
          <table:table-cell office:value-type="float" office:value="-0.0000999999974738" calcext:value-type="float">
            <text:p>-1.00E-04</text:p>
          </table:table-cell>
          <table:table-cell/>
          <table:table-cell office:value-type="float" office:value="-1.21273541451" calcext:value-type="float">
            <text:p>-1.21273541451</text:p>
          </table:table-cell>
          <table:table-cell office:value-type="float" office:value="-0.601545751095" calcext:value-type="float">
            <text:p>-0.601545751095</text:p>
          </table:table-cell>
          <table:table-cell office:value-type="float" office:value="-0.866728246212" calcext:value-type="float">
            <text:p>-0.866728246212</text:p>
          </table:table-cell>
          <table:table-cell/>
          <table:table-cell office:value-type="float" office:value="-0.0251100007445" calcext:value-type="float">
            <text:p>-0.0251100007445</text:p>
          </table:table-cell>
          <table:table-cell/>
          <table:table-cell office:value-type="float" office:value="8.5139875412" calcext:value-type="float">
            <text:p>8.5139875412</text:p>
          </table:table-cell>
        </table:table-row>
        <table:table-row table:style-name="ro1">
          <table:table-cell office:value-type="float" office:value="1.59195489745074E+018" calcext:value-type="float">
            <text:p>1.59195489745074E+018</text:p>
          </table:table-cell>
          <table:table-cell table:formula="of:=([.A176]-1.59195488716323E+018)*0.000000001" office:value-type="float" office:value="10.287510016" calcext:value-type="float">
            <text:p>10.287510016</text:p>
          </table:table-cell>
          <table:table-cell/>
          <table:table-cell office:value-type="float" office:value="0.0571999996901" calcext:value-type="float">
            <text:p>0.0571999996901</text:p>
          </table:table-cell>
          <table:table-cell office:value-type="float" office:value="-0.0346699990332" calcext:value-type="float">
            <text:p>-0.0346699990332</text:p>
          </table:table-cell>
          <table:table-cell office:value-type="float" office:value="-0.0454499982297" calcext:value-type="float">
            <text:p>-0.0454499982297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-1.21468818188" calcext:value-type="float">
            <text:p>-1.21468818188</text:p>
          </table:table-cell>
          <table:table-cell office:value-type="float" office:value="-0.60539996624" calcext:value-type="float">
            <text:p>-0.60539996624</text:p>
          </table:table-cell>
          <table:table-cell office:value-type="float" office:value="-0.866730034351" calcext:value-type="float">
            <text:p>-0.866730034351</text:p>
          </table:table-cell>
          <table:table-cell/>
          <table:table-cell office:value-type="float" office:value="-0.0129399998114" calcext:value-type="float">
            <text:p>-0.0129399998114</text:p>
          </table:table-cell>
          <table:table-cell/>
          <table:table-cell office:value-type="float" office:value="8.57990837097" calcext:value-type="float">
            <text:p>8.57990837097</text:p>
          </table:table-cell>
        </table:table-row>
        <table:table-row table:style-name="ro1">
          <table:table-cell office:value-type="float" office:value="1.59195489750324E+018" calcext:value-type="float">
            <text:p>1.59195489750324E+018</text:p>
          </table:table-cell>
          <table:table-cell table:formula="of:=([.A177]-1.59195488716323E+018)*0.000000001" office:value-type="float" office:value="10.340009984" calcext:value-type="float">
            <text:p>10.340009984</text:p>
          </table:table-cell>
          <table:table-cell/>
          <table:table-cell office:value-type="float" office:value="0.0645999982953" calcext:value-type="float">
            <text:p>0.0645999982953</text:p>
          </table:table-cell>
          <table:table-cell office:value-type="float" office:value="-0.0322499983013" calcext:value-type="float">
            <text:p>-0.0322499983013</text:p>
          </table:table-cell>
          <table:table-cell office:value-type="float" office:value="-0.0560000017285" calcext:value-type="float">
            <text:p>-0.0560000017285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 table:style-name="Default"/>
          <table:table-cell office:value-type="float" office:value="-1.21654379368" calcext:value-type="float">
            <text:p>-1.21654379368</text:p>
          </table:table-cell>
          <table:table-cell office:value-type="float" office:value="-0.609078407288" calcext:value-type="float">
            <text:p>-0.609078407288</text:p>
          </table:table-cell>
          <table:table-cell office:value-type="float" office:value="-0.866721272469" calcext:value-type="float">
            <text:p>-0.866721272469</text:p>
          </table:table-cell>
          <table:table-cell/>
          <table:table-cell office:value-type="float" office:value="-0.00246999994852" calcext:value-type="float">
            <text:p>-0.00246999994852</text:p>
          </table:table-cell>
          <table:table-cell/>
          <table:table-cell office:value-type="float" office:value="8.63662052155" calcext:value-type="float">
            <text:p>8.63662052155</text:p>
          </table:table-cell>
        </table:table-row>
        <table:table-row table:style-name="ro1">
          <table:table-cell office:value-type="float" office:value="1.5919548975569E+018" calcext:value-type="float">
            <text:p>1.5919548975569E+018</text:p>
          </table:table-cell>
          <table:table-cell table:formula="of:=([.A178]-1.59195488716323E+018)*0.000000001" office:value-type="float" office:value="10.393670144" calcext:value-type="float">
            <text:p>10.393670144</text:p>
          </table:table-cell>
          <table:table-cell/>
          <table:table-cell office:value-type="float" office:value="0.0719999969006" calcext:value-type="float">
            <text:p>0.0719999969006</text:p>
          </table:table-cell>
          <table:table-cell office:value-type="float" office:value="-0.0327400006354" calcext:value-type="float">
            <text:p>-0.0327400006354</text:p>
          </table:table-cell>
          <table:table-cell office:value-type="float" office:value="-0.0641100034118" calcext:value-type="float">
            <text:p>-0.0641100034118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-1.21843016148" calcext:value-type="float">
            <text:p>-1.21843016148</text:p>
          </table:table-cell>
          <table:table-cell office:value-type="float" office:value="-0.61279964447" calcext:value-type="float">
            <text:p>-0.61279964447</text:p>
          </table:table-cell>
          <table:table-cell office:value-type="float" office:value="-0.86671769619" calcext:value-type="float">
            <text:p>-0.86671769619</text:p>
          </table:table-cell>
          <table:table-cell/>
          <table:table-cell office:value-type="float" office:value="0.0172799993306" calcext:value-type="float">
            <text:p>0.017279999330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760845E+018" calcext:value-type="float">
            <text:p>1.59195489760845E+018</text:p>
          </table:table-cell>
          <table:table-cell table:formula="of:=([.A179]-1.59195488716323E+018)*0.000000001" office:value-type="float" office:value="10.445220096" calcext:value-type="float">
            <text:p>10.445220096</text:p>
          </table:table-cell>
          <table:table-cell/>
          <table:table-cell office:value-type="float" office:value="0.0782999992371" calcext:value-type="float">
            <text:p>0.0782999992371</text:p>
          </table:table-cell>
          <table:table-cell office:value-type="float" office:value="-0.0348800010979" calcext:value-type="float">
            <text:p>-0.0348800010979</text:p>
          </table:table-cell>
          <table:table-cell office:value-type="float" office:value="-0.0701299980283" calcext:value-type="float">
            <text:p>-0.0701299980283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 table:style-name="Default"/>
          <table:table-cell office:value-type="float" office:value="-1.22036147118" calcext:value-type="float">
            <text:p>-1.22036147118</text:p>
          </table:table-cell>
          <table:table-cell office:value-type="float" office:value="-0.616586148739" calcext:value-type="float">
            <text:p>-0.616586148739</text:p>
          </table:table-cell>
          <table:table-cell office:value-type="float" office:value="-0.866718649864" calcext:value-type="float">
            <text:p>-0.866718649864</text:p>
          </table:table-cell>
          <table:table-cell/>
          <table:table-cell office:value-type="float" office:value="0.0420200005174" calcext:value-type="float">
            <text:p>0.042020000517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766149E+018" calcext:value-type="float">
            <text:p>1.59195489766149E+018</text:p>
          </table:table-cell>
          <table:table-cell table:formula="of:=([.A180]-1.59195488716323E+018)*0.000000001" office:value-type="float" office:value="10.498259968" calcext:value-type="float">
            <text:p>10.498259968</text:p>
          </table:table-cell>
          <table:table-cell/>
          <table:table-cell office:value-type="float" office:value="0.0799999982119" calcext:value-type="float">
            <text:p>0.0799999982119</text:p>
          </table:table-cell>
          <table:table-cell office:value-type="float" office:value="-0.0358100011945" calcext:value-type="float">
            <text:p>-0.0358100011945</text:p>
          </table:table-cell>
          <table:table-cell office:value-type="float" office:value="-0.0715700015426" calcext:value-type="float">
            <text:p>-0.0715700015426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2224247456" calcext:value-type="float">
            <text:p>-1.22224247456</text:p>
          </table:table-cell>
          <table:table-cell office:value-type="float" office:value="-0.620320618153" calcext:value-type="float">
            <text:p>-0.620320618153</text:p>
          </table:table-cell>
          <table:table-cell office:value-type="float" office:value="-0.866718351841" calcext:value-type="float">
            <text:p>-0.866718351841</text:p>
          </table:table-cell>
          <table:table-cell/>
          <table:table-cell office:value-type="float" office:value="0.0640499964356" calcext:value-type="float">
            <text:p>0.064049996435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771297E+018" calcext:value-type="float">
            <text:p>1.59195489771297E+018</text:p>
          </table:table-cell>
          <table:table-cell table:formula="of:=([.A181]-1.59195488716323E+018)*0.000000001" office:value-type="float" office:value="10.549740032" calcext:value-type="float">
            <text:p>10.549740032</text:p>
          </table:table-cell>
          <table:table-cell/>
          <table:table-cell office:value-type="float" office:value="0.0803000032902" calcext:value-type="float">
            <text:p>0.0803000032902</text:p>
          </table:table-cell>
          <table:table-cell office:value-type="float" office:value="-0.0360499992967" calcext:value-type="float">
            <text:p>-0.0360499992967</text:p>
          </table:table-cell>
          <table:table-cell office:value-type="float" office:value="-0.0717699974775" calcext:value-type="float">
            <text:p>-0.071769997477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22410809994" calcext:value-type="float">
            <text:p>-1.22410809994</text:p>
          </table:table-cell>
          <table:table-cell office:value-type="float" office:value="-0.624054670334" calcext:value-type="float">
            <text:p>-0.624054670334</text:p>
          </table:table-cell>
          <table:table-cell office:value-type="float" office:value="-0.866719186306" calcext:value-type="float">
            <text:p>-0.866719186306</text:p>
          </table:table-cell>
          <table:table-cell/>
          <table:table-cell office:value-type="float" office:value="0.0818499997258" calcext:value-type="float">
            <text:p>0.081849999725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776524E+018" calcext:value-type="float">
            <text:p>1.59195489776524E+018</text:p>
          </table:table-cell>
          <table:table-cell table:formula="of:=([.A182]-1.59195488716323E+018)*0.000000001" office:value-type="float" office:value="10.602010112" calcext:value-type="float">
            <text:p>10.602010112</text:p>
          </table:table-cell>
          <table:table-cell/>
          <table:table-cell office:value-type="float" office:value="0.0781000033021" calcext:value-type="float">
            <text:p>0.0781000033021</text:p>
          </table:table-cell>
          <table:table-cell office:value-type="float" office:value="-0.0348600000143" calcext:value-type="float">
            <text:p>-0.0348600000143</text:p>
          </table:table-cell>
          <table:table-cell office:value-type="float" office:value="-0.0698300004005" calcext:value-type="float">
            <text:p>-0.0698300004005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 table:style-name="Default"/>
          <table:table-cell office:value-type="float" office:value="-1.22525882721" calcext:value-type="float">
            <text:p>-1.22525882721</text:p>
          </table:table-cell>
          <table:table-cell office:value-type="float" office:value="-0.626663327217" calcext:value-type="float">
            <text:p>-0.626663327217</text:p>
          </table:table-cell>
          <table:table-cell office:value-type="float" office:value="-0.866796851158" calcext:value-type="float">
            <text:p>-0.866796851158</text:p>
          </table:table-cell>
          <table:table-cell/>
          <table:table-cell office:value-type="float" office:value="0.0846399962902" calcext:value-type="float">
            <text:p>0.0846399962902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78168E+018" calcext:value-type="float">
            <text:p>1.5919548978168E+018</text:p>
          </table:table-cell>
          <table:table-cell table:formula="of:=([.A183]-1.59195488716323E+018)*0.000000001" office:value-type="float" office:value="10.653570048" calcext:value-type="float">
            <text:p>10.653570048</text:p>
          </table:table-cell>
          <table:table-cell/>
          <table:table-cell office:value-type="float" office:value="0.0709000006318" calcext:value-type="float">
            <text:p>0.0709000006318</text:p>
          </table:table-cell>
          <table:table-cell office:value-type="float" office:value="-0.0318300016224" calcext:value-type="float">
            <text:p>-0.0318300016224</text:p>
          </table:table-cell>
          <table:table-cell office:value-type="float" office:value="-0.0633599981666" calcext:value-type="float">
            <text:p>-0.0633599981666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-1.22566950321" calcext:value-type="float">
            <text:p>-1.22566950321</text:p>
          </table:table-cell>
          <table:table-cell office:value-type="float" office:value="-0.627239048481" calcext:value-type="float">
            <text:p>-0.627239048481</text:p>
          </table:table-cell>
          <table:table-cell office:value-type="float" office:value="-0.866727769375" calcext:value-type="float">
            <text:p>-0.866727769375</text:p>
          </table:table-cell>
          <table:table-cell/>
          <table:table-cell office:value-type="float" office:value="0.0614599995315" calcext:value-type="float">
            <text:p>0.061459999531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787076E+018" calcext:value-type="float">
            <text:p>1.59195489787076E+018</text:p>
          </table:table-cell>
          <table:table-cell table:formula="of:=([.A184]-1.59195488716323E+018)*0.000000001" office:value-type="float" office:value="10.707529984" calcext:value-type="float">
            <text:p>10.707529984</text:p>
          </table:table-cell>
          <table:table-cell/>
          <table:table-cell office:value-type="float" office:value="0.0631000027061" calcext:value-type="float">
            <text:p>0.0631000027061</text:p>
          </table:table-cell>
          <table:table-cell office:value-type="float" office:value="-0.0274700000882" calcext:value-type="float">
            <text:p>-0.0274700000882</text:p>
          </table:table-cell>
          <table:table-cell office:value-type="float" office:value="-0.0567599982023" calcext:value-type="float">
            <text:p>-0.0567599982023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-1.22526264191" calcext:value-type="float">
            <text:p>-1.22526264191</text:p>
          </table:table-cell>
          <table:table-cell office:value-type="float" office:value="-0.627587378025" calcext:value-type="float">
            <text:p>-0.627587378025</text:p>
          </table:table-cell>
          <table:table-cell office:value-type="float" office:value="-0.866721153259" calcext:value-type="float">
            <text:p>-0.866721153259</text:p>
          </table:table-cell>
          <table:table-cell/>
          <table:table-cell office:value-type="float" office:value="0.0335399992764" calcext:value-type="float">
            <text:p>0.033539999276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797326E+018" calcext:value-type="float">
            <text:p>1.59195489797326E+018</text:p>
          </table:table-cell>
          <table:table-cell table:formula="of:=([.A185]-1.59195488716323E+018)*0.000000001" office:value-type="float" office:value="10.81003008" calcext:value-type="float">
            <text:p>10.81003008</text:p>
          </table:table-cell>
          <table:table-cell/>
          <table:table-cell office:value-type="float" office:value="0.0505000017583" calcext:value-type="float">
            <text:p>0.0505000017583</text:p>
          </table:table-cell>
          <table:table-cell office:value-type="float" office:value="-0.0221900008619" calcext:value-type="float">
            <text:p>-0.0221900008619</text:p>
          </table:table-cell>
          <table:table-cell office:value-type="float" office:value="-0.0453599989414" calcext:value-type="float">
            <text:p>-0.0453599989414</text:p>
          </table:table-cell>
          <table:table-cell table:style-name="Default" office:value-type="float" office:value="0.000220000001718" calcext:value-type="float">
            <text:p>0.000220000001718</text:p>
          </table:table-cell>
          <table:table-cell table:style-name="Default"/>
          <table:table-cell office:value-type="float" office:value="-1.22548985481" calcext:value-type="float">
            <text:p>-1.22548985481</text:p>
          </table:table-cell>
          <table:table-cell office:value-type="float" office:value="-0.62762606144" calcext:value-type="float">
            <text:p>-0.62762606144</text:p>
          </table:table-cell>
          <table:table-cell office:value-type="float" office:value="-0.866601347923" calcext:value-type="float">
            <text:p>-0.866601347923</text:p>
          </table:table-cell>
          <table:table-cell/>
          <table:table-cell office:value-type="float" office:value="-0.00121999997646" calcext:value-type="float">
            <text:p>-0.00121999997646</text:p>
          </table:table-cell>
          <table:table-cell/>
          <table:table-cell office:value-type="float" office:value="8.64339160919" calcext:value-type="float">
            <text:p>8.64339160919</text:p>
          </table:table-cell>
        </table:table-row>
        <table:table-row table:style-name="ro1">
          <table:table-cell office:value-type="float" office:value="1.59195489802576E+018" calcext:value-type="float">
            <text:p>1.59195489802576E+018</text:p>
          </table:table-cell>
          <table:table-cell table:formula="of:=([.A186]-1.59195488716323E+018)*0.000000001" office:value-type="float" office:value="10.862529792" calcext:value-type="float">
            <text:p>10.862529792</text:p>
          </table:table-cell>
          <table:table-cell/>
          <table:table-cell office:value-type="float" office:value="0.0438000001013" calcext:value-type="float">
            <text:p>0.0438000001013</text:p>
          </table:table-cell>
          <table:table-cell office:value-type="float" office:value="-0.0229100007564" calcext:value-type="float">
            <text:p>-0.0229100007564</text:p>
          </table:table-cell>
          <table:table-cell office:value-type="float" office:value="-0.037310000509" calcext:value-type="float">
            <text:p>-0.037310000509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 table:style-name="Default"/>
          <table:table-cell office:value-type="float" office:value="-1.22785997391" calcext:value-type="float">
            <text:p>-1.22785997391</text:p>
          </table:table-cell>
          <table:table-cell office:value-type="float" office:value="-0.626855015755" calcext:value-type="float">
            <text:p>-0.626855015755</text:p>
          </table:table-cell>
          <table:table-cell office:value-type="float" office:value="-0.866663634777" calcext:value-type="float">
            <text:p>-0.866663634777</text:p>
          </table:table-cell>
          <table:table-cell/>
          <table:table-cell office:value-type="float" office:value="-0.0232999995351" calcext:value-type="float">
            <text:p>-0.0232999995351</text:p>
          </table:table-cell>
          <table:table-cell/>
          <table:table-cell office:value-type="float" office:value="8.52379131317" calcext:value-type="float">
            <text:p>8.52379131317</text:p>
          </table:table-cell>
        </table:table-row>
        <table:table-row table:style-name="ro1">
          <table:table-cell office:value-type="float" office:value="1.59195489807846E+018" calcext:value-type="float">
            <text:p>1.59195489807846E+018</text:p>
          </table:table-cell>
          <table:table-cell table:formula="of:=([.A187]-1.59195488716323E+018)*0.000000001" office:value-type="float" office:value="10.915229952" calcext:value-type="float">
            <text:p>10.915229952</text:p>
          </table:table-cell>
          <table:table-cell/>
          <table:table-cell office:value-type="float" office:value="0.0370000004768" calcext:value-type="float">
            <text:p>0.0370000004768</text:p>
          </table:table-cell>
          <table:table-cell office:value-type="float" office:value="-0.0253400001675" calcext:value-type="float">
            <text:p>-0.0253400001675</text:p>
          </table:table-cell>
          <table:table-cell office:value-type="float" office:value="-0.0270199999213" calcext:value-type="float">
            <text:p>-0.0270199999213</text:p>
          </table:table-cell>
          <table:table-cell office:value-type="float" office:value="-0.0000999999974738" calcext:value-type="float">
            <text:p>-1.00E-04</text:p>
          </table:table-cell>
          <table:table-cell/>
          <table:table-cell office:value-type="float" office:value="-1.23112142086" calcext:value-type="float">
            <text:p>-1.23112142086</text:p>
          </table:table-cell>
          <table:table-cell office:value-type="float" office:value="-0.624618828297" calcext:value-type="float">
            <text:p>-0.624618828297</text:p>
          </table:table-cell>
          <table:table-cell office:value-type="float" office:value="-0.866780936718" calcext:value-type="float">
            <text:p>-0.866780936718</text:p>
          </table:table-cell>
          <table:table-cell/>
          <table:table-cell office:value-type="float" office:value="-0.0479799993336" calcext:value-type="float">
            <text:p>-0.0479799993336</text:p>
          </table:table-cell>
          <table:table-cell/>
          <table:table-cell office:value-type="float" office:value="8.39010810852" calcext:value-type="float">
            <text:p>8.39010810852</text:p>
          </table:table-cell>
        </table:table-row>
        <table:table-row table:style-name="ro1">
          <table:table-cell office:value-type="float" office:value="1.59195489813079E+018" calcext:value-type="float">
            <text:p>1.59195489813079E+018</text:p>
          </table:table-cell>
          <table:table-cell table:formula="of:=([.A188]-1.59195488716323E+018)*0.000000001" office:value-type="float" office:value="10.967560192" calcext:value-type="float">
            <text:p>10.967560192</text:p>
          </table:table-cell>
          <table:table-cell/>
          <table:table-cell office:value-type="float" office:value="0.0307999998331" calcext:value-type="float">
            <text:p>0.0307999998331</text:p>
          </table:table-cell>
          <table:table-cell office:value-type="float" office:value="-0.0268600005656" calcext:value-type="float">
            <text:p>-0.0268600005656</text:p>
          </table:table-cell>
          <table:table-cell office:value-type="float" office:value="-0.0150800002739" calcext:value-type="float">
            <text:p>-0.0150800002739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-1.23384428024" calcext:value-type="float">
            <text:p>-1.23384428024</text:p>
          </table:table-cell>
          <table:table-cell office:value-type="float" office:value="-0.621456384659" calcext:value-type="float">
            <text:p>-0.621456384659</text:p>
          </table:table-cell>
          <table:table-cell office:value-type="float" office:value="-0.866758525372" calcext:value-type="float">
            <text:p>-0.866758525372</text:p>
          </table:table-cell>
          <table:table-cell/>
          <table:table-cell office:value-type="float" office:value="-0.0717900022864" calcext:value-type="float">
            <text:p>-0.0717900022864</text:p>
          </table:table-cell>
          <table:table-cell/>
          <table:table-cell office:value-type="float" office:value="8.26113796234" calcext:value-type="float">
            <text:p>8.26113796234</text:p>
          </table:table-cell>
        </table:table-row>
        <table:table-row table:style-name="ro1">
          <table:table-cell office:value-type="float" office:value="1.59195489818318E+018" calcext:value-type="float">
            <text:p>1.59195489818318E+018</text:p>
          </table:table-cell>
          <table:table-cell table:formula="of:=([.A189]-1.59195488716323E+018)*0.000000001" office:value-type="float" office:value="11.01995008" calcext:value-type="float">
            <text:p>11.01995008</text:p>
          </table:table-cell>
          <table:table-cell/>
          <table:table-cell office:value-type="float" office:value="0.0276999995112" calcext:value-type="float">
            <text:p>0.0276999995112</text:p>
          </table:table-cell>
          <table:table-cell office:value-type="float" office:value="-0.0275699999183" calcext:value-type="float">
            <text:p>-0.0275699999183</text:p>
          </table:table-cell>
          <table:table-cell office:value-type="float" office:value="-0.00249999994412" calcext:value-type="float">
            <text:p>-0.00249999994412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-1.23620784283" calcext:value-type="float">
            <text:p>-1.23620784283</text:p>
          </table:table-cell>
          <table:table-cell office:value-type="float" office:value="-0.618025183678" calcext:value-type="float">
            <text:p>-0.618025183678</text:p>
          </table:table-cell>
          <table:table-cell office:value-type="float" office:value="-0.866700232029" calcext:value-type="float">
            <text:p>-0.866700232029</text:p>
          </table:table-cell>
          <table:table-cell/>
          <table:table-cell office:value-type="float" office:value="-0.0880400016904" calcext:value-type="float">
            <text:p>-0.0880400016904</text:p>
          </table:table-cell>
          <table:table-cell/>
          <table:table-cell office:value-type="float" office:value="8.17311668396" calcext:value-type="float">
            <text:p>8.17311668396</text:p>
          </table:table-cell>
        </table:table-row>
        <table:table-row table:style-name="ro1">
          <table:table-cell office:value-type="float" office:value="1.59195489823558E+018" calcext:value-type="float">
            <text:p>1.59195489823558E+018</text:p>
          </table:table-cell>
          <table:table-cell table:formula="of:=([.A190]-1.59195488716323E+018)*0.000000001" office:value-type="float" office:value="11.072349952" calcext:value-type="float">
            <text:p>11.072349952</text:p>
          </table:table-cell>
          <table:table-cell/>
          <table:table-cell office:value-type="float" office:value="0.0308999996632" calcext:value-type="float">
            <text:p>0.0308999996632</text:p>
          </table:table-cell>
          <table:table-cell office:value-type="float" office:value="-0.0293600000441" calcext:value-type="float">
            <text:p>-0.0293600000441</text:p>
          </table:table-cell>
          <table:table-cell office:value-type="float" office:value="0.00953999999911" calcext:value-type="float">
            <text:p>0.00953999999911</text:p>
          </table:table-cell>
          <table:table-cell office:value-type="float" office:value="0.0000999999974738" calcext:value-type="float">
            <text:p>1.00E-04</text:p>
          </table:table-cell>
          <table:table-cell/>
          <table:table-cell office:value-type="float" office:value="-1.23909771442" calcext:value-type="float">
            <text:p>-1.23909771442</text:p>
          </table:table-cell>
          <table:table-cell office:value-type="float" office:value="-0.614841222763" calcext:value-type="float">
            <text:p>-0.614841222763</text:p>
          </table:table-cell>
          <table:table-cell office:value-type="float" office:value="-0.866660416126" calcext:value-type="float">
            <text:p>-0.866660416126</text:p>
          </table:table-cell>
          <table:table-cell/>
          <table:table-cell office:value-type="float" office:value="-0.0855299979448" calcext:value-type="float">
            <text:p>-0.0855299979448</text:p>
          </table:table-cell>
          <table:table-cell/>
          <table:table-cell office:value-type="float" office:value="8.18671226501" calcext:value-type="float">
            <text:p>8.18671226501</text:p>
          </table:table-cell>
        </table:table-row>
        <table:table-row table:style-name="ro1">
          <table:table-cell office:value-type="float" office:value="1.59195489828849E+018" calcext:value-type="float">
            <text:p>1.59195489828849E+018</text:p>
          </table:table-cell>
          <table:table-cell table:formula="of:=([.A191]-1.59195488716323E+018)*0.000000001" office:value-type="float" office:value="11.125260288" calcext:value-type="float">
            <text:p>11.125260288</text:p>
          </table:table-cell>
          <table:table-cell/>
          <table:table-cell office:value-type="float" office:value="0.0377000011504" calcext:value-type="float">
            <text:p>0.0377000011504</text:p>
          </table:table-cell>
          <table:table-cell office:value-type="float" office:value="-0.0320999994874" calcext:value-type="float">
            <text:p>-0.0320999994874</text:p>
          </table:table-cell>
          <table:table-cell office:value-type="float" office:value="0.0197299998254" calcext:value-type="float">
            <text:p>0.0197299998254</text:p>
          </table:table-cell>
          <table:table-cell office:value-type="float" office:value="0.0000999999974738" calcext:value-type="float">
            <text:p>1.00E-04</text:p>
          </table:table-cell>
          <table:table-cell/>
          <table:table-cell office:value-type="float" office:value="-1.24257946014" calcext:value-type="float">
            <text:p>-1.24257946014</text:p>
          </table:table-cell>
          <table:table-cell office:value-type="float" office:value="-0.612700223923" calcext:value-type="float">
            <text:p>-0.612700223923</text:p>
          </table:table-cell>
          <table:table-cell office:value-type="float" office:value="-0.866659224033" calcext:value-type="float">
            <text:p>-0.866659224033</text:p>
          </table:table-cell>
          <table:table-cell/>
          <table:table-cell office:value-type="float" office:value="-0.074019998312" calcext:value-type="float">
            <text:p>-0.074019998312</text:p>
          </table:table-cell>
          <table:table-cell/>
          <table:table-cell office:value-type="float" office:value="8.24905872345" calcext:value-type="float">
            <text:p>8.24905872345</text:p>
          </table:table-cell>
        </table:table-row>
        <table:table-row table:style-name="ro1">
          <table:table-cell office:value-type="float" office:value="1.59195489834088E+018" calcext:value-type="float">
            <text:p>1.59195489834088E+018</text:p>
          </table:table-cell>
          <table:table-cell table:formula="of:=([.A192]-1.59195488716323E+018)*0.000000001" office:value-type="float" office:value="11.17764992" calcext:value-type="float">
            <text:p>11.17764992</text:p>
          </table:table-cell>
          <table:table-cell/>
          <table:table-cell office:value-type="float" office:value="0.0450999997556" calcext:value-type="float">
            <text:p>0.0450999997556</text:p>
          </table:table-cell>
          <table:table-cell office:value-type="float" office:value="-0.0370300002396" calcext:value-type="float">
            <text:p>-0.0370300002396</text:p>
          </table:table-cell>
          <table:table-cell office:value-type="float" office:value="0.0256699994206" calcext:value-type="float">
            <text:p>0.0256699994206</text:p>
          </table:table-cell>
          <table:table-cell table:style-name="Default" office:value-type="float" office:value="0.000190000006114" calcext:value-type="float">
            <text:p>0.000190000006114</text:p>
          </table:table-cell>
          <table:table-cell table:style-name="Default"/>
          <table:table-cell office:value-type="float" office:value="-1.24657273293" calcext:value-type="float">
            <text:p>-1.24657273293</text:p>
          </table:table-cell>
          <table:table-cell office:value-type="float" office:value="-0.611889123917" calcext:value-type="float">
            <text:p>-0.611889123917</text:p>
          </table:table-cell>
          <table:table-cell office:value-type="float" office:value="-0.866689622402" calcext:value-type="float">
            <text:p>-0.866689622402</text:p>
          </table:table-cell>
          <table:table-cell/>
          <table:table-cell office:value-type="float" office:value="-0.0573300011456" calcext:value-type="float">
            <text:p>-0.0573300011456</text:p>
          </table:table-cell>
          <table:table-cell/>
          <table:table-cell office:value-type="float" office:value="8.33946228027" calcext:value-type="float">
            <text:p>8.33946228027</text:p>
          </table:table-cell>
        </table:table-row>
        <table:table-row table:style-name="ro1">
          <table:table-cell office:value-type="float" office:value="1.5919548983935E+018" calcext:value-type="float">
            <text:p>1.5919548983935E+018</text:p>
          </table:table-cell>
          <table:table-cell table:formula="of:=([.A193]-1.59195488716323E+018)*0.000000001" office:value-type="float" office:value="11.230269952" calcext:value-type="float">
            <text:p>11.230269952</text:p>
          </table:table-cell>
          <table:table-cell/>
          <table:table-cell office:value-type="float" office:value="0.0507999993861" calcext:value-type="float">
            <text:p>0.0507999993861</text:p>
          </table:table-cell>
          <table:table-cell office:value-type="float" office:value="-0.0435599982738" calcext:value-type="float">
            <text:p>-0.0435599982738</text:p>
          </table:table-cell>
          <table:table-cell office:value-type="float" office:value="0.0262199994177" calcext:value-type="float">
            <text:p>0.0262199994177</text:p>
          </table:table-cell>
          <table:table-cell office:value-type="float" office:value="0.0000499999987369" calcext:value-type="float">
            <text:p>5.00E-05</text:p>
          </table:table-cell>
          <table:table-cell/>
          <table:table-cell office:value-type="float" office:value="-1.2507891655" calcext:value-type="float">
            <text:p>-1.2507891655</text:p>
          </table:table-cell>
          <table:table-cell office:value-type="float" office:value="-0.612118303776" calcext:value-type="float">
            <text:p>-0.612118303776</text:p>
          </table:table-cell>
          <table:table-cell office:value-type="float" office:value="-0.86669677496" calcext:value-type="float">
            <text:p>-0.86669677496</text:p>
          </table:table-cell>
          <table:table-cell/>
          <table:table-cell office:value-type="float" office:value="-0.0348500013351" calcext:value-type="float">
            <text:p>-0.0348500013351</text:p>
          </table:table-cell>
          <table:table-cell/>
          <table:table-cell office:value-type="float" office:value="8.46122932434" calcext:value-type="float">
            <text:p>8.46122932434</text:p>
          </table:table-cell>
        </table:table-row>
        <table:table-row table:style-name="ro1">
          <table:table-cell office:value-type="float" office:value="1.59195489844593E+018" calcext:value-type="float">
            <text:p>1.59195489844593E+018</text:p>
          </table:table-cell>
          <table:table-cell table:formula="of:=([.A194]-1.59195488716323E+018)*0.000000001" office:value-type="float" office:value="11.282700032" calcext:value-type="float">
            <text:p>11.282700032</text:p>
          </table:table-cell>
          <table:table-cell/>
          <table:table-cell office:value-type="float" office:value="0.0577999986708" calcext:value-type="float">
            <text:p>0.0577999986708</text:p>
          </table:table-cell>
          <table:table-cell office:value-type="float" office:value="-0.0516100004315" calcext:value-type="float">
            <text:p>-0.0516100004315</text:p>
          </table:table-cell>
          <table:table-cell office:value-type="float" office:value="0.0260199997574" calcext:value-type="float">
            <text:p>0.0260199997574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-1.25494647026" calcext:value-type="float">
            <text:p>-1.25494647026</text:p>
          </table:table-cell>
          <table:table-cell office:value-type="float" office:value="-0.612623155117" calcext:value-type="float">
            <text:p>-0.612623155117</text:p>
          </table:table-cell>
          <table:table-cell office:value-type="float" office:value="-0.866670310497" calcext:value-type="float">
            <text:p>-0.866670310497</text:p>
          </table:table-cell>
          <table:table-cell/>
          <table:table-cell office:value-type="float" office:value="-0.00920999981463" calcext:value-type="float">
            <text:p>-0.00920999981463</text:p>
          </table:table-cell>
          <table:table-cell/>
          <table:table-cell office:value-type="float" office:value="8.60011291504" calcext:value-type="float">
            <text:p>8.60011291504</text:p>
          </table:table-cell>
        </table:table-row>
        <table:table-row table:style-name="ro1">
          <table:table-cell office:value-type="float" office:value="1.5919548985484E+018" calcext:value-type="float">
            <text:p>1.5919548985484E+018</text:p>
          </table:table-cell>
          <table:table-cell table:formula="of:=([.A195]-1.59195488716323E+018)*0.000000001" office:value-type="float" office:value="11.38516992" calcext:value-type="float">
            <text:p>11.38516992</text:p>
          </table:table-cell>
          <table:table-cell/>
          <table:table-cell office:value-type="float" office:value="0.0674000009894" calcext:value-type="float">
            <text:p>0.0674000009894</text:p>
          </table:table-cell>
          <table:table-cell office:value-type="float" office:value="-0.0640600025654" calcext:value-type="float">
            <text:p>-0.0640600025654</text:p>
          </table:table-cell>
          <table:table-cell office:value-type="float" office:value="0.0209199991077" calcext:value-type="float">
            <text:p>0.0209199991077</text:p>
          </table:table-cell>
          <table:table-cell office:value-type="float" office:value="-0.0000999999974738" calcext:value-type="float">
            <text:p>-1.00E-04</text:p>
          </table:table-cell>
          <table:table-cell/>
          <table:table-cell office:value-type="float" office:value="-1.26233303547" calcext:value-type="float">
            <text:p>-1.26233303547</text:p>
          </table:table-cell>
          <table:table-cell office:value-type="float" office:value="-0.615596652031" calcext:value-type="float">
            <text:p>-0.615596652031</text:p>
          </table:table-cell>
          <table:table-cell office:value-type="float" office:value="-0.866659939289" calcext:value-type="float">
            <text:p>-0.866659939289</text:p>
          </table:table-cell>
          <table:table-cell/>
          <table:table-cell office:value-type="float" office:value="0.0293799992651" calcext:value-type="float">
            <text:p>0.0293799992651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860163E+018" calcext:value-type="float">
            <text:p>1.59195489860163E+018</text:p>
          </table:table-cell>
          <table:table-cell table:formula="of:=([.A196]-1.59195488716323E+018)*0.000000001" office:value-type="float" office:value="11.4384" calcext:value-type="float">
            <text:p>11.4384</text:p>
          </table:table-cell>
          <table:table-cell/>
          <table:table-cell office:value-type="float" office:value="0.0665000006557" calcext:value-type="float">
            <text:p>0.0665000006557</text:p>
          </table:table-cell>
          <table:table-cell office:value-type="float" office:value="-0.065009996295" calcext:value-type="float">
            <text:p>-0.065009996295</text:p>
          </table:table-cell>
          <table:table-cell office:value-type="float" office:value="0.0140899997205" calcext:value-type="float">
            <text:p>0.0140899997205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-1.26529955864" calcext:value-type="float">
            <text:p>-1.26529955864</text:p>
          </table:table-cell>
          <table:table-cell office:value-type="float" office:value="-0.618741214275" calcext:value-type="float">
            <text:p>-0.618741214275</text:p>
          </table:table-cell>
          <table:table-cell office:value-type="float" office:value="-0.866648256779" calcext:value-type="float">
            <text:p>-0.866648256779</text:p>
          </table:table-cell>
          <table:table-cell/>
          <table:table-cell office:value-type="float" office:value="0.0394200012088" calcext:value-type="float">
            <text:p>0.039420001208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865413E+018" calcext:value-type="float">
            <text:p>1.59195489865413E+018</text:p>
          </table:table-cell>
          <table:table-cell table:formula="of:=([.A197]-1.59195488716323E+018)*0.000000001" office:value-type="float" office:value="11.490900224" calcext:value-type="float">
            <text:p>11.490900224</text:p>
          </table:table-cell>
          <table:table-cell/>
          <table:table-cell office:value-type="float" office:value="0.0636000037193" calcext:value-type="float">
            <text:p>0.0636000037193</text:p>
          </table:table-cell>
          <table:table-cell office:value-type="float" office:value="-0.0634699985385" calcext:value-type="float">
            <text:p>-0.0634699985385</text:p>
          </table:table-cell>
          <table:table-cell office:value-type="float" office:value="0.00412999978289" calcext:value-type="float">
            <text:p>0.00412999978289</text:p>
          </table:table-cell>
          <table:table-cell table:style-name="Default" office:value-type="float" office:value="0.000209999998333" calcext:value-type="float">
            <text:p>0.000209999998333</text:p>
          </table:table-cell>
          <table:table-cell table:style-name="Default"/>
          <table:table-cell office:value-type="float" office:value="-1.26765751839" calcext:value-type="float">
            <text:p>-1.26765751839</text:p>
          </table:table-cell>
          <table:table-cell office:value-type="float" office:value="-0.622240304947" calcext:value-type="float">
            <text:p>-0.622240304947</text:p>
          </table:table-cell>
          <table:table-cell office:value-type="float" office:value="-0.866658687592" calcext:value-type="float">
            <text:p>-0.866658687592</text:p>
          </table:table-cell>
          <table:table-cell/>
          <table:table-cell office:value-type="float" office:value="0.0462099984288" calcext:value-type="float">
            <text:p>0.046209998428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870676E+018" calcext:value-type="float">
            <text:p>1.59195489870676E+018</text:p>
          </table:table-cell>
          <table:table-cell table:formula="of:=([.A198]-1.59195488716323E+018)*0.000000001" office:value-type="float" office:value="11.543529984" calcext:value-type="float">
            <text:p>11.543529984</text:p>
          </table:table-cell>
          <table:table-cell/>
          <table:table-cell office:value-type="float" office:value="0.0631000027061" calcext:value-type="float">
            <text:p>0.0631000027061</text:p>
          </table:table-cell>
          <table:table-cell office:value-type="float" office:value="-0.0626500025392" calcext:value-type="float">
            <text:p>-0.0626500025392</text:p>
          </table:table-cell>
          <table:table-cell office:value-type="float" office:value="-0.0073699997738" calcext:value-type="float">
            <text:p>-0.0073699997738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 table:style-name="Default"/>
          <table:table-cell office:value-type="float" office:value="-1.2699277401" calcext:value-type="float">
            <text:p>-1.2699277401</text:p>
          </table:table-cell>
          <table:table-cell office:value-type="float" office:value="-0.625699579716" calcext:value-type="float">
            <text:p>-0.625699579716</text:p>
          </table:table-cell>
          <table:table-cell office:value-type="float" office:value="-0.866659045219" calcext:value-type="float">
            <text:p>-0.866659045219</text:p>
          </table:table-cell>
          <table:table-cell/>
          <table:table-cell office:value-type="float" office:value="0.0560799986124" calcext:value-type="float">
            <text:p>0.056079998612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875924E+018" calcext:value-type="float">
            <text:p>1.59195489875924E+018</text:p>
          </table:table-cell>
          <table:table-cell table:formula="of:=([.A199]-1.59195488716323E+018)*0.000000001" office:value-type="float" office:value="11.596009984" calcext:value-type="float">
            <text:p>11.596009984</text:p>
          </table:table-cell>
          <table:table-cell/>
          <table:table-cell office:value-type="float" office:value="0.0658000037074" calcext:value-type="float">
            <text:p>0.0658000037074</text:p>
          </table:table-cell>
          <table:table-cell office:value-type="float" office:value="-0.0627499967813" calcext:value-type="float">
            <text:p>-0.0627499967813</text:p>
          </table:table-cell>
          <table:table-cell office:value-type="float" office:value="-0.019640000537" calcext:value-type="float">
            <text:p>-0.019640000537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-1.27235817909" calcext:value-type="float">
            <text:p>-1.27235817909</text:p>
          </table:table-cell>
          <table:table-cell office:value-type="float" office:value="-0.629341244698" calcext:value-type="float">
            <text:p>-0.629341244698</text:p>
          </table:table-cell>
          <table:table-cell office:value-type="float" office:value="-0.866647481918" calcext:value-type="float">
            <text:p>-0.866647481918</text:p>
          </table:table-cell>
          <table:table-cell/>
          <table:table-cell office:value-type="float" office:value="0.0661400035024" calcext:value-type="float">
            <text:p>0.066140003502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881164E+018" calcext:value-type="float">
            <text:p>1.59195489881164E+018</text:p>
          </table:table-cell>
          <table:table-cell table:formula="of:=([.A200]-1.59195488716323E+018)*0.000000001" office:value-type="float" office:value="11.648410112" calcext:value-type="float">
            <text:p>11.648410112</text:p>
          </table:table-cell>
          <table:table-cell/>
          <table:table-cell office:value-type="float" office:value="0.0690999999642" calcext:value-type="float">
            <text:p>0.0690999999642</text:p>
          </table:table-cell>
          <table:table-cell office:value-type="float" office:value="-0.0617799982429" calcext:value-type="float">
            <text:p>-0.0617799982429</text:p>
          </table:table-cell>
          <table:table-cell office:value-type="float" office:value="-0.0309599991888" calcext:value-type="float">
            <text:p>-0.0309599991888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-1.27468347549" calcext:value-type="float">
            <text:p>-1.27468347549</text:p>
          </table:table-cell>
          <table:table-cell office:value-type="float" office:value="-0.632673084736" calcext:value-type="float">
            <text:p>-0.632673084736</text:p>
          </table:table-cell>
          <table:table-cell office:value-type="float" office:value="-0.866626262665" calcext:value-type="float">
            <text:p>-0.866626262665</text:p>
          </table:table-cell>
          <table:table-cell/>
          <table:table-cell office:value-type="float" office:value="0.0663100033998" calcext:value-type="float">
            <text:p>0.066310003399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886592E+018" calcext:value-type="float">
            <text:p>1.59195489886592E+018</text:p>
          </table:table-cell>
          <table:table-cell table:formula="of:=([.A201]-1.59195488716323E+018)*0.000000001" office:value-type="float" office:value="11.702690048" calcext:value-type="float">
            <text:p>11.702690048</text:p>
          </table:table-cell>
          <table:table-cell/>
          <table:table-cell office:value-type="float" office:value="0.0729999989271" calcext:value-type="float">
            <text:p>0.0729999989271</text:p>
          </table:table-cell>
          <table:table-cell office:value-type="float" office:value="-0.0615900009871" calcext:value-type="float">
            <text:p>-0.0615900009871</text:p>
          </table:table-cell>
          <table:table-cell office:value-type="float" office:value="-0.0391299985349" calcext:value-type="float">
            <text:p>-0.0391299985349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27814471722" calcext:value-type="float">
            <text:p>-1.27814471722</text:p>
          </table:table-cell>
          <table:table-cell office:value-type="float" office:value="-0.635293841362" calcext:value-type="float">
            <text:p>-0.635293841362</text:p>
          </table:table-cell>
          <table:table-cell office:value-type="float" office:value="-0.866660177708" calcext:value-type="float">
            <text:p>-0.866660177708</text:p>
          </table:table-cell>
          <table:table-cell/>
          <table:table-cell office:value-type="float" office:value="0.0611299984157" calcext:value-type="float">
            <text:p>0.0611299984157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891853E+018" calcext:value-type="float">
            <text:p>1.59195489891853E+018</text:p>
          </table:table-cell>
          <table:table-cell table:formula="of:=([.A202]-1.59195488716323E+018)*0.000000001" office:value-type="float" office:value="11.755300096" calcext:value-type="float">
            <text:p>11.755300096</text:p>
          </table:table-cell>
          <table:table-cell/>
          <table:table-cell office:value-type="float" office:value="0.0741999968886" calcext:value-type="float">
            <text:p>0.0741999968886</text:p>
          </table:table-cell>
          <table:table-cell office:value-type="float" office:value="-0.0612300001085" calcext:value-type="float">
            <text:p>-0.0612300001085</text:p>
          </table:table-cell>
          <table:table-cell office:value-type="float" office:value="-0.0418800003827" calcext:value-type="float">
            <text:p>-0.0418800003827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-1.28194284439" calcext:value-type="float">
            <text:p>-1.28194284439</text:p>
          </table:table-cell>
          <table:table-cell office:value-type="float" office:value="-0.636081159115" calcext:value-type="float">
            <text:p>-0.636081159115</text:p>
          </table:table-cell>
          <table:table-cell office:value-type="float" office:value="-0.866673111916" calcext:value-type="float">
            <text:p>-0.866673111916</text:p>
          </table:table-cell>
          <table:table-cell/>
          <table:table-cell office:value-type="float" office:value="0.050379998982" calcext:value-type="float">
            <text:p>0.050379998982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897292E+018" calcext:value-type="float">
            <text:p>1.59195489897292E+018</text:p>
          </table:table-cell>
          <table:table-cell table:formula="of:=([.A203]-1.59195488716323E+018)*0.000000001" office:value-type="float" office:value="11.809690112" calcext:value-type="float">
            <text:p>11.809690112</text:p>
          </table:table-cell>
          <table:table-cell/>
          <table:table-cell office:value-type="float" office:value="0.0732000023127" calcext:value-type="float">
            <text:p>0.0732000023127</text:p>
          </table:table-cell>
          <table:table-cell office:value-type="float" office:value="-0.0614399984479" calcext:value-type="float">
            <text:p>-0.0614399984479</text:p>
          </table:table-cell>
          <table:table-cell office:value-type="float" office:value="-0.0397600010037" calcext:value-type="float">
            <text:p>-0.0397600010037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-1.28638863564" calcext:value-type="float">
            <text:p>-1.28638863564</text:p>
          </table:table-cell>
          <table:table-cell office:value-type="float" office:value="-0.635158479214" calcext:value-type="float">
            <text:p>-0.635158479214</text:p>
          </table:table-cell>
          <table:table-cell office:value-type="float" office:value="-0.866657614708" calcext:value-type="float">
            <text:p>-0.866657614708</text:p>
          </table:table-cell>
          <table:table-cell/>
          <table:table-cell office:value-type="float" office:value="0.0386600010097" calcext:value-type="float">
            <text:p>0.0386600010097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90254E+018" calcext:value-type="float">
            <text:p>1.5919548990254E+018</text:p>
          </table:table-cell>
          <table:table-cell table:formula="of:=([.A204]-1.59195488716323E+018)*0.000000001" office:value-type="float" office:value="11.862170112" calcext:value-type="float">
            <text:p>11.862170112</text:p>
          </table:table-cell>
          <table:table-cell/>
          <table:table-cell office:value-type="float" office:value="0.0712999999523" calcext:value-type="float">
            <text:p>0.0712999999523</text:p>
          </table:table-cell>
          <table:table-cell office:value-type="float" office:value="-0.0611799992621" calcext:value-type="float">
            <text:p>-0.0611799992621</text:p>
          </table:table-cell>
          <table:table-cell office:value-type="float" office:value="-0.0366000011563" calcext:value-type="float">
            <text:p>-0.0366000011563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-1.29039597511" calcext:value-type="float">
            <text:p>-1.29039597511</text:p>
          </table:table-cell>
          <table:table-cell office:value-type="float" office:value="-0.633831620216" calcext:value-type="float">
            <text:p>-0.633831620216</text:p>
          </table:table-cell>
          <table:table-cell office:value-type="float" office:value="-0.866634726524" calcext:value-type="float">
            <text:p>-0.866634726524</text:p>
          </table:table-cell>
          <table:table-cell/>
          <table:table-cell office:value-type="float" office:value="0.0232999995351" calcext:value-type="float">
            <text:p>0.0232999995351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907789E+018" calcext:value-type="float">
            <text:p>1.59195489907789E+018</text:p>
          </table:table-cell>
          <table:table-cell table:formula="of:=([.A205]-1.59195488716323E+018)*0.000000001" office:value-type="float" office:value="11.914660096" calcext:value-type="float">
            <text:p>11.914660096</text:p>
          </table:table-cell>
          <table:table-cell/>
          <table:table-cell office:value-type="float" office:value="0.0679000020027" calcext:value-type="float">
            <text:p>0.0679000020027</text:p>
          </table:table-cell>
          <table:table-cell office:value-type="float" office:value="-0.0601200014353" calcext:value-type="float">
            <text:p>-0.0601200014353</text:p>
          </table:table-cell>
          <table:table-cell office:value-type="float" office:value="-0.0314700007439" calcext:value-type="float">
            <text:p>-0.0314700007439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-1.29416692257" calcext:value-type="float">
            <text:p>-1.29416692257</text:p>
          </table:table-cell>
          <table:table-cell office:value-type="float" office:value="-0.632257461548" calcext:value-type="float">
            <text:p>-0.632257461548</text:p>
          </table:table-cell>
          <table:table-cell office:value-type="float" office:value="-0.866611003876" calcext:value-type="float">
            <text:p>-0.866611003876</text:p>
          </table:table-cell>
          <table:table-cell/>
          <table:table-cell office:value-type="float" office:value="0.000939999998081" calcext:value-type="float">
            <text:p>0.000939999998081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913348E+018" calcext:value-type="float">
            <text:p>1.59195489913348E+018</text:p>
          </table:table-cell>
          <table:table-cell table:formula="of:=([.A206]-1.59195488716323E+018)*0.000000001" office:value-type="float" office:value="11.970249984" calcext:value-type="float">
            <text:p>11.970249984</text:p>
          </table:table-cell>
          <table:table-cell/>
          <table:table-cell office:value-type="float" office:value="0.0658999979496" calcext:value-type="float">
            <text:p>0.0658999979496</text:p>
          </table:table-cell>
          <table:table-cell office:value-type="float" office:value="-0.0621899999678" calcext:value-type="float">
            <text:p>-0.0621899999678</text:p>
          </table:table-cell>
          <table:table-cell office:value-type="float" office:value="-0.0219000000507" calcext:value-type="float">
            <text:p>-0.0219000000507</text:p>
          </table:table-cell>
          <table:table-cell office:value-type="float" office:value="0.0000499999987369" calcext:value-type="float">
            <text:p>5.00E-05</text:p>
          </table:table-cell>
          <table:table-cell/>
          <table:table-cell office:value-type="float" office:value="-1.29837739468" calcext:value-type="float">
            <text:p>-1.29837739468</text:p>
          </table:table-cell>
          <table:table-cell office:value-type="float" office:value="-0.630391299725" calcext:value-type="float">
            <text:p>-0.630391299725</text:p>
          </table:table-cell>
          <table:table-cell office:value-type="float" office:value="-0.866619944572" calcext:value-type="float">
            <text:p>-0.866619944572</text:p>
          </table:table-cell>
          <table:table-cell/>
          <table:table-cell office:value-type="float" office:value="-0.00112999998964" calcext:value-type="float">
            <text:p>-0.00112999998964</text:p>
          </table:table-cell>
          <table:table-cell/>
          <table:table-cell office:value-type="float" office:value="8.64387893677" calcext:value-type="float">
            <text:p>8.64387893677</text:p>
          </table:table-cell>
        </table:table-row>
        <table:table-row table:style-name="ro1">
          <table:table-cell office:value-type="float" office:value="1.59195489918607E+018" calcext:value-type="float">
            <text:p>1.59195489918607E+018</text:p>
          </table:table-cell>
          <table:table-cell table:formula="of:=([.A207]-1.59195488716323E+018)*0.000000001" office:value-type="float" office:value="12.022840064" calcext:value-type="float">
            <text:p>12.022840064</text:p>
          </table:table-cell>
          <table:table-cell/>
          <table:table-cell office:value-type="float" office:value="0.0661000013351" calcext:value-type="float">
            <text:p>0.0661000013351</text:p>
          </table:table-cell>
          <table:table-cell office:value-type="float" office:value="-0.0649700015783" calcext:value-type="float">
            <text:p>-0.0649700015783</text:p>
          </table:table-cell>
          <table:table-cell office:value-type="float" office:value="-0.0121099995449" calcext:value-type="float">
            <text:p>-0.0121099995449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-1.30221927166" calcext:value-type="float">
            <text:p>-1.30221927166</text:p>
          </table:table-cell>
          <table:table-cell office:value-type="float" office:value="-0.628682672977" calcext:value-type="float">
            <text:p>-0.628682672977</text:p>
          </table:table-cell>
          <table:table-cell office:value-type="float" office:value="-0.86661618948" calcext:value-type="float">
            <text:p>-0.86661618948</text:p>
          </table:table-cell>
          <table:table-cell/>
          <table:table-cell office:value-type="float" office:value="0.0046999999322" calcext:value-type="float">
            <text:p>0.0046999999322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928841E+018" calcext:value-type="float">
            <text:p>1.59195489928841E+018</text:p>
          </table:table-cell>
          <table:table-cell table:formula="of:=([.A208]-1.59195488716323E+018)*0.000000001" office:value-type="float" office:value="12.12518016" calcext:value-type="float">
            <text:p>12.12518016</text:p>
          </table:table-cell>
          <table:table-cell/>
          <table:table-cell office:value-type="float" office:value="0.0684999972582" calcext:value-type="float">
            <text:p>0.0684999972582</text:p>
          </table:table-cell>
          <table:table-cell office:value-type="float" office:value="-0.0685499981046" calcext:value-type="float">
            <text:p>-0.0685499981046</text:p>
          </table:table-cell>
          <table:table-cell office:value-type="float" office:value="0.000630000024103" calcext:value-type="float">
            <text:p>0.000630000024103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-1.30979764462" calcext:value-type="float">
            <text:p>-1.30979764462</text:p>
          </table:table-cell>
          <table:table-cell office:value-type="float" office:value="-0.625335335732" calcext:value-type="float">
            <text:p>-0.625335335732</text:p>
          </table:table-cell>
          <table:table-cell office:value-type="float" office:value="-0.86662453413" calcext:value-type="float">
            <text:p>-0.86662453413</text:p>
          </table:table-cell>
          <table:table-cell/>
          <table:table-cell office:value-type="float" office:value="0.00927999988198" calcext:value-type="float">
            <text:p>0.0092799998819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934096E+018" calcext:value-type="float">
            <text:p>1.59195489934096E+018</text:p>
          </table:table-cell>
          <table:table-cell table:formula="of:=([.A209]-1.59195488716323E+018)*0.000000001" office:value-type="float" office:value="12.177730048" calcext:value-type="float">
            <text:p>12.177730048</text:p>
          </table:table-cell>
          <table:table-cell/>
          <table:table-cell office:value-type="float" office:value="0.0714000016451" calcext:value-type="float">
            <text:p>0.0714000016451</text:p>
          </table:table-cell>
          <table:table-cell office:value-type="float" office:value="-0.0707800015807" calcext:value-type="float">
            <text:p>-0.0707800015807</text:p>
          </table:table-cell>
          <table:table-cell office:value-type="float" office:value="0.00965999998152" calcext:value-type="float">
            <text:p>0.00965999998152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-1.31353342533" calcext:value-type="float">
            <text:p>-1.31353342533</text:p>
          </table:table-cell>
          <table:table-cell office:value-type="float" office:value="-0.623719274998" calcext:value-type="float">
            <text:p>-0.623719274998</text:p>
          </table:table-cell>
          <table:table-cell office:value-type="float" office:value="-0.866605997086" calcext:value-type="float">
            <text:p>-0.866605997086</text:p>
          </table:table-cell>
          <table:table-cell/>
          <table:table-cell office:value-type="float" office:value="0.00963000021875" calcext:value-type="float">
            <text:p>0.0096300002187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939355E+018" calcext:value-type="float">
            <text:p>1.59195489939355E+018</text:p>
          </table:table-cell>
          <table:table-cell table:formula="of:=([.A210]-1.59195488716323E+018)*0.000000001" office:value-type="float" office:value="12.230319872" calcext:value-type="float">
            <text:p>12.230319872</text:p>
          </table:table-cell>
          <table:table-cell/>
          <table:table-cell office:value-type="float" office:value="0.075900003314" calcext:value-type="float">
            <text:p>0.075900003314</text:p>
          </table:table-cell>
          <table:table-cell office:value-type="float" office:value="-0.0736500024796" calcext:value-type="float">
            <text:p>-0.0736500024796</text:p>
          </table:table-cell>
          <table:table-cell office:value-type="float" office:value="0.018449999392" calcext:value-type="float">
            <text:p>0.018449999392</text:p>
          </table:table-cell>
          <table:table-cell office:value-type="float" office:value="0.0000399999989895" calcext:value-type="float">
            <text:p>4.00E-05</text:p>
          </table:table-cell>
          <table:table-cell/>
          <table:table-cell office:value-type="float" office:value="-1.31754040718" calcext:value-type="float">
            <text:p>-1.31754040718</text:p>
          </table:table-cell>
          <table:table-cell office:value-type="float" office:value="-0.62193852663" calcext:value-type="float">
            <text:p>-0.62193852663</text:p>
          </table:table-cell>
          <table:table-cell office:value-type="float" office:value="-0.866601109505" calcext:value-type="float">
            <text:p>-0.866601109505</text:p>
          </table:table-cell>
          <table:table-cell/>
          <table:table-cell office:value-type="float" office:value="0.0116900000721" calcext:value-type="float">
            <text:p>0.0116900000721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944623E+018" calcext:value-type="float">
            <text:p>1.59195489944623E+018</text:p>
          </table:table-cell>
          <table:table-cell table:formula="of:=([.A211]-1.59195488716323E+018)*0.000000001" office:value-type="float" office:value="12.283000064" calcext:value-type="float">
            <text:p>12.283000064</text:p>
          </table:table-cell>
          <table:table-cell/>
          <table:table-cell office:value-type="float" office:value="0.0784000009298" calcext:value-type="float">
            <text:p>0.0784000009298</text:p>
          </table:table-cell>
          <table:table-cell office:value-type="float" office:value="-0.0739099979401" calcext:value-type="float">
            <text:p>-0.0739099979401</text:p>
          </table:table-cell>
          <table:table-cell office:value-type="float" office:value="0.0260199997574" calcext:value-type="float">
            <text:p>0.0260199997574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32103705406" calcext:value-type="float">
            <text:p>-1.32103705406</text:p>
          </table:table-cell>
          <table:table-cell office:value-type="float" office:value="-0.620196640491" calcext:value-type="float">
            <text:p>-0.620196640491</text:p>
          </table:table-cell>
          <table:table-cell office:value-type="float" office:value="-0.866667509079" calcext:value-type="float">
            <text:p>-0.866667509079</text:p>
          </table:table-cell>
          <table:table-cell/>
          <table:table-cell office:value-type="float" office:value="0.00930999964476" calcext:value-type="float">
            <text:p>0.0093099996447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949878E+018" calcext:value-type="float">
            <text:p>1.59195489949878E+018</text:p>
          </table:table-cell>
          <table:table-cell table:formula="of:=([.A212]-1.59195488716323E+018)*0.000000001" office:value-type="float" office:value="12.335549952" calcext:value-type="float">
            <text:p>12.335549952</text:p>
          </table:table-cell>
          <table:table-cell/>
          <table:table-cell office:value-type="float" office:value="0.0790000036359" calcext:value-type="float">
            <text:p>0.0790000036359</text:p>
          </table:table-cell>
          <table:table-cell office:value-type="float" office:value="-0.0718799978495" calcext:value-type="float">
            <text:p>-0.0718799978495</text:p>
          </table:table-cell>
          <table:table-cell office:value-type="float" office:value="0.032760001719" calcext:value-type="float">
            <text:p>0.032760001719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-1.32364964485" calcext:value-type="float">
            <text:p>-1.32364964485</text:p>
          </table:table-cell>
          <table:table-cell office:value-type="float" office:value="-0.617073476315" calcext:value-type="float">
            <text:p>-0.617073476315</text:p>
          </table:table-cell>
          <table:table-cell office:value-type="float" office:value="-0.866727828979" calcext:value-type="float">
            <text:p>-0.866727828979</text:p>
          </table:table-cell>
          <table:table-cell/>
          <table:table-cell office:value-type="float" office:value="0.00827000010759" calcext:value-type="float">
            <text:p>0.00827000010759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955121E+018" calcext:value-type="float">
            <text:p>1.59195489955121E+018</text:p>
          </table:table-cell>
          <table:table-cell table:formula="of:=([.A213]-1.59195488716323E+018)*0.000000001" office:value-type="float" office:value="12.387979776" calcext:value-type="float">
            <text:p>12.387979776</text:p>
          </table:table-cell>
          <table:table-cell/>
          <table:table-cell office:value-type="float" office:value="0.0763000026345" calcext:value-type="float">
            <text:p>0.0763000026345</text:p>
          </table:table-cell>
          <table:table-cell office:value-type="float" office:value="-0.0664199963212" calcext:value-type="float">
            <text:p>-0.0664199963212</text:p>
          </table:table-cell>
          <table:table-cell office:value-type="float" office:value="0.0375300012529" calcext:value-type="float">
            <text:p>0.0375300012529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-1.32479715347" calcext:value-type="float">
            <text:p>-1.32479715347</text:p>
          </table:table-cell>
          <table:table-cell office:value-type="float" office:value="-0.613455832005" calcext:value-type="float">
            <text:p>-0.613455832005</text:p>
          </table:table-cell>
          <table:table-cell office:value-type="float" office:value="-0.866641581059" calcext:value-type="float">
            <text:p>-0.866641581059</text:p>
          </table:table-cell>
          <table:table-cell/>
          <table:table-cell office:value-type="float" office:value="0.00535999983549" calcext:value-type="float">
            <text:p>0.00535999983549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960353E+018" calcext:value-type="float">
            <text:p>1.59195489960353E+018</text:p>
          </table:table-cell>
          <table:table-cell table:formula="of:=([.A214]-1.59195488716323E+018)*0.000000001" office:value-type="float" office:value="12.440300032" calcext:value-type="float">
            <text:p>12.440300032</text:p>
          </table:table-cell>
          <table:table-cell/>
          <table:table-cell office:value-type="float" office:value="0.0740000009537" calcext:value-type="float">
            <text:p>0.0740000009537</text:p>
          </table:table-cell>
          <table:table-cell office:value-type="float" office:value="-0.0626100003719" calcext:value-type="float">
            <text:p>-0.0626100003719</text:p>
          </table:table-cell>
          <table:table-cell office:value-type="float" office:value="0.0395300015807" calcext:value-type="float">
            <text:p>0.0395300015807</text:p>
          </table:table-cell>
          <table:table-cell table:style-name="Default" office:value-type="float" office:value="0.000380000012228" calcext:value-type="float">
            <text:p>0.000380000012228</text:p>
          </table:table-cell>
          <table:table-cell table:style-name="Default"/>
          <table:table-cell office:value-type="float" office:value="-1.32659173012" calcext:value-type="float">
            <text:p>-1.32659173012</text:p>
          </table:table-cell>
          <table:table-cell office:value-type="float" office:value="-0.610975682735" calcext:value-type="float">
            <text:p>-0.610975682735</text:p>
          </table:table-cell>
          <table:table-cell office:value-type="float" office:value="-0.866413593292" calcext:value-type="float">
            <text:p>-0.866413593292</text:p>
          </table:table-cell>
          <table:table-cell/>
          <table:table-cell office:value-type="float" office:value="0.00467000016943" calcext:value-type="float">
            <text:p>0.00467000016943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965523E+018" calcext:value-type="float">
            <text:p>1.59195489965523E+018</text:p>
          </table:table-cell>
          <table:table-cell table:formula="of:=([.A215]-1.59195488716323E+018)*0.000000001" office:value-type="float" office:value="12.492" calcext:value-type="float">
            <text:p>12.492</text:p>
          </table:table-cell>
          <table:table-cell/>
          <table:table-cell office:value-type="float" office:value="0.0712999999523" calcext:value-type="float">
            <text:p>0.0712999999523</text:p>
          </table:table-cell>
          <table:table-cell office:value-type="float" office:value="-0.0609599985182" calcext:value-type="float">
            <text:p>-0.0609599985182</text:p>
          </table:table-cell>
          <table:table-cell office:value-type="float" office:value="0.0369299985468" calcext:value-type="float">
            <text:p>0.0369299985468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 table:style-name="Default"/>
          <table:table-cell office:value-type="float" office:value="-1.32936191559" calcext:value-type="float">
            <text:p>-1.32936191559</text:p>
          </table:table-cell>
          <table:table-cell office:value-type="float" office:value="-0.610936701298" calcext:value-type="float">
            <text:p>-0.610936701298</text:p>
          </table:table-cell>
          <table:table-cell office:value-type="float" office:value="-0.866527676582" calcext:value-type="float">
            <text:p>-0.866527676582</text:p>
          </table:table-cell>
          <table:table-cell/>
          <table:table-cell office:value-type="float" office:value="0.00589000014588" calcext:value-type="float">
            <text:p>0.0058900001458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89970772E+018" calcext:value-type="float">
            <text:p>1.59195489970772E+018</text:p>
          </table:table-cell>
          <table:table-cell table:formula="of:=([.A216]-1.59195488716323E+018)*0.000000001" office:value-type="float" office:value="12.544489984" calcext:value-type="float">
            <text:p>12.544489984</text:p>
          </table:table-cell>
          <table:table-cell/>
          <table:table-cell office:value-type="float" office:value="0.0652000010014" calcext:value-type="float">
            <text:p>0.0652000010014</text:p>
          </table:table-cell>
          <table:table-cell office:value-type="float" office:value="-0.05795000121" calcext:value-type="float">
            <text:p>-0.05795000121</text:p>
          </table:table-cell>
          <table:table-cell office:value-type="float" office:value="0.0299200005829" calcext:value-type="float">
            <text:p>0.0299200005829</text:p>
          </table:table-cell>
          <table:table-cell table:style-name="Default" office:value-type="float" office:value="-0.000289999996312" calcext:value-type="float">
            <text:p>-0.000289999996312</text:p>
          </table:table-cell>
          <table:table-cell table:style-name="Default"/>
          <table:table-cell office:value-type="float" office:value="-1.33165574074" calcext:value-type="float">
            <text:p>-1.33165574074</text:p>
          </table:table-cell>
          <table:table-cell office:value-type="float" office:value="-0.613212764263" calcext:value-type="float">
            <text:p>-0.613212764263</text:p>
          </table:table-cell>
          <table:table-cell office:value-type="float" office:value="-0.866786301136" calcext:value-type="float">
            <text:p>-0.866786301136</text:p>
          </table:table-cell>
          <table:table-cell/>
          <table:table-cell office:value-type="float" office:value="-0.00121999997646" calcext:value-type="float">
            <text:p>-0.00121999997646</text:p>
          </table:table-cell>
          <table:table-cell/>
          <table:table-cell office:value-type="float" office:value="8.64339160919" calcext:value-type="float">
            <text:p>8.64339160919</text:p>
          </table:table-cell>
        </table:table-row>
        <table:table-row table:style-name="ro1">
          <table:table-cell office:value-type="float" office:value="1.59195489975948E+018" calcext:value-type="float">
            <text:p>1.59195489975948E+018</text:p>
          </table:table-cell>
          <table:table-cell table:formula="of:=([.A217]-1.59195488716323E+018)*0.000000001" office:value-type="float" office:value="12.596250112" calcext:value-type="float">
            <text:p>12.596250112</text:p>
          </table:table-cell>
          <table:table-cell/>
          <table:table-cell office:value-type="float" office:value="0.0537000000477" calcext:value-type="float">
            <text:p>0.0537000000477</text:p>
          </table:table-cell>
          <table:table-cell office:value-type="float" office:value="-0.0494300015271" calcext:value-type="float">
            <text:p>-0.0494300015271</text:p>
          </table:table-cell>
          <table:table-cell office:value-type="float" office:value="0.0209800004959" calcext:value-type="float">
            <text:p>0.0209800004959</text:p>
          </table:table-cell>
          <table:table-cell table:style-name="Default" office:value-type="float" office:value="-0.000469999999041" calcext:value-type="float">
            <text:p>-0.000469999999041</text:p>
          </table:table-cell>
          <table:table-cell table:style-name="Default"/>
          <table:table-cell office:value-type="float" office:value="-1.33056521416" calcext:value-type="float">
            <text:p>-1.33056521416</text:p>
          </table:table-cell>
          <table:table-cell office:value-type="float" office:value="-0.616649866104" calcext:value-type="float">
            <text:p>-0.616649866104</text:p>
          </table:table-cell>
          <table:table-cell office:value-type="float" office:value="-0.866883456707" calcext:value-type="float">
            <text:p>-0.866883456707</text:p>
          </table:table-cell>
          <table:table-cell/>
          <table:table-cell office:value-type="float" office:value="-0.0216199997813" calcext:value-type="float">
            <text:p>-0.0216199997813</text:p>
          </table:table-cell>
          <table:table-cell/>
          <table:table-cell office:value-type="float" office:value="8.5328912735" calcext:value-type="float">
            <text:p>8.5328912735</text:p>
          </table:table-cell>
        </table:table-row>
        <table:table-row table:style-name="ro1">
          <table:table-cell office:value-type="float" office:value="1.59195489981196E+018" calcext:value-type="float">
            <text:p>1.59195489981196E+018</text:p>
          </table:table-cell>
          <table:table-cell table:formula="of:=([.A218]-1.59195488716323E+018)*0.000000001" office:value-type="float" office:value="12.648729856" calcext:value-type="float">
            <text:p>12.648729856</text:p>
          </table:table-cell>
          <table:table-cell/>
          <table:table-cell office:value-type="float" office:value="0.0377999991179" calcext:value-type="float">
            <text:p>0.0377999991179</text:p>
          </table:table-cell>
          <table:table-cell office:value-type="float" office:value="-0.0341200008988" calcext:value-type="float">
            <text:p>-0.0341200008988</text:p>
          </table:table-cell>
          <table:table-cell office:value-type="float" office:value="0.0162199996412" calcext:value-type="float">
            <text:p>0.0162199996412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32766139507" calcext:value-type="float">
            <text:p>-1.32766139507</text:p>
          </table:table-cell>
          <table:table-cell office:value-type="float" office:value="-0.61684179306" calcext:value-type="float">
            <text:p>-0.61684179306</text:p>
          </table:table-cell>
          <table:table-cell office:value-type="float" office:value="-0.866629242897" calcext:value-type="float">
            <text:p>-0.866629242897</text:p>
          </table:table-cell>
          <table:table-cell/>
          <table:table-cell office:value-type="float" office:value="-0.0586399994791" calcext:value-type="float">
            <text:p>-0.0586399994791</text:p>
          </table:table-cell>
          <table:table-cell/>
          <table:table-cell office:value-type="float" office:value="8.33236694336" calcext:value-type="float">
            <text:p>8.33236694336</text:p>
          </table:table-cell>
        </table:table-row>
        <table:table-row table:style-name="ro1">
          <table:table-cell office:value-type="float" office:value="1.59195489986513E+018" calcext:value-type="float">
            <text:p>1.59195489986513E+018</text:p>
          </table:table-cell>
          <table:table-cell table:formula="of:=([.A219]-1.59195488716323E+018)*0.000000001" office:value-type="float" office:value="12.701899776" calcext:value-type="float">
            <text:p>12.701899776</text:p>
          </table:table-cell>
          <table:table-cell/>
          <table:table-cell office:value-type="float" office:value="0.0285000000149" calcext:value-type="float">
            <text:p>0.0285000000149</text:p>
          </table:table-cell>
          <table:table-cell office:value-type="float" office:value="-0.0228000003844" calcext:value-type="float">
            <text:p>-0.0228000003844</text:p>
          </table:table-cell>
          <table:table-cell office:value-type="float" office:value="0.0170499999076" calcext:value-type="float">
            <text:p>0.0170499999076</text:p>
          </table:table-cell>
          <table:table-cell table:style-name="Default" office:value-type="float" office:value="0.000319999991916" calcext:value-type="float">
            <text:p>0.000319999991916</text:p>
          </table:table-cell>
          <table:table-cell table:style-name="Default"/>
          <table:table-cell office:value-type="float" office:value="-1.32548296452" calcext:value-type="float">
            <text:p>-1.32548296452</text:p>
          </table:table-cell>
          <table:table-cell office:value-type="float" office:value="-0.614780008793" calcext:value-type="float">
            <text:p>-0.614780008793</text:p>
          </table:table-cell>
          <table:table-cell office:value-type="float" office:value="-0.866436421871" calcext:value-type="float">
            <text:p>-0.866436421871</text:p>
          </table:table-cell>
          <table:table-cell/>
          <table:table-cell office:value-type="float" office:value="-0.0818400010467" calcext:value-type="float">
            <text:p>-0.0818400010467</text:p>
          </table:table-cell>
          <table:table-cell/>
          <table:table-cell office:value-type="float" office:value="8.20670032501" calcext:value-type="float">
            <text:p>8.20670032501</text:p>
          </table:table-cell>
        </table:table-row>
        <table:table-row table:style-name="ro1">
          <table:table-cell office:value-type="float" office:value="1.59195489991763E+018" calcext:value-type="float">
            <text:p>1.59195489991763E+018</text:p>
          </table:table-cell>
          <table:table-cell table:formula="of:=([.A220]-1.59195488716323E+018)*0.000000001" office:value-type="float" office:value="12.7544" calcext:value-type="float">
            <text:p>12.7544</text:p>
          </table:table-cell>
          <table:table-cell/>
          <table:table-cell office:value-type="float" office:value="0.0251000002027" calcext:value-type="float">
            <text:p>0.0251000002027</text:p>
          </table:table-cell>
          <table:table-cell office:value-type="float" office:value="-0.0137799996883" calcext:value-type="float">
            <text:p>-0.0137799996883</text:p>
          </table:table-cell>
          <table:table-cell office:value-type="float" office:value="0.0210100002587" calcext:value-type="float">
            <text:p>0.0210100002587</text:p>
          </table:table-cell>
          <table:table-cell office:value-type="float" office:value="-0.0000999999974738" calcext:value-type="float">
            <text:p>-1.00E-04</text:p>
          </table:table-cell>
          <table:table-cell/>
          <table:table-cell office:value-type="float" office:value="-1.32475948334" calcext:value-type="float">
            <text:p>-1.32475948334</text:p>
          </table:table-cell>
          <table:table-cell office:value-type="float" office:value="-0.610929787159" calcext:value-type="float">
            <text:p>-0.610929787159</text:p>
          </table:table-cell>
          <table:table-cell office:value-type="float" office:value="-0.866653323174" calcext:value-type="float">
            <text:p>-0.866653323174</text:p>
          </table:table-cell>
          <table:table-cell/>
          <table:table-cell office:value-type="float" office:value="-0.0969299972057" calcext:value-type="float">
            <text:p>-0.0969299972057</text:p>
          </table:table-cell>
          <table:table-cell/>
          <table:table-cell office:value-type="float" office:value="8.1249628067" calcext:value-type="float">
            <text:p>8.1249628067</text:p>
          </table:table-cell>
        </table:table-row>
        <table:table-row table:style-name="ro1">
          <table:table-cell office:value-type="float" office:value="1.59195489997083E+018" calcext:value-type="float">
            <text:p>1.59195489997083E+018</text:p>
          </table:table-cell>
          <table:table-cell table:formula="of:=([.A221]-1.59195488716323E+018)*0.000000001" office:value-type="float" office:value="12.807599872" calcext:value-type="float">
            <text:p>12.807599872</text:p>
          </table:table-cell>
          <table:table-cell/>
          <table:table-cell office:value-type="float" office:value="0.0263999998569" calcext:value-type="float">
            <text:p>0.0263999998569</text:p>
          </table:table-cell>
          <table:table-cell office:value-type="float" office:value="-0.00736000016332" calcext:value-type="float">
            <text:p>-0.00736000016332</text:p>
          </table:table-cell>
          <table:table-cell office:value-type="float" office:value="0.0252999998629" calcext:value-type="float">
            <text:p>0.0252999998629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-1.32489871979" calcext:value-type="float">
            <text:p>-1.32489871979</text:p>
          </table:table-cell>
          <table:table-cell office:value-type="float" office:value="-0.606922507286" calcext:value-type="float">
            <text:p>-0.606922507286</text:p>
          </table:table-cell>
          <table:table-cell office:value-type="float" office:value="-0.866625189781" calcext:value-type="float">
            <text:p>-0.866625189781</text:p>
          </table:table-cell>
          <table:table-cell/>
          <table:table-cell office:value-type="float" office:value="-0.0991199985147" calcext:value-type="float">
            <text:p>-0.0991199985147</text:p>
          </table:table-cell>
          <table:table-cell/>
          <table:table-cell office:value-type="float" office:value="8.11310005188" calcext:value-type="float">
            <text:p>8.11310005188</text:p>
          </table:table-cell>
        </table:table-row>
        <table:table-row table:style-name="ro1">
          <table:table-cell office:value-type="float" office:value="1.59195490002257E+018" calcext:value-type="float">
            <text:p>1.59195490002257E+018</text:p>
          </table:table-cell>
          <table:table-cell table:formula="of:=([.A222]-1.59195488716323E+018)*0.000000001" office:value-type="float" office:value="12.859340288" calcext:value-type="float">
            <text:p>12.859340288</text:p>
          </table:table-cell>
          <table:table-cell/>
          <table:table-cell office:value-type="float" office:value="0.0276999995112" calcext:value-type="float">
            <text:p>0.0276999995112</text:p>
          </table:table-cell>
          <table:table-cell office:value-type="float" office:value="-0.00258000008762" calcext:value-type="float">
            <text:p>-0.00258000008762</text:p>
          </table:table-cell>
          <table:table-cell office:value-type="float" office:value="0.0275899991393" calcext:value-type="float">
            <text:p>0.0275899991393</text:p>
          </table:table-cell>
          <table:table-cell table:style-name="Default" office:value-type="float" office:value="0.000209999998333" calcext:value-type="float">
            <text:p>0.000209999998333</text:p>
          </table:table-cell>
          <table:table-cell table:style-name="Default"/>
          <table:table-cell office:value-type="float" office:value="-1.32499945164" calcext:value-type="float">
            <text:p>-1.32499945164</text:p>
          </table:table-cell>
          <table:table-cell office:value-type="float" office:value="-0.602624058723" calcext:value-type="float">
            <text:p>-0.602624058723</text:p>
          </table:table-cell>
          <table:table-cell office:value-type="float" office:value="-0.866619944572" calcext:value-type="float">
            <text:p>-0.866619944572</text:p>
          </table:table-cell>
          <table:table-cell/>
          <table:table-cell office:value-type="float" office:value="-0.0979399979115" calcext:value-type="float">
            <text:p>-0.0979399979115</text:p>
          </table:table-cell>
          <table:table-cell/>
          <table:table-cell office:value-type="float" office:value="8.11949157715" calcext:value-type="float">
            <text:p>8.11949157715</text:p>
          </table:table-cell>
        </table:table-row>
        <table:table-row table:style-name="ro1">
          <table:table-cell office:value-type="float" office:value="1.59195490007504E+018" calcext:value-type="float">
            <text:p>1.59195490007504E+018</text:p>
          </table:table-cell>
          <table:table-cell table:formula="of:=([.A223]-1.59195488716323E+018)*0.000000001" office:value-type="float" office:value="12.911810304" calcext:value-type="float">
            <text:p>12.911810304</text:p>
          </table:table-cell>
          <table:table-cell/>
          <table:table-cell office:value-type="float" office:value="0.0286999996752" calcext:value-type="float">
            <text:p>0.0286999996752</text:p>
          </table:table-cell>
          <table:table-cell office:value-type="float" office:value="-0.000569999974687" calcext:value-type="float">
            <text:p>-0.000569999974687</text:p>
          </table:table-cell>
          <table:table-cell office:value-type="float" office:value="0.0286899991333" calcext:value-type="float">
            <text:p>0.0286899991333</text:p>
          </table:table-cell>
          <table:table-cell office:value-type="float" office:value="0.0000399999989895" calcext:value-type="float">
            <text:p>4.00E-05</text:p>
          </table:table-cell>
          <table:table-cell/>
          <table:table-cell office:value-type="float" office:value="-1.32509350777" calcext:value-type="float">
            <text:p>-1.32509350777</text:p>
          </table:table-cell>
          <table:table-cell office:value-type="float" office:value="-0.598425030708" calcext:value-type="float">
            <text:p>-0.598425030708</text:p>
          </table:table-cell>
          <table:table-cell office:value-type="float" office:value="-0.866618335247" calcext:value-type="float">
            <text:p>-0.866618335247</text:p>
          </table:table-cell>
          <table:table-cell/>
          <table:table-cell office:value-type="float" office:value="-0.090870000422" calcext:value-type="float">
            <text:p>-0.090870000422</text:p>
          </table:table-cell>
          <table:table-cell/>
          <table:table-cell office:value-type="float" office:value="8.157787323" calcext:value-type="float">
            <text:p>8.157787323</text:p>
          </table:table-cell>
        </table:table-row>
        <table:table-row table:style-name="ro1">
          <table:table-cell office:value-type="float" office:value="1.59195490012807E+018" calcext:value-type="float">
            <text:p>1.59195490012807E+018</text:p>
          </table:table-cell>
          <table:table-cell table:formula="of:=([.A224]-1.59195488716323E+018)*0.000000001" office:value-type="float" office:value="12.964839936" calcext:value-type="float">
            <text:p>12.964839936</text:p>
          </table:table-cell>
          <table:table-cell/>
          <table:table-cell office:value-type="float" office:value="0.0313999988139" calcext:value-type="float">
            <text:p>0.0313999988139</text:p>
          </table:table-cell>
          <table:table-cell office:value-type="float" office:value="0.00190000003204" calcext:value-type="float">
            <text:p>0.00190000003204</text:p>
          </table:table-cell>
          <table:table-cell office:value-type="float" office:value="0.0313000008464" calcext:value-type="float">
            <text:p>0.0313000008464</text:p>
          </table:table-cell>
          <table:table-cell table:style-name="Default" office:value-type="float" office:value="-0.000110000000859" calcext:value-type="float">
            <text:p>-0.000110000000859</text:p>
          </table:table-cell>
          <table:table-cell table:style-name="Default"/>
          <table:table-cell office:value-type="float" office:value="-1.32559359074" calcext:value-type="float">
            <text:p>-1.32559359074</text:p>
          </table:table-cell>
          <table:table-cell office:value-type="float" office:value="-0.594556510448" calcext:value-type="float">
            <text:p>-0.594556510448</text:p>
          </table:table-cell>
          <table:table-cell office:value-type="float" office:value="-0.8664727211" calcext:value-type="float">
            <text:p>-0.8664727211</text:p>
          </table:table-cell>
          <table:table-cell/>
          <table:table-cell office:value-type="float" office:value="-0.0812100023031" calcext:value-type="float">
            <text:p>-0.0812100023031</text:p>
          </table:table-cell>
          <table:table-cell/>
          <table:table-cell office:value-type="float" office:value="8.21011257172" calcext:value-type="float">
            <text:p>8.21011257172</text:p>
          </table:table-cell>
        </table:table-row>
        <table:table-row table:style-name="ro1">
          <table:table-cell office:value-type="float" office:value="1.59195490018053E+018" calcext:value-type="float">
            <text:p>1.59195490018053E+018</text:p>
          </table:table-cell>
          <table:table-cell table:formula="of:=([.A225]-1.59195488716323E+018)*0.000000001" office:value-type="float" office:value="13.017299968" calcext:value-type="float">
            <text:p>13.017299968</text:p>
          </table:table-cell>
          <table:table-cell/>
          <table:table-cell office:value-type="float" office:value="0.0362000018358" calcext:value-type="float">
            <text:p>0.0362000018358</text:p>
          </table:table-cell>
          <table:table-cell office:value-type="float" office:value="0.00356999994256" calcext:value-type="float">
            <text:p>0.00356999994256</text:p>
          </table:table-cell>
          <table:table-cell office:value-type="float" office:value="0.035980001092" calcext:value-type="float">
            <text:p>0.035980001092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-1.32748687267" calcext:value-type="float">
            <text:p>-1.32748687267</text:p>
          </table:table-cell>
          <table:table-cell office:value-type="float" office:value="-0.592035651207" calcext:value-type="float">
            <text:p>-0.592035651207</text:p>
          </table:table-cell>
          <table:table-cell office:value-type="float" office:value="-0.866498529911" calcext:value-type="float">
            <text:p>-0.866498529911</text:p>
          </table:table-cell>
          <table:table-cell/>
          <table:table-cell office:value-type="float" office:value="-0.0668200030923" calcext:value-type="float">
            <text:p>-0.0668200030923</text:p>
          </table:table-cell>
          <table:table-cell/>
          <table:table-cell office:value-type="float" office:value="8.28805828094" calcext:value-type="float">
            <text:p>8.28805828094</text:p>
          </table:table-cell>
        </table:table-row>
        <table:table-row table:style-name="ro1">
          <table:table-cell office:value-type="float" office:value="1.59195490023317E+018" calcext:value-type="float">
            <text:p>1.59195490023317E+018</text:p>
          </table:table-cell>
          <table:table-cell table:formula="of:=([.A226]-1.59195488716323E+018)*0.000000001" office:value-type="float" office:value="13.069940224" calcext:value-type="float">
            <text:p>13.069940224</text:p>
          </table:table-cell>
          <table:table-cell/>
          <table:table-cell office:value-type="float" office:value="0.0412999987602" calcext:value-type="float">
            <text:p>0.0412999987602</text:p>
          </table:table-cell>
          <table:table-cell office:value-type="float" office:value="0.00149000005331" calcext:value-type="float">
            <text:p>0.00149000005331</text:p>
          </table:table-cell>
          <table:table-cell office:value-type="float" office:value="0.0413100011647" calcext:value-type="float">
            <text:p>0.0413100011647</text:p>
          </table:table-cell>
          <table:table-cell table:style-name="Default" office:value-type="float" office:value="0.000310000003083" calcext:value-type="float">
            <text:p>0.000310000003083</text:p>
          </table:table-cell>
          <table:table-cell table:style-name="Default"/>
          <table:table-cell office:value-type="float" office:value="-1.3308712244" calcext:value-type="float">
            <text:p>-1.3308712244</text:p>
          </table:table-cell>
          <table:table-cell office:value-type="float" office:value="-0.591507315636" calcext:value-type="float">
            <text:p>-0.591507315636</text:p>
          </table:table-cell>
          <table:table-cell office:value-type="float" office:value="-0.866620779037" calcext:value-type="float">
            <text:p>-0.866620779037</text:p>
          </table:table-cell>
          <table:table-cell/>
          <table:table-cell office:value-type="float" office:value="-0.0454800017178" calcext:value-type="float">
            <text:p>-0.0454800017178</text:p>
          </table:table-cell>
          <table:table-cell/>
          <table:table-cell office:value-type="float" office:value="8.40365028381" calcext:value-type="float">
            <text:p>8.40365028381</text:p>
          </table:table-cell>
        </table:table-row>
        <table:table-row table:style-name="ro1">
          <table:table-cell office:value-type="float" office:value="1.59195490028555E+018" calcext:value-type="float">
            <text:p>1.59195490028555E+018</text:p>
          </table:table-cell>
          <table:table-cell table:formula="of:=([.A227]-1.59195488716323E+018)*0.000000001" office:value-type="float" office:value="13.122320128" calcext:value-type="float">
            <text:p>13.122320128</text:p>
          </table:table-cell>
          <table:table-cell/>
          <table:table-cell office:value-type="float" office:value="0.0428999997675" calcext:value-type="float">
            <text:p>0.0428999997675</text:p>
          </table:table-cell>
          <table:table-cell office:value-type="float" office:value="-0.00233999988995" calcext:value-type="float">
            <text:p>-0.00233999988995</text:p>
          </table:table-cell>
          <table:table-cell office:value-type="float" office:value="0.0428100004792" calcext:value-type="float">
            <text:p>0.0428100004792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-1.33179497719" calcext:value-type="float">
            <text:p>-1.33179497719</text:p>
          </table:table-cell>
          <table:table-cell office:value-type="float" office:value="-0.594129621983" calcext:value-type="float">
            <text:p>-0.594129621983</text:p>
          </table:table-cell>
          <table:table-cell office:value-type="float" office:value="-0.866905987263" calcext:value-type="float">
            <text:p>-0.866905987263</text:p>
          </table:table-cell>
          <table:table-cell/>
          <table:table-cell office:value-type="float" office:value="-0.020530000329" calcext:value-type="float">
            <text:p>-0.020530000329</text:p>
          </table:table-cell>
          <table:table-cell/>
          <table:table-cell office:value-type="float" office:value="8.53879547119" calcext:value-type="float">
            <text:p>8.53879547119</text:p>
          </table:table-cell>
        </table:table-row>
        <table:table-row table:style-name="ro1">
          <table:table-cell office:value-type="float" office:value="1.59195490033873E+018" calcext:value-type="float">
            <text:p>1.59195490033873E+018</text:p>
          </table:table-cell>
          <table:table-cell table:formula="of:=([.A228]-1.59195488716323E+018)*0.000000001" office:value-type="float" office:value="13.175500032" calcext:value-type="float">
            <text:p>13.175500032</text:p>
          </table:table-cell>
          <table:table-cell/>
          <table:table-cell office:value-type="float" office:value="0.0370000004768" calcext:value-type="float">
            <text:p>0.0370000004768</text:p>
          </table:table-cell>
          <table:table-cell office:value-type="float" office:value="-0.00400999980047" calcext:value-type="float">
            <text:p>-0.00400999980047</text:p>
          </table:table-cell>
          <table:table-cell office:value-type="float" office:value="0.0368000008166" calcext:value-type="float">
            <text:p>0.0368000008166</text:p>
          </table:table-cell>
          <table:table-cell table:style-name="Default" office:value-type="float" office:value="-0.000310000003083" calcext:value-type="float">
            <text:p>-0.000310000003083</text:p>
          </table:table-cell>
          <table:table-cell table:style-name="Default"/>
          <table:table-cell office:value-type="float" office:value="-1.32977414131" calcext:value-type="float">
            <text:p>-1.32977414131</text:p>
          </table:table-cell>
          <table:table-cell office:value-type="float" office:value="-0.59745657444" calcext:value-type="float">
            <text:p>-0.59745657444</text:p>
          </table:table-cell>
          <table:table-cell office:value-type="float" office:value="-0.866789996624" calcext:value-type="float">
            <text:p>-0.866789996624</text:p>
          </table:table-cell>
          <table:table-cell/>
          <table:table-cell office:value-type="float" office:value="-0.00152000004891" calcext:value-type="float">
            <text:p>-0.00152000004891</text:p>
          </table:table-cell>
          <table:table-cell/>
          <table:table-cell office:value-type="float" office:value="8.64176654816" calcext:value-type="float">
            <text:p>8.64176654816</text:p>
          </table:table-cell>
        </table:table-row>
        <table:table-row table:style-name="ro1">
          <table:table-cell office:value-type="float" office:value="1.59195490039124E+018" calcext:value-type="float">
            <text:p>1.59195490039124E+018</text:p>
          </table:table-cell>
          <table:table-cell table:formula="of:=([.A229]-1.59195488716323E+018)*0.000000001" office:value-type="float" office:value="13.22801024" calcext:value-type="float">
            <text:p>13.22801024</text:p>
          </table:table-cell>
          <table:table-cell/>
          <table:table-cell office:value-type="float" office:value="0.0340999998152" calcext:value-type="float">
            <text:p>0.0340999998152</text:p>
          </table:table-cell>
          <table:table-cell office:value-type="float" office:value="-0.0023499999661" calcext:value-type="float">
            <text:p>-0.0023499999661</text:p>
          </table:table-cell>
          <table:table-cell office:value-type="float" office:value="0.0340300016105" calcext:value-type="float">
            <text:p>0.0340300016105</text:p>
          </table:table-cell>
          <table:table-cell table:style-name="Default" office:value-type="float" office:value="-0.000239999993937" calcext:value-type="float">
            <text:p>-0.000239999993937</text:p>
          </table:table-cell>
          <table:table-cell table:style-name="Default"/>
          <table:table-cell office:value-type="float" office:value="-1.32671844959" calcext:value-type="float">
            <text:p>-1.32671844959</text:p>
          </table:table-cell>
          <table:table-cell office:value-type="float" office:value="-0.596878647804" calcext:value-type="float">
            <text:p>-0.596878647804</text:p>
          </table:table-cell>
          <table:table-cell office:value-type="float" office:value="-0.866563975811" calcext:value-type="float">
            <text:p>-0.866563975811</text:p>
          </table:table-cell>
          <table:table-cell/>
          <table:table-cell office:value-type="float" office:value="0.0106399999931" calcext:value-type="float">
            <text:p>0.0106399999931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044274E+018" calcext:value-type="float">
            <text:p>1.59195490044274E+018</text:p>
          </table:table-cell>
          <table:table-cell table:formula="of:=([.A230]-1.59195488716323E+018)*0.000000001" office:value-type="float" office:value="13.279510016" calcext:value-type="float">
            <text:p>13.279510016</text:p>
          </table:table-cell>
          <table:table-cell/>
          <table:table-cell office:value-type="float" office:value="0.0335999988019" calcext:value-type="float">
            <text:p>0.0335999988019</text:p>
          </table:table-cell>
          <table:table-cell office:value-type="float" office:value="-0.00089999998454" calcext:value-type="float">
            <text:p>-0.00089999998454</text:p>
          </table:table-cell>
          <table:table-cell office:value-type="float" office:value="0.03356000036" calcext:value-type="float">
            <text:p>0.03356000036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-1.32523357868" calcext:value-type="float">
            <text:p>-1.32523357868</text:p>
          </table:table-cell>
          <table:table-cell office:value-type="float" office:value="-0.59330534935" calcext:value-type="float">
            <text:p>-0.59330534935</text:p>
          </table:table-cell>
          <table:table-cell office:value-type="float" office:value="-0.866611480713" calcext:value-type="float">
            <text:p>-0.866611480713</text:p>
          </table:table-cell>
          <table:table-cell/>
          <table:table-cell office:value-type="float" office:value="0.0161899998784" calcext:value-type="float">
            <text:p>0.016189999878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049727E+018" calcext:value-type="float">
            <text:p>1.59195490049727E+018</text:p>
          </table:table-cell>
          <table:table-cell table:formula="of:=([.A231]-1.59195488716323E+018)*0.000000001" office:value-type="float" office:value="13.334040064" calcext:value-type="float">
            <text:p>13.334040064</text:p>
          </table:table-cell>
          <table:table-cell/>
          <table:table-cell office:value-type="float" office:value="0.0335999988019" calcext:value-type="float">
            <text:p>0.0335999988019</text:p>
          </table:table-cell>
          <table:table-cell office:value-type="float" office:value="0.00212000007741" calcext:value-type="float">
            <text:p>0.00212000007741</text:p>
          </table:table-cell>
          <table:table-cell office:value-type="float" office:value="0.0335500016809" calcext:value-type="float">
            <text:p>0.0335500016809</text:p>
          </table:table-cell>
          <table:table-cell table:style-name="Default" office:value-type="float" office:value="-0.000280000007479" calcext:value-type="float">
            <text:p>-0.000280000007479</text:p>
          </table:table-cell>
          <table:table-cell table:style-name="Default"/>
          <table:table-cell office:value-type="float" office:value="-1.32378196716" calcext:value-type="float">
            <text:p>-1.32378196716</text:p>
          </table:table-cell>
          <table:table-cell office:value-type="float" office:value="-0.589260220528" calcext:value-type="float">
            <text:p>-0.589260220528</text:p>
          </table:table-cell>
          <table:table-cell office:value-type="float" office:value="-0.866771697998" calcext:value-type="float">
            <text:p>-0.866771697998</text:p>
          </table:table-cell>
          <table:table-cell/>
          <table:table-cell office:value-type="float" office:value="0.0136799998581" calcext:value-type="float">
            <text:p>0.0136799998581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054962E+018" calcext:value-type="float">
            <text:p>1.59195490054962E+018</text:p>
          </table:table-cell>
          <table:table-cell table:formula="of:=([.A232]-1.59195488716323E+018)*0.000000001" office:value-type="float" office:value="13.386390016" calcext:value-type="float">
            <text:p>13.386390016</text:p>
          </table:table-cell>
          <table:table-cell/>
          <table:table-cell office:value-type="float" office:value="0.030700000003" calcext:value-type="float">
            <text:p>0.030700000003</text:p>
          </table:table-cell>
          <table:table-cell office:value-type="float" office:value="0.00769999995828" calcext:value-type="float">
            <text:p>0.00769999995828</text:p>
          </table:table-cell>
          <table:table-cell office:value-type="float" office:value="0.0296899992973" calcext:value-type="float">
            <text:p>0.0296899992973</text:p>
          </table:table-cell>
          <table:table-cell table:style-name="Default" office:value-type="float" office:value="-0.000190000006114" calcext:value-type="float">
            <text:p>-0.000190000006114</text:p>
          </table:table-cell>
          <table:table-cell table:style-name="Default"/>
          <table:table-cell office:value-type="float" office:value="-1.32094180584" calcext:value-type="float">
            <text:p>-1.32094180584</text:p>
          </table:table-cell>
          <table:table-cell office:value-type="float" office:value="-0.586978316307" calcext:value-type="float">
            <text:p>-0.586978316307</text:p>
          </table:table-cell>
          <table:table-cell office:value-type="float" office:value="-0.86672025919" calcext:value-type="float">
            <text:p>-0.86672025919</text:p>
          </table:table-cell>
          <table:table-cell/>
          <table:table-cell office:value-type="float" office:value="0.00569000001997" calcext:value-type="float">
            <text:p>0.00569000001997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065215E+018" calcext:value-type="float">
            <text:p>1.59195490065215E+018</text:p>
          </table:table-cell>
          <table:table-cell table:formula="of:=([.A233]-1.59195488716323E+018)*0.000000001" office:value-type="float" office:value="13.488920064" calcext:value-type="float">
            <text:p>13.488920064</text:p>
          </table:table-cell>
          <table:table-cell/>
          <table:table-cell office:value-type="float" office:value="0.0326000005007" calcext:value-type="float">
            <text:p>0.0326000005007</text:p>
          </table:table-cell>
          <table:table-cell office:value-type="float" office:value="0.0184400007129" calcext:value-type="float">
            <text:p>0.0184400007129</text:p>
          </table:table-cell>
          <table:table-cell office:value-type="float" office:value="0.0268500000238" calcext:value-type="float">
            <text:p>0.0268500000238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-1.31445217133" calcext:value-type="float">
            <text:p>-1.31445217133</text:p>
          </table:table-cell>
          <table:table-cell office:value-type="float" office:value="-0.582926988602" calcext:value-type="float">
            <text:p>-0.582926988602</text:p>
          </table:table-cell>
          <table:table-cell office:value-type="float" office:value="-0.866644144058" calcext:value-type="float">
            <text:p>-0.866644144058</text:p>
          </table:table-cell>
          <table:table-cell/>
          <table:table-cell office:value-type="float" office:value="0.00675999978557" calcext:value-type="float">
            <text:p>0.00675999978557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070483E+018" calcext:value-type="float">
            <text:p>1.59195490070483E+018</text:p>
          </table:table-cell>
          <table:table-cell table:formula="of:=([.A234]-1.59195488716323E+018)*0.000000001" office:value-type="float" office:value="13.541600256" calcext:value-type="float">
            <text:p>13.541600256</text:p>
          </table:table-cell>
          <table:table-cell/>
          <table:table-cell office:value-type="float" office:value="0.0351000018418" calcext:value-type="float">
            <text:p>0.0351000018418</text:p>
          </table:table-cell>
          <table:table-cell office:value-type="float" office:value="0.023959999904" calcext:value-type="float">
            <text:p>0.023959999904</text:p>
          </table:table-cell>
          <table:table-cell office:value-type="float" office:value="0.0256399996579" calcext:value-type="float">
            <text:p>0.0256399996579</text:p>
          </table:table-cell>
          <table:table-cell table:style-name="Default" office:value-type="float" office:value="-0.000600000028498" calcext:value-type="float">
            <text:p>-0.000600000028498</text:p>
          </table:table-cell>
          <table:table-cell table:style-name="Default"/>
          <table:table-cell office:value-type="float" office:value="-1.31177318096" calcext:value-type="float">
            <text:p>-1.31177318096</text:p>
          </table:table-cell>
          <table:table-cell office:value-type="float" office:value="-0.579770803452" calcext:value-type="float">
            <text:p>-0.579770803452</text:p>
          </table:table-cell>
          <table:table-cell office:value-type="float" office:value="-0.86681842804" calcext:value-type="float">
            <text:p>-0.86681842804</text:p>
          </table:table-cell>
          <table:table-cell/>
          <table:table-cell office:value-type="float" office:value="0.00641999999061" calcext:value-type="float">
            <text:p>0.00641999999061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075729E+018" calcext:value-type="float">
            <text:p>1.59195490075729E+018</text:p>
          </table:table-cell>
          <table:table-cell table:formula="of:=([.A235]-1.59195488716323E+018)*0.000000001" office:value-type="float" office:value="13.594060032" calcext:value-type="float">
            <text:p>13.594060032</text:p>
          </table:table-cell>
          <table:table-cell/>
          <table:table-cell office:value-type="float" office:value="0.0408999994397" calcext:value-type="float">
            <text:p>0.0408999994397</text:p>
          </table:table-cell>
          <table:table-cell office:value-type="float" office:value="0.0327400006354" calcext:value-type="float">
            <text:p>0.0327400006354</text:p>
          </table:table-cell>
          <table:table-cell office:value-type="float" office:value="0.0244600009173" calcext:value-type="float">
            <text:p>0.0244600009173</text:p>
          </table:table-cell>
          <table:table-cell table:style-name="Default" office:value-type="float" office:value="-0.000380000012228" calcext:value-type="float">
            <text:p>-0.000380000012228</text:p>
          </table:table-cell>
          <table:table-cell table:style-name="Default"/>
          <table:table-cell office:value-type="float" office:value="-1.30860388279" calcext:value-type="float">
            <text:p>-1.30860388279</text:p>
          </table:table-cell>
          <table:table-cell office:value-type="float" office:value="-0.577930569649" calcext:value-type="float">
            <text:p>-0.577930569649</text:p>
          </table:table-cell>
          <table:table-cell office:value-type="float" office:value="-0.86671769619" calcext:value-type="float">
            <text:p>-0.86671769619</text:p>
          </table:table-cell>
          <table:table-cell/>
          <table:table-cell office:value-type="float" office:value="0.00815000012517" calcext:value-type="float">
            <text:p>0.00815000012517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080989E+018" calcext:value-type="float">
            <text:p>1.59195490080989E+018</text:p>
          </table:table-cell>
          <table:table-cell table:formula="of:=([.A236]-1.59195488716323E+018)*0.000000001" office:value-type="float" office:value="13.646660096" calcext:value-type="float">
            <text:p>13.646660096</text:p>
          </table:table-cell>
          <table:table-cell/>
          <table:table-cell office:value-type="float" office:value="0.0507999993861" calcext:value-type="float">
            <text:p>0.0507999993861</text:p>
          </table:table-cell>
          <table:table-cell office:value-type="float" office:value="0.0449399985373" calcext:value-type="float">
            <text:p>0.0449399985373</text:p>
          </table:table-cell>
          <table:table-cell office:value-type="float" office:value="0.0237000007182" calcext:value-type="float">
            <text:p>0.0237000007182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 table:style-name="Default"/>
          <table:table-cell office:value-type="float" office:value="-1.30495429039" calcext:value-type="float">
            <text:p>-1.30495429039</text:p>
          </table:table-cell>
          <table:table-cell office:value-type="float" office:value="-0.577841460705" calcext:value-type="float">
            <text:p>-0.577841460705</text:p>
          </table:table-cell>
          <table:table-cell office:value-type="float" office:value="-0.866687476635" calcext:value-type="float">
            <text:p>-0.866687476635</text:p>
          </table:table-cell>
          <table:table-cell/>
          <table:table-cell office:value-type="float" office:value="0.0164700001478" calcext:value-type="float">
            <text:p>0.016470000147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091458E+018" calcext:value-type="float">
            <text:p>1.59195490091458E+018</text:p>
          </table:table-cell>
          <table:table-cell table:formula="of:=([.A237]-1.59195488716323E+018)*0.000000001" office:value-type="float" office:value="13.751350272" calcext:value-type="float">
            <text:p>13.751350272</text:p>
          </table:table-cell>
          <table:table-cell/>
          <table:table-cell office:value-type="float" office:value="0.0612999983132" calcext:value-type="float">
            <text:p>0.0612999983132</text:p>
          </table:table-cell>
          <table:table-cell office:value-type="float" office:value="0.0532700009644" calcext:value-type="float">
            <text:p>0.0532700009644</text:p>
          </table:table-cell>
          <table:table-cell office:value-type="float" office:value="0.0304300002754" calcext:value-type="float">
            <text:p>0.0304300002754</text:p>
          </table:table-cell>
          <table:table-cell table:style-name="Default" office:value-type="float" office:value="0.000209999998333" calcext:value-type="float">
            <text:p>0.000209999998333</text:p>
          </table:table-cell>
          <table:table-cell table:style-name="Default"/>
          <table:table-cell office:value-type="float" office:value="-1.29828822613" calcext:value-type="float">
            <text:p>-1.29828822613</text:p>
          </table:table-cell>
          <table:table-cell office:value-type="float" office:value="-0.574985444546" calcext:value-type="float">
            <text:p>-0.574985444546</text:p>
          </table:table-cell>
          <table:table-cell office:value-type="float" office:value="-0.866773307323" calcext:value-type="float">
            <text:p>-0.866773307323</text:p>
          </table:table-cell>
          <table:table-cell/>
          <table:table-cell office:value-type="float" office:value="0.0292499996722" calcext:value-type="float">
            <text:p>0.0292499996722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096696E+018" calcext:value-type="float">
            <text:p>1.59195490096696E+018</text:p>
          </table:table-cell>
          <table:table-cell table:formula="of:=([.A238]-1.59195488716323E+018)*0.000000001" office:value-type="float" office:value="13.803730176" calcext:value-type="float">
            <text:p>13.803730176</text:p>
          </table:table-cell>
          <table:table-cell/>
          <table:table-cell office:value-type="float" office:value="0.0680000036955" calcext:value-type="float">
            <text:p>0.0680000036955</text:p>
          </table:table-cell>
          <table:table-cell office:value-type="float" office:value="0.0561200007796" calcext:value-type="float">
            <text:p>0.0561200007796</text:p>
          </table:table-cell>
          <table:table-cell office:value-type="float" office:value="0.0384199991822" calcext:value-type="float">
            <text:p>0.0384199991822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-1.29451560974" calcext:value-type="float">
            <text:p>-1.29451560974</text:p>
          </table:table-cell>
          <table:table-cell office:value-type="float" office:value="-0.57332277298" calcext:value-type="float">
            <text:p>-0.57332277298</text:p>
          </table:table-cell>
          <table:table-cell office:value-type="float" office:value="-0.866753697395" calcext:value-type="float">
            <text:p>-0.866753697395</text:p>
          </table:table-cell>
          <table:table-cell/>
          <table:table-cell office:value-type="float" office:value="0.0493500009179" calcext:value-type="float">
            <text:p>0.0493500009179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101842E+018" calcext:value-type="float">
            <text:p>1.59195490101842E+018</text:p>
          </table:table-cell>
          <table:table-cell table:formula="of:=([.A239]-1.59195488716323E+018)*0.000000001" office:value-type="float" office:value="13.855190016" calcext:value-type="float">
            <text:p>13.855190016</text:p>
          </table:table-cell>
          <table:table-cell/>
          <table:table-cell office:value-type="float" office:value="0.0702000036836" calcext:value-type="float">
            <text:p>0.0702000036836</text:p>
          </table:table-cell>
          <table:table-cell office:value-type="float" office:value="0.0576400011778" calcext:value-type="float">
            <text:p>0.0576400011778</text:p>
          </table:table-cell>
          <table:table-cell office:value-type="float" office:value="0.0400100015104" calcext:value-type="float">
            <text:p>0.0400100015104</text:p>
          </table:table-cell>
          <table:table-cell table:style-name="Default" office:value-type="float" office:value="-0.000280000007479" calcext:value-type="float">
            <text:p>-0.000280000007479</text:p>
          </table:table-cell>
          <table:table-cell table:style-name="Default"/>
          <table:table-cell office:value-type="float" office:value="-1.29056632519" calcext:value-type="float">
            <text:p>-1.29056632519</text:p>
          </table:table-cell>
          <table:table-cell office:value-type="float" office:value="-0.571783423424" calcext:value-type="float">
            <text:p>-0.571783423424</text:p>
          </table:table-cell>
          <table:table-cell office:value-type="float" office:value="-0.866741895676" calcext:value-type="float">
            <text:p>-0.866741895676</text:p>
          </table:table-cell>
          <table:table-cell/>
          <table:table-cell office:value-type="float" office:value="0.0575600005686" calcext:value-type="float">
            <text:p>0.057560000568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112094E+018" calcext:value-type="float">
            <text:p>1.59195490112094E+018</text:p>
          </table:table-cell>
          <table:table-cell table:formula="of:=([.A240]-1.59195488716323E+018)*0.000000001" office:value-type="float" office:value="13.95771008" calcext:value-type="float">
            <text:p>13.95771008</text:p>
          </table:table-cell>
          <table:table-cell/>
          <table:table-cell office:value-type="float" office:value="0.0718000009656" calcext:value-type="float">
            <text:p>0.0718000009656</text:p>
          </table:table-cell>
          <table:table-cell office:value-type="float" office:value="0.0626100003719" calcext:value-type="float">
            <text:p>0.0626100003719</text:p>
          </table:table-cell>
          <table:table-cell office:value-type="float" office:value="0.035229999572" calcext:value-type="float">
            <text:p>0.035229999572</text:p>
          </table:table-cell>
          <table:table-cell table:style-name="Default" office:value-type="float" office:value="-0.000190000006114" calcext:value-type="float">
            <text:p>-0.000190000006114</text:p>
          </table:table-cell>
          <table:table-cell table:style-name="Default"/>
          <table:table-cell office:value-type="float" office:value="-1.2827706337" calcext:value-type="float">
            <text:p>-1.2827706337</text:p>
          </table:table-cell>
          <table:table-cell office:value-type="float" office:value="-0.569409310818" calcext:value-type="float">
            <text:p>-0.569409310818</text:p>
          </table:table-cell>
          <table:table-cell office:value-type="float" office:value="-0.866743385792" calcext:value-type="float">
            <text:p>-0.866743385792</text:p>
          </table:table-cell>
          <table:table-cell/>
          <table:table-cell office:value-type="float" office:value="0.056329999119" calcext:value-type="float">
            <text:p>0.056329999119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117635E+018" calcext:value-type="float">
            <text:p>1.59195490117635E+018</text:p>
          </table:table-cell>
          <table:table-cell table:formula="of:=([.A241]-1.59195488716323E+018)*0.000000001" office:value-type="float" office:value="14.01312" calcext:value-type="float">
            <text:p>14.01312</text:p>
          </table:table-cell>
          <table:table-cell/>
          <table:table-cell office:value-type="float" office:value="0.0733999982476" calcext:value-type="float">
            <text:p>0.0733999982476</text:p>
          </table:table-cell>
          <table:table-cell office:value-type="float" office:value="0.0667300000787" calcext:value-type="float">
            <text:p>0.0667300000787</text:p>
          </table:table-cell>
          <table:table-cell office:value-type="float" office:value="0.030680000782" calcext:value-type="float">
            <text:p>0.030680000782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-1.2784640789" calcext:value-type="float">
            <text:p>-1.2784640789</text:p>
          </table:table-cell>
          <table:table-cell office:value-type="float" office:value="-0.568425297737" calcext:value-type="float">
            <text:p>-0.568425297737</text:p>
          </table:table-cell>
          <table:table-cell office:value-type="float" office:value="-0.866732358932" calcext:value-type="float">
            <text:p>-0.866732358932</text:p>
          </table:table-cell>
          <table:table-cell/>
          <table:table-cell office:value-type="float" office:value="0.0586099997163" calcext:value-type="float">
            <text:p>0.0586099997163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122883E+018" calcext:value-type="float">
            <text:p>1.59195490122883E+018</text:p>
          </table:table-cell>
          <table:table-cell table:formula="of:=([.A242]-1.59195488716323E+018)*0.000000001" office:value-type="float" office:value="14.065600256" calcext:value-type="float">
            <text:p>14.065600256</text:p>
          </table:table-cell>
          <table:table-cell/>
          <table:table-cell office:value-type="float" office:value="0.0741000026464" calcext:value-type="float">
            <text:p>0.0741000026464</text:p>
          </table:table-cell>
          <table:table-cell office:value-type="float" office:value="0.0685399994254" calcext:value-type="float">
            <text:p>0.0685399994254</text:p>
          </table:table-cell>
          <table:table-cell office:value-type="float" office:value="0.0282700005919" calcext:value-type="float">
            <text:p>0.0282700005919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27438664436" calcext:value-type="float">
            <text:p>-1.27438664436</text:p>
          </table:table-cell>
          <table:table-cell office:value-type="float" office:value="-0.567776322365" calcext:value-type="float">
            <text:p>-0.567776322365</text:p>
          </table:table-cell>
          <table:table-cell office:value-type="float" office:value="-0.866715312004" calcext:value-type="float">
            <text:p>-0.866715312004</text:p>
          </table:table-cell>
          <table:table-cell/>
          <table:table-cell office:value-type="float" office:value="0.0639000013471" calcext:value-type="float">
            <text:p>0.0639000013471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128083E+018" calcext:value-type="float">
            <text:p>1.59195490128083E+018</text:p>
          </table:table-cell>
          <table:table-cell table:formula="of:=([.A243]-1.59195488716323E+018)*0.000000001" office:value-type="float" office:value="14.1176" calcext:value-type="float">
            <text:p>14.1176</text:p>
          </table:table-cell>
          <table:table-cell/>
          <table:table-cell office:value-type="float" office:value="0.0718000009656" calcext:value-type="float">
            <text:p>0.0718000009656</text:p>
          </table:table-cell>
          <table:table-cell office:value-type="float" office:value="0.0685900002718" calcext:value-type="float">
            <text:p>0.0685900002718</text:p>
          </table:table-cell>
          <table:table-cell office:value-type="float" office:value="0.021099999547" calcext:value-type="float">
            <text:p>0.021099999547</text:p>
          </table:table-cell>
          <table:table-cell table:style-name="Default" office:value-type="float" office:value="0.000150000007125" calcext:value-type="float">
            <text:p>0.000150000007125</text:p>
          </table:table-cell>
          <table:table-cell table:style-name="Default"/>
          <table:table-cell office:value-type="float" office:value="-1.27132868767" calcext:value-type="float">
            <text:p>-1.27132868767</text:p>
          </table:table-cell>
          <table:table-cell office:value-type="float" office:value="-0.569663882256" calcext:value-type="float">
            <text:p>-0.569663882256</text:p>
          </table:table-cell>
          <table:table-cell office:value-type="float" office:value="-0.866552889347" calcext:value-type="float">
            <text:p>-0.866552889347</text:p>
          </table:table-cell>
          <table:table-cell/>
          <table:table-cell office:value-type="float" office:value="0.0623500011861" calcext:value-type="float">
            <text:p>0.0623500011861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133431E+018" calcext:value-type="float">
            <text:p>1.59195490133431E+018</text:p>
          </table:table-cell>
          <table:table-cell table:formula="of:=([.A244]-1.59195488716323E+018)*0.000000001" office:value-type="float" office:value="14.171079936" calcext:value-type="float">
            <text:p>14.171079936</text:p>
          </table:table-cell>
          <table:table-cell/>
          <table:table-cell office:value-type="float" office:value="0.0653999969363" calcext:value-type="float">
            <text:p>0.0653999969363</text:p>
          </table:table-cell>
          <table:table-cell office:value-type="float" office:value="0.0644899979234" calcext:value-type="float">
            <text:p>0.0644899979234</text:p>
          </table:table-cell>
          <table:table-cell office:value-type="float" office:value="0.0107399998233" calcext:value-type="float">
            <text:p>0.0107399998233</text:p>
          </table:table-cell>
          <table:table-cell table:style-name="Default" office:value-type="float" office:value="0.000460000010207" calcext:value-type="float">
            <text:p>0.000460000010207</text:p>
          </table:table-cell>
          <table:table-cell table:style-name="Default"/>
          <table:table-cell office:value-type="float" office:value="-1.27118015289" calcext:value-type="float">
            <text:p>-1.27118015289</text:p>
          </table:table-cell>
          <table:table-cell office:value-type="float" office:value="-0.573011517525" calcext:value-type="float">
            <text:p>-0.573011517525</text:p>
          </table:table-cell>
          <table:table-cell office:value-type="float" office:value="-0.86652803421" calcext:value-type="float">
            <text:p>-0.86652803421</text:p>
          </table:table-cell>
          <table:table-cell/>
          <table:table-cell office:value-type="float" office:value="0.0481400005519" calcext:value-type="float">
            <text:p>0.0481400005519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138671E+018" calcext:value-type="float">
            <text:p>1.59195490138671E+018</text:p>
          </table:table-cell>
          <table:table-cell table:formula="of:=([.A245]-1.59195488716323E+018)*0.000000001" office:value-type="float" office:value="14.223480064" calcext:value-type="float">
            <text:p>14.223480064</text:p>
          </table:table-cell>
          <table:table-cell/>
          <table:table-cell office:value-type="float" office:value="0.0548000000417" calcext:value-type="float">
            <text:p>0.0548000000417</text:p>
          </table:table-cell>
          <table:table-cell office:value-type="float" office:value="0.0545400008559" calcext:value-type="float">
            <text:p>0.0545400008559</text:p>
          </table:table-cell>
          <table:table-cell office:value-type="float" office:value="0.00480999983847" calcext:value-type="float">
            <text:p>0.00480999983847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27427339554" calcext:value-type="float">
            <text:p>-1.27427339554</text:p>
          </table:table-cell>
          <table:table-cell office:value-type="float" office:value="-0.574900686741" calcext:value-type="float">
            <text:p>-0.574900686741</text:p>
          </table:table-cell>
          <table:table-cell office:value-type="float" office:value="-0.866711497307" calcext:value-type="float">
            <text:p>-0.866711497307</text:p>
          </table:table-cell>
          <table:table-cell/>
          <table:table-cell office:value-type="float" office:value="0.02208000049" calcext:value-type="float">
            <text:p>0.02208000049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143942E+018" calcext:value-type="float">
            <text:p>1.59195490143942E+018</text:p>
          </table:table-cell>
          <table:table-cell table:formula="of:=([.A246]-1.59195488716323E+018)*0.000000001" office:value-type="float" office:value="14.276189952" calcext:value-type="float">
            <text:p>14.276189952</text:p>
          </table:table-cell>
          <table:table-cell/>
          <table:table-cell office:value-type="float" office:value="0.0423999987543" calcext:value-type="float">
            <text:p>0.0423999987543</text:p>
          </table:table-cell>
          <table:table-cell office:value-type="float" office:value="0.0422299988568" calcext:value-type="float">
            <text:p>0.0422299988568</text:p>
          </table:table-cell>
          <table:table-cell office:value-type="float" office:value="0.00334999989718" calcext:value-type="float">
            <text:p>0.00334999989718</text:p>
          </table:table-cell>
          <table:table-cell office:value-type="float" office:value="-0.0000999999974738" calcext:value-type="float">
            <text:p>-1.00E-04</text:p>
          </table:table-cell>
          <table:table-cell/>
          <table:table-cell office:value-type="float" office:value="-1.27837133408" calcext:value-type="float">
            <text:p>-1.27837133408</text:p>
          </table:table-cell>
          <table:table-cell office:value-type="float" office:value="-0.575735449791" calcext:value-type="float">
            <text:p>-0.575735449791</text:p>
          </table:table-cell>
          <table:table-cell office:value-type="float" office:value="-0.866750001907" calcext:value-type="float">
            <text:p>-0.866750001907</text:p>
          </table:table-cell>
          <table:table-cell/>
          <table:table-cell office:value-type="float" office:value="-0.0133400000632" calcext:value-type="float">
            <text:p>-0.0133400000632</text:p>
          </table:table-cell>
          <table:table-cell/>
          <table:table-cell office:value-type="float" office:value="8.57774162292" calcext:value-type="float">
            <text:p>8.57774162292</text:p>
          </table:table-cell>
        </table:table-row>
        <table:table-row table:style-name="ro1">
          <table:table-cell office:value-type="float" office:value="1.59195490149356E+018" calcext:value-type="float">
            <text:p>1.59195490149356E+018</text:p>
          </table:table-cell>
          <table:table-cell table:formula="of:=([.A247]-1.59195488716323E+018)*0.000000001" office:value-type="float" office:value="14.330330112" calcext:value-type="float">
            <text:p>14.330330112</text:p>
          </table:table-cell>
          <table:table-cell/>
          <table:table-cell office:value-type="float" office:value="0.0273000001907" calcext:value-type="float">
            <text:p>0.0273000001907</text:p>
          </table:table-cell>
          <table:table-cell office:value-type="float" office:value="0.0271400008351" calcext:value-type="float">
            <text:p>0.0271400008351</text:p>
          </table:table-cell>
          <table:table-cell office:value-type="float" office:value="-0.00307000009343" calcext:value-type="float">
            <text:p>-0.00307000009343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28257513046" calcext:value-type="float">
            <text:p>-1.28257513046</text:p>
          </table:table-cell>
          <table:table-cell office:value-type="float" office:value="-0.576765298843" calcext:value-type="float">
            <text:p>-0.576765298843</text:p>
          </table:table-cell>
          <table:table-cell office:value-type="float" office:value="-0.866759777069" calcext:value-type="float">
            <text:p>-0.866759777069</text:p>
          </table:table-cell>
          <table:table-cell/>
          <table:table-cell office:value-type="float" office:value="-0.0587200000882" calcext:value-type="float">
            <text:p>-0.0587200000882</text:p>
          </table:table-cell>
          <table:table-cell/>
          <table:table-cell office:value-type="float" office:value="8.33193302155" calcext:value-type="float">
            <text:p>8.33193302155</text:p>
          </table:table-cell>
        </table:table-row>
        <table:table-row table:style-name="ro1">
          <table:table-cell office:value-type="float" office:value="1.59195490154603E+018" calcext:value-type="float">
            <text:p>1.59195490154603E+018</text:p>
          </table:table-cell>
          <table:table-cell table:formula="of:=([.A248]-1.59195488716323E+018)*0.000000001" office:value-type="float" office:value="14.382800128" calcext:value-type="float">
            <text:p>14.382800128</text:p>
          </table:table-cell>
          <table:table-cell/>
          <table:table-cell office:value-type="float" office:value="0.0157999992371" calcext:value-type="float">
            <text:p>0.0157999992371</text:p>
          </table:table-cell>
          <table:table-cell office:value-type="float" office:value="0.0136200003326" calcext:value-type="float">
            <text:p>0.0136200003326</text:p>
          </table:table-cell>
          <table:table-cell office:value-type="float" office:value="-0.00793999992311" calcext:value-type="float">
            <text:p>-0.00793999992311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-1.2866307497" calcext:value-type="float">
            <text:p>-1.2866307497</text:p>
          </table:table-cell>
          <table:table-cell office:value-type="float" office:value="-0.577922821045" calcext:value-type="float">
            <text:p>-0.577922821045</text:p>
          </table:table-cell>
          <table:table-cell office:value-type="float" office:value="-0.866713106632" calcext:value-type="float">
            <text:p>-0.866713106632</text:p>
          </table:table-cell>
          <table:table-cell/>
          <table:table-cell office:value-type="float" office:value="-0.0901499986649" calcext:value-type="float">
            <text:p>-0.0901499986649</text:p>
          </table:table-cell>
          <table:table-cell/>
          <table:table-cell office:value-type="float" office:value="8.16168785095" calcext:value-type="float">
            <text:p>8.16168785095</text:p>
          </table:table-cell>
        </table:table-row>
        <table:table-row table:style-name="ro1">
          <table:table-cell office:value-type="float" office:value="1.59195490159856E+018" calcext:value-type="float">
            <text:p>1.59195490159856E+018</text:p>
          </table:table-cell>
          <table:table-cell table:formula="of:=([.A249]-1.59195488716323E+018)*0.000000001" office:value-type="float" office:value="14.435330048" calcext:value-type="float">
            <text:p>14.435330048</text:p>
          </table:table-cell>
          <table:table-cell/>
          <table:table-cell office:value-type="float" office:value="0.0131999999285" calcext:value-type="float">
            <text:p>0.0131999999285</text:p>
          </table:table-cell>
          <table:table-cell office:value-type="float" office:value="-0.000269999989541" calcext:value-type="float">
            <text:p>-0.000269999989541</text:p>
          </table:table-cell>
          <table:table-cell office:value-type="float" office:value="-0.0131799997762" calcext:value-type="float">
            <text:p>-0.0131799997762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29072344303" calcext:value-type="float">
            <text:p>-1.29072344303</text:p>
          </table:table-cell>
          <table:table-cell office:value-type="float" office:value="-0.579428553581" calcext:value-type="float">
            <text:p>-0.579428553581</text:p>
          </table:table-cell>
          <table:table-cell office:value-type="float" office:value="-0.866728305817" calcext:value-type="float">
            <text:p>-0.866728305817</text:p>
          </table:table-cell>
          <table:table-cell/>
          <table:table-cell office:value-type="float" office:value="-0.0982500016689" calcext:value-type="float">
            <text:p>-0.0982500016689</text:p>
          </table:table-cell>
          <table:table-cell/>
          <table:table-cell office:value-type="float" office:value="8.11781215668" calcext:value-type="float">
            <text:p>8.11781215668</text:p>
          </table:table-cell>
        </table:table-row>
        <table:table-row table:style-name="ro1">
          <table:table-cell office:value-type="float" office:value="1.59195490165129E+018" calcext:value-type="float">
            <text:p>1.59195490165129E+018</text:p>
          </table:table-cell>
          <table:table-cell table:formula="of:=([.A250]-1.59195488716323E+018)*0.000000001" office:value-type="float" office:value="14.488059904" calcext:value-type="float">
            <text:p>14.488059904</text:p>
          </table:table-cell>
          <table:table-cell/>
          <table:table-cell office:value-type="float" office:value="0.0311999991536" calcext:value-type="float">
            <text:p>0.0311999991536</text:p>
          </table:table-cell>
          <table:table-cell office:value-type="float" office:value="-0.0221900008619" calcext:value-type="float">
            <text:p>-0.0221900008619</text:p>
          </table:table-cell>
          <table:table-cell office:value-type="float" office:value="-0.0219100005925" calcext:value-type="float">
            <text:p>-0.0219100005925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-1.29453825951" calcext:value-type="float">
            <text:p>-1.29453825951</text:p>
          </table:table-cell>
          <table:table-cell office:value-type="float" office:value="-0.581027746201" calcext:value-type="float">
            <text:p>-0.581027746201</text:p>
          </table:table-cell>
          <table:table-cell office:value-type="float" office:value="-0.866708338261" calcext:value-type="float">
            <text:p>-0.866708338261</text:p>
          </table:table-cell>
          <table:table-cell/>
          <table:table-cell office:value-type="float" office:value="-0.0765499994159" calcext:value-type="float">
            <text:p>-0.0765499994159</text:p>
          </table:table-cell>
          <table:table-cell/>
          <table:table-cell office:value-type="float" office:value="8.23535442352" calcext:value-type="float">
            <text:p>8.23535442352</text:p>
          </table:table-cell>
        </table:table-row>
        <table:table-row table:style-name="ro1">
          <table:table-cell office:value-type="float" office:value="1.59195490170366E+018" calcext:value-type="float">
            <text:p>1.59195490170366E+018</text:p>
          </table:table-cell>
          <table:table-cell table:formula="of:=([.A251]-1.59195488716323E+018)*0.000000001" office:value-type="float" office:value="14.54043008" calcext:value-type="float">
            <text:p>14.54043008</text:p>
          </table:table-cell>
          <table:table-cell/>
          <table:table-cell office:value-type="float" office:value="0.0467000007629" calcext:value-type="float">
            <text:p>0.0467000007629</text:p>
          </table:table-cell>
          <table:table-cell office:value-type="float" office:value="-0.0377999991179" calcext:value-type="float">
            <text:p>-0.0377999991179</text:p>
          </table:table-cell>
          <table:table-cell office:value-type="float" office:value="-0.0274100005627" calcext:value-type="float">
            <text:p>-0.0274100005627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-1.29839730263" calcext:value-type="float">
            <text:p>-1.29839730263</text:p>
          </table:table-cell>
          <table:table-cell office:value-type="float" office:value="-0.58287769556" calcext:value-type="float">
            <text:p>-0.58287769556</text:p>
          </table:table-cell>
          <table:table-cell office:value-type="float" office:value="-0.866701185703" calcext:value-type="float">
            <text:p>-0.866701185703</text:p>
          </table:table-cell>
          <table:table-cell/>
          <table:table-cell office:value-type="float" office:value="-0.0506299994886" calcext:value-type="float">
            <text:p>-0.0506299994886</text:p>
          </table:table-cell>
          <table:table-cell/>
          <table:table-cell office:value-type="float" office:value="8.37575435638" calcext:value-type="float">
            <text:p>8.37575435638</text:p>
          </table:table-cell>
        </table:table-row>
        <table:table-row table:style-name="ro1">
          <table:table-cell office:value-type="float" office:value="1.59195490175609E+018" calcext:value-type="float">
            <text:p>1.59195490175609E+018</text:p>
          </table:table-cell>
          <table:table-cell table:formula="of:=([.A252]-1.59195488716323E+018)*0.000000001" office:value-type="float" office:value="14.59286016" calcext:value-type="float">
            <text:p>14.59286016</text:p>
          </table:table-cell>
          <table:table-cell/>
          <table:table-cell office:value-type="float" office:value="0.0604999996722" calcext:value-type="float">
            <text:p>0.0604999996722</text:p>
          </table:table-cell>
          <table:table-cell office:value-type="float" office:value="-0.0512900017202" calcext:value-type="float">
            <text:p>-0.0512900017202</text:p>
          </table:table-cell>
          <table:table-cell office:value-type="float" office:value="-0.0321099981666" calcext:value-type="float">
            <text:p>-0.0321099981666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 table:style-name="Default"/>
          <table:table-cell office:value-type="float" office:value="-1.30142915249" calcext:value-type="float">
            <text:p>-1.30142915249</text:p>
          </table:table-cell>
          <table:table-cell office:value-type="float" office:value="-0.584706783295" calcext:value-type="float">
            <text:p>-0.584706783295</text:p>
          </table:table-cell>
          <table:table-cell office:value-type="float" office:value="-0.866780161858" calcext:value-type="float">
            <text:p>-0.866780161858</text:p>
          </table:table-cell>
          <table:table-cell/>
          <table:table-cell office:value-type="float" office:value="-0.0257900003344" calcext:value-type="float">
            <text:p>-0.0257900003344</text:p>
          </table:table-cell>
          <table:table-cell/>
          <table:table-cell office:value-type="float" office:value="8.51030445099" calcext:value-type="float">
            <text:p>8.51030445099</text:p>
          </table:table-cell>
        </table:table-row>
        <table:table-row table:style-name="ro1">
          <table:table-cell office:value-type="float" office:value="1.59195490180849E+018" calcext:value-type="float">
            <text:p>1.59195490180849E+018</text:p>
          </table:table-cell>
          <table:table-cell table:formula="of:=([.A253]-1.59195488716323E+018)*0.000000001" office:value-type="float" office:value="14.645260032" calcext:value-type="float">
            <text:p>14.645260032</text:p>
          </table:table-cell>
          <table:table-cell/>
          <table:table-cell office:value-type="float" office:value="0.0703999996185" calcext:value-type="float">
            <text:p>0.0703999996185</text:p>
          </table:table-cell>
          <table:table-cell office:value-type="float" office:value="-0.0615900009871" calcext:value-type="float">
            <text:p>-0.0615900009871</text:p>
          </table:table-cell>
          <table:table-cell office:value-type="float" office:value="-0.0341700017452" calcext:value-type="float">
            <text:p>-0.0341700017452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-1.30382514" calcext:value-type="float">
            <text:p>-1.30382514</text:p>
          </table:table-cell>
          <table:table-cell office:value-type="float" office:value="-0.587691605091" calcext:value-type="float">
            <text:p>-0.587691605091</text:p>
          </table:table-cell>
          <table:table-cell office:value-type="float" office:value="-0.866570115089" calcext:value-type="float">
            <text:p>-0.866570115089</text:p>
          </table:table-cell>
          <table:table-cell/>
          <table:table-cell office:value-type="float" office:value="-0.00264999992214" calcext:value-type="float">
            <text:p>-0.00264999992214</text:p>
          </table:table-cell>
          <table:table-cell/>
          <table:table-cell office:value-type="float" office:value="8.63564586639" calcext:value-type="float">
            <text:p>8.63564586639</text:p>
          </table:table-cell>
        </table:table-row>
        <table:table-row table:style-name="ro1">
          <table:table-cell office:value-type="float" office:value="1.59195490186101E+018" calcext:value-type="float">
            <text:p>1.59195490186101E+018</text:p>
          </table:table-cell>
          <table:table-cell table:formula="of:=([.A254]-1.59195488716323E+018)*0.000000001" office:value-type="float" office:value="14.697779968" calcext:value-type="float">
            <text:p>14.697779968</text:p>
          </table:table-cell>
          <table:table-cell/>
          <table:table-cell office:value-type="float" office:value="0.0750999972224" calcext:value-type="float">
            <text:p>0.0750999972224</text:p>
          </table:table-cell>
          <table:table-cell office:value-type="float" office:value="-0.0679399967194" calcext:value-type="float">
            <text:p>-0.0679399967194</text:p>
          </table:table-cell>
          <table:table-cell office:value-type="float" office:value="-0.0320000015199" calcext:value-type="float">
            <text:p>-0.0320000015199</text:p>
          </table:table-cell>
          <table:table-cell table:style-name="Default" office:value-type="float" office:value="-0.000180000002729" calcext:value-type="float">
            <text:p>-0.000180000002729</text:p>
          </table:table-cell>
          <table:table-cell table:style-name="Default"/>
          <table:table-cell office:value-type="float" office:value="-1.30696630478" calcext:value-type="float">
            <text:p>-1.30696630478</text:p>
          </table:table-cell>
          <table:table-cell office:value-type="float" office:value="-0.589866161346" calcext:value-type="float">
            <text:p>-0.589866161346</text:p>
          </table:table-cell>
          <table:table-cell office:value-type="float" office:value="-0.866621017456" calcext:value-type="float">
            <text:p>-0.866621017456</text:p>
          </table:table-cell>
          <table:table-cell/>
          <table:table-cell office:value-type="float" office:value="0.0184199996293" calcext:value-type="float">
            <text:p>0.0184199996293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196578E+018" calcext:value-type="float">
            <text:p>1.59195490196578E+018</text:p>
          </table:table-cell>
          <table:table-cell table:formula="of:=([.A255]-1.59195488716323E+018)*0.000000001" office:value-type="float" office:value="14.802550272" calcext:value-type="float">
            <text:p>14.802550272</text:p>
          </table:table-cell>
          <table:table-cell/>
          <table:table-cell office:value-type="float" office:value="0.0747999995947" calcext:value-type="float">
            <text:p>0.0747999995947</text:p>
          </table:table-cell>
          <table:table-cell office:value-type="float" office:value="-0.0690300017595" calcext:value-type="float">
            <text:p>-0.0690300017595</text:p>
          </table:table-cell>
          <table:table-cell office:value-type="float" office:value="-0.0287599992007" calcext:value-type="float">
            <text:p>-0.0287599992007</text:p>
          </table:table-cell>
          <table:table-cell table:style-name="Default" office:value-type="float" office:value="0.000180000002729" calcext:value-type="float">
            <text:p>0.000180000002729</text:p>
          </table:table-cell>
          <table:table-cell table:style-name="Default"/>
          <table:table-cell office:value-type="float" office:value="-1.31424546242" calcext:value-type="float">
            <text:p>-1.31424546242</text:p>
          </table:table-cell>
          <table:table-cell office:value-type="float" office:value="-0.591554999352" calcext:value-type="float">
            <text:p>-0.591554999352</text:p>
          </table:table-cell>
          <table:table-cell office:value-type="float" office:value="-0.866604447365" calcext:value-type="float">
            <text:p>-0.866604447365</text:p>
          </table:table-cell>
          <table:table-cell/>
          <table:table-cell office:value-type="float" office:value="0.034540001303" calcext:value-type="float">
            <text:p>0.034540001303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20183E+018" calcext:value-type="float">
            <text:p>1.5919549020183E+018</text:p>
          </table:table-cell>
          <table:table-cell table:formula="of:=([.A256]-1.59195488716323E+018)*0.000000001" office:value-type="float" office:value="14.855069952" calcext:value-type="float">
            <text:p>14.855069952</text:p>
          </table:table-cell>
          <table:table-cell/>
          <table:table-cell office:value-type="float" office:value="0.0731000006199" calcext:value-type="float">
            <text:p>0.0731000006199</text:p>
          </table:table-cell>
          <table:table-cell office:value-type="float" office:value="-0.0666100010276" calcext:value-type="float">
            <text:p>-0.0666100010276</text:p>
          </table:table-cell>
          <table:table-cell office:value-type="float" office:value="-0.030150000006" calcext:value-type="float">
            <text:p>-0.030150000006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-1.31693100929" calcext:value-type="float">
            <text:p>-1.31693100929</text:p>
          </table:table-cell>
          <table:table-cell office:value-type="float" office:value="-0.593190312386" calcext:value-type="float">
            <text:p>-0.593190312386</text:p>
          </table:table-cell>
          <table:table-cell office:value-type="float" office:value="-0.866789340973" calcext:value-type="float">
            <text:p>-0.866789340973</text:p>
          </table:table-cell>
          <table:table-cell/>
          <table:table-cell office:value-type="float" office:value="0.0530299991369" calcext:value-type="float">
            <text:p>0.0530299991369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207063E+018" calcext:value-type="float">
            <text:p>1.59195490207063E+018</text:p>
          </table:table-cell>
          <table:table-cell table:formula="of:=([.A257]-1.59195488716323E+018)*0.000000001" office:value-type="float" office:value="14.907400192" calcext:value-type="float">
            <text:p>14.907400192</text:p>
          </table:table-cell>
          <table:table-cell/>
          <table:table-cell office:value-type="float" office:value="0.0706999972463" calcext:value-type="float">
            <text:p>0.0706999972463</text:p>
          </table:table-cell>
          <table:table-cell office:value-type="float" office:value="-0.0611199997365" calcext:value-type="float">
            <text:p>-0.0611199997365</text:p>
          </table:table-cell>
          <table:table-cell office:value-type="float" office:value="-0.0354899987578" calcext:value-type="float">
            <text:p>-0.0354899987578</text:p>
          </table:table-cell>
          <table:table-cell table:style-name="Default" office:value-type="float" office:value="0.000239999993937" calcext:value-type="float">
            <text:p>0.000239999993937</text:p>
          </table:table-cell>
          <table:table-cell table:style-name="Default"/>
          <table:table-cell office:value-type="float" office:value="-1.31784689426" calcext:value-type="float">
            <text:p>-1.31784689426</text:p>
          </table:table-cell>
          <table:table-cell office:value-type="float" office:value="-0.597247719765" calcext:value-type="float">
            <text:p>-0.597247719765</text:p>
          </table:table-cell>
          <table:table-cell office:value-type="float" office:value="-0.866621673107" calcext:value-type="float">
            <text:p>-0.866621673107</text:p>
          </table:table-cell>
          <table:table-cell/>
          <table:table-cell office:value-type="float" office:value="0.0752099975944" calcext:value-type="float">
            <text:p>0.075209997594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217328E+018" calcext:value-type="float">
            <text:p>1.59195490217328E+018</text:p>
          </table:table-cell>
          <table:table-cell table:formula="of:=([.A258]-1.59195488716323E+018)*0.000000001" office:value-type="float" office:value="15.010050048" calcext:value-type="float">
            <text:p>15.010050048</text:p>
          </table:table-cell>
          <table:table-cell/>
          <table:table-cell office:value-type="float" office:value="0.0663999989629" calcext:value-type="float">
            <text:p>0.0663999989629</text:p>
          </table:table-cell>
          <table:table-cell office:value-type="float" office:value="-0.0495700016618" calcext:value-type="float">
            <text:p>-0.0495700016618</text:p>
          </table:table-cell>
          <table:table-cell office:value-type="float" office:value="-0.0441300012171" calcext:value-type="float">
            <text:p>-0.0441300012171</text:p>
          </table:table-cell>
          <table:table-cell table:style-name="Default" office:value-type="float" office:value="0.000180000002729" calcext:value-type="float">
            <text:p>0.000180000002729</text:p>
          </table:table-cell>
          <table:table-cell table:style-name="Default"/>
          <table:table-cell office:value-type="float" office:value="-1.31772232056" calcext:value-type="float">
            <text:p>-1.31772232056</text:p>
          </table:table-cell>
          <table:table-cell office:value-type="float" office:value="-0.605601847172" calcext:value-type="float">
            <text:p>-0.605601847172</text:p>
          </table:table-cell>
          <table:table-cell office:value-type="float" office:value="-0.866600453854" calcext:value-type="float">
            <text:p>-0.866600453854</text:p>
          </table:table-cell>
          <table:table-cell/>
          <table:table-cell office:value-type="float" office:value="0.0806699991226" calcext:value-type="float">
            <text:p>0.080669999122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222584E+018" calcext:value-type="float">
            <text:p>1.59195490222584E+018</text:p>
          </table:table-cell>
          <table:table-cell table:formula="of:=([.A259]-1.59195488716323E+018)*0.000000001" office:value-type="float" office:value="15.062610176" calcext:value-type="float">
            <text:p>15.062610176</text:p>
          </table:table-cell>
          <table:table-cell/>
          <table:table-cell office:value-type="float" office:value="0.0646999999881" calcext:value-type="float">
            <text:p>0.0646999999881</text:p>
          </table:table-cell>
          <table:table-cell office:value-type="float" office:value="-0.0429200008512" calcext:value-type="float">
            <text:p>-0.0429200008512</text:p>
          </table:table-cell>
          <table:table-cell office:value-type="float" office:value="-0.0484399981797" calcext:value-type="float">
            <text:p>-0.0484399981797</text:p>
          </table:table-cell>
          <table:table-cell table:style-name="Default" office:value-type="float" office:value="0.000209999998333" calcext:value-type="float">
            <text:p>0.000209999998333</text:p>
          </table:table-cell>
          <table:table-cell table:style-name="Default"/>
          <table:table-cell office:value-type="float" office:value="-1.31764423847" calcext:value-type="float">
            <text:p>-1.31764423847</text:p>
          </table:table-cell>
          <table:table-cell office:value-type="float" office:value="-0.609811425209" calcext:value-type="float">
            <text:p>-0.609811425209</text:p>
          </table:table-cell>
          <table:table-cell office:value-type="float" office:value="-0.866596579552" calcext:value-type="float">
            <text:p>-0.866596579552</text:p>
          </table:table-cell>
          <table:table-cell/>
          <table:table-cell office:value-type="float" office:value="0.0820999965072" calcext:value-type="float">
            <text:p>0.0820999965072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227917E+018" calcext:value-type="float">
            <text:p>1.59195490227917E+018</text:p>
          </table:table-cell>
          <table:table-cell table:formula="of:=([.A260]-1.59195488716323E+018)*0.000000001" office:value-type="float" office:value="15.11593984" calcext:value-type="float">
            <text:p>15.11593984</text:p>
          </table:table-cell>
          <table:table-cell/>
          <table:table-cell office:value-type="float" office:value="0.0628999993205" calcext:value-type="float">
            <text:p>0.0628999993205</text:p>
          </table:table-cell>
          <table:table-cell office:value-type="float" office:value="-0.0352800004184" calcext:value-type="float">
            <text:p>-0.0352800004184</text:p>
          </table:table-cell>
          <table:table-cell office:value-type="float" office:value="-0.052080001682" calcext:value-type="float">
            <text:p>-0.052080001682</text:p>
          </table:table-cell>
          <table:table-cell table:style-name="Default" office:value-type="float" office:value="-0.000239999993937" calcext:value-type="float">
            <text:p>-0.000239999993937</text:p>
          </table:table-cell>
          <table:table-cell table:style-name="Default"/>
          <table:table-cell office:value-type="float" office:value="-1.31668901443" calcext:value-type="float">
            <text:p>-1.31668901443</text:p>
          </table:table-cell>
          <table:table-cell office:value-type="float" office:value="-0.613724827766" calcext:value-type="float">
            <text:p>-0.613724827766</text:p>
          </table:table-cell>
          <table:table-cell office:value-type="float" office:value="-0.866861760616" calcext:value-type="float">
            <text:p>-0.866861760616</text:p>
          </table:table-cell>
          <table:table-cell/>
          <table:table-cell office:value-type="float" office:value="0.0504899993539" calcext:value-type="float">
            <text:p>0.0504899993539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23328E+018" calcext:value-type="float">
            <text:p>1.5919549023328E+018</text:p>
          </table:table-cell>
          <table:table-cell table:formula="of:=([.A261]-1.59195488716323E+018)*0.000000001" office:value-type="float" office:value="15.169570048" calcext:value-type="float">
            <text:p>15.169570048</text:p>
          </table:table-cell>
          <table:table-cell/>
          <table:table-cell office:value-type="float" office:value="0.0584999993443" calcext:value-type="float">
            <text:p>0.0584999993443</text:p>
          </table:table-cell>
          <table:table-cell office:value-type="float" office:value="-0.0246799997985" calcext:value-type="float">
            <text:p>-0.0246799997985</text:p>
          </table:table-cell>
          <table:table-cell office:value-type="float" office:value="-0.0530299991369" calcext:value-type="float">
            <text:p>-0.0530299991369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-1.31392621994" calcext:value-type="float">
            <text:p>-1.31392621994</text:p>
          </table:table-cell>
          <table:table-cell office:value-type="float" office:value="-0.616241157055" calcext:value-type="float">
            <text:p>-0.616241157055</text:p>
          </table:table-cell>
          <table:table-cell office:value-type="float" office:value="-0.866725504398" calcext:value-type="float">
            <text:p>-0.866725504398</text:p>
          </table:table-cell>
          <table:table-cell/>
          <table:table-cell office:value-type="float" office:value="0.0187599994242" calcext:value-type="float">
            <text:p>0.0187599994242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238639E+018" calcext:value-type="float">
            <text:p>1.59195490238639E+018</text:p>
          </table:table-cell>
          <table:table-cell table:formula="of:=([.A262]-1.59195488716323E+018)*0.000000001" office:value-type="float" office:value="15.223160064" calcext:value-type="float">
            <text:p>15.223160064</text:p>
          </table:table-cell>
          <table:table-cell/>
          <table:table-cell office:value-type="float" office:value="0.0544999986887" calcext:value-type="float">
            <text:p>0.0544999986887</text:p>
          </table:table-cell>
          <table:table-cell office:value-type="float" office:value="-0.0136799998581" calcext:value-type="float">
            <text:p>-0.0136799998581</text:p>
          </table:table-cell>
          <table:table-cell office:value-type="float" office:value="-0.0527699999511" calcext:value-type="float">
            <text:p>-0.0527699999511</text:p>
          </table:table-cell>
          <table:table-cell table:style-name="Default" office:value-type="float" office:value="0.000209999998333" calcext:value-type="float">
            <text:p>0.000209999998333</text:p>
          </table:table-cell>
          <table:table-cell table:style-name="Default"/>
          <table:table-cell office:value-type="float" office:value="-1.31005072594" calcext:value-type="float">
            <text:p>-1.31005072594</text:p>
          </table:table-cell>
          <table:table-cell office:value-type="float" office:value="-0.617965877056" calcext:value-type="float">
            <text:p>-0.617965877056</text:p>
          </table:table-cell>
          <table:table-cell office:value-type="float" office:value="-0.866649985313" calcext:value-type="float">
            <text:p>-0.866649985313</text:p>
          </table:table-cell>
          <table:table-cell/>
          <table:table-cell office:value-type="float" office:value="-0.00951999984682" calcext:value-type="float">
            <text:p>-0.00951999984682</text:p>
          </table:table-cell>
          <table:table-cell/>
          <table:table-cell office:value-type="float" office:value="8.59843349457" calcext:value-type="float">
            <text:p>8.59843349457</text:p>
          </table:table-cell>
        </table:table-row>
        <table:table-row table:style-name="ro1">
          <table:table-cell office:value-type="float" office:value="1.59195490243879E+018" calcext:value-type="float">
            <text:p>1.59195490243879E+018</text:p>
          </table:table-cell>
          <table:table-cell table:formula="of:=([.A263]-1.59195488716323E+018)*0.000000001" office:value-type="float" office:value="15.275559936" calcext:value-type="float">
            <text:p>15.275559936</text:p>
          </table:table-cell>
          <table:table-cell/>
          <table:table-cell office:value-type="float" office:value="0.0507000014186" calcext:value-type="float">
            <text:p>0.0507000014186</text:p>
          </table:table-cell>
          <table:table-cell office:value-type="float" office:value="-0.00400000018999" calcext:value-type="float">
            <text:p>-0.00400000018999</text:p>
          </table:table-cell>
          <table:table-cell office:value-type="float" office:value="-0.0505400002003" calcext:value-type="float">
            <text:p>-0.0505400002003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-1.30634915829" calcext:value-type="float">
            <text:p>-1.30634915829</text:p>
          </table:table-cell>
          <table:table-cell office:value-type="float" office:value="-0.619544446468" calcext:value-type="float">
            <text:p>-0.619544446468</text:p>
          </table:table-cell>
          <table:table-cell office:value-type="float" office:value="-0.8666254282" calcext:value-type="float">
            <text:p>-0.8666254282</text:p>
          </table:table-cell>
          <table:table-cell/>
          <table:table-cell office:value-type="float" office:value="-0.03125" calcext:value-type="float">
            <text:p>-0.03125</text:p>
          </table:table-cell>
          <table:table-cell/>
          <table:table-cell office:value-type="float" office:value="8.48072910309" calcext:value-type="float">
            <text:p>8.48072910309</text:p>
          </table:table-cell>
        </table:table-row>
        <table:table-row table:style-name="ro1">
          <table:table-cell office:value-type="float" office:value="1.59195490249224E+018" calcext:value-type="float">
            <text:p>1.59195490249224E+018</text:p>
          </table:table-cell>
          <table:table-cell table:formula="of:=([.A264]-1.59195488716323E+018)*0.000000001" office:value-type="float" office:value="15.32900992" calcext:value-type="float">
            <text:p>15.32900992</text:p>
          </table:table-cell>
          <table:table-cell/>
          <table:table-cell office:value-type="float" office:value="0.0504000000656" calcext:value-type="float">
            <text:p>0.0504000000656</text:p>
          </table:table-cell>
          <table:table-cell office:value-type="float" office:value="0.0075300000608" calcext:value-type="float">
            <text:p>0.0075300000608</text:p>
          </table:table-cell>
          <table:table-cell office:value-type="float" office:value="-0.0498699992895" calcext:value-type="float">
            <text:p>-0.049869999289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30221533775" calcext:value-type="float">
            <text:p>-1.30221533775</text:p>
          </table:table-cell>
          <table:table-cell office:value-type="float" office:value="-0.621344208717" calcext:value-type="float">
            <text:p>-0.621344208717</text:p>
          </table:table-cell>
          <table:table-cell office:value-type="float" office:value="-0.866630375385" calcext:value-type="float">
            <text:p>-0.866630375385</text:p>
          </table:table-cell>
          <table:table-cell/>
          <table:table-cell office:value-type="float" office:value="-0.0391299985349" calcext:value-type="float">
            <text:p>-0.0391299985349</text:p>
          </table:table-cell>
          <table:table-cell/>
          <table:table-cell office:value-type="float" office:value="8.43804550171" calcext:value-type="float">
            <text:p>8.43804550171</text:p>
          </table:table-cell>
        </table:table-row>
        <table:table-row table:style-name="ro1">
          <table:table-cell office:value-type="float" office:value="1.59195490254473E+018" calcext:value-type="float">
            <text:p>1.59195490254473E+018</text:p>
          </table:table-cell>
          <table:table-cell table:formula="of:=([.A265]-1.59195488716323E+018)*0.000000001" office:value-type="float" office:value="15.381499904" calcext:value-type="float">
            <text:p>15.381499904</text:p>
          </table:table-cell>
          <table:table-cell/>
          <table:table-cell office:value-type="float" office:value="0.0606999993324" calcext:value-type="float">
            <text:p>0.0606999993324</text:p>
          </table:table-cell>
          <table:table-cell office:value-type="float" office:value="0.0273100007325" calcext:value-type="float">
            <text:p>0.0273100007325</text:p>
          </table:table-cell>
          <table:table-cell office:value-type="float" office:value="-0.0542499981821" calcext:value-type="float">
            <text:p>-0.0542499981821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-1.29843175411" calcext:value-type="float">
            <text:p>-1.29843175411</text:p>
          </table:table-cell>
          <table:table-cell office:value-type="float" office:value="-0.62296128273" calcext:value-type="float">
            <text:p>-0.62296128273</text:p>
          </table:table-cell>
          <table:table-cell office:value-type="float" office:value="-0.866619467735" calcext:value-type="float">
            <text:p>-0.866619467735</text:p>
          </table:table-cell>
          <table:table-cell/>
          <table:table-cell office:value-type="float" office:value="-0.0243500005454" calcext:value-type="float">
            <text:p>-0.0243500005454</text:p>
          </table:table-cell>
          <table:table-cell/>
          <table:table-cell office:value-type="float" office:value="8.51810455322" calcext:value-type="float">
            <text:p>8.51810455322</text:p>
          </table:table-cell>
        </table:table-row>
        <table:table-row table:style-name="ro1">
          <table:table-cell office:value-type="float" office:value="1.59195490259815E+018" calcext:value-type="float">
            <text:p>1.59195490259815E+018</text:p>
          </table:table-cell>
          <table:table-cell table:formula="of:=([.A266]-1.59195488716323E+018)*0.000000001" office:value-type="float" office:value="15.434919936" calcext:value-type="float">
            <text:p>15.434919936</text:p>
          </table:table-cell>
          <table:table-cell/>
          <table:table-cell office:value-type="float" office:value="0.0666000023484" calcext:value-type="float">
            <text:p>0.0666000023484</text:p>
          </table:table-cell>
          <table:table-cell office:value-type="float" office:value="0.0386699996889" calcext:value-type="float">
            <text:p>0.0386699996889</text:p>
          </table:table-cell>
          <table:table-cell office:value-type="float" office:value="-0.0542199984193" calcext:value-type="float">
            <text:p>-0.0542199984193</text:p>
          </table:table-cell>
          <table:table-cell table:style-name="Default" office:value-type="float" office:value="0.000260000000708" calcext:value-type="float">
            <text:p>0.000260000000708</text:p>
          </table:table-cell>
          <table:table-cell table:style-name="Default"/>
          <table:table-cell office:value-type="float" office:value="-1.29450953007" calcext:value-type="float">
            <text:p>-1.29450953007</text:p>
          </table:table-cell>
          <table:table-cell office:value-type="float" office:value="-0.624629199505" calcext:value-type="float">
            <text:p>-0.624629199505</text:p>
          </table:table-cell>
          <table:table-cell office:value-type="float" office:value="-0.866636872292" calcext:value-type="float">
            <text:p>-0.866636872292</text:p>
          </table:table-cell>
          <table:table-cell/>
          <table:table-cell office:value-type="float" office:value="-0.0112100001425" calcext:value-type="float">
            <text:p>-0.0112100001425</text:p>
          </table:table-cell>
          <table:table-cell/>
          <table:table-cell office:value-type="float" office:value="8.5892791748" calcext:value-type="float">
            <text:p>8.5892791748</text:p>
          </table:table-cell>
        </table:table-row>
        <table:table-row table:style-name="ro1">
          <table:table-cell office:value-type="float" office:value="1.59195490265074E+018" calcext:value-type="float">
            <text:p>1.59195490265074E+018</text:p>
          </table:table-cell>
          <table:table-cell table:formula="of:=([.A267]-1.59195488716323E+018)*0.000000001" office:value-type="float" office:value="15.487510016" calcext:value-type="float">
            <text:p>15.487510016</text:p>
          </table:table-cell>
          <table:table-cell/>
          <table:table-cell office:value-type="float" office:value="0.0687000006437" calcext:value-type="float">
            <text:p>0.0687000006437</text:p>
          </table:table-cell>
          <table:table-cell office:value-type="float" office:value="0.0470400005579" calcext:value-type="float">
            <text:p>0.0470400005579</text:p>
          </table:table-cell>
          <table:table-cell office:value-type="float" office:value="-0.0500200018287" calcext:value-type="float">
            <text:p>-0.0500200018287</text:p>
          </table:table-cell>
          <table:table-cell table:style-name="Default" office:value-type="float" office:value="-0.000110000000859" calcext:value-type="float">
            <text:p>-0.000110000000859</text:p>
          </table:table-cell>
          <table:table-cell table:style-name="Default"/>
          <table:table-cell office:value-type="float" office:value="-1.29055786133" calcext:value-type="float">
            <text:p>-1.29055786133</text:p>
          </table:table-cell>
          <table:table-cell office:value-type="float" office:value="-0.626263022423" calcext:value-type="float">
            <text:p>-0.626263022423</text:p>
          </table:table-cell>
          <table:table-cell office:value-type="float" office:value="-0.866686820984" calcext:value-type="float">
            <text:p>-0.866686820984</text:p>
          </table:table-cell>
          <table:table-cell/>
          <table:table-cell office:value-type="float" office:value="-0.00344999996014" calcext:value-type="float">
            <text:p>-0.00344999996014</text:p>
          </table:table-cell>
          <table:table-cell/>
          <table:table-cell office:value-type="float" office:value="8.6313123703" calcext:value-type="float">
            <text:p>8.6313123703</text:p>
          </table:table-cell>
        </table:table-row>
        <table:table-row table:style-name="ro1">
          <table:table-cell office:value-type="float" office:value="1.59195490270672E+018" calcext:value-type="float">
            <text:p>1.59195490270672E+018</text:p>
          </table:table-cell>
          <table:table-cell table:formula="of:=([.A268]-1.59195488716323E+018)*0.000000001" office:value-type="float" office:value="15.543490048" calcext:value-type="float">
            <text:p>15.543490048</text:p>
          </table:table-cell>
          <table:table-cell/>
          <table:table-cell office:value-type="float" office:value="0.0720999985933" calcext:value-type="float">
            <text:p>0.0720999985933</text:p>
          </table:table-cell>
          <table:table-cell office:value-type="float" office:value="0.0590699985623" calcext:value-type="float">
            <text:p>0.0590699985623</text:p>
          </table:table-cell>
          <table:table-cell office:value-type="float" office:value="-0.0413499996066" calcext:value-type="float">
            <text:p>-0.0413499996066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 table:style-name="Default"/>
          <table:table-cell office:value-type="float" office:value="-1.28621339798" calcext:value-type="float">
            <text:p>-1.28621339798</text:p>
          </table:table-cell>
          <table:table-cell office:value-type="float" office:value="-0.627658426762" calcext:value-type="float">
            <text:p>-0.627658426762</text:p>
          </table:table-cell>
          <table:table-cell office:value-type="float" office:value="-0.866665065289" calcext:value-type="float">
            <text:p>-0.866665065289</text:p>
          </table:table-cell>
          <table:table-cell/>
          <table:table-cell office:value-type="float" office:value="0.0106899999082" calcext:value-type="float">
            <text:p>0.0106899999082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280825E+018" calcext:value-type="float">
            <text:p>1.59195490280825E+018</text:p>
          </table:table-cell>
          <table:table-cell table:formula="of:=([.A269]-1.59195488716323E+018)*0.000000001" office:value-type="float" office:value="15.64502016" calcext:value-type="float">
            <text:p>15.64502016</text:p>
          </table:table-cell>
          <table:table-cell/>
          <table:table-cell office:value-type="float" office:value="0.0725999996066" calcext:value-type="float">
            <text:p>0.0725999996066</text:p>
          </table:table-cell>
          <table:table-cell office:value-type="float" office:value="0.0650900006294" calcext:value-type="float">
            <text:p>0.0650900006294</text:p>
          </table:table-cell>
          <table:table-cell office:value-type="float" office:value="-0.032049998641" calcext:value-type="float">
            <text:p>-0.032049998641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table:style-name="Default"/>
          <table:table-cell office:value-type="float" office:value="-1.27973330021" calcext:value-type="float">
            <text:p>-1.27973330021</text:p>
          </table:table-cell>
          <table:table-cell office:value-type="float" office:value="-0.628474831581" calcext:value-type="float">
            <text:p>-0.628474831581</text:p>
          </table:table-cell>
          <table:table-cell office:value-type="float" office:value="-0.866531670094" calcext:value-type="float">
            <text:p>-0.866531670094</text:p>
          </table:table-cell>
          <table:table-cell/>
          <table:table-cell office:value-type="float" office:value="0.0135599998757" calcext:value-type="float">
            <text:p>0.0135599998757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28599E+018" calcext:value-type="float">
            <text:p>1.5919549028599E+018</text:p>
          </table:table-cell>
          <table:table-cell table:formula="of:=([.A270]-1.59195488716323E+018)*0.000000001" office:value-type="float" office:value="15.696670208" calcext:value-type="float">
            <text:p>15.696670208</text:p>
          </table:table-cell>
          <table:table-cell/>
          <table:table-cell office:value-type="float" office:value="0.070000000298" calcext:value-type="float">
            <text:p>0.070000000298</text:p>
          </table:table-cell>
          <table:table-cell office:value-type="float" office:value="0.0656299963593" calcext:value-type="float">
            <text:p>0.0656299963593</text:p>
          </table:table-cell>
          <table:table-cell office:value-type="float" office:value="-0.0243999995291" calcext:value-type="float">
            <text:p>-0.0243999995291</text:p>
          </table:table-cell>
          <table:table-cell table:style-name="Default" office:value-type="float" office:value="0.000190000006114" calcext:value-type="float">
            <text:p>0.000190000006114</text:p>
          </table:table-cell>
          <table:table-cell table:style-name="Default"/>
          <table:table-cell office:value-type="float" office:value="-1.27857327461" calcext:value-type="float">
            <text:p>-1.27857327461</text:p>
          </table:table-cell>
          <table:table-cell office:value-type="float" office:value="-0.627891838551" calcext:value-type="float">
            <text:p>-0.627891838551</text:p>
          </table:table-cell>
          <table:table-cell office:value-type="float" office:value="-0.866751194" calcext:value-type="float">
            <text:p>-0.866751194</text:p>
          </table:table-cell>
          <table:table-cell/>
          <table:table-cell office:value-type="float" office:value="0.0122300004587" calcext:value-type="float">
            <text:p>0.0122300004587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291285E+018" calcext:value-type="float">
            <text:p>1.59195490291285E+018</text:p>
          </table:table-cell>
          <table:table-cell table:formula="of:=([.A271]-1.59195488716323E+018)*0.000000001" office:value-type="float" office:value="15.749620224" calcext:value-type="float">
            <text:p>15.749620224</text:p>
          </table:table-cell>
          <table:table-cell/>
          <table:table-cell office:value-type="float" office:value="0.0662999972701" calcext:value-type="float">
            <text:p>0.0662999972701</text:p>
          </table:table-cell>
          <table:table-cell office:value-type="float" office:value="0.0635100007057" calcext:value-type="float">
            <text:p>0.0635100007057</text:p>
          </table:table-cell>
          <table:table-cell office:value-type="float" office:value="-0.0191500000656" calcext:value-type="float">
            <text:p>-0.0191500000656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 table:style-name="Default"/>
          <table:table-cell office:value-type="float" office:value="-1.27708494663" calcext:value-type="float">
            <text:p>-1.27708494663</text:p>
          </table:table-cell>
          <table:table-cell office:value-type="float" office:value="-0.627348184586" calcext:value-type="float">
            <text:p>-0.627348184586</text:p>
          </table:table-cell>
          <table:table-cell office:value-type="float" office:value="-0.866817653179" calcext:value-type="float">
            <text:p>-0.866817653179</text:p>
          </table:table-cell>
          <table:table-cell/>
          <table:table-cell office:value-type="float" office:value="0.0134500004351" calcext:value-type="float">
            <text:p>0.0134500004351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296548E+018" calcext:value-type="float">
            <text:p>1.59195490296548E+018</text:p>
          </table:table-cell>
          <table:table-cell table:formula="of:=([.A272]-1.59195488716323E+018)*0.000000001" office:value-type="float" office:value="15.802249984" calcext:value-type="float">
            <text:p>15.802249984</text:p>
          </table:table-cell>
          <table:table-cell/>
          <table:table-cell office:value-type="float" office:value="0.0644999966025" calcext:value-type="float">
            <text:p>0.0644999966025</text:p>
          </table:table-cell>
          <table:table-cell office:value-type="float" office:value="0.0627800002694" calcext:value-type="float">
            <text:p>0.0627800002694</text:p>
          </table:table-cell>
          <table:table-cell office:value-type="float" office:value="-0.0148900002241" calcext:value-type="float">
            <text:p>-0.0148900002241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736928463" calcext:value-type="float">
            <text:p>-1.2736928463</text:p>
          </table:table-cell>
          <table:table-cell office:value-type="float" office:value="-0.626588881016" calcext:value-type="float">
            <text:p>-0.626588881016</text:p>
          </table:table-cell>
          <table:table-cell office:value-type="float" office:value="-0.866655826569" calcext:value-type="float">
            <text:p>-0.866655826569</text:p>
          </table:table-cell>
          <table:table-cell/>
          <table:table-cell office:value-type="float" office:value="0.0172700006515" calcext:value-type="float">
            <text:p>0.017270000651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301813E+018" calcext:value-type="float">
            <text:p>1.59195490301813E+018</text:p>
          </table:table-cell>
          <table:table-cell table:formula="of:=([.A273]-1.59195488716323E+018)*0.000000001" office:value-type="float" office:value="15.854899968" calcext:value-type="float">
            <text:p>15.854899968</text:p>
          </table:table-cell>
          <table:table-cell/>
          <table:table-cell office:value-type="float" office:value="0.0643000006676" calcext:value-type="float">
            <text:p>0.0643000006676</text:p>
          </table:table-cell>
          <table:table-cell office:value-type="float" office:value="0.0633800029755" calcext:value-type="float">
            <text:p>0.0633800029755</text:p>
          </table:table-cell>
          <table:table-cell office:value-type="float" office:value="-0.0105900000781" calcext:value-type="float">
            <text:p>-0.0105900000781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-1.26962864399" calcext:value-type="float">
            <text:p>-1.26962864399</text:p>
          </table:table-cell>
          <table:table-cell office:value-type="float" office:value="-0.625679373741" calcext:value-type="float">
            <text:p>-0.625679373741</text:p>
          </table:table-cell>
          <table:table-cell office:value-type="float" office:value="-0.866665303707" calcext:value-type="float">
            <text:p>-0.866665303707</text:p>
          </table:table-cell>
          <table:table-cell/>
          <table:table-cell office:value-type="float" office:value="0.0234799999744" calcext:value-type="float">
            <text:p>0.023479999974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307104E+018" calcext:value-type="float">
            <text:p>1.59195490307104E+018</text:p>
          </table:table-cell>
          <table:table-cell table:formula="of:=([.A274]-1.59195488716323E+018)*0.000000001" office:value-type="float" office:value="15.907810048" calcext:value-type="float">
            <text:p>15.907810048</text:p>
          </table:table-cell>
          <table:table-cell/>
          <table:table-cell office:value-type="float" office:value="0.0636999979615" calcext:value-type="float">
            <text:p>0.0636999979615</text:p>
          </table:table-cell>
          <table:table-cell office:value-type="float" office:value="0.0634799972177" calcext:value-type="float">
            <text:p>0.0634799972177</text:p>
          </table:table-cell>
          <table:table-cell office:value-type="float" office:value="-0.00589000014588" calcext:value-type="float">
            <text:p>-0.00589000014588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-1.26547527313" calcext:value-type="float">
            <text:p>-1.26547527313</text:p>
          </table:table-cell>
          <table:table-cell office:value-type="float" office:value="-0.624752044678" calcext:value-type="float">
            <text:p>-0.624752044678</text:p>
          </table:table-cell>
          <table:table-cell office:value-type="float" office:value="-0.866668105125" calcext:value-type="float">
            <text:p>-0.866668105125</text:p>
          </table:table-cell>
          <table:table-cell/>
          <table:table-cell office:value-type="float" office:value="0.0229800008237" calcext:value-type="float">
            <text:p>0.0229800008237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312297E+018" calcext:value-type="float">
            <text:p>1.59195490312297E+018</text:p>
          </table:table-cell>
          <table:table-cell table:formula="of:=([.A275]-1.59195488716323E+018)*0.000000001" office:value-type="float" office:value="15.95974016" calcext:value-type="float">
            <text:p>15.95974016</text:p>
          </table:table-cell>
          <table:table-cell/>
          <table:table-cell office:value-type="float" office:value="0.0640000030398" calcext:value-type="float">
            <text:p>0.0640000030398</text:p>
          </table:table-cell>
          <table:table-cell office:value-type="float" office:value="0.0639899969101" calcext:value-type="float">
            <text:p>0.0639899969101</text:p>
          </table:table-cell>
          <table:table-cell office:value-type="float" office:value="-0.00156000000425" calcext:value-type="float">
            <text:p>-0.00156000000425</text:p>
          </table:table-cell>
          <table:table-cell table:style-name="Default" office:value-type="float" office:value="-0.000110000000859" calcext:value-type="float">
            <text:p>-0.000110000000859</text:p>
          </table:table-cell>
          <table:table-cell table:style-name="Default"/>
          <table:table-cell office:value-type="float" office:value="-1.26142811775" calcext:value-type="float">
            <text:p>-1.26142811775</text:p>
          </table:table-cell>
          <table:table-cell office:value-type="float" office:value="-0.623862981796" calcext:value-type="float">
            <text:p>-0.623862981796</text:p>
          </table:table-cell>
          <table:table-cell office:value-type="float" office:value="-0.866683661938" calcext:value-type="float">
            <text:p>-0.866683661938</text:p>
          </table:table-cell>
          <table:table-cell/>
          <table:table-cell office:value-type="float" office:value="0.00571000017226" calcext:value-type="float">
            <text:p>0.0057100001722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317597E+018" calcext:value-type="float">
            <text:p>1.59195490317597E+018</text:p>
          </table:table-cell>
          <table:table-cell table:formula="of:=([.A276]-1.59195488716323E+018)*0.000000001" office:value-type="float" office:value="16.01273984" calcext:value-type="float">
            <text:p>16.01273984</text:p>
          </table:table-cell>
          <table:table-cell/>
          <table:table-cell office:value-type="float" office:value="0.0645999982953" calcext:value-type="float">
            <text:p>0.0645999982953</text:p>
          </table:table-cell>
          <table:table-cell office:value-type="float" office:value="0.0644999966025" calcext:value-type="float">
            <text:p>0.0644999966025</text:p>
          </table:table-cell>
          <table:table-cell office:value-type="float" office:value="0.00292000011541" calcext:value-type="float">
            <text:p>0.00292000011541</text:p>
          </table:table-cell>
          <table:table-cell office:value-type="float" office:value="-0.0000999999974738" calcext:value-type="float">
            <text:p>-1.00E-04</text:p>
          </table:table-cell>
          <table:table-cell/>
          <table:table-cell office:value-type="float" office:value="-1.25723683834" calcext:value-type="float">
            <text:p>-1.25723683834</text:p>
          </table:table-cell>
          <table:table-cell office:value-type="float" office:value="-0.622943460941" calcext:value-type="float">
            <text:p>-0.622943460941</text:p>
          </table:table-cell>
          <table:table-cell office:value-type="float" office:value="-0.86669254303" calcext:value-type="float">
            <text:p>-0.86669254303</text:p>
          </table:table-cell>
          <table:table-cell/>
          <table:table-cell office:value-type="float" office:value="-0.00346000003628" calcext:value-type="float">
            <text:p>-0.00346000003628</text:p>
          </table:table-cell>
          <table:table-cell/>
          <table:table-cell office:value-type="float" office:value="8.63125801086" calcext:value-type="float">
            <text:p>8.63125801086</text:p>
          </table:table-cell>
        </table:table-row>
        <table:table-row table:style-name="ro1">
          <table:table-cell office:value-type="float" office:value="1.59195490322826E+018" calcext:value-type="float">
            <text:p>1.59195490322826E+018</text:p>
          </table:table-cell>
          <table:table-cell table:formula="of:=([.A277]-1.59195488716323E+018)*0.000000001" office:value-type="float" office:value="16.065030144" calcext:value-type="float">
            <text:p>16.065030144</text:p>
          </table:table-cell>
          <table:table-cell/>
          <table:table-cell office:value-type="float" office:value="0.0650999993086" calcext:value-type="float">
            <text:p>0.0650999993086</text:p>
          </table:table-cell>
          <table:table-cell office:value-type="float" office:value="0.0646499991417" calcext:value-type="float">
            <text:p>0.0646499991417</text:p>
          </table:table-cell>
          <table:table-cell office:value-type="float" office:value="0.00730000017211" calcext:value-type="float">
            <text:p>0.00730000017211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25322127342" calcext:value-type="float">
            <text:p>-1.25322127342</text:p>
          </table:table-cell>
          <table:table-cell office:value-type="float" office:value="-0.622046709061" calcext:value-type="float">
            <text:p>-0.622046709061</text:p>
          </table:table-cell>
          <table:table-cell office:value-type="float" office:value="-0.866683125496" calcext:value-type="float">
            <text:p>-0.866683125496</text:p>
          </table:table-cell>
          <table:table-cell/>
          <table:table-cell office:value-type="float" office:value="-0.00622999994084" calcext:value-type="float">
            <text:p>-0.00622999994084</text:p>
          </table:table-cell>
          <table:table-cell/>
          <table:table-cell office:value-type="float" office:value="8.61625385284" calcext:value-type="float">
            <text:p>8.61625385284</text:p>
          </table:table-cell>
        </table:table-row>
        <table:table-row table:style-name="ro1">
          <table:table-cell office:value-type="float" office:value="1.59195490328042E+018" calcext:value-type="float">
            <text:p>1.59195490328042E+018</text:p>
          </table:table-cell>
          <table:table-cell table:formula="of:=([.A278]-1.59195488716323E+018)*0.000000001" office:value-type="float" office:value="16.117190144" calcext:value-type="float">
            <text:p>16.117190144</text:p>
          </table:table-cell>
          <table:table-cell/>
          <table:table-cell office:value-type="float" office:value="0.0658999979496" calcext:value-type="float">
            <text:p>0.0658999979496</text:p>
          </table:table-cell>
          <table:table-cell office:value-type="float" office:value="0.0648799985647" calcext:value-type="float">
            <text:p>0.0648799985647</text:p>
          </table:table-cell>
          <table:table-cell office:value-type="float" office:value="0.0114099998027" calcext:value-type="float">
            <text:p>0.0114099998027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-1.24898958206" calcext:value-type="float">
            <text:p>-1.24898958206</text:p>
          </table:table-cell>
          <table:table-cell office:value-type="float" office:value="-0.6211130023" calcext:value-type="float">
            <text:p>-0.6211130023</text:p>
          </table:table-cell>
          <table:table-cell office:value-type="float" office:value="-0.866695940495" calcext:value-type="float">
            <text:p>-0.866695940495</text:p>
          </table:table-cell>
          <table:table-cell/>
          <table:table-cell office:value-type="float" office:value="-0.0108099998906" calcext:value-type="float">
            <text:p>-0.0108099998906</text:p>
          </table:table-cell>
          <table:table-cell/>
          <table:table-cell office:value-type="float" office:value="8.59144592285" calcext:value-type="float">
            <text:p>8.59144592285</text:p>
          </table:table-cell>
        </table:table-row>
        <table:table-row table:style-name="ro1">
          <table:table-cell office:value-type="float" office:value="1.59195490333217E+018" calcext:value-type="float">
            <text:p>1.59195490333217E+018</text:p>
          </table:table-cell>
          <table:table-cell table:formula="of:=([.A279]-1.59195488716323E+018)*0.000000001" office:value-type="float" office:value="16.168940032" calcext:value-type="float">
            <text:p>16.168940032</text:p>
          </table:table-cell>
          <table:table-cell/>
          <table:table-cell office:value-type="float" office:value="0.0680999979377" calcext:value-type="float">
            <text:p>0.0680999979377</text:p>
          </table:table-cell>
          <table:table-cell office:value-type="float" office:value="0.0662600025535" calcext:value-type="float">
            <text:p>0.0662600025535</text:p>
          </table:table-cell>
          <table:table-cell office:value-type="float" office:value="0.0157699994743" calcext:value-type="float">
            <text:p>0.0157699994743</text:p>
          </table:table-cell>
          <table:table-cell table:style-name="Default" office:value-type="float" office:value="-0.000319999991916" calcext:value-type="float">
            <text:p>-0.000319999991916</text:p>
          </table:table-cell>
          <table:table-cell table:style-name="Default"/>
          <table:table-cell office:value-type="float" office:value="-1.2450170517" calcext:value-type="float">
            <text:p>-1.2450170517</text:p>
          </table:table-cell>
          <table:table-cell office:value-type="float" office:value="-0.620212972164" calcext:value-type="float">
            <text:p>-0.620212972164</text:p>
          </table:table-cell>
          <table:table-cell office:value-type="float" office:value="-0.866697728634" calcext:value-type="float">
            <text:p>-0.866697728634</text:p>
          </table:table-cell>
          <table:table-cell/>
          <table:table-cell office:value-type="float" office:value="-0.00858999975026" calcext:value-type="float">
            <text:p>-0.00858999975026</text:p>
          </table:table-cell>
          <table:table-cell/>
          <table:table-cell office:value-type="float" office:value="8.60347080231" calcext:value-type="float">
            <text:p>8.60347080231</text:p>
          </table:table-cell>
        </table:table-row>
        <table:table-row table:style-name="ro1">
          <table:table-cell office:value-type="float" office:value="1.59195490338407E+018" calcext:value-type="float">
            <text:p>1.59195490338407E+018</text:p>
          </table:table-cell>
          <table:table-cell table:formula="of:=([.A280]-1.59195488716323E+018)*0.000000001" office:value-type="float" office:value="16.220840192" calcext:value-type="float">
            <text:p>16.220840192</text:p>
          </table:table-cell>
          <table:table-cell/>
          <table:table-cell office:value-type="float" office:value="0.0734999999404" calcext:value-type="float">
            <text:p>0.0734999999404</text:p>
          </table:table-cell>
          <table:table-cell office:value-type="float" office:value="0.0716399997473" calcext:value-type="float">
            <text:p>0.0716399997473</text:p>
          </table:table-cell>
          <table:table-cell office:value-type="float" office:value="0.0164000000805" calcext:value-type="float">
            <text:p>0.0164000000805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 table:style-name="Default"/>
          <table:table-cell office:value-type="float" office:value="-1.24102175236" calcext:value-type="float">
            <text:p>-1.24102175236</text:p>
          </table:table-cell>
          <table:table-cell office:value-type="float" office:value="-0.619294047356" calcext:value-type="float">
            <text:p>-0.619294047356</text:p>
          </table:table-cell>
          <table:table-cell office:value-type="float" office:value="-0.866688668728" calcext:value-type="float">
            <text:p>-0.866688668728</text:p>
          </table:table-cell>
          <table:table-cell/>
          <table:table-cell office:value-type="float" office:value="0.00668000010774" calcext:value-type="float">
            <text:p>0.0066800001077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34364E+018" calcext:value-type="float">
            <text:p>1.5919549034364E+018</text:p>
          </table:table-cell>
          <table:table-cell table:formula="of:=([.A281]-1.59195488716323E+018)*0.000000001" office:value-type="float" office:value="16.273170176" calcext:value-type="float">
            <text:p>16.273170176</text:p>
          </table:table-cell>
          <table:table-cell/>
          <table:table-cell office:value-type="float" office:value="0.0782999992371" calcext:value-type="float">
            <text:p>0.0782999992371</text:p>
          </table:table-cell>
          <table:table-cell office:value-type="float" office:value="0.0764300003648" calcext:value-type="float">
            <text:p>0.0764300003648</text:p>
          </table:table-cell>
          <table:table-cell office:value-type="float" office:value="0.0170799996704" calcext:value-type="float">
            <text:p>0.0170799996704</text:p>
          </table:table-cell>
          <table:table-cell table:style-name="Default" office:value-type="float" office:value="0.000239999993937" calcext:value-type="float">
            <text:p>0.000239999993937</text:p>
          </table:table-cell>
          <table:table-cell table:style-name="Default"/>
          <table:table-cell office:value-type="float" office:value="-1.23707020283" calcext:value-type="float">
            <text:p>-1.23707020283</text:p>
          </table:table-cell>
          <table:table-cell office:value-type="float" office:value="-0.61840647459" calcext:value-type="float">
            <text:p>-0.61840647459</text:p>
          </table:table-cell>
          <table:table-cell office:value-type="float" office:value="-0.866692245007" calcext:value-type="float">
            <text:p>-0.866692245007</text:p>
          </table:table-cell>
          <table:table-cell/>
          <table:table-cell office:value-type="float" office:value="0.0229199994355" calcext:value-type="float">
            <text:p>0.022919999435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353968E+018" calcext:value-type="float">
            <text:p>1.59195490353968E+018</text:p>
          </table:table-cell>
          <table:table-cell table:formula="of:=([.A282]-1.59195488716323E+018)*0.000000001" office:value-type="float" office:value="16.376449792" calcext:value-type="float">
            <text:p>16.376449792</text:p>
          </table:table-cell>
          <table:table-cell/>
          <table:table-cell office:value-type="float" office:value="0.0799999982119" calcext:value-type="float">
            <text:p>0.0799999982119</text:p>
          </table:table-cell>
          <table:table-cell office:value-type="float" office:value="0.0780500024557" calcext:value-type="float">
            <text:p>0.0780500024557</text:p>
          </table:table-cell>
          <table:table-cell office:value-type="float" office:value="0.0174599997699" calcext:value-type="float">
            <text:p>0.0174599997699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-1.22887885571" calcext:value-type="float">
            <text:p>-1.22887885571</text:p>
          </table:table-cell>
          <table:table-cell office:value-type="float" office:value="-0.616561889648" calcext:value-type="float">
            <text:p>-0.616561889648</text:p>
          </table:table-cell>
          <table:table-cell office:value-type="float" office:value="-0.866681039333" calcext:value-type="float">
            <text:p>-0.866681039333</text:p>
          </table:table-cell>
          <table:table-cell/>
          <table:table-cell office:value-type="float" office:value="0.0269900001585" calcext:value-type="float">
            <text:p>0.026990000158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359193E+018" calcext:value-type="float">
            <text:p>1.59195490359193E+018</text:p>
          </table:table-cell>
          <table:table-cell table:formula="of:=([.A283]-1.59195488716323E+018)*0.000000001" office:value-type="float" office:value="16.42870016" calcext:value-type="float">
            <text:p>16.42870016</text:p>
          </table:table-cell>
          <table:table-cell/>
          <table:table-cell office:value-type="float" office:value="0.0798999965191" calcext:value-type="float">
            <text:p>0.0798999965191</text:p>
          </table:table-cell>
          <table:table-cell office:value-type="float" office:value="0.0779400020838" calcext:value-type="float">
            <text:p>0.0779400020838</text:p>
          </table:table-cell>
          <table:table-cell office:value-type="float" office:value="0.0174100007862" calcext:value-type="float">
            <text:p>0.0174100007862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-1.22490894794" calcext:value-type="float">
            <text:p>-1.22490894794</text:p>
          </table:table-cell>
          <table:table-cell office:value-type="float" office:value="-0.615686655045" calcext:value-type="float">
            <text:p>-0.615686655045</text:p>
          </table:table-cell>
          <table:table-cell office:value-type="float" office:value="-0.866692483425" calcext:value-type="float">
            <text:p>-0.866692483425</text:p>
          </table:table-cell>
          <table:table-cell/>
          <table:table-cell office:value-type="float" office:value="0.0271899998188" calcext:value-type="float">
            <text:p>0.027189999818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364391E+018" calcext:value-type="float">
            <text:p>1.59195490364391E+018</text:p>
          </table:table-cell>
          <table:table-cell table:formula="of:=([.A284]-1.59195488716323E+018)*0.000000001" office:value-type="float" office:value="16.480679936" calcext:value-type="float">
            <text:p>16.480679936</text:p>
          </table:table-cell>
          <table:table-cell/>
          <table:table-cell office:value-type="float" office:value="0.0794999971986" calcext:value-type="float">
            <text:p>0.0794999971986</text:p>
          </table:table-cell>
          <table:table-cell office:value-type="float" office:value="0.0776199996471" calcext:value-type="float">
            <text:p>0.0776199996471</text:p>
          </table:table-cell>
          <table:table-cell office:value-type="float" office:value="0.0172600001097" calcext:value-type="float">
            <text:p>0.0172600001097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-1.22100925446" calcext:value-type="float">
            <text:p>-1.22100925446</text:p>
          </table:table-cell>
          <table:table-cell office:value-type="float" office:value="-0.614862263203" calcext:value-type="float">
            <text:p>-0.614862263203</text:p>
          </table:table-cell>
          <table:table-cell office:value-type="float" office:value="-0.866618096828" calcext:value-type="float">
            <text:p>-0.866618096828</text:p>
          </table:table-cell>
          <table:table-cell/>
          <table:table-cell office:value-type="float" office:value="0.0275800004601" calcext:value-type="float">
            <text:p>0.0275800004601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36954E+018" calcext:value-type="float">
            <text:p>1.5919549036954E+018</text:p>
          </table:table-cell>
          <table:table-cell table:formula="of:=([.A285]-1.59195488716323E+018)*0.000000001" office:value-type="float" office:value="16.53217024" calcext:value-type="float">
            <text:p>16.53217024</text:p>
          </table:table-cell>
          <table:table-cell/>
          <table:table-cell office:value-type="float" office:value="0.075900003314" calcext:value-type="float">
            <text:p>0.075900003314</text:p>
          </table:table-cell>
          <table:table-cell office:value-type="float" office:value="0.0740500018001" calcext:value-type="float">
            <text:p>0.0740500018001</text:p>
          </table:table-cell>
          <table:table-cell office:value-type="float" office:value="0.0164800006896" calcext:value-type="float">
            <text:p>0.0164800006896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 table:style-name="Default"/>
          <table:table-cell office:value-type="float" office:value="-1.21903634071" calcext:value-type="float">
            <text:p>-1.21903634071</text:p>
          </table:table-cell>
          <table:table-cell office:value-type="float" office:value="-0.614428818226" calcext:value-type="float">
            <text:p>-0.614428818226</text:p>
          </table:table-cell>
          <table:table-cell office:value-type="float" office:value="-0.866587936878" calcext:value-type="float">
            <text:p>-0.866587936878</text:p>
          </table:table-cell>
          <table:table-cell/>
          <table:table-cell office:value-type="float" office:value="0.0207899995148" calcext:value-type="float">
            <text:p>0.020789999514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374767E+018" calcext:value-type="float">
            <text:p>1.59195490374767E+018</text:p>
          </table:table-cell>
          <table:table-cell table:formula="of:=([.A286]-1.59195488716323E+018)*0.000000001" office:value-type="float" office:value="16.584440064" calcext:value-type="float">
            <text:p>16.584440064</text:p>
          </table:table-cell>
          <table:table-cell/>
          <table:table-cell office:value-type="float" office:value="0.0693000033498" calcext:value-type="float">
            <text:p>0.0693000033498</text:p>
          </table:table-cell>
          <table:table-cell office:value-type="float" office:value="0.0676300004125" calcext:value-type="float">
            <text:p>0.0676300004125</text:p>
          </table:table-cell>
          <table:table-cell office:value-type="float" office:value="0.015180000104" calcext:value-type="float">
            <text:p>0.015180000104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21857333183" calcext:value-type="float">
            <text:p>-1.21857333183</text:p>
          </table:table-cell>
          <table:table-cell office:value-type="float" office:value="-0.61426538229" calcext:value-type="float">
            <text:p>-0.61426538229</text:p>
          </table:table-cell>
          <table:table-cell office:value-type="float" office:value="-0.866694331169" calcext:value-type="float">
            <text:p>-0.866694331169</text:p>
          </table:table-cell>
          <table:table-cell/>
          <table:table-cell office:value-type="float" office:value="0.00822000019252" calcext:value-type="float">
            <text:p>0.00822000019252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379974E+018" calcext:value-type="float">
            <text:p>1.59195490379974E+018</text:p>
          </table:table-cell>
          <table:table-cell table:formula="of:=([.A287]-1.59195488716323E+018)*0.000000001" office:value-type="float" office:value="16.636509952" calcext:value-type="float">
            <text:p>16.636509952</text:p>
          </table:table-cell>
          <table:table-cell/>
          <table:table-cell office:value-type="float" office:value="0.0621000006795" calcext:value-type="float">
            <text:p>0.0621000006795</text:p>
          </table:table-cell>
          <table:table-cell office:value-type="float" office:value="0.0606199987233" calcext:value-type="float">
            <text:p>0.0606199987233</text:p>
          </table:table-cell>
          <table:table-cell office:value-type="float" office:value="0.0136200003326" calcext:value-type="float">
            <text:p>0.0136200003326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185781002" calcext:value-type="float">
            <text:p>-1.2185781002</text:p>
          </table:table-cell>
          <table:table-cell office:value-type="float" office:value="-0.614264905453" calcext:value-type="float">
            <text:p>-0.614264905453</text:p>
          </table:table-cell>
          <table:table-cell office:value-type="float" office:value="-0.866687595844" calcext:value-type="float">
            <text:p>-0.866687595844</text:p>
          </table:table-cell>
          <table:table-cell/>
          <table:table-cell office:value-type="float" office:value="-0.00524999992922" calcext:value-type="float">
            <text:p>-0.00524999992922</text:p>
          </table:table-cell>
          <table:table-cell/>
          <table:table-cell office:value-type="float" office:value="8.62156295776" calcext:value-type="float">
            <text:p>8.62156295776</text:p>
          </table:table-cell>
        </table:table-row>
        <table:table-row table:style-name="ro1">
          <table:table-cell office:value-type="float" office:value="1.59195490385228E+018" calcext:value-type="float">
            <text:p>1.59195490385228E+018</text:p>
          </table:table-cell>
          <table:table-cell table:formula="of:=([.A288]-1.59195488716323E+018)*0.000000001" office:value-type="float" office:value="16.689050112" calcext:value-type="float">
            <text:p>16.689050112</text:p>
          </table:table-cell>
          <table:table-cell/>
          <table:table-cell office:value-type="float" office:value="0.0535999983549" calcext:value-type="float">
            <text:p>0.0535999983549</text:p>
          </table:table-cell>
          <table:table-cell office:value-type="float" office:value="0.0523599982262" calcext:value-type="float">
            <text:p>0.0523599982262</text:p>
          </table:table-cell>
          <table:table-cell office:value-type="float" office:value="0.0116999996826" calcext:value-type="float">
            <text:p>0.0116999996826</text:p>
          </table:table-cell>
          <table:table-cell table:style-name="Default" office:value-type="float" office:value="0.000239999993937" calcext:value-type="float">
            <text:p>0.000239999993937</text:p>
          </table:table-cell>
          <table:table-cell table:style-name="Default"/>
          <table:table-cell office:value-type="float" office:value="-1.21904957294" calcext:value-type="float">
            <text:p>-1.21904957294</text:p>
          </table:table-cell>
          <table:table-cell office:value-type="float" office:value="-0.614423513412" calcext:value-type="float">
            <text:p>-0.614423513412</text:p>
          </table:table-cell>
          <table:table-cell office:value-type="float" office:value="-0.866557776928" calcext:value-type="float">
            <text:p>-0.866557776928</text:p>
          </table:table-cell>
          <table:table-cell/>
          <table:table-cell office:value-type="float" office:value="-0.0215099994093" calcext:value-type="float">
            <text:p>-0.0215099994093</text:p>
          </table:table-cell>
          <table:table-cell/>
          <table:table-cell office:value-type="float" office:value="8.53348731995" calcext:value-type="float">
            <text:p>8.53348731995</text:p>
          </table:table-cell>
        </table:table-row>
        <table:table-row table:style-name="ro1">
          <table:table-cell office:value-type="float" office:value="1.59195490390491E+018" calcext:value-type="float">
            <text:p>1.59195490390491E+018</text:p>
          </table:table-cell>
          <table:table-cell table:formula="of:=([.A289]-1.59195488716323E+018)*0.000000001" office:value-type="float" office:value="16.741679872" calcext:value-type="float">
            <text:p>16.741679872</text:p>
          </table:table-cell>
          <table:table-cell/>
          <table:table-cell office:value-type="float" office:value="0.0425999984145" calcext:value-type="float">
            <text:p>0.0425999984145</text:p>
          </table:table-cell>
          <table:table-cell office:value-type="float" office:value="0.0417799986899" calcext:value-type="float">
            <text:p>0.0417799986899</text:p>
          </table:table-cell>
          <table:table-cell office:value-type="float" office:value="0.00831000041217" calcext:value-type="float">
            <text:p>0.00831000041217</text:p>
          </table:table-cell>
          <table:table-cell table:style-name="Default" office:value-type="float" office:value="0.000319999991916" calcext:value-type="float">
            <text:p>0.000319999991916</text:p>
          </table:table-cell>
          <table:table-cell table:style-name="Default"/>
          <table:table-cell office:value-type="float" office:value="-1.22108519077" calcext:value-type="float">
            <text:p>-1.22108519077</text:p>
          </table:table-cell>
          <table:table-cell office:value-type="float" office:value="-0.615455508232" calcext:value-type="float">
            <text:p>-0.615455508232</text:p>
          </table:table-cell>
          <table:table-cell office:value-type="float" office:value="-0.866515100002" calcext:value-type="float">
            <text:p>-0.866515100002</text:p>
          </table:table-cell>
          <table:table-cell/>
          <table:table-cell office:value-type="float" office:value="-0.0445200018585" calcext:value-type="float">
            <text:p>-0.0445200018585</text:p>
          </table:table-cell>
          <table:table-cell/>
          <table:table-cell office:value-type="float" office:value="8.40884971619" calcext:value-type="float">
            <text:p>8.40884971619</text:p>
          </table:table-cell>
        </table:table-row>
        <table:table-row table:style-name="ro1">
          <table:table-cell office:value-type="float" office:value="1.59195490395759E+018" calcext:value-type="float">
            <text:p>1.59195490395759E+018</text:p>
          </table:table-cell>
          <table:table-cell table:formula="of:=([.A290]-1.59195488716323E+018)*0.000000001" office:value-type="float" office:value="16.794360064" calcext:value-type="float">
            <text:p>16.794360064</text:p>
          </table:table-cell>
          <table:table-cell/>
          <table:table-cell office:value-type="float" office:value="0.0287999995053" calcext:value-type="float">
            <text:p>0.0287999995053</text:p>
          </table:table-cell>
          <table:table-cell office:value-type="float" office:value="0.0286200009286" calcext:value-type="float">
            <text:p>0.0286200009286</text:p>
          </table:table-cell>
          <table:table-cell office:value-type="float" office:value="0.00346000003628" calcext:value-type="float">
            <text:p>0.00346000003628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-1.22460818291" calcext:value-type="float">
            <text:p>-1.22460818291</text:p>
          </table:table-cell>
          <table:table-cell office:value-type="float" office:value="-0.617311835289" calcext:value-type="float">
            <text:p>-0.617311835289</text:p>
          </table:table-cell>
          <table:table-cell office:value-type="float" office:value="-0.866649270058" calcext:value-type="float">
            <text:p>-0.866649270058</text:p>
          </table:table-cell>
          <table:table-cell/>
          <table:table-cell office:value-type="float" office:value="-0.0779400020838" calcext:value-type="float">
            <text:p>-0.0779400020838</text:p>
          </table:table-cell>
          <table:table-cell/>
          <table:table-cell office:value-type="float" office:value="8.22782516479" calcext:value-type="float">
            <text:p>8.22782516479</text:p>
          </table:table-cell>
        </table:table-row>
        <table:table-row table:style-name="ro1">
          <table:table-cell office:value-type="float" office:value="1.59195490401006E+018" calcext:value-type="float">
            <text:p>1.59195490401006E+018</text:p>
          </table:table-cell>
          <table:table-cell table:formula="of:=([.A291]-1.59195488716323E+018)*0.000000001" office:value-type="float" office:value="16.84683008" calcext:value-type="float">
            <text:p>16.84683008</text:p>
          </table:table-cell>
          <table:table-cell/>
          <table:table-cell office:value-type="float" office:value="0.0152000002563" calcext:value-type="float">
            <text:p>0.0152000002563</text:p>
          </table:table-cell>
          <table:table-cell office:value-type="float" office:value="0.0152099998668" calcext:value-type="float">
            <text:p>0.0152099998668</text:p>
          </table:table-cell>
          <table:table-cell office:value-type="float" office:value="-0.00109999999404" calcext:value-type="float">
            <text:p>-0.00109999999404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-1.22834765911" calcext:value-type="float">
            <text:p>-1.22834765911</text:p>
          </table:table-cell>
          <table:table-cell office:value-type="float" office:value="-0.619036912918" calcext:value-type="float">
            <text:p>-0.619036912918</text:p>
          </table:table-cell>
          <table:table-cell office:value-type="float" office:value="-0.866648793221" calcext:value-type="float">
            <text:p>-0.866648793221</text:p>
          </table:table-cell>
          <table:table-cell/>
          <table:table-cell office:value-type="float" office:value="-0.109999999404" calcext:value-type="float">
            <text:p>-0.109999999404</text:p>
          </table:table-cell>
          <table:table-cell/>
          <table:table-cell office:value-type="float" office:value="8.05416679382" calcext:value-type="float">
            <text:p>8.05416679382</text:p>
          </table:table-cell>
        </table:table-row>
        <table:table-row table:style-name="ro1">
          <table:table-cell office:value-type="float" office:value="1.59195490406265E+018" calcext:value-type="float">
            <text:p>1.59195490406265E+018</text:p>
          </table:table-cell>
          <table:table-cell table:formula="of:=([.A292]-1.59195488716323E+018)*0.000000001" office:value-type="float" office:value="16.899419904" calcext:value-type="float">
            <text:p>16.899419904</text:p>
          </table:table-cell>
          <table:table-cell/>
          <table:table-cell office:value-type="float" office:value="0.0104999998584" calcext:value-type="float">
            <text:p>0.0104999998584</text:p>
          </table:table-cell>
          <table:table-cell office:value-type="float" office:value="-0.00650000013411" calcext:value-type="float">
            <text:p>-0.00650000013411</text:p>
          </table:table-cell>
          <table:table-cell office:value-type="float" office:value="-0.00829999987036" calcext:value-type="float">
            <text:p>-0.00829999987036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-1.23228013515" calcext:value-type="float">
            <text:p>-1.23228013515</text:p>
          </table:table-cell>
          <table:table-cell office:value-type="float" office:value="-0.620903134346" calcext:value-type="float">
            <text:p>-0.620903134346</text:p>
          </table:table-cell>
          <table:table-cell office:value-type="float" office:value="-0.866650402546" calcext:value-type="float">
            <text:p>-0.866650402546</text:p>
          </table:table-cell>
          <table:table-cell/>
          <table:table-cell office:value-type="float" office:value="-0.132890000939" calcext:value-type="float">
            <text:p>-0.13289000093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59195490411491E+018" calcext:value-type="float">
            <text:p>1.59195490411491E+018</text:p>
          </table:table-cell>
          <table:table-cell table:formula="of:=([.A293]-1.59195488716323E+018)*0.000000001" office:value-type="float" office:value="16.95168" calcext:value-type="float">
            <text:p>16.95168</text:p>
          </table:table-cell>
          <table:table-cell/>
          <table:table-cell office:value-type="float" office:value="0.0249000005424" calcext:value-type="float">
            <text:p>0.0249000005424</text:p>
          </table:table-cell>
          <table:table-cell office:value-type="float" office:value="-0.0210900008678" calcext:value-type="float">
            <text:p>-0.0210900008678</text:p>
          </table:table-cell>
          <table:table-cell office:value-type="float" office:value="-0.0132299996912" calcext:value-type="float">
            <text:p>-0.0132299996912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-1.23593664169" calcext:value-type="float">
            <text:p>-1.23593664169</text:p>
          </table:table-cell>
          <table:table-cell office:value-type="float" office:value="-0.622604429722" calcext:value-type="float">
            <text:p>-0.622604429722</text:p>
          </table:table-cell>
          <table:table-cell office:value-type="float" office:value="-0.866645812988" calcext:value-type="float">
            <text:p>-0.866645812988</text:p>
          </table:table-cell>
          <table:table-cell/>
          <table:table-cell office:value-type="float" office:value="-0.105169996619" calcext:value-type="float">
            <text:p>-0.105169996619</text:p>
          </table:table-cell>
          <table:table-cell/>
          <table:table-cell office:value-type="float" office:value="8.08032894135" calcext:value-type="float">
            <text:p>8.08032894135</text:p>
          </table:table-cell>
        </table:table-row>
        <table:table-row table:style-name="ro1">
          <table:table-cell office:value-type="float" office:value="1.59195490416751E+018" calcext:value-type="float">
            <text:p>1.59195490416751E+018</text:p>
          </table:table-cell>
          <table:table-cell table:formula="of:=([.A294]-1.59195488716323E+018)*0.000000001" office:value-type="float" office:value="17.004280064" calcext:value-type="float">
            <text:p>17.004280064</text:p>
          </table:table-cell>
          <table:table-cell/>
          <table:table-cell office:value-type="float" office:value="0.0405000001192" calcext:value-type="float">
            <text:p>0.0405000001192</text:p>
          </table:table-cell>
          <table:table-cell office:value-type="float" office:value="-0.0362300015986" calcext:value-type="float">
            <text:p>-0.0362300015986</text:p>
          </table:table-cell>
          <table:table-cell office:value-type="float" office:value="-0.0180399995297" calcext:value-type="float">
            <text:p>-0.0180399995297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23997926712" calcext:value-type="float">
            <text:p>-1.23997926712</text:p>
          </table:table-cell>
          <table:table-cell office:value-type="float" office:value="-0.624310731888" calcext:value-type="float">
            <text:p>-0.624310731888</text:p>
          </table:table-cell>
          <table:table-cell office:value-type="float" office:value="-0.866614341736" calcext:value-type="float">
            <text:p>-0.866614341736</text:p>
          </table:table-cell>
          <table:table-cell/>
          <table:table-cell office:value-type="float" office:value="-0.0744799971581" calcext:value-type="float">
            <text:p>-0.0744799971581</text:p>
          </table:table-cell>
          <table:table-cell/>
          <table:table-cell office:value-type="float" office:value="8.24656677246" calcext:value-type="float">
            <text:p>8.24656677246</text:p>
          </table:table-cell>
        </table:table-row>
        <table:table-row table:style-name="ro1">
          <table:table-cell office:value-type="float" office:value="1.59195490422009E+018" calcext:value-type="float">
            <text:p>1.59195490422009E+018</text:p>
          </table:table-cell>
          <table:table-cell table:formula="of:=([.A295]-1.59195488716323E+018)*0.000000001" office:value-type="float" office:value="17.05686016" calcext:value-type="float">
            <text:p>17.05686016</text:p>
          </table:table-cell>
          <table:table-cell/>
          <table:table-cell office:value-type="float" office:value="0.0515000000596" calcext:value-type="float">
            <text:p>0.0515000000596</text:p>
          </table:table-cell>
          <table:table-cell office:value-type="float" office:value="-0.0473800003529" calcext:value-type="float">
            <text:p>-0.0473800003529</text:p>
          </table:table-cell>
          <table:table-cell office:value-type="float" office:value="-0.0202200002968" calcext:value-type="float">
            <text:p>-0.0202200002968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 table:style-name="Default"/>
          <table:table-cell office:value-type="float" office:value="-1.24389588833" calcext:value-type="float">
            <text:p>-1.24389588833</text:p>
          </table:table-cell>
          <table:table-cell office:value-type="float" office:value="-0.625035583973" calcext:value-type="float">
            <text:p>-0.625035583973</text:p>
          </table:table-cell>
          <table:table-cell office:value-type="float" office:value="-0.866666257381" calcext:value-type="float">
            <text:p>-0.866666257381</text:p>
          </table:table-cell>
          <table:table-cell/>
          <table:table-cell office:value-type="float" office:value="-0.0465000011027" calcext:value-type="float">
            <text:p>-0.0465000011027</text:p>
          </table:table-cell>
          <table:table-cell/>
          <table:table-cell office:value-type="float" office:value="8.39812469482" calcext:value-type="float">
            <text:p>8.39812469482</text:p>
          </table:table-cell>
        </table:table-row>
        <table:table-row table:style-name="ro1">
          <table:table-cell office:value-type="float" office:value="1.59195490427259E+018" calcext:value-type="float">
            <text:p>1.59195490427259E+018</text:p>
          </table:table-cell>
          <table:table-cell table:formula="of:=([.A296]-1.59195488716323E+018)*0.000000001" office:value-type="float" office:value="17.109360128" calcext:value-type="float">
            <text:p>17.109360128</text:p>
          </table:table-cell>
          <table:table-cell/>
          <table:table-cell office:value-type="float" office:value="0.0582000017166" calcext:value-type="float">
            <text:p>0.0582000017166</text:p>
          </table:table-cell>
          <table:table-cell office:value-type="float" office:value="-0.0541200004518" calcext:value-type="float">
            <text:p>-0.0541200004518</text:p>
          </table:table-cell>
          <table:table-cell office:value-type="float" office:value="-0.0215099994093" calcext:value-type="float">
            <text:p>-0.0215099994093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-1.24698317051" calcext:value-type="float">
            <text:p>-1.24698317051</text:p>
          </table:table-cell>
          <table:table-cell office:value-type="float" office:value="-0.625554919243" calcext:value-type="float">
            <text:p>-0.625554919243</text:p>
          </table:table-cell>
          <table:table-cell office:value-type="float" office:value="-0.86673527956" calcext:value-type="float">
            <text:p>-0.86673527956</text:p>
          </table:table-cell>
          <table:table-cell/>
          <table:table-cell office:value-type="float" office:value="-0.0211500003934" calcext:value-type="float">
            <text:p>-0.0211500003934</text:p>
          </table:table-cell>
          <table:table-cell/>
          <table:table-cell office:value-type="float" office:value="8.53543758392" calcext:value-type="float">
            <text:p>8.53543758392</text:p>
          </table:table-cell>
        </table:table-row>
        <table:table-row table:style-name="ro1">
          <table:table-cell office:value-type="float" office:value="1.59195490432507E+018" calcext:value-type="float">
            <text:p>1.59195490432507E+018</text:p>
          </table:table-cell>
          <table:table-cell table:formula="of:=([.A297]-1.59195488716323E+018)*0.000000001" office:value-type="float" office:value="17.161840128" calcext:value-type="float">
            <text:p>17.161840128</text:p>
          </table:table-cell>
          <table:table-cell/>
          <table:table-cell office:value-type="float" office:value="0.0610000006855" calcext:value-type="float">
            <text:p>0.0610000006855</text:p>
          </table:table-cell>
          <table:table-cell office:value-type="float" office:value="-0.057840000838" calcext:value-type="float">
            <text:p>-0.057840000838</text:p>
          </table:table-cell>
          <table:table-cell office:value-type="float" office:value="-0.0194799993187" calcext:value-type="float">
            <text:p>-0.0194799993187</text:p>
          </table:table-cell>
          <table:table-cell table:style-name="Default" office:value-type="float" office:value="0.000190000006114" calcext:value-type="float">
            <text:p>0.000190000006114</text:p>
          </table:table-cell>
          <table:table-cell table:style-name="Default"/>
          <table:table-cell office:value-type="float" office:value="-1.24896073341" calcext:value-type="float">
            <text:p>-1.24896073341</text:p>
          </table:table-cell>
          <table:table-cell office:value-type="float" office:value="-0.624497532845" calcext:value-type="float">
            <text:p>-0.624497532845</text:p>
          </table:table-cell>
          <table:table-cell office:value-type="float" office:value="-0.866586208344" calcext:value-type="float">
            <text:p>-0.866586208344</text:p>
          </table:table-cell>
          <table:table-cell/>
          <table:table-cell office:value-type="float" office:value="-0.00209000008181" calcext:value-type="float">
            <text:p>-0.00209000008181</text:p>
          </table:table-cell>
          <table:table-cell/>
          <table:table-cell office:value-type="float" office:value="8.63867950439" calcext:value-type="float">
            <text:p>8.63867950439</text:p>
          </table:table-cell>
        </table:table-row>
        <table:table-row table:style-name="ro1">
          <table:table-cell office:value-type="float" office:value="1.59195490437756E+018" calcext:value-type="float">
            <text:p>1.59195490437756E+018</text:p>
          </table:table-cell>
          <table:table-cell table:formula="of:=([.A298]-1.59195488716323E+018)*0.000000001" office:value-type="float" office:value="17.214330112" calcext:value-type="float">
            <text:p>17.214330112</text:p>
          </table:table-cell>
          <table:table-cell/>
          <table:table-cell office:value-type="float" office:value="0.0637999996543" calcext:value-type="float">
            <text:p>0.0637999996543</text:p>
          </table:table-cell>
          <table:table-cell office:value-type="float" office:value="-0.0619999989867" calcext:value-type="float">
            <text:p>-0.0619999989867</text:p>
          </table:table-cell>
          <table:table-cell office:value-type="float" office:value="-0.0151399997994" calcext:value-type="float">
            <text:p>-0.0151399997994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-1.25161898136" calcext:value-type="float">
            <text:p>-1.25161898136</text:p>
          </table:table-cell>
          <table:table-cell office:value-type="float" office:value="-0.622375011444" calcext:value-type="float">
            <text:p>-0.622375011444</text:p>
          </table:table-cell>
          <table:table-cell office:value-type="float" office:value="-0.866518855095" calcext:value-type="float">
            <text:p>-0.866518855095</text:p>
          </table:table-cell>
          <table:table-cell/>
          <table:table-cell office:value-type="float" office:value="0.0194199997932" calcext:value-type="float">
            <text:p>0.0194199997932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443059E+018" calcext:value-type="float">
            <text:p>1.59195490443059E+018</text:p>
          </table:table-cell>
          <table:table-cell table:formula="of:=([.A299]-1.59195488716323E+018)*0.000000001" office:value-type="float" office:value="17.26736" calcext:value-type="float">
            <text:p>17.26736</text:p>
          </table:table-cell>
          <table:table-cell/>
          <table:table-cell office:value-type="float" office:value="0.0659999996424" calcext:value-type="float">
            <text:p>0.0659999996424</text:p>
          </table:table-cell>
          <table:table-cell office:value-type="float" office:value="-0.0649899989367" calcext:value-type="float">
            <text:p>-0.0649899989367</text:p>
          </table:table-cell>
          <table:table-cell office:value-type="float" office:value="-0.0117199998349" calcext:value-type="float">
            <text:p>-0.0117199998349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 table:style-name="Default"/>
          <table:table-cell office:value-type="float" office:value="-1.25525021553" calcext:value-type="float">
            <text:p>-1.25525021553</text:p>
          </table:table-cell>
          <table:table-cell office:value-type="float" office:value="-0.621614336967" calcext:value-type="float">
            <text:p>-0.621614336967</text:p>
          </table:table-cell>
          <table:table-cell office:value-type="float" office:value="-0.866592645645" calcext:value-type="float">
            <text:p>-0.866592645645</text:p>
          </table:table-cell>
          <table:table-cell/>
          <table:table-cell office:value-type="float" office:value="0.044509999454" calcext:value-type="float">
            <text:p>0.04450999945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453237E+018" calcext:value-type="float">
            <text:p>1.59195490453237E+018</text:p>
          </table:table-cell>
          <table:table-cell table:formula="of:=([.A300]-1.59195488716323E+018)*0.000000001" office:value-type="float" office:value="17.369139968" calcext:value-type="float">
            <text:p>17.369139968</text:p>
          </table:table-cell>
          <table:table-cell/>
          <table:table-cell office:value-type="float" office:value="0.0645999982953" calcext:value-type="float">
            <text:p>0.0645999982953</text:p>
          </table:table-cell>
          <table:table-cell office:value-type="float" office:value="-0.0625199973583" calcext:value-type="float">
            <text:p>-0.0625199973583</text:p>
          </table:table-cell>
          <table:table-cell office:value-type="float" office:value="-0.016230000183" calcext:value-type="float">
            <text:p>-0.016230000183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-1.26054131985" calcext:value-type="float">
            <text:p>-1.26054131985</text:p>
          </table:table-cell>
          <table:table-cell office:value-type="float" office:value="-0.626642227173" calcext:value-type="float">
            <text:p>-0.626642227173</text:p>
          </table:table-cell>
          <table:table-cell office:value-type="float" office:value="-0.866703033447" calcext:value-type="float">
            <text:p>-0.866703033447</text:p>
          </table:table-cell>
          <table:table-cell/>
          <table:table-cell office:value-type="float" office:value="0.0622799992561" calcext:value-type="float">
            <text:p>0.0622799992561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458488E+018" calcext:value-type="float">
            <text:p>1.59195490458488E+018</text:p>
          </table:table-cell>
          <table:table-cell table:formula="of:=([.A301]-1.59195488716323E+018)*0.000000001" office:value-type="float" office:value="17.42164992" calcext:value-type="float">
            <text:p>17.42164992</text:p>
          </table:table-cell>
          <table:table-cell/>
          <table:table-cell office:value-type="float" office:value="0.0579999983311" calcext:value-type="float">
            <text:p>0.0579999983311</text:p>
          </table:table-cell>
          <table:table-cell office:value-type="float" office:value="-0.0544000007212" calcext:value-type="float">
            <text:p>-0.0544000007212</text:p>
          </table:table-cell>
          <table:table-cell office:value-type="float" office:value="-0.0201699994504" calcext:value-type="float">
            <text:p>-0.0201699994504</text:p>
          </table:table-cell>
          <table:table-cell table:style-name="Default" office:value-type="float" office:value="-0.000180000002729" calcext:value-type="float">
            <text:p>-0.000180000002729</text:p>
          </table:table-cell>
          <table:table-cell table:style-name="Default"/>
          <table:table-cell office:value-type="float" office:value="-1.25962042809" calcext:value-type="float">
            <text:p>-1.25962042809</text:p>
          </table:table-cell>
          <table:table-cell office:value-type="float" office:value="-0.630633354187" calcext:value-type="float">
            <text:p>-0.630633354187</text:p>
          </table:table-cell>
          <table:table-cell office:value-type="float" office:value="-0.866754293442" calcext:value-type="float">
            <text:p>-0.866754293442</text:p>
          </table:table-cell>
          <table:table-cell/>
          <table:table-cell office:value-type="float" office:value="0.0744599997997" calcext:value-type="float">
            <text:p>0.0744599997997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463662E+018" calcext:value-type="float">
            <text:p>1.59195490463662E+018</text:p>
          </table:table-cell>
          <table:table-cell table:formula="of:=([.A302]-1.59195488716323E+018)*0.000000001" office:value-type="float" office:value="17.47339008" calcext:value-type="float">
            <text:p>17.47339008</text:p>
          </table:table-cell>
          <table:table-cell/>
          <table:table-cell office:value-type="float" office:value="0.0480000004172" calcext:value-type="float">
            <text:p>0.0480000004172</text:p>
          </table:table-cell>
          <table:table-cell office:value-type="float" office:value="-0.0426600016654" calcext:value-type="float">
            <text:p>-0.0426600016654</text:p>
          </table:table-cell>
          <table:table-cell office:value-type="float" office:value="-0.021989999339" calcext:value-type="float">
            <text:p>-0.021989999339</text:p>
          </table:table-cell>
          <table:table-cell office:value-type="float" office:value="-0.0000999999974738" calcext:value-type="float">
            <text:p>-1.00E-04</text:p>
          </table:table-cell>
          <table:table-cell/>
          <table:table-cell office:value-type="float" office:value="-1.25676524639" calcext:value-type="float">
            <text:p>-1.25676524639</text:p>
          </table:table-cell>
          <table:table-cell office:value-type="float" office:value="-0.63352638483" calcext:value-type="float">
            <text:p>-0.63352638483</text:p>
          </table:table-cell>
          <table:table-cell office:value-type="float" office:value="-0.866710245609" calcext:value-type="float">
            <text:p>-0.866710245609</text:p>
          </table:table-cell>
          <table:table-cell/>
          <table:table-cell office:value-type="float" office:value="0.0653299987316" calcext:value-type="float">
            <text:p>0.065329998731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468843E+018" calcext:value-type="float">
            <text:p>1.59195490468843E+018</text:p>
          </table:table-cell>
          <table:table-cell table:formula="of:=([.A303]-1.59195488716323E+018)*0.000000001" office:value-type="float" office:value="17.525200128" calcext:value-type="float">
            <text:p>17.525200128</text:p>
          </table:table-cell>
          <table:table-cell/>
          <table:table-cell office:value-type="float" office:value="0.0357000008225" calcext:value-type="float">
            <text:p>0.0357000008225</text:p>
          </table:table-cell>
          <table:table-cell office:value-type="float" office:value="-0.0298699997365" calcext:value-type="float">
            <text:p>-0.0298699997365</text:p>
          </table:table-cell>
          <table:table-cell office:value-type="float" office:value="-0.0195300001651" calcext:value-type="float">
            <text:p>-0.0195300001651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-1.25306808949" calcext:value-type="float">
            <text:p>-1.25306808949</text:p>
          </table:table-cell>
          <table:table-cell office:value-type="float" office:value="-0.633806169033" calcext:value-type="float">
            <text:p>-0.633806169033</text:p>
          </table:table-cell>
          <table:table-cell office:value-type="float" office:value="-0.866626501083" calcext:value-type="float">
            <text:p>-0.866626501083</text:p>
          </table:table-cell>
          <table:table-cell/>
          <table:table-cell office:value-type="float" office:value="0.0188299994916" calcext:value-type="float">
            <text:p>0.018829999491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474242E+018" calcext:value-type="float">
            <text:p>1.59195490474242E+018</text:p>
          </table:table-cell>
          <table:table-cell table:formula="of:=([.A304]-1.59195488716323E+018)*0.000000001" office:value-type="float" office:value="17.579190016" calcext:value-type="float">
            <text:p>17.579190016</text:p>
          </table:table-cell>
          <table:table-cell/>
          <table:table-cell office:value-type="float" office:value="0.0211999993771" calcext:value-type="float">
            <text:p>0.0211999993771</text:p>
          </table:table-cell>
          <table:table-cell office:value-type="float" office:value="-0.0165599994361" calcext:value-type="float">
            <text:p>-0.0165599994361</text:p>
          </table:table-cell>
          <table:table-cell office:value-type="float" office:value="-0.0131799997762" calcext:value-type="float">
            <text:p>-0.0131799997762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 table:style-name="Default"/>
          <table:table-cell office:value-type="float" office:value="-1.24949717522" calcext:value-type="float">
            <text:p>-1.24949717522</text:p>
          </table:table-cell>
          <table:table-cell office:value-type="float" office:value="-0.631886959076" calcext:value-type="float">
            <text:p>-0.631886959076</text:p>
          </table:table-cell>
          <table:table-cell office:value-type="float" office:value="-0.866547048092" calcext:value-type="float">
            <text:p>-0.866547048092</text:p>
          </table:table-cell>
          <table:table-cell/>
          <table:table-cell office:value-type="float" office:value="-0.0335699990392" calcext:value-type="float">
            <text:p>-0.0335699990392</text:p>
          </table:table-cell>
          <table:table-cell/>
          <table:table-cell office:value-type="float" office:value="8.46816253662" calcext:value-type="float">
            <text:p>8.46816253662</text:p>
          </table:table-cell>
        </table:table-row>
        <table:table-row table:style-name="ro1">
          <table:table-cell office:value-type="float" office:value="1.59195490484416E+018" calcext:value-type="float">
            <text:p>1.59195490484416E+018</text:p>
          </table:table-cell>
          <table:table-cell table:formula="of:=([.A305]-1.59195488716323E+018)*0.000000001" office:value-type="float" office:value="17.680930048" calcext:value-type="float">
            <text:p>17.680930048</text:p>
          </table:table-cell>
          <table:table-cell/>
          <table:table-cell office:value-type="float" office:value="0.00689999992028" calcext:value-type="float">
            <text:p>0.00689999992028</text:p>
          </table:table-cell>
          <table:table-cell office:value-type="float" office:value="-0.00669999979436" calcext:value-type="float">
            <text:p>-0.00669999979436</text:p>
          </table:table-cell>
          <table:table-cell office:value-type="float" office:value="-0.00162999995518" calcext:value-type="float">
            <text:p>-0.00162999995518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-1.24808001518" calcext:value-type="float">
            <text:p>-1.24808001518</text:p>
          </table:table-cell>
          <table:table-cell office:value-type="float" office:value="-0.626049935818" calcext:value-type="float">
            <text:p>-0.626049935818</text:p>
          </table:table-cell>
          <table:table-cell office:value-type="float" office:value="-0.866619110107" calcext:value-type="float">
            <text:p>-0.866619110107</text:p>
          </table:table-cell>
          <table:table-cell/>
          <table:table-cell office:value-type="float" office:value="-0.0714699998498" calcext:value-type="float">
            <text:p>-0.0714699998498</text:p>
          </table:table-cell>
          <table:table-cell/>
          <table:table-cell office:value-type="float" office:value="8.26287078857" calcext:value-type="float">
            <text:p>8.26287078857</text:p>
          </table:table-cell>
        </table:table-row>
        <table:table-row table:style-name="ro1">
          <table:table-cell office:value-type="float" office:value="1.59195490489686E+018" calcext:value-type="float">
            <text:p>1.59195490489686E+018</text:p>
          </table:table-cell>
          <table:table-cell table:formula="of:=([.A306]-1.59195488716323E+018)*0.000000001" office:value-type="float" office:value="17.733629952" calcext:value-type="float">
            <text:p>17.733629952</text:p>
          </table:table-cell>
          <table:table-cell/>
          <table:table-cell office:value-type="float" office:value="0.00200000009499" calcext:value-type="float">
            <text:p>0.00200000009499</text:p>
          </table:table-cell>
          <table:table-cell office:value-type="float" office:value="-0.00199000001885" calcext:value-type="float">
            <text:p>-0.00199000001885</text:p>
          </table:table-cell>
          <table:table-cell office:value-type="float" office:value="0.000180000002729" calcext:value-type="float">
            <text:p>0.000180000002729</text:p>
          </table:table-cell>
          <table:table-cell table:style-name="Default" office:value-type="float" office:value="0.000190000006114" calcext:value-type="float">
            <text:p>0.000190000006114</text:p>
          </table:table-cell>
          <table:table-cell table:style-name="Default"/>
          <table:table-cell office:value-type="float" office:value="-1.24822294712" calcext:value-type="float">
            <text:p>-1.24822294712</text:p>
          </table:table-cell>
          <table:table-cell office:value-type="float" office:value="-0.625440657139" calcext:value-type="float">
            <text:p>-0.625440657139</text:p>
          </table:table-cell>
          <table:table-cell office:value-type="float" office:value="-0.866617262363" calcext:value-type="float">
            <text:p>-0.866617262363</text:p>
          </table:table-cell>
          <table:table-cell/>
          <table:table-cell office:value-type="float" office:value="-0.0900299996138" calcext:value-type="float">
            <text:p>-0.0900299996138</text:p>
          </table:table-cell>
          <table:table-cell/>
          <table:table-cell office:value-type="float" office:value="8.16233730316" calcext:value-type="float">
            <text:p>8.16233730316</text:p>
          </table:table-cell>
        </table:table-row>
        <table:table-row table:style-name="ro1">
          <table:table-cell office:value-type="float" office:value="1.59195490494929E+018" calcext:value-type="float">
            <text:p>1.59195490494929E+018</text:p>
          </table:table-cell>
          <table:table-cell table:formula="of:=([.A307]-1.59195488716323E+018)*0.000000001" office:value-type="float" office:value="17.786060032" calcext:value-type="float">
            <text:p>17.786060032</text:p>
          </table:table-cell>
          <table:table-cell/>
          <table:table-cell office:value-type="float" office:value="0.00260000000708" calcext:value-type="float">
            <text:p>0.00260000000708</text:p>
          </table:table-cell>
          <table:table-cell office:value-type="float" office:value="-0.000330000009853" calcext:value-type="float">
            <text:p>-0.000330000009853</text:p>
          </table:table-cell>
          <table:table-cell office:value-type="float" office:value="0.00263000000268" calcext:value-type="float">
            <text:p>0.00263000000268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24916744232" calcext:value-type="float">
            <text:p>-1.24916744232</text:p>
          </table:table-cell>
          <table:table-cell office:value-type="float" office:value="-0.622857749462" calcext:value-type="float">
            <text:p>-0.622857749462</text:p>
          </table:table-cell>
          <table:table-cell office:value-type="float" office:value="-0.866576492786" calcext:value-type="float">
            <text:p>-0.866576492786</text:p>
          </table:table-cell>
          <table:table-cell/>
          <table:table-cell office:value-type="float" office:value="-0.0935600027442" calcext:value-type="float">
            <text:p>-0.0935600027442</text:p>
          </table:table-cell>
          <table:table-cell/>
          <table:table-cell office:value-type="float" office:value="8.14321708679" calcext:value-type="float">
            <text:p>8.14321708679</text:p>
          </table:table-cell>
        </table:table-row>
        <table:table-row table:style-name="ro1">
          <table:table-cell office:value-type="float" office:value="1.59195490500263E+018" calcext:value-type="float">
            <text:p>1.59195490500263E+018</text:p>
          </table:table-cell>
          <table:table-cell table:formula="of:=([.A308]-1.59195488716323E+018)*0.000000001" office:value-type="float" office:value="17.839400192" calcext:value-type="float">
            <text:p>17.839400192</text:p>
          </table:table-cell>
          <table:table-cell/>
          <table:table-cell office:value-type="float" office:value="0.00559999980032" calcext:value-type="float">
            <text:p>0.00559999980032</text:p>
          </table:table-cell>
          <table:table-cell office:value-type="float" office:value="0.00149000005331" calcext:value-type="float">
            <text:p>0.00149000005331</text:p>
          </table:table-cell>
          <table:table-cell office:value-type="float" office:value="0.0054199998267" calcext:value-type="float">
            <text:p>0.0054199998267</text:p>
          </table:table-cell>
          <table:table-cell office:value-type="float" office:value="-0.0000999999974738" calcext:value-type="float">
            <text:p>-1.00E-04</text:p>
          </table:table-cell>
          <table:table-cell/>
          <table:table-cell office:value-type="float" office:value="-1.25068724155" calcext:value-type="float">
            <text:p>-1.25068724155</text:p>
          </table:table-cell>
          <table:table-cell office:value-type="float" office:value="-0.618988990784" calcext:value-type="float">
            <text:p>-0.618988990784</text:p>
          </table:table-cell>
          <table:table-cell office:value-type="float" office:value="-0.866583347321" calcext:value-type="float">
            <text:p>-0.866583347321</text:p>
          </table:table-cell>
          <table:table-cell/>
          <table:table-cell office:value-type="float" office:value="-0.0931100025773" calcext:value-type="float">
            <text:p>-0.0931100025773</text:p>
          </table:table-cell>
          <table:table-cell/>
          <table:table-cell office:value-type="float" office:value="8.14565372467" calcext:value-type="float">
            <text:p>8.14565372467</text:p>
          </table:table-cell>
        </table:table-row>
        <table:table-row table:style-name="ro1">
          <table:table-cell office:value-type="float" office:value="1.59195490510517E+018" calcext:value-type="float">
            <text:p>1.59195490510517E+018</text:p>
          </table:table-cell>
          <table:table-cell table:formula="of:=([.A309]-1.59195488716323E+018)*0.000000001" office:value-type="float" office:value="17.941939968" calcext:value-type="float">
            <text:p>17.941939968</text:p>
          </table:table-cell>
          <table:table-cell/>
          <table:table-cell office:value-type="float" office:value="0.0152000002563" calcext:value-type="float">
            <text:p>0.0152000002563</text:p>
          </table:table-cell>
          <table:table-cell office:value-type="float" office:value="0.00221999990754" calcext:value-type="float">
            <text:p>0.00221999990754</text:p>
          </table:table-cell>
          <table:table-cell office:value-type="float" office:value="0.0150699997321" calcext:value-type="float">
            <text:p>0.0150699997321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-1.25374984741" calcext:value-type="float">
            <text:p>-1.25374984741</text:p>
          </table:table-cell>
          <table:table-cell office:value-type="float" office:value="-0.611445605755" calcext:value-type="float">
            <text:p>-0.611445605755</text:p>
          </table:table-cell>
          <table:table-cell office:value-type="float" office:value="-0.866611123085" calcext:value-type="float">
            <text:p>-0.866611123085</text:p>
          </table:table-cell>
          <table:table-cell/>
          <table:table-cell office:value-type="float" office:value="-0.0753099992871" calcext:value-type="float">
            <text:p>-0.0753099992871</text:p>
          </table:table-cell>
          <table:table-cell/>
          <table:table-cell office:value-type="float" office:value="8.24207115173" calcext:value-type="float">
            <text:p>8.24207115173</text:p>
          </table:table-cell>
        </table:table-row>
        <table:table-row table:style-name="ro1">
          <table:table-cell office:value-type="float" office:value="1.59195490515748E+018" calcext:value-type="float">
            <text:p>1.59195490515748E+018</text:p>
          </table:table-cell>
          <table:table-cell table:formula="of:=([.A310]-1.59195488716323E+018)*0.000000001" office:value-type="float" office:value="17.994249984" calcext:value-type="float">
            <text:p>17.994249984</text:p>
          </table:table-cell>
          <table:table-cell/>
          <table:table-cell office:value-type="float" office:value="0.0318000018597" calcext:value-type="float">
            <text:p>0.0318000018597</text:p>
          </table:table-cell>
          <table:table-cell office:value-type="float" office:value="0.00827000010759" calcext:value-type="float">
            <text:p>0.00827000010759</text:p>
          </table:table-cell>
          <table:table-cell office:value-type="float" office:value="0.030680000782" calcext:value-type="float">
            <text:p>0.030680000782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 table:style-name="Default"/>
          <table:table-cell office:value-type="float" office:value="-1.25537240505" calcext:value-type="float">
            <text:p>-1.25537240505</text:p>
          </table:table-cell>
          <table:table-cell office:value-type="float" office:value="-0.607461690903" calcext:value-type="float">
            <text:p>-0.607461690903</text:p>
          </table:table-cell>
          <table:table-cell office:value-type="float" office:value="-0.86662119627" calcext:value-type="float">
            <text:p>-0.86662119627</text:p>
          </table:table-cell>
          <table:table-cell/>
          <table:table-cell office:value-type="float" office:value="-0.0524699985981" calcext:value-type="float">
            <text:p>-0.0524699985981</text:p>
          </table:table-cell>
          <table:table-cell/>
          <table:table-cell office:value-type="float" office:value="8.3657875061" calcext:value-type="float">
            <text:p>8.3657875061</text:p>
          </table:table-cell>
        </table:table-row>
        <table:table-row table:style-name="ro1">
          <table:table-cell office:value-type="float" office:value="1.591954905209E+018" calcext:value-type="float">
            <text:p>1.591954905209E+018</text:p>
          </table:table-cell>
          <table:table-cell table:formula="of:=([.A311]-1.59195488716323E+018)*0.000000001" office:value-type="float" office:value="18.04577024" calcext:value-type="float">
            <text:p>18.04577024</text:p>
          </table:table-cell>
          <table:table-cell/>
          <table:table-cell office:value-type="float" office:value="0.043299999088" calcext:value-type="float">
            <text:p>0.043299999088</text:p>
          </table:table-cell>
          <table:table-cell office:value-type="float" office:value="0.0044100000523" calcext:value-type="float">
            <text:p>0.0044100000523</text:p>
          </table:table-cell>
          <table:table-cell office:value-type="float" office:value="0.0430300012231" calcext:value-type="float">
            <text:p>0.0430300012231</text:p>
          </table:table-cell>
          <table:table-cell table:style-name="Default" office:value-type="float" office:value="0.000230000005104" calcext:value-type="float">
            <text:p>0.000230000005104</text:p>
          </table:table-cell>
          <table:table-cell table:style-name="Default"/>
          <table:table-cell office:value-type="float" office:value="-1.25686752796" calcext:value-type="float">
            <text:p>-1.25686752796</text:p>
          </table:table-cell>
          <table:table-cell office:value-type="float" office:value="-0.603778362274" calcext:value-type="float">
            <text:p>-0.603778362274</text:p>
          </table:table-cell>
          <table:table-cell office:value-type="float" office:value="-0.866612255573" calcext:value-type="float">
            <text:p>-0.866612255573</text:p>
          </table:table-cell>
          <table:table-cell/>
          <table:table-cell office:value-type="float" office:value="-0.0235500000417" calcext:value-type="float">
            <text:p>-0.0235500000417</text:p>
          </table:table-cell>
          <table:table-cell/>
          <table:table-cell office:value-type="float" office:value="8.52243709564" calcext:value-type="float">
            <text:p>8.52243709564</text:p>
          </table:table-cell>
        </table:table-row>
        <table:table-row table:style-name="ro1">
          <table:table-cell office:value-type="float" office:value="1.59195490526094E+018" calcext:value-type="float">
            <text:p>1.59195490526094E+018</text:p>
          </table:table-cell>
          <table:table-cell table:formula="of:=([.A312]-1.59195488716323E+018)*0.000000001" office:value-type="float" office:value="18.097709824" calcext:value-type="float">
            <text:p>18.097709824</text:p>
          </table:table-cell>
          <table:table-cell/>
          <table:table-cell office:value-type="float" office:value="0.0540000014007" calcext:value-type="float">
            <text:p>0.0540000014007</text:p>
          </table:table-cell>
          <table:table-cell office:value-type="float" office:value="-0.0027499999851" calcext:value-type="float">
            <text:p>-0.0027499999851</text:p>
          </table:table-cell>
          <table:table-cell office:value-type="float" office:value="0.0539800003171" calcext:value-type="float">
            <text:p>0.0539800003171</text:p>
          </table:table-cell>
          <table:table-cell table:style-name="Default" office:value-type="float" office:value="0.000159999995958" calcext:value-type="float">
            <text:p>0.000159999995958</text:p>
          </table:table-cell>
          <table:table-cell table:style-name="Default"/>
          <table:table-cell office:value-type="float" office:value="-1.25848114491" calcext:value-type="float">
            <text:p>-1.25848114491</text:p>
          </table:table-cell>
          <table:table-cell office:value-type="float" office:value="-0.59982842207" calcext:value-type="float">
            <text:p>-0.59982842207</text:p>
          </table:table-cell>
          <table:table-cell office:value-type="float" office:value="-0.866610705853" calcext:value-type="float">
            <text:p>-0.866610705853</text:p>
          </table:table-cell>
          <table:table-cell/>
          <table:table-cell office:value-type="float" office:value="0.00961000006646" calcext:value-type="float">
            <text:p>0.0096100000664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531288E+018" calcext:value-type="float">
            <text:p>1.59195490531288E+018</text:p>
          </table:table-cell>
          <table:table-cell table:formula="of:=([.A313]-1.59195488716323E+018)*0.000000001" office:value-type="float" office:value="18.149650176" calcext:value-type="float">
            <text:p>18.149650176</text:p>
          </table:table-cell>
          <table:table-cell/>
          <table:table-cell office:value-type="float" office:value="0.0617999993265" calcext:value-type="float">
            <text:p>0.0617999993265</text:p>
          </table:table-cell>
          <table:table-cell office:value-type="float" office:value="-0.0112600000575" calcext:value-type="float">
            <text:p>-0.0112600000575</text:p>
          </table:table-cell>
          <table:table-cell office:value-type="float" office:value="0.0607799999416" calcext:value-type="float">
            <text:p>0.0607799999416</text:p>
          </table:table-cell>
          <table:table-cell office:value-type="float" office:value="0.0000399999989895" calcext:value-type="float">
            <text:p>4.00E-05</text:p>
          </table:table-cell>
          <table:table-cell/>
          <table:table-cell office:value-type="float" office:value="-1.26009774208" calcext:value-type="float">
            <text:p>-1.26009774208</text:p>
          </table:table-cell>
          <table:table-cell office:value-type="float" office:value="-0.595853745937" calcext:value-type="float">
            <text:p>-0.595853745937</text:p>
          </table:table-cell>
          <table:table-cell office:value-type="float" office:value="-0.866599261761" calcext:value-type="float">
            <text:p>-0.866599261761</text:p>
          </table:table-cell>
          <table:table-cell/>
          <table:table-cell office:value-type="float" office:value="0.0417999997735" calcext:value-type="float">
            <text:p>0.041799999773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536533E+018" calcext:value-type="float">
            <text:p>1.59195490536533E+018</text:p>
          </table:table-cell>
          <table:table-cell table:formula="of:=([.A314]-1.59195488716323E+018)*0.000000001" office:value-type="float" office:value="18.202100224" calcext:value-type="float">
            <text:p>18.202100224</text:p>
          </table:table-cell>
          <table:table-cell/>
          <table:table-cell office:value-type="float" office:value="0.0666999965906" calcext:value-type="float">
            <text:p>0.0666999965906</text:p>
          </table:table-cell>
          <table:table-cell office:value-type="float" office:value="-0.019430000335" calcext:value-type="float">
            <text:p>-0.019430000335</text:p>
          </table:table-cell>
          <table:table-cell office:value-type="float" office:value="0.0638599991798" calcext:value-type="float">
            <text:p>0.0638599991798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-1.26160037518" calcext:value-type="float">
            <text:p>-1.26160037518</text:p>
          </table:table-cell>
          <table:table-cell office:value-type="float" office:value="-0.592108368874" calcext:value-type="float">
            <text:p>-0.592108368874</text:p>
          </table:table-cell>
          <table:table-cell office:value-type="float" office:value="-0.86660182476" calcext:value-type="float">
            <text:p>-0.86660182476</text:p>
          </table:table-cell>
          <table:table-cell/>
          <table:table-cell office:value-type="float" office:value="0.0730400010943" calcext:value-type="float">
            <text:p>0.0730400010943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541686E+018" calcext:value-type="float">
            <text:p>1.59195490541686E+018</text:p>
          </table:table-cell>
          <table:table-cell table:formula="of:=([.A315]-1.59195488716323E+018)*0.000000001" office:value-type="float" office:value="18.253629952" calcext:value-type="float">
            <text:p>18.253629952</text:p>
          </table:table-cell>
          <table:table-cell/>
          <table:table-cell office:value-type="float" office:value="0.0711999982595" calcext:value-type="float">
            <text:p>0.0711999982595</text:p>
          </table:table-cell>
          <table:table-cell office:value-type="float" office:value="-0.0263700000942" calcext:value-type="float">
            <text:p>-0.0263700000942</text:p>
          </table:table-cell>
          <table:table-cell office:value-type="float" office:value="0.0661699995399" calcext:value-type="float">
            <text:p>0.0661699995399</text:p>
          </table:table-cell>
          <table:table-cell office:value-type="float" office:value="0.0000399999989895" calcext:value-type="float">
            <text:p>4.00E-05</text:p>
          </table:table-cell>
          <table:table-cell/>
          <table:table-cell office:value-type="float" office:value="-1.26318287849" calcext:value-type="float">
            <text:p>-1.26318287849</text:p>
          </table:table-cell>
          <table:table-cell office:value-type="float" office:value="-0.588152825832" calcext:value-type="float">
            <text:p>-0.588152825832</text:p>
          </table:table-cell>
          <table:table-cell office:value-type="float" office:value="-0.866596639156" calcext:value-type="float">
            <text:p>-0.866596639156</text:p>
          </table:table-cell>
          <table:table-cell/>
          <table:table-cell office:value-type="float" office:value="0.112269997597" calcext:value-type="float">
            <text:p>0.112269997597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546883E+018" calcext:value-type="float">
            <text:p>1.59195490546883E+018</text:p>
          </table:table-cell>
          <table:table-cell table:formula="of:=([.A316]-1.59195488716323E+018)*0.000000001" office:value-type="float" office:value="18.3056" calcext:value-type="float">
            <text:p>18.3056</text:p>
          </table:table-cell>
          <table:table-cell/>
          <table:table-cell office:value-type="float" office:value="0.0772999972105" calcext:value-type="float">
            <text:p>0.0772999972105</text:p>
          </table:table-cell>
          <table:table-cell office:value-type="float" office:value="-0.0287699997425" calcext:value-type="float">
            <text:p>-0.0287699997425</text:p>
          </table:table-cell>
          <table:table-cell office:value-type="float" office:value="0.0717199966311" calcext:value-type="float">
            <text:p>0.0717199966311</text:p>
          </table:table-cell>
          <table:table-cell office:value-type="float" office:value="0.0000499999987369" calcext:value-type="float">
            <text:p>5.00E-05</text:p>
          </table:table-cell>
          <table:table-cell/>
          <table:table-cell office:value-type="float" office:value="-1.26467764378" calcext:value-type="float">
            <text:p>-1.26467764378</text:p>
          </table:table-cell>
          <table:table-cell office:value-type="float" office:value="-0.584416925907" calcext:value-type="float">
            <text:p>-0.584416925907</text:p>
          </table:table-cell>
          <table:table-cell office:value-type="float" office:value="-0.866590797901" calcext:value-type="float">
            <text:p>-0.866590797901</text:p>
          </table:table-cell>
          <table:table-cell/>
          <table:table-cell office:value-type="float" office:value="0.131650000811" calcext:value-type="float">
            <text:p>0.131650000811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557123E+018" calcext:value-type="float">
            <text:p>1.59195490557123E+018</text:p>
          </table:table-cell>
          <table:table-cell table:formula="of:=([.A317]-1.59195488716323E+018)*0.000000001" office:value-type="float" office:value="18.408" calcext:value-type="float">
            <text:p>18.408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office:value-type="float" office:value="-0.0297500006855" calcext:value-type="float">
            <text:p>-0.0297500006855</text:p>
          </table:table-cell>
          <table:table-cell office:value-type="float" office:value="0.0738100036979" calcext:value-type="float">
            <text:p>0.0738100036979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-1.26767206192" calcext:value-type="float">
            <text:p>-1.26767206192</text:p>
          </table:table-cell>
          <table:table-cell office:value-type="float" office:value="-0.576953232288" calcext:value-type="float">
            <text:p>-0.576953232288</text:p>
          </table:table-cell>
          <table:table-cell office:value-type="float" office:value="-0.866598784924" calcext:value-type="float">
            <text:p>-0.866598784924</text:p>
          </table:table-cell>
          <table:table-cell/>
          <table:table-cell office:value-type="float" office:value="0.123800002038" calcext:value-type="float">
            <text:p>0.12380000203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562444E+018" calcext:value-type="float">
            <text:p>1.59195490562444E+018</text:p>
          </table:table-cell>
          <table:table-cell table:formula="of:=([.A318]-1.59195488716323E+018)*0.000000001" office:value-type="float" office:value="18.461210112" calcext:value-type="float">
            <text:p>18.461210112</text:p>
          </table:table-cell>
          <table:table-cell/>
          <table:table-cell office:value-type="float" office:value="0.0798999965191" calcext:value-type="float">
            <text:p>0.0798999965191</text:p>
          </table:table-cell>
          <table:table-cell office:value-type="float" office:value="-0.0298900008202" calcext:value-type="float">
            <text:p>-0.0298900008202</text:p>
          </table:table-cell>
          <table:table-cell office:value-type="float" office:value="0.0741299986839" calcext:value-type="float">
            <text:p>0.0741299986839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-1.26927351952" calcext:value-type="float">
            <text:p>-1.26927351952</text:p>
          </table:table-cell>
          <table:table-cell office:value-type="float" office:value="-0.572891891003" calcext:value-type="float">
            <text:p>-0.572891891003</text:p>
          </table:table-cell>
          <table:table-cell office:value-type="float" office:value="-0.866602361202" calcext:value-type="float">
            <text:p>-0.866602361202</text:p>
          </table:table-cell>
          <table:table-cell/>
          <table:table-cell office:value-type="float" office:value="0.119489997625" calcext:value-type="float">
            <text:p>0.11948999762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567599E+018" calcext:value-type="float">
            <text:p>1.59195490567599E+018</text:p>
          </table:table-cell>
          <table:table-cell table:formula="of:=([.A319]-1.59195488716323E+018)*0.000000001" office:value-type="float" office:value="18.512760064" calcext:value-type="float">
            <text:p>18.512760064</text:p>
          </table:table-cell>
          <table:table-cell/>
          <table:table-cell office:value-type="float" office:value="0.0768000036478" calcext:value-type="float">
            <text:p>0.0768000036478</text:p>
          </table:table-cell>
          <table:table-cell office:value-type="float" office:value="-0.0286599993706" calcext:value-type="float">
            <text:p>-0.0286599993706</text:p>
          </table:table-cell>
          <table:table-cell office:value-type="float" office:value="0.0712099969387" calcext:value-type="float">
            <text:p>0.0712099969387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27011156082" calcext:value-type="float">
            <text:p>-1.27011156082</text:p>
          </table:table-cell>
          <table:table-cell office:value-type="float" office:value="-0.570795357227" calcext:value-type="float">
            <text:p>-0.570795357227</text:p>
          </table:table-cell>
          <table:table-cell office:value-type="float" office:value="-0.866602063179" calcext:value-type="float">
            <text:p>-0.866602063179</text:p>
          </table:table-cell>
          <table:table-cell/>
          <table:table-cell office:value-type="float" office:value="0.107909999788" calcext:value-type="float">
            <text:p>0.10790999978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572842E+018" calcext:value-type="float">
            <text:p>1.59195490572842E+018</text:p>
          </table:table-cell>
          <table:table-cell table:formula="of:=([.A320]-1.59195488716323E+018)*0.000000001" office:value-type="float" office:value="18.565190144" calcext:value-type="float">
            <text:p>18.565190144</text:p>
          </table:table-cell>
          <table:table-cell/>
          <table:table-cell office:value-type="float" office:value="0.0697000026703" calcext:value-type="float">
            <text:p>0.0697000026703</text:p>
          </table:table-cell>
          <table:table-cell office:value-type="float" office:value="-0.0259499996901" calcext:value-type="float">
            <text:p>-0.0259499996901</text:p>
          </table:table-cell>
          <table:table-cell office:value-type="float" office:value="0.0647099986672" calcext:value-type="float">
            <text:p>0.0647099986672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-1.27018594742" calcext:value-type="float">
            <text:p>-1.27018594742</text:p>
          </table:table-cell>
          <table:table-cell office:value-type="float" office:value="-0.570515275002" calcext:value-type="float">
            <text:p>-0.570515275002</text:p>
          </table:table-cell>
          <table:table-cell office:value-type="float" office:value="-0.86660271883" calcext:value-type="float">
            <text:p>-0.86660271883</text:p>
          </table:table-cell>
          <table:table-cell/>
          <table:table-cell office:value-type="float" office:value="0.0663800016046" calcext:value-type="float">
            <text:p>0.066380001604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578032E+018" calcext:value-type="float">
            <text:p>1.59195490578032E+018</text:p>
          </table:table-cell>
          <table:table-cell table:formula="of:=([.A321]-1.59195488716323E+018)*0.000000001" office:value-type="float" office:value="18.617090048" calcext:value-type="float">
            <text:p>18.617090048</text:p>
          </table:table-cell>
          <table:table-cell/>
          <table:table-cell office:value-type="float" office:value="0.0628999993205" calcext:value-type="float">
            <text:p>0.0628999993205</text:p>
          </table:table-cell>
          <table:table-cell office:value-type="float" office:value="-0.0232900008559" calcext:value-type="float">
            <text:p>-0.0232900008559</text:p>
          </table:table-cell>
          <table:table-cell office:value-type="float" office:value="0.058410000056" calcext:value-type="float">
            <text:p>0.058410000056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27017343044" calcext:value-type="float">
            <text:p>-1.27017343044</text:p>
          </table:table-cell>
          <table:table-cell office:value-type="float" office:value="-0.570405364037" calcext:value-type="float">
            <text:p>-0.570405364037</text:p>
          </table:table-cell>
          <table:table-cell office:value-type="float" office:value="-0.866600871086" calcext:value-type="float">
            <text:p>-0.866600871086</text:p>
          </table:table-cell>
          <table:table-cell/>
          <table:table-cell office:value-type="float" office:value="0.0343099981546" calcext:value-type="float">
            <text:p>0.034309998154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583184E+018" calcext:value-type="float">
            <text:p>1.59195490583184E+018</text:p>
          </table:table-cell>
          <table:table-cell table:formula="of:=([.A322]-1.59195488716323E+018)*0.000000001" office:value-type="float" office:value="18.668610048" calcext:value-type="float">
            <text:p>18.668610048</text:p>
          </table:table-cell>
          <table:table-cell/>
          <table:table-cell office:value-type="float" office:value="0.0553999990225" calcext:value-type="float">
            <text:p>0.0553999990225</text:p>
          </table:table-cell>
          <table:table-cell office:value-type="float" office:value="-0.0199299994856" calcext:value-type="float">
            <text:p>-0.0199299994856</text:p>
          </table:table-cell>
          <table:table-cell office:value-type="float" office:value="0.0517299994826" calcext:value-type="float">
            <text:p>0.0517299994826</text:p>
          </table:table-cell>
          <table:table-cell table:style-name="Default" office:value-type="float" office:value="-0.000110000000859" calcext:value-type="float">
            <text:p>-0.000110000000859</text:p>
          </table:table-cell>
          <table:table-cell table:style-name="Default"/>
          <table:table-cell office:value-type="float" office:value="-1.26985669136" calcext:value-type="float">
            <text:p>-1.26985669136</text:p>
          </table:table-cell>
          <table:table-cell office:value-type="float" office:value="-0.570294380188" calcext:value-type="float">
            <text:p>-0.570294380188</text:p>
          </table:table-cell>
          <table:table-cell office:value-type="float" office:value="-0.86667239666" calcext:value-type="float">
            <text:p>-0.86667239666</text:p>
          </table:table-cell>
          <table:table-cell/>
          <table:table-cell office:value-type="float" office:value="0.00245000002906" calcext:value-type="float">
            <text:p>0.00245000002906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593411E+018" calcext:value-type="float">
            <text:p>1.59195490593411E+018</text:p>
          </table:table-cell>
          <table:table-cell table:formula="of:=([.A323]-1.59195488716323E+018)*0.000000001" office:value-type="float" office:value="18.77088" calcext:value-type="float">
            <text:p>18.77088</text:p>
          </table:table-cell>
          <table:table-cell/>
          <table:table-cell office:value-type="float" office:value="0.0394000001252" calcext:value-type="float">
            <text:p>0.0394000001252</text:p>
          </table:table-cell>
          <table:table-cell office:value-type="float" office:value="-0.00714999996126" calcext:value-type="float">
            <text:p>-0.00714999996126</text:p>
          </table:table-cell>
          <table:table-cell office:value-type="float" office:value="0.0387800000608" calcext:value-type="float">
            <text:p>0.0387800000608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-1.26454210281" calcext:value-type="float">
            <text:p>-1.26454210281</text:p>
          </table:table-cell>
          <table:table-cell office:value-type="float" office:value="-0.571765303612" calcext:value-type="float">
            <text:p>-0.571765303612</text:p>
          </table:table-cell>
          <table:table-cell office:value-type="float" office:value="-0.866556167603" calcext:value-type="float">
            <text:p>-0.866556167603</text:p>
          </table:table-cell>
          <table:table-cell/>
          <table:table-cell office:value-type="float" office:value="-0.0360600017011" calcext:value-type="float">
            <text:p>-0.0360600017011</text:p>
          </table:table-cell>
          <table:table-cell/>
          <table:table-cell office:value-type="float" office:value="8.45467472076" calcext:value-type="float">
            <text:p>8.45467472076</text:p>
          </table:table-cell>
        </table:table-row>
        <table:table-row table:style-name="ro1">
          <table:table-cell office:value-type="float" office:value="1.59195490598564E+018" calcext:value-type="float">
            <text:p>1.59195490598564E+018</text:p>
          </table:table-cell>
          <table:table-cell table:formula="of:=([.A324]-1.59195488716323E+018)*0.000000001" office:value-type="float" office:value="18.82241024" calcext:value-type="float">
            <text:p>18.82241024</text:p>
          </table:table-cell>
          <table:table-cell/>
          <table:table-cell office:value-type="float" office:value="0.030700000003" calcext:value-type="float">
            <text:p>0.030700000003</text:p>
          </table:table-cell>
          <table:table-cell office:value-type="float" office:value="0.00167999998666" calcext:value-type="float">
            <text:p>0.00167999998666</text:p>
          </table:table-cell>
          <table:table-cell office:value-type="float" office:value="0.030700000003" calcext:value-type="float">
            <text:p>0.030700000003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-1.26055586338" calcext:value-type="float">
            <text:p>-1.26055586338</text:p>
          </table:table-cell>
          <table:table-cell office:value-type="float" office:value="-0.573063373566" calcext:value-type="float">
            <text:p>-0.573063373566</text:p>
          </table:table-cell>
          <table:table-cell office:value-type="float" office:value="-0.866552710533" calcext:value-type="float">
            <text:p>-0.866552710533</text:p>
          </table:table-cell>
          <table:table-cell/>
          <table:table-cell office:value-type="float" office:value="-0.0580400004983" calcext:value-type="float">
            <text:p>-0.0580400004983</text:p>
          </table:table-cell>
          <table:table-cell/>
          <table:table-cell office:value-type="float" office:value="8.33561706543" calcext:value-type="float">
            <text:p>8.33561706543</text:p>
          </table:table-cell>
        </table:table-row>
        <table:table-row table:style-name="ro1">
          <table:table-cell office:value-type="float" office:value="1.59195490603709E+018" calcext:value-type="float">
            <text:p>1.59195490603709E+018</text:p>
          </table:table-cell>
          <table:table-cell table:formula="of:=([.A325]-1.59195488716323E+018)*0.000000001" office:value-type="float" office:value="18.873860096" calcext:value-type="float">
            <text:p>18.873860096</text:p>
          </table:table-cell>
          <table:table-cell/>
          <table:table-cell office:value-type="float" office:value="0.0260000005364" calcext:value-type="float">
            <text:p>0.0260000005364</text:p>
          </table:table-cell>
          <table:table-cell office:value-type="float" office:value="0.00922000035644" calcext:value-type="float">
            <text:p>0.00922000035644</text:p>
          </table:table-cell>
          <table:table-cell office:value-type="float" office:value="0.0242899991572" calcext:value-type="float">
            <text:p>0.0242899991572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25746512413" calcext:value-type="float">
            <text:p>-1.25746512413</text:p>
          </table:table-cell>
          <table:table-cell office:value-type="float" office:value="-0.573087394238" calcext:value-type="float">
            <text:p>-0.573087394238</text:p>
          </table:table-cell>
          <table:table-cell office:value-type="float" office:value="-0.866583049297" calcext:value-type="float">
            <text:p>-0.866583049297</text:p>
          </table:table-cell>
          <table:table-cell/>
          <table:table-cell office:value-type="float" office:value="-0.072879999876" calcext:value-type="float">
            <text:p>-0.072879999876</text:p>
          </table:table-cell>
          <table:table-cell/>
          <table:table-cell office:value-type="float" office:value="8.25523376465" calcext:value-type="float">
            <text:p>8.25523376465</text:p>
          </table:table-cell>
        </table:table-row>
        <table:table-row table:style-name="ro1">
          <table:table-cell office:value-type="float" office:value="1.59195490608995E+018" calcext:value-type="float">
            <text:p>1.59195490608995E+018</text:p>
          </table:table-cell>
          <table:table-cell table:formula="of:=([.A326]-1.59195488716323E+018)*0.000000001" office:value-type="float" office:value="18.92672" calcext:value-type="float">
            <text:p>18.92672</text:p>
          </table:table-cell>
          <table:table-cell/>
          <table:table-cell office:value-type="float" office:value="0.0270000007004" calcext:value-type="float">
            <text:p>0.0270000007004</text:p>
          </table:table-cell>
          <table:table-cell office:value-type="float" office:value="0.0162000004202" calcext:value-type="float">
            <text:p>0.0162000004202</text:p>
          </table:table-cell>
          <table:table-cell office:value-type="float" office:value="0.0215399991721" calcext:value-type="float">
            <text:p>0.0215399991721</text:p>
          </table:table-cell>
          <table:table-cell office:value-type="float" office:value="-0.0000999999974738" calcext:value-type="float">
            <text:p>-1.00E-04</text:p>
          </table:table-cell>
          <table:table-cell/>
          <table:table-cell office:value-type="float" office:value="-1.25461769104" calcext:value-type="float">
            <text:p>-1.25461769104</text:p>
          </table:table-cell>
          <table:table-cell office:value-type="float" office:value="-0.571035563946" calcext:value-type="float">
            <text:p>-0.571035563946</text:p>
          </table:table-cell>
          <table:table-cell office:value-type="float" office:value="-0.866653978825" calcext:value-type="float">
            <text:p>-0.866653978825</text:p>
          </table:table-cell>
          <table:table-cell/>
          <table:table-cell office:value-type="float" office:value="-0.0809800028801" calcext:value-type="float">
            <text:p>-0.0809800028801</text:p>
          </table:table-cell>
          <table:table-cell/>
          <table:table-cell office:value-type="float" office:value="8.21135807037" calcext:value-type="float">
            <text:p>8.21135807037</text:p>
          </table:table-cell>
        </table:table-row>
        <table:table-row table:style-name="ro1">
          <table:table-cell office:value-type="float" office:value="1.59195490614264E+018" calcext:value-type="float">
            <text:p>1.59195490614264E+018</text:p>
          </table:table-cell>
          <table:table-cell table:formula="of:=([.A327]-1.59195488716323E+018)*0.000000001" office:value-type="float" office:value="18.97940992" calcext:value-type="float">
            <text:p>18.97940992</text:p>
          </table:table-cell>
          <table:table-cell/>
          <table:table-cell office:value-type="float" office:value="0.0302000008523" calcext:value-type="float">
            <text:p>0.0302000008523</text:p>
          </table:table-cell>
          <table:table-cell office:value-type="float" office:value="0.0282700005919" calcext:value-type="float">
            <text:p>0.0282700005919</text:p>
          </table:table-cell>
          <table:table-cell office:value-type="float" office:value="0.0105299996212" calcext:value-type="float">
            <text:p>0.0105299996212</text:p>
          </table:table-cell>
          <table:table-cell table:style-name="Default" office:value-type="float" office:value="0.000209999998333" calcext:value-type="float">
            <text:p>0.000209999998333</text:p>
          </table:table-cell>
          <table:table-cell table:style-name="Default"/>
          <table:table-cell office:value-type="float" office:value="-1.25151598454" calcext:value-type="float">
            <text:p>-1.25151598454</text:p>
          </table:table-cell>
          <table:table-cell office:value-type="float" office:value="-0.570936203003" calcext:value-type="float">
            <text:p>-0.570936203003</text:p>
          </table:table-cell>
          <table:table-cell office:value-type="float" office:value="-0.866479039192" calcext:value-type="float">
            <text:p>-0.866479039192</text:p>
          </table:table-cell>
          <table:table-cell/>
          <table:table-cell office:value-type="float" office:value="-0.0864500030875" calcext:value-type="float">
            <text:p>-0.0864500030875</text:p>
          </table:table-cell>
          <table:table-cell/>
          <table:table-cell office:value-type="float" office:value="8.18172931671" calcext:value-type="float">
            <text:p>8.18172931671</text:p>
          </table:table-cell>
        </table:table-row>
        <table:table-row table:style-name="ro1">
          <table:table-cell office:value-type="float" office:value="1.59195490619435E+018" calcext:value-type="float">
            <text:p>1.59195490619435E+018</text:p>
          </table:table-cell>
          <table:table-cell table:formula="of:=([.A328]-1.59195488716323E+018)*0.000000001" office:value-type="float" office:value="19.031120128" calcext:value-type="float">
            <text:p>19.031120128</text:p>
          </table:table-cell>
          <table:table-cell/>
          <table:table-cell office:value-type="float" office:value="0.0370000004768" calcext:value-type="float">
            <text:p>0.0370000004768</text:p>
          </table:table-cell>
          <table:table-cell office:value-type="float" office:value="0.0369700007141" calcext:value-type="float">
            <text:p>0.0369700007141</text:p>
          </table:table-cell>
          <table:table-cell office:value-type="float" office:value="-0.00133999995887" calcext:value-type="float">
            <text:p>-0.00133999995887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24820125103" calcext:value-type="float">
            <text:p>-1.24820125103</text:p>
          </table:table-cell>
          <table:table-cell office:value-type="float" office:value="-0.573655366898" calcext:value-type="float">
            <text:p>-0.573655366898</text:p>
          </table:table-cell>
          <table:table-cell office:value-type="float" office:value="-0.866602778435" calcext:value-type="float">
            <text:p>-0.866602778435</text:p>
          </table:table-cell>
          <table:table-cell/>
          <table:table-cell office:value-type="float" office:value="-0.0752800032496" calcext:value-type="float">
            <text:p>-0.0752800032496</text:p>
          </table:table-cell>
          <table:table-cell/>
          <table:table-cell office:value-type="float" office:value="8.24223327637" calcext:value-type="float">
            <text:p>8.24223327637</text:p>
          </table:table-cell>
        </table:table-row>
        <table:table-row table:style-name="ro1">
          <table:table-cell office:value-type="float" office:value="1.5919549062467E+018" calcext:value-type="float">
            <text:p>1.5919549062467E+018</text:p>
          </table:table-cell>
          <table:table-cell table:formula="of:=([.A329]-1.59195488716323E+018)*0.000000001" office:value-type="float" office:value="19.08347008" calcext:value-type="float">
            <text:p>19.08347008</text:p>
          </table:table-cell>
          <table:table-cell/>
          <table:table-cell office:value-type="float" office:value="0.0439999997616" calcext:value-type="float">
            <text:p>0.0439999997616</text:p>
          </table:table-cell>
          <table:table-cell office:value-type="float" office:value="0.0427200011909" calcext:value-type="float">
            <text:p>0.0427200011909</text:p>
          </table:table-cell>
          <table:table-cell office:value-type="float" office:value="-0.010540000163" calcext:value-type="float">
            <text:p>-0.010540000163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-1.24573194981" calcext:value-type="float">
            <text:p>-1.24573194981</text:p>
          </table:table-cell>
          <table:table-cell office:value-type="float" office:value="-0.576809883118" calcext:value-type="float">
            <text:p>-0.576809883118</text:p>
          </table:table-cell>
          <table:table-cell office:value-type="float" office:value="-0.866582453251" calcext:value-type="float">
            <text:p>-0.866582453251</text:p>
          </table:table-cell>
          <table:table-cell/>
          <table:table-cell office:value-type="float" office:value="-0.0574700012803" calcext:value-type="float">
            <text:p>-0.0574700012803</text:p>
          </table:table-cell>
          <table:table-cell/>
          <table:table-cell office:value-type="float" office:value="8.33870410919" calcext:value-type="float">
            <text:p>8.33870410919</text:p>
          </table:table-cell>
        </table:table-row>
        <table:table-row table:style-name="ro1">
          <table:table-cell office:value-type="float" office:value="1.59195490629868E+018" calcext:value-type="float">
            <text:p>1.59195490629868E+018</text:p>
          </table:table-cell>
          <table:table-cell table:formula="of:=([.A330]-1.59195488716323E+018)*0.000000001" office:value-type="float" office:value="19.135450112" calcext:value-type="float">
            <text:p>19.135450112</text:p>
          </table:table-cell>
          <table:table-cell/>
          <table:table-cell office:value-type="float" office:value="0.0489999987185" calcext:value-type="float">
            <text:p>0.0489999987185</text:p>
          </table:table-cell>
          <table:table-cell office:value-type="float" office:value="0.0467999987304" calcext:value-type="float">
            <text:p>0.0467999987304</text:p>
          </table:table-cell>
          <table:table-cell office:value-type="float" office:value="-0.0144199999049" calcext:value-type="float">
            <text:p>-0.0144199999049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-1.24349713326" calcext:value-type="float">
            <text:p>-1.24349713326</text:p>
          </table:table-cell>
          <table:table-cell office:value-type="float" office:value="-0.578735947609" calcext:value-type="float">
            <text:p>-0.578735947609</text:p>
          </table:table-cell>
          <table:table-cell office:value-type="float" office:value="-0.866625368595" calcext:value-type="float">
            <text:p>-0.866625368595</text:p>
          </table:table-cell>
          <table:table-cell/>
          <table:table-cell office:value-type="float" office:value="-0.0362999998033" calcext:value-type="float">
            <text:p>-0.0362999998033</text:p>
          </table:table-cell>
          <table:table-cell/>
          <table:table-cell office:value-type="float" office:value="8.45337486267" calcext:value-type="float">
            <text:p>8.45337486267</text:p>
          </table:table-cell>
        </table:table-row>
        <table:table-row table:style-name="ro1">
          <table:table-cell office:value-type="float" office:value="1.59195490635158E+018" calcext:value-type="float">
            <text:p>1.59195490635158E+018</text:p>
          </table:table-cell>
          <table:table-cell table:formula="of:=([.A331]-1.59195488716323E+018)*0.000000001" office:value-type="float" office:value="19.188349952" calcext:value-type="float">
            <text:p>19.188349952</text:p>
          </table:table-cell>
          <table:table-cell/>
          <table:table-cell office:value-type="float" office:value="0.0520000010729" calcext:value-type="float">
            <text:p>0.0520000010729</text:p>
          </table:table-cell>
          <table:table-cell office:value-type="float" office:value="0.0503499992192" calcext:value-type="float">
            <text:p>0.0503499992192</text:p>
          </table:table-cell>
          <table:table-cell office:value-type="float" office:value="-0.0128600001335" calcext:value-type="float">
            <text:p>-0.0128600001335</text:p>
          </table:table-cell>
          <table:table-cell office:value-type="float" office:value="-0.0000999999974738" calcext:value-type="float">
            <text:p>-1.00E-04</text:p>
          </table:table-cell>
          <table:table-cell/>
          <table:table-cell office:value-type="float" office:value="-1.24140810966" calcext:value-type="float">
            <text:p>-1.24140810966</text:p>
          </table:table-cell>
          <table:table-cell office:value-type="float" office:value="-0.577753126621" calcext:value-type="float">
            <text:p>-0.577753126621</text:p>
          </table:table-cell>
          <table:table-cell office:value-type="float" office:value="-0.866655766964" calcext:value-type="float">
            <text:p>-0.866655766964</text:p>
          </table:table-cell>
          <table:table-cell/>
          <table:table-cell office:value-type="float" office:value="-0.0190799999982" calcext:value-type="float">
            <text:p>-0.0190799999982</text:p>
          </table:table-cell>
          <table:table-cell/>
          <table:table-cell office:value-type="float" office:value="8.54664993286" calcext:value-type="float">
            <text:p>8.54664993286</text:p>
          </table:table-cell>
        </table:table-row>
        <table:table-row table:style-name="ro1">
          <table:table-cell office:value-type="float" office:value="1.59195490645363E+018" calcext:value-type="float">
            <text:p>1.59195490645363E+018</text:p>
          </table:table-cell>
          <table:table-cell table:formula="of:=([.A332]-1.59195488716323E+018)*0.000000001" office:value-type="float" office:value="19.2904" calcext:value-type="float">
            <text:p>19.2904</text:p>
          </table:table-cell>
          <table:table-cell/>
          <table:table-cell office:value-type="float" office:value="0.0577999986708" calcext:value-type="float">
            <text:p>0.0577999986708</text:p>
          </table:table-cell>
          <table:table-cell office:value-type="float" office:value="0.0565499998629" calcext:value-type="float">
            <text:p>0.0565499998629</text:p>
          </table:table-cell>
          <table:table-cell office:value-type="float" office:value="-0.0117499995977" calcext:value-type="float">
            <text:p>-0.0117499995977</text:p>
          </table:table-cell>
          <table:table-cell table:style-name="Default" office:value-type="float" office:value="0.000209999998333" calcext:value-type="float">
            <text:p>0.000209999998333</text:p>
          </table:table-cell>
          <table:table-cell table:style-name="Default"/>
          <table:table-cell office:value-type="float" office:value="-1.23469626904" calcext:value-type="float">
            <text:p>-1.23469626904</text:p>
          </table:table-cell>
          <table:table-cell office:value-type="float" office:value="-0.57759809494" calcext:value-type="float">
            <text:p>-0.57759809494</text:p>
          </table:table-cell>
          <table:table-cell office:value-type="float" office:value="-0.866539955139" calcext:value-type="float">
            <text:p>-0.866539955139</text:p>
          </table:table-cell>
          <table:table-cell/>
          <table:table-cell office:value-type="float" office:value="0.00386000005528" calcext:value-type="float">
            <text:p>0.0038600000552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650711E+018" calcext:value-type="float">
            <text:p>1.59195490650711E+018</text:p>
          </table:table-cell>
          <table:table-cell table:formula="of:=([.A333]-1.59195488716323E+018)*0.000000001" office:value-type="float" office:value="19.343880192" calcext:value-type="float">
            <text:p>19.343880192</text:p>
          </table:table-cell>
          <table:table-cell/>
          <table:table-cell office:value-type="float" office:value="0.0593999996781" calcext:value-type="float">
            <text:p>0.0593999996781</text:p>
          </table:table-cell>
          <table:table-cell office:value-type="float" office:value="0.0572400018573" calcext:value-type="float">
            <text:p>0.0572400018573</text:p>
          </table:table-cell>
          <table:table-cell office:value-type="float" office:value="-0.0158399995416" calcext:value-type="float">
            <text:p>-0.0158399995416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-1.23174059391" calcext:value-type="float">
            <text:p>-1.23174059391</text:p>
          </table:table-cell>
          <table:table-cell office:value-type="float" office:value="-0.580840110779" calcext:value-type="float">
            <text:p>-0.580840110779</text:p>
          </table:table-cell>
          <table:table-cell office:value-type="float" office:value="-0.86652380228" calcext:value-type="float">
            <text:p>-0.86652380228</text:p>
          </table:table-cell>
          <table:table-cell/>
          <table:table-cell office:value-type="float" office:value="0.0348999984562" calcext:value-type="float">
            <text:p>0.0348999984562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65598E+018" calcext:value-type="float">
            <text:p>1.5919549065598E+018</text:p>
          </table:table-cell>
          <table:table-cell table:formula="of:=([.A334]-1.59195488716323E+018)*0.000000001" office:value-type="float" office:value="19.396570112" calcext:value-type="float">
            <text:p>19.396570112</text:p>
          </table:table-cell>
          <table:table-cell/>
          <table:table-cell office:value-type="float" office:value="0.055799998343" calcext:value-type="float">
            <text:p>0.055799998343</text:p>
          </table:table-cell>
          <table:table-cell office:value-type="float" office:value="0.052009999752" calcext:value-type="float">
            <text:p>0.052009999752</text:p>
          </table:table-cell>
          <table:table-cell office:value-type="float" office:value="-0.0202900003642" calcext:value-type="float">
            <text:p>-0.0202900003642</text:p>
          </table:table-cell>
          <table:table-cell office:value-type="float" office:value="0.0000499999987369" calcext:value-type="float">
            <text:p>5.00E-05</text:p>
          </table:table-cell>
          <table:table-cell/>
          <table:table-cell office:value-type="float" office:value="-1.23069214821" calcext:value-type="float">
            <text:p>-1.23069214821</text:p>
          </table:table-cell>
          <table:table-cell office:value-type="float" office:value="-0.58471518755" calcext:value-type="float">
            <text:p>-0.58471518755</text:p>
          </table:table-cell>
          <table:table-cell office:value-type="float" office:value="-0.866524636745" calcext:value-type="float">
            <text:p>-0.866524636745</text:p>
          </table:table-cell>
          <table:table-cell/>
          <table:table-cell office:value-type="float" office:value="0.0437199994922" calcext:value-type="float">
            <text:p>0.0437199994922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661215E+018" calcext:value-type="float">
            <text:p>1.59195490661215E+018</text:p>
          </table:table-cell>
          <table:table-cell table:formula="of:=([.A335]-1.59195488716323E+018)*0.000000001" office:value-type="float" office:value="19.448920064" calcext:value-type="float">
            <text:p>19.448920064</text:p>
          </table:table-cell>
          <table:table-cell/>
          <table:table-cell office:value-type="float" office:value="0.0537000000477" calcext:value-type="float">
            <text:p>0.0537000000477</text:p>
          </table:table-cell>
          <table:table-cell office:value-type="float" office:value="0.0465600006282" calcext:value-type="float">
            <text:p>0.0465600006282</text:p>
          </table:table-cell>
          <table:table-cell office:value-type="float" office:value="-0.026839999482" calcext:value-type="float">
            <text:p>-0.026839999482</text:p>
          </table:table-cell>
          <table:table-cell office:value-type="float" office:value="0.0000999999974738" calcext:value-type="float">
            <text:p>1.00E-04</text:p>
          </table:table-cell>
          <table:table-cell/>
          <table:table-cell office:value-type="float" office:value="-1.2306882143" calcext:value-type="float">
            <text:p>-1.2306882143</text:p>
          </table:table-cell>
          <table:table-cell office:value-type="float" office:value="-0.588522315025" calcext:value-type="float">
            <text:p>-0.588522315025</text:p>
          </table:table-cell>
          <table:table-cell office:value-type="float" office:value="-0.866522729397" calcext:value-type="float">
            <text:p>-0.866522729397</text:p>
          </table:table-cell>
          <table:table-cell/>
          <table:table-cell office:value-type="float" office:value="0.0481700003147" calcext:value-type="float">
            <text:p>0.0481700003147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666387E+018" calcext:value-type="float">
            <text:p>1.59195490666387E+018</text:p>
          </table:table-cell>
          <table:table-cell table:formula="of:=([.A336]-1.59195488716323E+018)*0.000000001" office:value-type="float" office:value="19.50064" calcext:value-type="float">
            <text:p>19.50064</text:p>
          </table:table-cell>
          <table:table-cell/>
          <table:table-cell office:value-type="float" office:value="0.0513999983668" calcext:value-type="float">
            <text:p>0.0513999983668</text:p>
          </table:table-cell>
          <table:table-cell office:value-type="float" office:value="0.0390999987721" calcext:value-type="float">
            <text:p>0.0390999987721</text:p>
          </table:table-cell>
          <table:table-cell office:value-type="float" office:value="-0.0333099998534" calcext:value-type="float">
            <text:p>-0.0333099998534</text:p>
          </table:table-cell>
          <table:table-cell table:style-name="Default" office:value-type="float" office:value="0.000180000002729" calcext:value-type="float">
            <text:p>0.000180000002729</text:p>
          </table:table-cell>
          <table:table-cell table:style-name="Default"/>
          <table:table-cell office:value-type="float" office:value="-1.23217868805" calcext:value-type="float">
            <text:p>-1.23217868805</text:p>
          </table:table-cell>
          <table:table-cell office:value-type="float" office:value="-0.590151906013" calcext:value-type="float">
            <text:p>-0.590151906013</text:p>
          </table:table-cell>
          <table:table-cell office:value-type="float" office:value="-0.866549491882" calcext:value-type="float">
            <text:p>-0.866549491882</text:p>
          </table:table-cell>
          <table:table-cell/>
          <table:table-cell office:value-type="float" office:value="0.0425099991262" calcext:value-type="float">
            <text:p>0.0425099991262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671564E+018" calcext:value-type="float">
            <text:p>1.59195490671564E+018</text:p>
          </table:table-cell>
          <table:table-cell table:formula="of:=([.A337]-1.59195488716323E+018)*0.000000001" office:value-type="float" office:value="19.552410112" calcext:value-type="float">
            <text:p>19.552410112</text:p>
          </table:table-cell>
          <table:table-cell/>
          <table:table-cell office:value-type="float" office:value="0.0443999990821" calcext:value-type="float">
            <text:p>0.0443999990821</text:p>
          </table:table-cell>
          <table:table-cell office:value-type="float" office:value="0.0284400004894" calcext:value-type="float">
            <text:p>0.0284400004894</text:p>
          </table:table-cell>
          <table:table-cell office:value-type="float" office:value="-0.0340900011361" calcext:value-type="float">
            <text:p>-0.0340900011361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 table:style-name="Default"/>
          <table:table-cell office:value-type="float" office:value="-1.23522245884" calcext:value-type="float">
            <text:p>-1.23522245884</text:p>
          </table:table-cell>
          <table:table-cell office:value-type="float" office:value="-0.590469360352" calcext:value-type="float">
            <text:p>-0.590469360352</text:p>
          </table:table-cell>
          <table:table-cell office:value-type="float" office:value="-0.866562008858" calcext:value-type="float">
            <text:p>-0.866562008858</text:p>
          </table:table-cell>
          <table:table-cell/>
          <table:table-cell office:value-type="float" office:value="0.0247799996287" calcext:value-type="float">
            <text:p>0.0247799996287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676743E+018" calcext:value-type="float">
            <text:p>1.59195490676743E+018</text:p>
          </table:table-cell>
          <table:table-cell table:formula="of:=([.A338]-1.59195488716323E+018)*0.000000001" office:value-type="float" office:value="19.604199936" calcext:value-type="float">
            <text:p>19.604199936</text:p>
          </table:table-cell>
          <table:table-cell/>
          <table:table-cell office:value-type="float" office:value="0.0333999991417" calcext:value-type="float">
            <text:p>0.0333999991417</text:p>
          </table:table-cell>
          <table:table-cell office:value-type="float" office:value="0.0158300008625" calcext:value-type="float">
            <text:p>0.0158300008625</text:p>
          </table:table-cell>
          <table:table-cell office:value-type="float" office:value="-0.0294599998742" calcext:value-type="float">
            <text:p>-0.0294599998742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-1.23913168907" calcext:value-type="float">
            <text:p>-1.23913168907</text:p>
          </table:table-cell>
          <table:table-cell office:value-type="float" office:value="-0.590538680553" calcext:value-type="float">
            <text:p>-0.590538680553</text:p>
          </table:table-cell>
          <table:table-cell office:value-type="float" office:value="-0.86664712429" calcext:value-type="float">
            <text:p>-0.86664712429</text:p>
          </table:table-cell>
          <table:table-cell/>
          <table:table-cell office:value-type="float" office:value="-0.00627999985591" calcext:value-type="float">
            <text:p>-0.00627999985591</text:p>
          </table:table-cell>
          <table:table-cell/>
          <table:table-cell office:value-type="float" office:value="8.61598300934" calcext:value-type="float">
            <text:p>8.61598300934</text:p>
          </table:table-cell>
        </table:table-row>
        <table:table-row table:style-name="ro1">
          <table:table-cell office:value-type="float" office:value="1.59195490681994E+018" calcext:value-type="float">
            <text:p>1.59195490681994E+018</text:p>
          </table:table-cell>
          <table:table-cell table:formula="of:=([.A339]-1.59195488716323E+018)*0.000000001" office:value-type="float" office:value="19.656709888" calcext:value-type="float">
            <text:p>19.656709888</text:p>
          </table:table-cell>
          <table:table-cell/>
          <table:table-cell office:value-type="float" office:value="0.0215000007302" calcext:value-type="float">
            <text:p>0.0215000007302</text:p>
          </table:table-cell>
          <table:table-cell office:value-type="float" office:value="0.00596000021324" calcext:value-type="float">
            <text:p>0.00596000021324</text:p>
          </table:table-cell>
          <table:table-cell office:value-type="float" office:value="-0.0206700004637" calcext:value-type="float">
            <text:p>-0.0206700004637</text:p>
          </table:table-cell>
          <table:table-cell table:style-name="Default" office:value-type="float" office:value="-0.000319999991916" calcext:value-type="float">
            <text:p>-0.000319999991916</text:p>
          </table:table-cell>
          <table:table-cell table:style-name="Default"/>
          <table:table-cell office:value-type="float" office:value="-1.24231469631" calcext:value-type="float">
            <text:p>-1.24231469631</text:p>
          </table:table-cell>
          <table:table-cell office:value-type="float" office:value="-0.588661372662" calcext:value-type="float">
            <text:p>-0.588661372662</text:p>
          </table:table-cell>
          <table:table-cell office:value-type="float" office:value="-0.866766273975" calcext:value-type="float">
            <text:p>-0.866766273975</text:p>
          </table:table-cell>
          <table:table-cell/>
          <table:table-cell office:value-type="float" office:value="-0.0392500013113" calcext:value-type="float">
            <text:p>-0.0392500013113</text:p>
          </table:table-cell>
          <table:table-cell/>
          <table:table-cell office:value-type="float" office:value="8.4373960495" calcext:value-type="float">
            <text:p>8.4373960495</text:p>
          </table:table-cell>
        </table:table-row>
        <table:table-row table:style-name="ro1">
          <table:table-cell office:value-type="float" office:value="1.59195490687233E+018" calcext:value-type="float">
            <text:p>1.59195490687233E+018</text:p>
          </table:table-cell>
          <table:table-cell table:formula="of:=([.A340]-1.59195488716323E+018)*0.000000001" office:value-type="float" office:value="19.709100032" calcext:value-type="float">
            <text:p>19.709100032</text:p>
          </table:table-cell>
          <table:table-cell/>
          <table:table-cell office:value-type="float" office:value="0.0118000004441" calcext:value-type="float">
            <text:p>0.0118000004441</text:p>
          </table:table-cell>
          <table:table-cell office:value-type="float" office:value="-0.00149000005331" calcext:value-type="float">
            <text:p>-0.00149000005331</text:p>
          </table:table-cell>
          <table:table-cell office:value-type="float" office:value="-0.0117399999872" calcext:value-type="float">
            <text:p>-0.0117399999872</text:p>
          </table:table-cell>
          <table:table-cell table:style-name="Default" office:value-type="float" office:value="0.000230000005104" calcext:value-type="float">
            <text:p>0.000230000005104</text:p>
          </table:table-cell>
          <table:table-cell table:style-name="Default"/>
          <table:table-cell office:value-type="float" office:value="-1.24435436726" calcext:value-type="float">
            <text:p>-1.24435436726</text:p>
          </table:table-cell>
          <table:table-cell office:value-type="float" office:value="-0.585467875004" calcext:value-type="float">
            <text:p>-0.585467875004</text:p>
          </table:table-cell>
          <table:table-cell office:value-type="float" office:value="-0.866496086121" calcext:value-type="float">
            <text:p>-0.866496086121</text:p>
          </table:table-cell>
          <table:table-cell/>
          <table:table-cell office:value-type="float" office:value="-0.0648500025272" calcext:value-type="float">
            <text:p>-0.0648500025272</text:p>
          </table:table-cell>
          <table:table-cell/>
          <table:table-cell office:value-type="float" office:value="8.29872894287" calcext:value-type="float">
            <text:p>8.29872894287</text:p>
          </table:table-cell>
        </table:table-row>
        <table:table-row table:style-name="ro1">
          <table:table-cell office:value-type="float" office:value="1.59195490692526E+018" calcext:value-type="float">
            <text:p>1.59195490692526E+018</text:p>
          </table:table-cell>
          <table:table-cell table:formula="of:=([.A341]-1.59195488716323E+018)*0.000000001" office:value-type="float" office:value="19.76203008" calcext:value-type="float">
            <text:p>19.76203008</text:p>
          </table:table-cell>
          <table:table-cell/>
          <table:table-cell office:value-type="float" office:value="0.0146000003442" calcext:value-type="float">
            <text:p>0.0146000003442</text:p>
          </table:table-cell>
          <table:table-cell office:value-type="float" office:value="-0.00990999955684" calcext:value-type="float">
            <text:p>-0.00990999955684</text:p>
          </table:table-cell>
          <table:table-cell office:value-type="float" office:value="-0.0106899999082" calcext:value-type="float">
            <text:p>-0.0106899999082</text:p>
          </table:table-cell>
          <table:table-cell table:style-name="Default" office:value-type="float" office:value="0.000199999994948" calcext:value-type="float">
            <text:p>0.000199999994948</text:p>
          </table:table-cell>
          <table:table-cell table:style-name="Default"/>
          <table:table-cell office:value-type="float" office:value="-1.24709582329" calcext:value-type="float">
            <text:p>-1.24709582329</text:p>
          </table:table-cell>
          <table:table-cell office:value-type="float" office:value="-0.583885610104" calcext:value-type="float">
            <text:p>-0.583885610104</text:p>
          </table:table-cell>
          <table:table-cell office:value-type="float" office:value="-0.866538763046" calcext:value-type="float">
            <text:p>-0.866538763046</text:p>
          </table:table-cell>
          <table:table-cell/>
          <table:table-cell office:value-type="float" office:value="-0.0651900023222" calcext:value-type="float">
            <text:p>-0.0651900023222</text:p>
          </table:table-cell>
          <table:table-cell/>
          <table:table-cell office:value-type="float" office:value="8.29688739777" calcext:value-type="float">
            <text:p>8.29688739777</text:p>
          </table:table-cell>
        </table:table-row>
        <table:table-row table:style-name="ro1">
          <table:table-cell office:value-type="float" office:value="1.59195490697724E+018" calcext:value-type="float">
            <text:p>1.59195490697724E+018</text:p>
          </table:table-cell>
          <table:table-cell table:formula="of:=([.A342]-1.59195488716323E+018)*0.000000001" office:value-type="float" office:value="19.814009856" calcext:value-type="float">
            <text:p>19.814009856</text:p>
          </table:table-cell>
          <table:table-cell/>
          <table:table-cell office:value-type="float" office:value="0.033100001514" calcext:value-type="float">
            <text:p>0.033100001514</text:p>
          </table:table-cell>
          <table:table-cell office:value-type="float" office:value="-0.0305199995637" calcext:value-type="float">
            <text:p>-0.0305199995637</text:p>
          </table:table-cell>
          <table:table-cell office:value-type="float" office:value="-0.0128600001335" calcext:value-type="float">
            <text:p>-0.0128600001335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-1.25067520142" calcext:value-type="float">
            <text:p>-1.25067520142</text:p>
          </table:table-cell>
          <table:table-cell office:value-type="float" office:value="-0.584331572056" calcext:value-type="float">
            <text:p>-0.584331572056</text:p>
          </table:table-cell>
          <table:table-cell office:value-type="float" office:value="-0.86657756567" calcext:value-type="float">
            <text:p>-0.86657756567</text:p>
          </table:table-cell>
          <table:table-cell/>
          <table:table-cell office:value-type="float" office:value="-0.0471699982882" calcext:value-type="float">
            <text:p>-0.0471699982882</text:p>
          </table:table-cell>
          <table:table-cell/>
          <table:table-cell office:value-type="float" office:value="8.39449596405" calcext:value-type="float">
            <text:p>8.39449596405</text:p>
          </table:table-cell>
        </table:table-row>
        <table:table-row table:style-name="ro1">
          <table:table-cell office:value-type="float" office:value="1.59195490702882E+018" calcext:value-type="float">
            <text:p>1.59195490702882E+018</text:p>
          </table:table-cell>
          <table:table-cell table:formula="of:=([.A343]-1.59195488716323E+018)*0.000000001" office:value-type="float" office:value="19.865590016" calcext:value-type="float">
            <text:p>19.865590016</text:p>
          </table:table-cell>
          <table:table-cell/>
          <table:table-cell office:value-type="float" office:value="0.0427000001073" calcext:value-type="float">
            <text:p>0.0427000001073</text:p>
          </table:table-cell>
          <table:table-cell office:value-type="float" office:value="-0.0426299981773" calcext:value-type="float">
            <text:p>-0.0426299981773</text:p>
          </table:table-cell>
          <table:table-cell office:value-type="float" office:value="-0.00221999990754" calcext:value-type="float">
            <text:p>-0.00221999990754</text:p>
          </table:table-cell>
          <table:table-cell table:style-name="Default" office:value-type="float" office:value="-0.000110000000859" calcext:value-type="float">
            <text:p>-0.000110000000859</text:p>
          </table:table-cell>
          <table:table-cell table:style-name="Default"/>
          <table:table-cell office:value-type="float" office:value="-1.25397968292" calcext:value-type="float">
            <text:p>-1.25397968292</text:p>
          </table:table-cell>
          <table:table-cell office:value-type="float" office:value="-0.581997692585" calcext:value-type="float">
            <text:p>-0.581997692585</text:p>
          </table:table-cell>
          <table:table-cell office:value-type="float" office:value="-0.866578757763" calcext:value-type="float">
            <text:p>-0.866578757763</text:p>
          </table:table-cell>
          <table:table-cell/>
          <table:table-cell office:value-type="float" office:value="-0.0320100001991" calcext:value-type="float">
            <text:p>-0.0320100001991</text:p>
          </table:table-cell>
          <table:table-cell/>
          <table:table-cell office:value-type="float" office:value="8.47661209106" calcext:value-type="float">
            <text:p>8.47661209106</text:p>
          </table:table-cell>
        </table:table-row>
        <table:table-row table:style-name="ro1">
          <table:table-cell office:value-type="float" office:value="1.59195490708041E+018" calcext:value-type="float">
            <text:p>1.59195490708041E+018</text:p>
          </table:table-cell>
          <table:table-cell table:formula="of:=([.A344]-1.59195488716323E+018)*0.000000001" office:value-type="float" office:value="19.91718016" calcext:value-type="float">
            <text:p>19.91718016</text:p>
          </table:table-cell>
          <table:table-cell/>
          <table:table-cell office:value-type="float" office:value="0.0507999993861" calcext:value-type="float">
            <text:p>0.0507999993861</text:p>
          </table:table-cell>
          <table:table-cell office:value-type="float" office:value="-0.0495700016618" calcext:value-type="float">
            <text:p>-0.0495700016618</text:p>
          </table:table-cell>
          <table:table-cell office:value-type="float" office:value="0.0109599996358" calcext:value-type="float">
            <text:p>0.0109599996358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-1.25649952888" calcext:value-type="float">
            <text:p>-1.25649952888</text:p>
          </table:table-cell>
          <table:table-cell office:value-type="float" office:value="-0.579010903835" calcext:value-type="float">
            <text:p>-0.579010903835</text:p>
          </table:table-cell>
          <table:table-cell office:value-type="float" office:value="-0.866567134857" calcext:value-type="float">
            <text:p>-0.866567134857</text:p>
          </table:table-cell>
          <table:table-cell/>
          <table:table-cell office:value-type="float" office:value="-0.00960000045598" calcext:value-type="float">
            <text:p>-0.00960000045598</text:p>
          </table:table-cell>
          <table:table-cell/>
          <table:table-cell office:value-type="float" office:value="8.59799957275" calcext:value-type="float">
            <text:p>8.59799957275</text:p>
          </table:table-cell>
        </table:table-row>
        <table:table-row table:style-name="ro1">
          <table:table-cell office:value-type="float" office:value="1.59195490713198E+018" calcext:value-type="float">
            <text:p>1.59195490713198E+018</text:p>
          </table:table-cell>
          <table:table-cell table:formula="of:=([.A345]-1.59195488716323E+018)*0.000000001" office:value-type="float" office:value="19.96875008" calcext:value-type="float">
            <text:p>19.96875008</text:p>
          </table:table-cell>
          <table:table-cell/>
          <table:table-cell office:value-type="float" office:value="0.0584000013769" calcext:value-type="float">
            <text:p>0.0584000013769</text:p>
          </table:table-cell>
          <table:table-cell office:value-type="float" office:value="-0.0528800003231" calcext:value-type="float">
            <text:p>-0.0528800003231</text:p>
          </table:table-cell>
          <table:table-cell office:value-type="float" office:value="0.0248900000006" calcext:value-type="float">
            <text:p>0.0248900000006</text:p>
          </table:table-cell>
          <table:table-cell table:style-name="Default" office:value-type="float" office:value="-0.000250000011874" calcext:value-type="float">
            <text:p>-0.000250000011874</text:p>
          </table:table-cell>
          <table:table-cell table:style-name="Default"/>
          <table:table-cell office:value-type="float" office:value="-1.25817859173" calcext:value-type="float">
            <text:p>-1.25817859173</text:p>
          </table:table-cell>
          <table:table-cell office:value-type="float" office:value="-0.5755828619" calcext:value-type="float">
            <text:p>-0.5755828619</text:p>
          </table:table-cell>
          <table:table-cell office:value-type="float" office:value="-0.86665391922" calcext:value-type="float">
            <text:p>-0.86665391922</text:p>
          </table:table-cell>
          <table:table-cell/>
          <table:table-cell office:value-type="float" office:value="0.00903999991715" calcext:value-type="float">
            <text:p>0.0090399999171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718719E+018" calcext:value-type="float">
            <text:p>1.59195490718719E+018</text:p>
          </table:table-cell>
          <table:table-cell table:formula="of:=([.A346]-1.59195488716323E+018)*0.000000001" office:value-type="float" office:value="20.023960064" calcext:value-type="float">
            <text:p>20.023960064</text:p>
          </table:table-cell>
          <table:table-cell/>
          <table:table-cell office:value-type="float" office:value="0.0588000006974" calcext:value-type="float">
            <text:p>0.0588000006974</text:p>
          </table:table-cell>
          <table:table-cell office:value-type="float" office:value="-0.05026999861" calcext:value-type="float">
            <text:p>-0.05026999861</text:p>
          </table:table-cell>
          <table:table-cell office:value-type="float" office:value="0.0305700004101" calcext:value-type="float">
            <text:p>0.0305700004101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-1.25848722458" calcext:value-type="float">
            <text:p>-1.25848722458</text:p>
          </table:table-cell>
          <table:table-cell office:value-type="float" office:value="-0.574152886868" calcext:value-type="float">
            <text:p>-0.574152886868</text:p>
          </table:table-cell>
          <table:table-cell office:value-type="float" office:value="-0.866571009159" calcext:value-type="float">
            <text:p>-0.866571009159</text:p>
          </table:table-cell>
          <table:table-cell/>
          <table:table-cell office:value-type="float" office:value="0.0141399996355" calcext:value-type="float">
            <text:p>0.014139999635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723964E+018" calcext:value-type="float">
            <text:p>1.59195490723964E+018</text:p>
          </table:table-cell>
          <table:table-cell table:formula="of:=([.A347]-1.59195488716323E+018)*0.000000001" office:value-type="float" office:value="20.076410112" calcext:value-type="float">
            <text:p>20.076410112</text:p>
          </table:table-cell>
          <table:table-cell/>
          <table:table-cell office:value-type="float" office:value="0.0529000014067" calcext:value-type="float">
            <text:p>0.0529000014067</text:p>
          </table:table-cell>
          <table:table-cell office:value-type="float" office:value="-0.0426600016654" calcext:value-type="float">
            <text:p>-0.0426600016654</text:p>
          </table:table-cell>
          <table:table-cell office:value-type="float" office:value="0.0312399994582" calcext:value-type="float">
            <text:p>0.0312399994582</text:p>
          </table:table-cell>
          <table:table-cell table:style-name="Default" office:value-type="float" office:value="-0.000199999994948" calcext:value-type="float">
            <text:p>-0.000199999994948</text:p>
          </table:table-cell>
          <table:table-cell table:style-name="Default"/>
          <table:table-cell office:value-type="float" office:value="-1.25757777691" calcext:value-type="float">
            <text:p>-1.25757777691</text:p>
          </table:table-cell>
          <table:table-cell office:value-type="float" office:value="-0.574097394943" calcext:value-type="float">
            <text:p>-0.574097394943</text:p>
          </table:table-cell>
          <table:table-cell office:value-type="float" office:value="-0.866667747498" calcext:value-type="float">
            <text:p>-0.866667747498</text:p>
          </table:table-cell>
          <table:table-cell/>
          <table:table-cell office:value-type="float" office:value="0.0162199996412" calcext:value-type="float">
            <text:p>0.0162199996412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729115E+018" calcext:value-type="float">
            <text:p>1.59195490729115E+018</text:p>
          </table:table-cell>
          <table:table-cell table:formula="of:=([.A348]-1.59195488716323E+018)*0.000000001" office:value-type="float" office:value="20.127920128" calcext:value-type="float">
            <text:p>20.127920128</text:p>
          </table:table-cell>
          <table:table-cell/>
          <table:table-cell office:value-type="float" office:value="0.0416000001132" calcext:value-type="float">
            <text:p>0.0416000001132</text:p>
          </table:table-cell>
          <table:table-cell office:value-type="float" office:value="-0.0304899998009" calcext:value-type="float">
            <text:p>-0.0304899998009</text:p>
          </table:table-cell>
          <table:table-cell office:value-type="float" office:value="0.028370000422" calcext:value-type="float">
            <text:p>0.028370000422</text:p>
          </table:table-cell>
          <table:table-cell table:style-name="Default" office:value-type="float" office:value="0.000190000006114" calcext:value-type="float">
            <text:p>0.000190000006114</text:p>
          </table:table-cell>
          <table:table-cell table:style-name="Default"/>
          <table:table-cell office:value-type="float" office:value="-1.25509977341" calcext:value-type="float">
            <text:p>-1.25509977341</text:p>
          </table:table-cell>
          <table:table-cell office:value-type="float" office:value="-0.575679659843" calcext:value-type="float">
            <text:p>-0.575679659843</text:p>
          </table:table-cell>
          <table:table-cell office:value-type="float" office:value="-0.866546928883" calcext:value-type="float">
            <text:p>-0.866546928883</text:p>
          </table:table-cell>
          <table:table-cell/>
          <table:table-cell office:value-type="float" office:value="0.0156599991024" calcext:value-type="float">
            <text:p>0.015659999102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734359E+018" calcext:value-type="float">
            <text:p>1.59195490734359E+018</text:p>
          </table:table-cell>
          <table:table-cell table:formula="of:=([.A349]-1.59195488716323E+018)*0.000000001" office:value-type="float" office:value="20.180359936" calcext:value-type="float">
            <text:p>20.180359936</text:p>
          </table:table-cell>
          <table:table-cell/>
          <table:table-cell office:value-type="float" office:value="0.0272000003606" calcext:value-type="float">
            <text:p>0.0272000003606</text:p>
          </table:table-cell>
          <table:table-cell office:value-type="float" office:value="-0.0177100002766" calcext:value-type="float">
            <text:p>-0.0177100002766</text:p>
          </table:table-cell>
          <table:table-cell office:value-type="float" office:value="0.0206899996847" calcext:value-type="float">
            <text:p>0.0206899996847</text:p>
          </table:table-cell>
          <table:table-cell table:style-name="Default" office:value-type="float" office:value="0.000479999987874" calcext:value-type="float">
            <text:p>0.000479999987874</text:p>
          </table:table-cell>
          <table:table-cell table:style-name="Default"/>
          <table:table-cell office:value-type="float" office:value="-1.25158774853" calcext:value-type="float">
            <text:p>-1.25158774853</text:p>
          </table:table-cell>
          <table:table-cell office:value-type="float" office:value="-0.577825903893" calcext:value-type="float">
            <text:p>-0.577825903893</text:p>
          </table:table-cell>
          <table:table-cell office:value-type="float" office:value="-0.866517364979" calcext:value-type="float">
            <text:p>-0.866517364979</text:p>
          </table:table-cell>
          <table:table-cell/>
          <table:table-cell office:value-type="float" office:value="0.0108899995685" calcext:value-type="float">
            <text:p>0.010889999568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739589E+018" calcext:value-type="float">
            <text:p>1.59195490739589E+018</text:p>
          </table:table-cell>
          <table:table-cell table:formula="of:=([.A350]-1.59195488716323E+018)*0.000000001" office:value-type="float" office:value="20.232659968" calcext:value-type="float">
            <text:p>20.232659968</text:p>
          </table:table-cell>
          <table:table-cell/>
          <table:table-cell office:value-type="float" office:value="0.0122999995947" calcext:value-type="float">
            <text:p>0.0122999995947</text:p>
          </table:table-cell>
          <table:table-cell office:value-type="float" office:value="-0.00667000003159" calcext:value-type="float">
            <text:p>-0.00667000003159</text:p>
          </table:table-cell>
          <table:table-cell office:value-type="float" office:value="0.0103599997237" calcext:value-type="float">
            <text:p>0.0103599997237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-1.24784457684" calcext:value-type="float">
            <text:p>-1.24784457684</text:p>
          </table:table-cell>
          <table:table-cell office:value-type="float" office:value="-0.580046355724" calcext:value-type="float">
            <text:p>-0.580046355724</text:p>
          </table:table-cell>
          <table:table-cell office:value-type="float" office:value="-0.866530537605" calcext:value-type="float">
            <text:p>-0.866530537605</text:p>
          </table:table-cell>
          <table:table-cell/>
          <table:table-cell office:value-type="float" office:value="0.000959999975748" calcext:value-type="float">
            <text:p>0.00095999997574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744974E+018" calcext:value-type="float">
            <text:p>1.59195490744974E+018</text:p>
          </table:table-cell>
          <table:table-cell table:formula="of:=([.A351]-1.59195488716323E+018)*0.000000001" office:value-type="float" office:value="20.28651008" calcext:value-type="float">
            <text:p>20.28651008</text:p>
          </table:table-cell>
          <table:table-cell/>
          <table:table-cell office:value-type="float" office:value="0.00659999996424" calcext:value-type="float">
            <text:p>0.00659999996424</text:p>
          </table:table-cell>
          <table:table-cell office:value-type="float" office:value="0.00576000008732" calcext:value-type="float">
            <text:p>0.00576000008732</text:p>
          </table:table-cell>
          <table:table-cell office:value-type="float" office:value="0.00319999991916" calcext:value-type="float">
            <text:p>0.00319999991916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-1.24407231808" calcext:value-type="float">
            <text:p>-1.24407231808</text:p>
          </table:table-cell>
          <table:table-cell office:value-type="float" office:value="-0.582209467888" calcext:value-type="float">
            <text:p>-0.582209467888</text:p>
          </table:table-cell>
          <table:table-cell office:value-type="float" office:value="-0.866554737091" calcext:value-type="float">
            <text:p>-0.866554737091</text:p>
          </table:table-cell>
          <table:table-cell/>
          <table:table-cell office:value-type="float" office:value="-0.0152500001714" calcext:value-type="float">
            <text:p>-0.0152500001714</text:p>
          </table:table-cell>
          <table:table-cell/>
          <table:table-cell office:value-type="float" office:value="8.56739616394" calcext:value-type="float">
            <text:p>8.56739616394</text:p>
          </table:table-cell>
        </table:table-row>
        <table:table-row table:style-name="ro1">
          <table:table-cell office:value-type="float" office:value="1.59195490750278E+018" calcext:value-type="float">
            <text:p>1.59195490750278E+018</text:p>
          </table:table-cell>
          <table:table-cell table:formula="of:=([.A352]-1.59195488716323E+018)*0.000000001" office:value-type="float" office:value="20.339549952" calcext:value-type="float">
            <text:p>20.339549952</text:p>
          </table:table-cell>
          <table:table-cell/>
          <table:table-cell office:value-type="float" office:value="0.0196000002325" calcext:value-type="float">
            <text:p>0.0196000002325</text:p>
          </table:table-cell>
          <table:table-cell office:value-type="float" office:value="0.0195799991488" calcext:value-type="float">
            <text:p>0.0195799991488</text:p>
          </table:table-cell>
          <table:table-cell table:style-name="ce1" office:value-type="float" office:value="-0.0000700000018696" calcext:value-type="float">
            <text:p>-7.00E-05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-1.24038660526" calcext:value-type="float">
            <text:p>-1.24038660526</text:p>
          </table:table-cell>
          <table:table-cell office:value-type="float" office:value="-0.584365963936" calcext:value-type="float">
            <text:p>-0.584365963936</text:p>
          </table:table-cell>
          <table:table-cell office:value-type="float" office:value="-0.866537690163" calcext:value-type="float">
            <text:p>-0.866537690163</text:p>
          </table:table-cell>
          <table:table-cell/>
          <table:table-cell office:value-type="float" office:value="-0.0256900005043" calcext:value-type="float">
            <text:p>-0.0256900005043</text:p>
          </table:table-cell>
          <table:table-cell/>
          <table:table-cell office:value-type="float" office:value="8.510846138" calcext:value-type="float">
            <text:p>8.510846138</text:p>
          </table:table-cell>
        </table:table-row>
        <table:table-row table:style-name="ro1">
          <table:table-cell office:value-type="float" office:value="1.59195490755525E+018" calcext:value-type="float">
            <text:p>1.59195490755525E+018</text:p>
          </table:table-cell>
          <table:table-cell table:formula="of:=([.A353]-1.59195488716323E+018)*0.000000001" office:value-type="float" office:value="20.392019968" calcext:value-type="float">
            <text:p>20.392019968</text:p>
          </table:table-cell>
          <table:table-cell/>
          <table:table-cell office:value-type="float" office:value="0.0340999998152" calcext:value-type="float">
            <text:p>0.0340999998152</text:p>
          </table:table-cell>
          <table:table-cell office:value-type="float" office:value="0.0329600013793" calcext:value-type="float">
            <text:p>0.0329600013793</text:p>
          </table:table-cell>
          <table:table-cell office:value-type="float" office:value="-0.00860999990255" calcext:value-type="float">
            <text:p>-0.00860999990255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-1.23663055897" calcext:value-type="float">
            <text:p>-1.23663055897</text:p>
          </table:table-cell>
          <table:table-cell office:value-type="float" office:value="-0.586532056332" calcext:value-type="float">
            <text:p>-0.586532056332</text:p>
          </table:table-cell>
          <table:table-cell office:value-type="float" office:value="-0.866537928581" calcext:value-type="float">
            <text:p>-0.866537928581</text:p>
          </table:table-cell>
          <table:table-cell/>
          <table:table-cell office:value-type="float" office:value="-0.0163400005549" calcext:value-type="float">
            <text:p>-0.0163400005549</text:p>
          </table:table-cell>
          <table:table-cell/>
          <table:table-cell office:value-type="float" office:value="8.56149196625" calcext:value-type="float">
            <text:p>8.56149196625</text:p>
          </table:table-cell>
        </table:table-row>
        <table:table-row table:style-name="ro1">
          <table:table-cell office:value-type="float" office:value="1.5919549076073E+018" calcext:value-type="float">
            <text:p>1.5919549076073E+018</text:p>
          </table:table-cell>
          <table:table-cell table:formula="of:=([.A354]-1.59195488716323E+018)*0.000000001" office:value-type="float" office:value="20.444069888" calcext:value-type="float">
            <text:p>20.444069888</text:p>
          </table:table-cell>
          <table:table-cell/>
          <table:table-cell office:value-type="float" office:value="0.047800000757" calcext:value-type="float">
            <text:p>0.047800000757</text:p>
          </table:table-cell>
          <table:table-cell office:value-type="float" office:value="0.0442500002682" calcext:value-type="float">
            <text:p>0.0442500002682</text:p>
          </table:table-cell>
          <table:table-cell office:value-type="float" office:value="-0.0181699991226" calcext:value-type="float">
            <text:p>-0.0181699991226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-1.23318576813" calcext:value-type="float">
            <text:p>-1.23318576813</text:p>
          </table:table-cell>
          <table:table-cell office:value-type="float" office:value="-0.588582038879" calcext:value-type="float">
            <text:p>-0.588582038879</text:p>
          </table:table-cell>
          <table:table-cell office:value-type="float" office:value="-0.866537630558" calcext:value-type="float">
            <text:p>-0.866537630558</text:p>
          </table:table-cell>
          <table:table-cell/>
          <table:table-cell office:value-type="float" office:value="-0.00569000001997" calcext:value-type="float">
            <text:p>-0.00569000001997</text:p>
          </table:table-cell>
          <table:table-cell/>
          <table:table-cell office:value-type="float" office:value="8.61917877197" calcext:value-type="float">
            <text:p>8.61917877197</text:p>
          </table:table-cell>
        </table:table-row>
        <table:table-row table:style-name="ro1">
          <table:table-cell office:value-type="float" office:value="1.59195490765897E+018" calcext:value-type="float">
            <text:p>1.59195490765897E+018</text:p>
          </table:table-cell>
          <table:table-cell table:formula="of:=([.A355]-1.59195488716323E+018)*0.000000001" office:value-type="float" office:value="20.49574016" calcext:value-type="float">
            <text:p>20.49574016</text:p>
          </table:table-cell>
          <table:table-cell/>
          <table:table-cell office:value-type="float" office:value="0.0584000013769" calcext:value-type="float">
            <text:p>0.0584000013769</text:p>
          </table:table-cell>
          <table:table-cell office:value-type="float" office:value="0.051550000906" calcext:value-type="float">
            <text:p>0.051550000906</text:p>
          </table:table-cell>
          <table:table-cell office:value-type="float" office:value="-0.0273499991745" calcext:value-type="float">
            <text:p>-0.0273499991745</text:p>
          </table:table-cell>
          <table:table-cell table:style-name="Default" office:value-type="float" office:value="0.000330000009853" calcext:value-type="float">
            <text:p>0.000330000009853</text:p>
          </table:table-cell>
          <table:table-cell table:style-name="Default"/>
          <table:table-cell office:value-type="float" office:value="-1.23101019859" calcext:value-type="float">
            <text:p>-1.23101019859</text:p>
          </table:table-cell>
          <table:table-cell office:value-type="float" office:value="-0.589998364449" calcext:value-type="float">
            <text:p>-0.589998364449</text:p>
          </table:table-cell>
          <table:table-cell office:value-type="float" office:value="-0.866477429867" calcext:value-type="float">
            <text:p>-0.8664774298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776137E+018" calcext:value-type="float">
            <text:p>1.59195490776137E+018</text:p>
          </table:table-cell>
          <table:table-cell table:formula="of:=([.A356]-1.59195488716323E+018)*0.000000001" office:value-type="float" office:value="20.598139904" calcext:value-type="float">
            <text:p>20.598139904</text:p>
          </table:table-cell>
          <table:table-cell/>
          <table:table-cell office:value-type="float" office:value="0.0564999990165" calcext:value-type="float">
            <text:p>0.0564999990165</text:p>
          </table:table-cell>
          <table:table-cell office:value-type="float" office:value="0.0492100007832" calcext:value-type="float">
            <text:p>0.0492100007832</text:p>
          </table:table-cell>
          <table:table-cell office:value-type="float" office:value="-0.027820000425" calcext:value-type="float">
            <text:p>-0.027820000425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-1.23023056984" calcext:value-type="float">
            <text:p>-1.23023056984</text:p>
          </table:table-cell>
          <table:table-cell office:value-type="float" office:value="-0.590127110481" calcext:value-type="float">
            <text:p>-0.590127110481</text:p>
          </table:table-cell>
          <table:table-cell office:value-type="float" office:value="-0.866529941559" calcext:value-type="float">
            <text:p>-0.866529941559</text:p>
          </table:table-cell>
          <table:table-cell/>
          <table:table-cell office:value-type="float" office:value="-0.00400999980047" calcext:value-type="float">
            <text:p>-0.00400999980047</text:p>
          </table:table-cell>
          <table:table-cell/>
          <table:table-cell office:value-type="float" office:value="8.6282787323" calcext:value-type="float">
            <text:p>8.6282787323</text:p>
          </table:table-cell>
        </table:table-row>
        <table:table-row table:style-name="ro1">
          <table:table-cell office:value-type="float" office:value="1.59195490781356E+018" calcext:value-type="float">
            <text:p>1.59195490781356E+018</text:p>
          </table:table-cell>
          <table:table-cell table:formula="of:=([.A357]-1.59195488716323E+018)*0.000000001" office:value-type="float" office:value="20.650330112" calcext:value-type="float">
            <text:p>20.650330112</text:p>
          </table:table-cell>
          <table:table-cell/>
          <table:table-cell office:value-type="float" office:value="0.054699998349" calcext:value-type="float">
            <text:p>0.054699998349</text:p>
          </table:table-cell>
          <table:table-cell office:value-type="float" office:value="0.0470900014043" calcext:value-type="float">
            <text:p>0.0470900014043</text:p>
          </table:table-cell>
          <table:table-cell office:value-type="float" office:value="-0.0278900004923" calcext:value-type="float">
            <text:p>-0.0278900004923</text:p>
          </table:table-cell>
          <table:table-cell table:style-name="Default" office:value-type="float" office:value="0.000230000005104" calcext:value-type="float">
            <text:p>0.000230000005104</text:p>
          </table:table-cell>
          <table:table-cell table:style-name="Default"/>
          <table:table-cell office:value-type="float" office:value="-1.23055410385" calcext:value-type="float">
            <text:p>-1.23055410385</text:p>
          </table:table-cell>
          <table:table-cell office:value-type="float" office:value="-0.590105950832" calcext:value-type="float">
            <text:p>-0.590105950832</text:p>
          </table:table-cell>
          <table:table-cell office:value-type="float" office:value="-0.866537570953" calcext:value-type="float">
            <text:p>-0.866537570953</text:p>
          </table:table-cell>
          <table:table-cell/>
          <table:table-cell office:value-type="float" office:value="0.00313999992795" calcext:value-type="float">
            <text:p>0.0031399999279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786598E+018" calcext:value-type="float">
            <text:p>1.59195490786598E+018</text:p>
          </table:table-cell>
          <table:table-cell table:formula="of:=([.A358]-1.59195488716323E+018)*0.000000001" office:value-type="float" office:value="20.702750208" calcext:value-type="float">
            <text:p>20.702750208</text:p>
          </table:table-cell>
          <table:table-cell/>
          <table:table-cell office:value-type="float" office:value="0.0493000000715" calcext:value-type="float">
            <text:p>0.0493000000715</text:p>
          </table:table-cell>
          <table:table-cell office:value-type="float" office:value="0.0423699989915" calcext:value-type="float">
            <text:p>0.0423699989915</text:p>
          </table:table-cell>
          <table:table-cell office:value-type="float" office:value="-0.0252400003374" calcext:value-type="float">
            <text:p>-0.0252400003374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23074245453" calcext:value-type="float">
            <text:p>-1.23074245453</text:p>
          </table:table-cell>
          <table:table-cell office:value-type="float" office:value="-0.590189993382" calcext:value-type="float">
            <text:p>-0.590189993382</text:p>
          </table:table-cell>
          <table:table-cell office:value-type="float" office:value="-0.866539239883" calcext:value-type="float">
            <text:p>-0.866539239883</text:p>
          </table:table-cell>
          <table:table-cell/>
          <table:table-cell office:value-type="float" office:value="0.0133999995887" calcext:value-type="float">
            <text:p>0.0133999995887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791863E+018" calcext:value-type="float">
            <text:p>1.59195490791863E+018</text:p>
          </table:table-cell>
          <table:table-cell table:formula="of:=([.A359]-1.59195488716323E+018)*0.000000001" office:value-type="float" office:value="20.755399936" calcext:value-type="float">
            <text:p>20.755399936</text:p>
          </table:table-cell>
          <table:table-cell/>
          <table:table-cell office:value-type="float" office:value="0.0441000014544" calcext:value-type="float">
            <text:p>0.0441000014544</text:p>
          </table:table-cell>
          <table:table-cell office:value-type="float" office:value="0.0365899987519" calcext:value-type="float">
            <text:p>0.0365899987519</text:p>
          </table:table-cell>
          <table:table-cell office:value-type="float" office:value="-0.0246099997312" calcext:value-type="float">
            <text:p>-0.0246099997312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table:style-name="Default"/>
          <table:table-cell office:value-type="float" office:value="-1.23054802418" calcext:value-type="float">
            <text:p>-1.23054802418</text:p>
          </table:table-cell>
          <table:table-cell office:value-type="float" office:value="-0.591974794865" calcext:value-type="float">
            <text:p>-0.591974794865</text:p>
          </table:table-cell>
          <table:table-cell office:value-type="float" office:value="-0.866454005241" calcext:value-type="float">
            <text:p>-0.866454005241</text:p>
          </table:table-cell>
          <table:table-cell/>
          <table:table-cell office:value-type="float" office:value="0.0293899998069" calcext:value-type="float">
            <text:p>0.0293899998069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797044E+018" calcext:value-type="float">
            <text:p>1.59195490797044E+018</text:p>
          </table:table-cell>
          <table:table-cell table:formula="of:=([.A360]-1.59195488716323E+018)*0.000000001" office:value-type="float" office:value="20.807209984" calcext:value-type="float">
            <text:p>20.807209984</text:p>
          </table:table-cell>
          <table:table-cell/>
          <table:table-cell office:value-type="float" office:value="0.0384000018239" calcext:value-type="float">
            <text:p>0.0384000018239</text:p>
          </table:table-cell>
          <table:table-cell office:value-type="float" office:value="0.0279900003225" calcext:value-type="float">
            <text:p>0.0279900003225</text:p>
          </table:table-cell>
          <table:table-cell office:value-type="float" office:value="-0.026289999485" calcext:value-type="float">
            <text:p>-0.026289999485</text:p>
          </table:table-cell>
          <table:table-cell office:value-type="float" office:value="0.0000999999974738" calcext:value-type="float">
            <text:p>1.00E-04</text:p>
          </table:table-cell>
          <table:table-cell/>
          <table:table-cell office:value-type="float" office:value="-1.23176229" calcext:value-type="float">
            <text:p>-1.23176229</text:p>
          </table:table-cell>
          <table:table-cell office:value-type="float" office:value="-0.595149576664" calcext:value-type="float">
            <text:p>-0.595149576664</text:p>
          </table:table-cell>
          <table:table-cell office:value-type="float" office:value="-0.866475582123" calcext:value-type="float">
            <text:p>-0.866475582123</text:p>
          </table:table-cell>
          <table:table-cell/>
          <table:table-cell office:value-type="float" office:value="0.0454300008714" calcext:value-type="float">
            <text:p>0.045430000871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802192E+018" calcext:value-type="float">
            <text:p>1.59195490802192E+018</text:p>
          </table:table-cell>
          <table:table-cell table:formula="of:=([.A361]-1.59195488716323E+018)*0.000000001" office:value-type="float" office:value="20.858690048" calcext:value-type="float">
            <text:p>20.858690048</text:p>
          </table:table-cell>
          <table:table-cell/>
          <table:table-cell office:value-type="float" office:value="0.028599999845" calcext:value-type="float">
            <text:p>0.028599999845</text:p>
          </table:table-cell>
          <table:table-cell office:value-type="float" office:value="0.0151300001889" calcext:value-type="float">
            <text:p>0.0151300001889</text:p>
          </table:table-cell>
          <table:table-cell office:value-type="float" office:value="-0.024280000478" calcext:value-type="float">
            <text:p>-0.0242800004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23541772366" calcext:value-type="float">
            <text:p>-1.23541772366</text:p>
          </table:table-cell>
          <table:table-cell office:value-type="float" office:value="-0.596104562283" calcext:value-type="float">
            <text:p>-0.596104562283</text:p>
          </table:table-cell>
          <table:table-cell office:value-type="float" office:value="-0.866554379463" calcext:value-type="float">
            <text:p>-0.866554379463</text:p>
          </table:table-cell>
          <table:table-cell/>
          <table:table-cell office:value-type="float" office:value="0.038449998945" calcext:value-type="float">
            <text:p>0.03844999894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807345E+018" calcext:value-type="float">
            <text:p>1.59195490807345E+018</text:p>
          </table:table-cell>
          <table:table-cell table:formula="of:=([.A362]-1.59195488716323E+018)*0.000000001" office:value-type="float" office:value="20.910220032" calcext:value-type="float">
            <text:p>20.910220032</text:p>
          </table:table-cell>
          <table:table-cell/>
          <table:table-cell office:value-type="float" office:value="0.0207000002265" calcext:value-type="float">
            <text:p>0.0207000002265</text:p>
          </table:table-cell>
          <table:table-cell office:value-type="float" office:value="0.00161999999546" calcext:value-type="float">
            <text:p>0.00161999999546</text:p>
          </table:table-cell>
          <table:table-cell office:value-type="float" office:value="-0.020640000701" calcext:value-type="float">
            <text:p>-0.020640000701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-1.23946416378" calcext:value-type="float">
            <text:p>-1.23946416378</text:p>
          </table:table-cell>
          <table:table-cell office:value-type="float" office:value="-0.59614521265" calcext:value-type="float">
            <text:p>-0.59614521265</text:p>
          </table:table-cell>
          <table:table-cell office:value-type="float" office:value="-0.866586625576" calcext:value-type="float">
            <text:p>-0.866586625576</text:p>
          </table:table-cell>
          <table:table-cell/>
          <table:table-cell office:value-type="float" office:value="0.00193000002764" calcext:value-type="float">
            <text:p>0.0019300000276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812528E+018" calcext:value-type="float">
            <text:p>1.59195490812528E+018</text:p>
          </table:table-cell>
          <table:table-cell table:formula="of:=([.A363]-1.59195488716323E+018)*0.000000001" office:value-type="float" office:value="20.962050048" calcext:value-type="float">
            <text:p>20.962050048</text:p>
          </table:table-cell>
          <table:table-cell/>
          <table:table-cell office:value-type="float" office:value="0.0209999997169" calcext:value-type="float">
            <text:p>0.0209999997169</text:p>
          </table:table-cell>
          <table:table-cell office:value-type="float" office:value="-0.0125000001863" calcext:value-type="float">
            <text:p>-0.0125000001863</text:p>
          </table:table-cell>
          <table:table-cell office:value-type="float" office:value="-0.0168099999428" calcext:value-type="float">
            <text:p>-0.0168099999428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-1.24375867844" calcext:value-type="float">
            <text:p>-1.24375867844</text:p>
          </table:table-cell>
          <table:table-cell office:value-type="float" office:value="-0.596116602421" calcext:value-type="float">
            <text:p>-0.596116602421</text:p>
          </table:table-cell>
          <table:table-cell office:value-type="float" office:value="-0.866576731205" calcext:value-type="float">
            <text:p>-0.866576731205</text:p>
          </table:table-cell>
          <table:table-cell/>
          <table:table-cell office:value-type="float" office:value="-0.0229800008237" calcext:value-type="float">
            <text:p>-0.0229800008237</text:p>
          </table:table-cell>
          <table:table-cell/>
          <table:table-cell office:value-type="float" office:value="8.52552509308" calcext:value-type="float">
            <text:p>8.52552509308</text:p>
          </table:table-cell>
        </table:table-row>
        <table:table-row table:style-name="ro1">
          <table:table-cell office:value-type="float" office:value="1.59195490817822E+018" calcext:value-type="float">
            <text:p>1.59195490817822E+018</text:p>
          </table:table-cell>
          <table:table-cell table:formula="of:=([.A364]-1.59195488716323E+018)*0.000000001" office:value-type="float" office:value="21.01499008" calcext:value-type="float">
            <text:p>21.01499008</text:p>
          </table:table-cell>
          <table:table-cell/>
          <table:table-cell office:value-type="float" office:value="0.0285000000149" calcext:value-type="float">
            <text:p>0.0285000000149</text:p>
          </table:table-cell>
          <table:table-cell office:value-type="float" office:value="-0.0255800001323" calcext:value-type="float">
            <text:p>-0.0255800001323</text:p>
          </table:table-cell>
          <table:table-cell office:value-type="float" office:value="-0.0124899996445" calcext:value-type="float">
            <text:p>-0.0124899996445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-1.24779105186" calcext:value-type="float">
            <text:p>-1.24779105186</text:p>
          </table:table-cell>
          <table:table-cell office:value-type="float" office:value="-0.595710396767" calcext:value-type="float">
            <text:p>-0.595710396767</text:p>
          </table:table-cell>
          <table:table-cell office:value-type="float" office:value="-0.866560995579" calcext:value-type="float">
            <text:p>-0.866560995579</text:p>
          </table:table-cell>
          <table:table-cell/>
          <table:table-cell office:value-type="float" office:value="-0.0338100008667" calcext:value-type="float">
            <text:p>-0.0338100008667</text:p>
          </table:table-cell>
          <table:table-cell/>
          <table:table-cell office:value-type="float" office:value="8.46686267853" calcext:value-type="float">
            <text:p>8.46686267853</text:p>
          </table:table-cell>
        </table:table-row>
        <table:table-row table:style-name="ro1">
          <table:table-cell office:value-type="float" office:value="1.59195490823343E+018" calcext:value-type="float">
            <text:p>1.59195490823343E+018</text:p>
          </table:table-cell>
          <table:table-cell table:formula="of:=([.A365]-1.59195488716323E+018)*0.000000001" office:value-type="float" office:value="21.070200064" calcext:value-type="float">
            <text:p>21.070200064</text:p>
          </table:table-cell>
          <table:table-cell/>
          <table:table-cell office:value-type="float" office:value="0.0375000014901" calcext:value-type="float">
            <text:p>0.0375000014901</text:p>
          </table:table-cell>
          <table:table-cell office:value-type="float" office:value="-0.0367499999702" calcext:value-type="float">
            <text:p>-0.0367499999702</text:p>
          </table:table-cell>
          <table:table-cell office:value-type="float" office:value="-0.0072400001809" calcext:value-type="float">
            <text:p>-0.0072400001809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 table:style-name="Default"/>
          <table:table-cell office:value-type="float" office:value="-1.25212085247" calcext:value-type="float">
            <text:p>-1.25212085247</text:p>
          </table:table-cell>
          <table:table-cell office:value-type="float" office:value="-0.594154953957" calcext:value-type="float">
            <text:p>-0.594154953957</text:p>
          </table:table-cell>
          <table:table-cell office:value-type="float" office:value="-0.866568505764" calcext:value-type="float">
            <text:p>-0.866568505764</text:p>
          </table:table-cell>
          <table:table-cell/>
          <table:table-cell office:value-type="float" office:value="-0.0363800004125" calcext:value-type="float">
            <text:p>-0.0363800004125</text:p>
          </table:table-cell>
          <table:table-cell/>
          <table:table-cell office:value-type="float" office:value="8.45294189453" calcext:value-type="float">
            <text:p>8.45294189453</text:p>
          </table:table-cell>
        </table:table-row>
        <table:table-row table:style-name="ro1">
          <table:table-cell office:value-type="float" office:value="1.59195490829027E+018" calcext:value-type="float">
            <text:p>1.59195490829027E+018</text:p>
          </table:table-cell>
          <table:table-cell table:formula="of:=([.A366]-1.59195488716323E+018)*0.000000001" office:value-type="float" office:value="21.12704" calcext:value-type="float">
            <text:p>21.12704</text:p>
          </table:table-cell>
          <table:table-cell/>
          <table:table-cell office:value-type="float" office:value="0.0489999987185" calcext:value-type="float">
            <text:p>0.0489999987185</text:p>
          </table:table-cell>
          <table:table-cell office:value-type="float" office:value="-0.0488499999046" calcext:value-type="float">
            <text:p>-0.0488499999046</text:p>
          </table:table-cell>
          <table:table-cell office:value-type="float" office:value="-0.00328000006266" calcext:value-type="float">
            <text:p>-0.00328000006266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-1.25606870651" calcext:value-type="float">
            <text:p>-1.25606870651</text:p>
          </table:table-cell>
          <table:table-cell office:value-type="float" office:value="-0.591863870621" calcext:value-type="float">
            <text:p>-0.591863870621</text:p>
          </table:table-cell>
          <table:table-cell office:value-type="float" office:value="-0.866542637348" calcext:value-type="float">
            <text:p>-0.866542637348</text:p>
          </table:table-cell>
          <table:table-cell/>
          <table:table-cell office:value-type="float" office:value="-0.0141799999401" calcext:value-type="float">
            <text:p>-0.0141799999401</text:p>
          </table:table-cell>
          <table:table-cell/>
          <table:table-cell office:value-type="float" office:value="8.57319164276" calcext:value-type="float">
            <text:p>8.57319164276</text:p>
          </table:table-cell>
        </table:table-row>
        <table:table-row table:style-name="ro1">
          <table:table-cell office:value-type="float" office:value="1.59195490834192E+018" calcext:value-type="float">
            <text:p>1.59195490834192E+018</text:p>
          </table:table-cell>
          <table:table-cell table:formula="of:=([.A367]-1.59195488716323E+018)*0.000000001" office:value-type="float" office:value="21.178690048" calcext:value-type="float">
            <text:p>21.178690048</text:p>
          </table:table-cell>
          <table:table-cell/>
          <table:table-cell office:value-type="float" office:value="0.054200001061" calcext:value-type="float">
            <text:p>0.054200001061</text:p>
          </table:table-cell>
          <table:table-cell office:value-type="float" office:value="-0.0542099997401" calcext:value-type="float">
            <text:p>-0.0542099997401</text:p>
          </table:table-cell>
          <table:table-cell office:value-type="float" office:value="0.001719999942" calcext:value-type="float">
            <text:p>0.001719999942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591984272" calcext:value-type="float">
            <text:p>-1.2591984272</text:p>
          </table:table-cell>
          <table:table-cell office:value-type="float" office:value="-0.589198172092" calcext:value-type="float">
            <text:p>-0.589198172092</text:p>
          </table:table-cell>
          <table:table-cell office:value-type="float" office:value="-0.866544663906" calcext:value-type="float">
            <text:p>-0.866544663906</text:p>
          </table:table-cell>
          <table:table-cell/>
          <table:table-cell office:value-type="float" office:value="-0.000950000016019" calcext:value-type="float">
            <text:p>-0.000950000016019</text:p>
          </table:table-cell>
          <table:table-cell/>
          <table:table-cell office:value-type="float" office:value="8.64485454559" calcext:value-type="float">
            <text:p>8.64485454559</text:p>
          </table:table-cell>
        </table:table-row>
        <table:table-row table:style-name="ro1">
          <table:table-cell office:value-type="float" office:value="1.59195490839336E+018" calcext:value-type="float">
            <text:p>1.59195490839336E+018</text:p>
          </table:table-cell>
          <table:table-cell table:formula="of:=([.A368]-1.59195488716323E+018)*0.000000001" office:value-type="float" office:value="21.23012992" calcext:value-type="float">
            <text:p>21.23012992</text:p>
          </table:table-cell>
          <table:table-cell/>
          <table:table-cell office:value-type="float" office:value="0.0595999993384" calcext:value-type="float">
            <text:p>0.0595999993384</text:p>
          </table:table-cell>
          <table:table-cell office:value-type="float" office:value="-0.0590999983251" calcext:value-type="float">
            <text:p>-0.0590999983251</text:p>
          </table:table-cell>
          <table:table-cell office:value-type="float" office:value="0.00748000014573" calcext:value-type="float">
            <text:p>0.00748000014573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-1.26191234589" calcext:value-type="float">
            <text:p>-1.26191234589</text:p>
          </table:table-cell>
          <table:table-cell office:value-type="float" office:value="-0.586247205734" calcext:value-type="float">
            <text:p>-0.586247205734</text:p>
          </table:table-cell>
          <table:table-cell office:value-type="float" office:value="-0.866494953632" calcext:value-type="float">
            <text:p>-0.866494953632</text:p>
          </table:table-cell>
          <table:table-cell/>
          <table:table-cell office:value-type="float" office:value="0.0195300001651" calcext:value-type="float">
            <text:p>0.0195300001651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844572E+018" calcext:value-type="float">
            <text:p>1.59195490844572E+018</text:p>
          </table:table-cell>
          <table:table-cell table:formula="of:=([.A369]-1.59195488716323E+018)*0.000000001" office:value-type="float" office:value="21.282489856" calcext:value-type="float">
            <text:p>21.282489856</text:p>
          </table:table-cell>
          <table:table-cell/>
          <table:table-cell office:value-type="float" office:value="0.0668999999762" calcext:value-type="float">
            <text:p>0.0668999999762</text:p>
          </table:table-cell>
          <table:table-cell office:value-type="float" office:value="-0.0646400004625" calcext:value-type="float">
            <text:p>-0.0646400004625</text:p>
          </table:table-cell>
          <table:table-cell office:value-type="float" office:value="0.0171900000423" calcext:value-type="float">
            <text:p>0.0171900000423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-1.26462113857" calcext:value-type="float">
            <text:p>-1.26462113857</text:p>
          </table:table-cell>
          <table:table-cell office:value-type="float" office:value="-0.582913696766" calcext:value-type="float">
            <text:p>-0.582913696766</text:p>
          </table:table-cell>
          <table:table-cell office:value-type="float" office:value="-0.866498589516" calcext:value-type="float">
            <text:p>-0.866498589516</text:p>
          </table:table-cell>
          <table:table-cell/>
          <table:table-cell office:value-type="float" office:value="0.0432600006461" calcext:value-type="float">
            <text:p>0.0432600006461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849827E+018" calcext:value-type="float">
            <text:p>1.59195490849827E+018</text:p>
          </table:table-cell>
          <table:table-cell table:formula="of:=([.A370]-1.59195488716323E+018)*0.000000001" office:value-type="float" office:value="21.33504" calcext:value-type="float">
            <text:p>21.33504</text:p>
          </table:table-cell>
          <table:table-cell/>
          <table:table-cell office:value-type="float" office:value="0.0732999965549" calcext:value-type="float">
            <text:p>0.0732999965549</text:p>
          </table:table-cell>
          <table:table-cell office:value-type="float" office:value="-0.0672800019383" calcext:value-type="float">
            <text:p>-0.0672800019383</text:p>
          </table:table-cell>
          <table:table-cell office:value-type="float" office:value="0.0292000006884" calcext:value-type="float">
            <text:p>0.0292000006884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-1.2672727108" calcext:value-type="float">
            <text:p>-1.2672727108</text:p>
          </table:table-cell>
          <table:table-cell office:value-type="float" office:value="-0.579739034176" calcext:value-type="float">
            <text:p>-0.579739034176</text:p>
          </table:table-cell>
          <table:table-cell office:value-type="float" office:value="-0.866514086723" calcext:value-type="float">
            <text:p>-0.866514086723</text:p>
          </table:table-cell>
          <table:table-cell/>
          <table:table-cell office:value-type="float" office:value="0.0661199986935" calcext:value-type="float">
            <text:p>0.066119998693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855062E+018" calcext:value-type="float">
            <text:p>1.59195490855062E+018</text:p>
          </table:table-cell>
          <table:table-cell table:formula="of:=([.A371]-1.59195488716323E+018)*0.000000001" office:value-type="float" office:value="21.387389952" calcext:value-type="float">
            <text:p>21.387389952</text:p>
          </table:table-cell>
          <table:table-cell/>
          <table:table-cell office:value-type="float" office:value="0.0747999995947" calcext:value-type="float">
            <text:p>0.0747999995947</text:p>
          </table:table-cell>
          <table:table-cell office:value-type="float" office:value="-0.0650800019503" calcext:value-type="float">
            <text:p>-0.0650800019503</text:p>
          </table:table-cell>
          <table:table-cell office:value-type="float" office:value="0.0368800014257" calcext:value-type="float">
            <text:p>0.03688000142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26982498169" calcext:value-type="float">
            <text:p>-1.26982498169</text:p>
          </table:table-cell>
          <table:table-cell office:value-type="float" office:value="-0.576607465744" calcext:value-type="float">
            <text:p>-0.576607465744</text:p>
          </table:table-cell>
          <table:table-cell office:value-type="float" office:value="-0.866552710533" calcext:value-type="float">
            <text:p>-0.866552710533</text:p>
          </table:table-cell>
          <table:table-cell/>
          <table:table-cell office:value-type="float" office:value="0.0873799994588" calcext:value-type="float">
            <text:p>0.087379999458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860217E+018" calcext:value-type="float">
            <text:p>1.59195490860217E+018</text:p>
          </table:table-cell>
          <table:table-cell table:formula="of:=([.A372]-1.59195488716323E+018)*0.000000001" office:value-type="float" office:value="21.43894016" calcext:value-type="float">
            <text:p>21.43894016</text:p>
          </table:table-cell>
          <table:table-cell/>
          <table:table-cell office:value-type="float" office:value="0.0724999979138" calcext:value-type="float">
            <text:p>0.0724999979138</text:p>
          </table:table-cell>
          <table:table-cell office:value-type="float" office:value="-0.06018999964" calcext:value-type="float">
            <text:p>-0.06018999964</text:p>
          </table:table-cell>
          <table:table-cell office:value-type="float" office:value="0.0403500013053" calcext:value-type="float">
            <text:p>0.0403500013053</text:p>
          </table:table-cell>
          <table:table-cell office:value-type="float" office:value="0.0000499999987369" calcext:value-type="float">
            <text:p>5.00E-05</text:p>
          </table:table-cell>
          <table:table-cell/>
          <table:table-cell office:value-type="float" office:value="-1.27128756046" calcext:value-type="float">
            <text:p>-1.27128756046</text:p>
          </table:table-cell>
          <table:table-cell office:value-type="float" office:value="-0.574812293053" calcext:value-type="float">
            <text:p>-0.574812293053</text:p>
          </table:table-cell>
          <table:table-cell office:value-type="float" office:value="-0.866559922695" calcext:value-type="float">
            <text:p>-0.866559922695</text:p>
          </table:table-cell>
          <table:table-cell/>
          <table:table-cell office:value-type="float" office:value="0.0979700013995" calcext:value-type="float">
            <text:p>0.0979700013995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865423E+018" calcext:value-type="float">
            <text:p>1.59195490865423E+018</text:p>
          </table:table-cell>
          <table:table-cell table:formula="of:=([.A373]-1.59195488716323E+018)*0.000000001" office:value-type="float" office:value="21.491000064" calcext:value-type="float">
            <text:p>21.491000064</text:p>
          </table:table-cell>
          <table:table-cell/>
          <table:table-cell office:value-type="float" office:value="0.0663999989629" calcext:value-type="float">
            <text:p>0.0663999989629</text:p>
          </table:table-cell>
          <table:table-cell office:value-type="float" office:value="-0.0526800006628" calcext:value-type="float">
            <text:p>-0.0526800006628</text:p>
          </table:table-cell>
          <table:table-cell office:value-type="float" office:value="0.0405000001192" calcext:value-type="float">
            <text:p>0.0405000001192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 table:style-name="Default"/>
          <table:table-cell office:value-type="float" office:value="-1.27162277699" calcext:value-type="float">
            <text:p>-1.27162277699</text:p>
          </table:table-cell>
          <table:table-cell office:value-type="float" office:value="-0.574693858624" calcext:value-type="float">
            <text:p>-0.574693858624</text:p>
          </table:table-cell>
          <table:table-cell office:value-type="float" office:value="-0.86650288105" calcext:value-type="float">
            <text:p>-0.86650288105</text:p>
          </table:table-cell>
          <table:table-cell/>
          <table:table-cell office:value-type="float" office:value="0.0858300030231" calcext:value-type="float">
            <text:p>0.0858300030231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870604E+018" calcext:value-type="float">
            <text:p>1.59195490870604E+018</text:p>
          </table:table-cell>
          <table:table-cell table:formula="of:=([.A374]-1.59195488716323E+018)*0.000000001" office:value-type="float" office:value="21.542810112" calcext:value-type="float">
            <text:p>21.542810112</text:p>
          </table:table-cell>
          <table:table-cell/>
          <table:table-cell office:value-type="float" office:value="0.0601999983191" calcext:value-type="float">
            <text:p>0.0601999983191</text:p>
          </table:table-cell>
          <table:table-cell office:value-type="float" office:value="-0.0451700016856" calcext:value-type="float">
            <text:p>-0.0451700016856</text:p>
          </table:table-cell>
          <table:table-cell office:value-type="float" office:value="0.0398400016129" calcext:value-type="float">
            <text:p>0.0398400016129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 table:style-name="Default"/>
          <table:table-cell office:value-type="float" office:value="-1.27163386345" calcext:value-type="float">
            <text:p>-1.27163386345</text:p>
          </table:table-cell>
          <table:table-cell office:value-type="float" office:value="-0.574681639671" calcext:value-type="float">
            <text:p>-0.574681639671</text:p>
          </table:table-cell>
          <table:table-cell office:value-type="float" office:value="-0.866496682167" calcext:value-type="float">
            <text:p>-0.866496682167</text:p>
          </table:table-cell>
          <table:table-cell/>
          <table:table-cell office:value-type="float" office:value="0.0600599981844" calcext:value-type="float">
            <text:p>0.060059998184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875877E+018" calcext:value-type="float">
            <text:p>1.59195490875877E+018</text:p>
          </table:table-cell>
          <table:table-cell table:formula="of:=([.A375]-1.59195488716323E+018)*0.000000001" office:value-type="float" office:value="21.595539968" calcext:value-type="float">
            <text:p>21.595539968</text:p>
          </table:table-cell>
          <table:table-cell/>
          <table:table-cell office:value-type="float" office:value="0.0524999983609" calcext:value-type="float">
            <text:p>0.0524999983609</text:p>
          </table:table-cell>
          <table:table-cell office:value-type="float" office:value="-0.0371100008488" calcext:value-type="float">
            <text:p>-0.0371100008488</text:p>
          </table:table-cell>
          <table:table-cell office:value-type="float" office:value="0.037080001086" calcext:value-type="float">
            <text:p>0.037080001086</text:p>
          </table:table-cell>
          <table:table-cell office:value-type="float" office:value="0.0000999999974738" calcext:value-type="float">
            <text:p>1.00E-04</text:p>
          </table:table-cell>
          <table:table-cell/>
          <table:table-cell office:value-type="float" office:value="-1.27161633968" calcext:value-type="float">
            <text:p>-1.27161633968</text:p>
          </table:table-cell>
          <table:table-cell office:value-type="float" office:value="-0.574672937393" calcext:value-type="float">
            <text:p>-0.574672937393</text:p>
          </table:table-cell>
          <table:table-cell office:value-type="float" office:value="-0.866515100002" calcext:value-type="float">
            <text:p>-0.866515100002</text:p>
          </table:table-cell>
          <table:table-cell/>
          <table:table-cell office:value-type="float" office:value="0.0285500008613" calcext:value-type="float">
            <text:p>0.0285500008613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886061E+018" calcext:value-type="float">
            <text:p>1.59195490886061E+018</text:p>
          </table:table-cell>
          <table:table-cell table:formula="of:=([.A376]-1.59195488716323E+018)*0.000000001" office:value-type="float" office:value="21.697380096" calcext:value-type="float">
            <text:p>21.697380096</text:p>
          </table:table-cell>
          <table:table-cell/>
          <table:table-cell office:value-type="float" office:value="0.040600001812" calcext:value-type="float">
            <text:p>0.040600001812</text:p>
          </table:table-cell>
          <table:table-cell office:value-type="float" office:value="-0.0272599998862" calcext:value-type="float">
            <text:p>-0.0272599998862</text:p>
          </table:table-cell>
          <table:table-cell office:value-type="float" office:value="0.030130000785" calcext:value-type="float">
            <text:p>0.030130000785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-1.27161419392" calcext:value-type="float">
            <text:p>-1.27161419392</text:p>
          </table:table-cell>
          <table:table-cell office:value-type="float" office:value="-0.57468187809" calcext:value-type="float">
            <text:p>-0.57468187809</text:p>
          </table:table-cell>
          <table:table-cell office:value-type="float" office:value="-0.86650377512" calcext:value-type="float">
            <text:p>-0.86650377512</text:p>
          </table:table-cell>
          <table:table-cell/>
          <table:table-cell office:value-type="float" office:value="-0.0147299999371" calcext:value-type="float">
            <text:p>-0.0147299999371</text:p>
          </table:table-cell>
          <table:table-cell/>
          <table:table-cell office:value-type="float" office:value="8.5702123642" calcext:value-type="float">
            <text:p>8.5702123642</text:p>
          </table:table-cell>
        </table:table-row>
        <table:table-row table:style-name="ro1">
          <table:table-cell office:value-type="float" office:value="1.5919549089124E+018" calcext:value-type="float">
            <text:p>1.5919549089124E+018</text:p>
          </table:table-cell>
          <table:table-cell table:formula="of:=([.A377]-1.59195488716323E+018)*0.000000001" office:value-type="float" office:value="21.74916992" calcext:value-type="float">
            <text:p>21.74916992</text:p>
          </table:table-cell>
          <table:table-cell/>
          <table:table-cell office:value-type="float" office:value="0.0335000008345" calcext:value-type="float">
            <text:p>0.0335000008345</text:p>
          </table:table-cell>
          <table:table-cell office:value-type="float" office:value="-0.0217499993742" calcext:value-type="float">
            <text:p>-0.0217499993742</text:p>
          </table:table-cell>
          <table:table-cell office:value-type="float" office:value="0.0254500005394" calcext:value-type="float">
            <text:p>0.0254500005394</text:p>
          </table:table-cell>
          <table:table-cell office:value-type="float" office:value="0.0000499999987369" calcext:value-type="float">
            <text:p>5.00E-05</text:p>
          </table:table-cell>
          <table:table-cell/>
          <table:table-cell office:value-type="float" office:value="-1.27160739899" calcext:value-type="float">
            <text:p>-1.27160739899</text:p>
          </table:table-cell>
          <table:table-cell office:value-type="float" office:value="-0.574676573277" calcext:value-type="float">
            <text:p>-0.574676573277</text:p>
          </table:table-cell>
          <table:table-cell office:value-type="float" office:value="-0.866513311863" calcext:value-type="float">
            <text:p>-0.866513311863</text:p>
          </table:table-cell>
          <table:table-cell/>
          <table:table-cell office:value-type="float" office:value="-0.0362799987197" calcext:value-type="float">
            <text:p>-0.0362799987197</text:p>
          </table:table-cell>
          <table:table-cell/>
          <table:table-cell office:value-type="float" office:value="8.45348358154" calcext:value-type="float">
            <text:p>8.45348358154</text:p>
          </table:table-cell>
        </table:table-row>
        <table:table-row table:style-name="ro1">
          <table:table-cell office:value-type="float" office:value="1.59195490896496E+018" calcext:value-type="float">
            <text:p>1.59195490896496E+018</text:p>
          </table:table-cell>
          <table:table-cell table:formula="of:=([.A378]-1.59195488716323E+018)*0.000000001" office:value-type="float" office:value="21.801730048" calcext:value-type="float">
            <text:p>21.801730048</text:p>
          </table:table-cell>
          <table:table-cell/>
          <table:table-cell office:value-type="float" office:value="0.0263999998569" calcext:value-type="float">
            <text:p>0.0263999998569</text:p>
          </table:table-cell>
          <table:table-cell office:value-type="float" office:value="-0.0169500000775" calcext:value-type="float">
            <text:p>-0.0169500000775</text:p>
          </table:table-cell>
          <table:table-cell office:value-type="float" office:value="0.0202600006014" calcext:value-type="float">
            <text:p>0.0202600006014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-1.27160155773" calcext:value-type="float">
            <text:p>-1.27160155773</text:p>
          </table:table-cell>
          <table:table-cell office:value-type="float" office:value="-0.574666380882" calcext:value-type="float">
            <text:p>-0.574666380882</text:p>
          </table:table-cell>
          <table:table-cell office:value-type="float" office:value="-0.866515278816" calcext:value-type="float">
            <text:p>-0.866515278816</text:p>
          </table:table-cell>
          <table:table-cell/>
          <table:table-cell office:value-type="float" office:value="-0.0580799989402" calcext:value-type="float">
            <text:p>-0.0580799989402</text:p>
          </table:table-cell>
          <table:table-cell/>
          <table:table-cell office:value-type="float" office:value="8.33539962769" calcext:value-type="float">
            <text:p>8.33539962769</text:p>
          </table:table-cell>
        </table:table-row>
        <table:table-row table:style-name="ro1">
          <table:table-cell office:value-type="float" office:value="1.59195490901752E+018" calcext:value-type="float">
            <text:p>1.59195490901752E+018</text:p>
          </table:table-cell>
          <table:table-cell table:formula="of:=([.A379]-1.59195488716323E+018)*0.000000001" office:value-type="float" office:value="21.854290176" calcext:value-type="float">
            <text:p>21.854290176</text:p>
          </table:table-cell>
          <table:table-cell/>
          <table:table-cell office:value-type="float" office:value="0.0188999995589" calcext:value-type="float">
            <text:p>0.0188999995589</text:p>
          </table:table-cell>
          <table:table-cell office:value-type="float" office:value="-0.0122100003064" calcext:value-type="float">
            <text:p>-0.0122100003064</text:p>
          </table:table-cell>
          <table:table-cell office:value-type="float" office:value="0.0143999997526" calcext:value-type="float">
            <text:p>0.0143999997526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7160346508" calcext:value-type="float">
            <text:p>-1.27160346508</text:p>
          </table:table-cell>
          <table:table-cell office:value-type="float" office:value="-0.574678003788" calcext:value-type="float">
            <text:p>-0.574678003788</text:p>
          </table:table-cell>
          <table:table-cell office:value-type="float" office:value="-0.866502642632" calcext:value-type="float">
            <text:p>-0.866502642632</text:p>
          </table:table-cell>
          <table:table-cell/>
          <table:table-cell office:value-type="float" office:value="-0.0839499980211" calcext:value-type="float">
            <text:p>-0.0839499980211</text:p>
          </table:table-cell>
          <table:table-cell/>
          <table:table-cell office:value-type="float" office:value="8.19527053833" calcext:value-type="float">
            <text:p>8.19527053833</text:p>
          </table:table-cell>
        </table:table-row>
        <table:table-row table:style-name="ro1">
          <table:table-cell office:value-type="float" office:value="1.59195490911916E+018" calcext:value-type="float">
            <text:p>1.59195490911916E+018</text:p>
          </table:table-cell>
          <table:table-cell table:formula="of:=([.A380]-1.59195488716323E+018)*0.000000001" office:value-type="float" office:value="21.955930112" calcext:value-type="float">
            <text:p>21.955930112</text:p>
          </table:table-cell>
          <table:table-cell/>
          <table:table-cell office:value-type="float" office:value="0.01070000045" calcext:value-type="float">
            <text:p>0.01070000045</text:p>
          </table:table-cell>
          <table:table-cell office:value-type="float" office:value="-0.00693000014871" calcext:value-type="float">
            <text:p>-0.00693000014871</text:p>
          </table:table-cell>
          <table:table-cell office:value-type="float" office:value="0.00813999958336" calcext:value-type="float">
            <text:p>0.00813999958336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7157783508" calcext:value-type="float">
            <text:p>-1.27157783508</text:p>
          </table:table-cell>
          <table:table-cell office:value-type="float" office:value="-0.574687361717" calcext:value-type="float">
            <text:p>-0.574687361717</text:p>
          </table:table-cell>
          <table:table-cell office:value-type="float" office:value="-0.866519570351" calcext:value-type="float">
            <text:p>-0.866519570351</text:p>
          </table:table-cell>
          <table:table-cell/>
          <table:table-cell office:value-type="float" office:value="-0.100819997489" calcext:value-type="float">
            <text:p>-0.100819997489</text:p>
          </table:table-cell>
          <table:table-cell/>
          <table:table-cell office:value-type="float" office:value="8.10389137268" calcext:value-type="float">
            <text:p>8.10389137268</text:p>
          </table:table-cell>
        </table:table-row>
        <table:table-row table:style-name="ro1">
          <table:table-cell office:value-type="float" office:value="1.59195490917178E+018" calcext:value-type="float">
            <text:p>1.59195490917178E+018</text:p>
          </table:table-cell>
          <table:table-cell table:formula="of:=([.A381]-1.59195488716323E+018)*0.000000001" office:value-type="float" office:value="22.008549888" calcext:value-type="float">
            <text:p>22.008549888</text:p>
          </table:table-cell>
          <table:table-cell/>
          <table:table-cell office:value-type="float" office:value="0.00419999985024" calcext:value-type="float">
            <text:p>0.00419999985024</text:p>
          </table:table-cell>
          <table:table-cell office:value-type="float" office:value="-0.00280999997631" calcext:value-type="float">
            <text:p>-0.00280999997631</text:p>
          </table:table-cell>
          <table:table-cell office:value-type="float" office:value="0.00310000008903" calcext:value-type="float">
            <text:p>0.00310000008903</text:p>
          </table:table-cell>
          <table:table-cell office:value-type="float" office:value="0.0000499999987369" calcext:value-type="float">
            <text:p>5.00E-05</text:p>
          </table:table-cell>
          <table:table-cell/>
          <table:table-cell office:value-type="float" office:value="-1.27156937122" calcext:value-type="float">
            <text:p>-1.27156937122</text:p>
          </table:table-cell>
          <table:table-cell office:value-type="float" office:value="-0.574682295322" calcext:value-type="float">
            <text:p>-0.574682295322</text:p>
          </table:table-cell>
          <table:table-cell office:value-type="float" office:value="-0.866524517536" calcext:value-type="float">
            <text:p>-0.866524517536</text:p>
          </table:table-cell>
          <table:table-cell/>
          <table:table-cell office:value-type="float" office:value="-0.113660000265" calcext:value-type="float">
            <text:p>-0.113660000265</text:p>
          </table:table-cell>
          <table:table-cell/>
          <table:table-cell office:value-type="float" office:value="8.03434181213" calcext:value-type="float">
            <text:p>8.03434181213</text:p>
          </table:table-cell>
        </table:table-row>
        <table:table-row table:style-name="ro1">
          <table:table-cell office:value-type="float" office:value="1.5919549092234E+018" calcext:value-type="float">
            <text:p>1.5919549092234E+018</text:p>
          </table:table-cell>
          <table:table-cell table:formula="of:=([.A382]-1.59195488716323E+018)*0.000000001" office:value-type="float" office:value="22.060169984" calcext:value-type="float">
            <text:p>22.060169984</text:p>
          </table:table-cell>
          <table:table-cell/>
          <table:table-cell office:value-type="float" office:value="0.000500000023749" calcext:value-type="float">
            <text:p>0.000500000023749</text:p>
          </table:table-cell>
          <table:table-cell office:value-type="float" office:value="-0.000460000010207" calcext:value-type="float">
            <text:p>-0.000460000010207</text:p>
          </table:table-cell>
          <table:table-cell office:value-type="float" office:value="0.000199999994948" calcext:value-type="float">
            <text:p>0.000199999994948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-1.27157521248" calcext:value-type="float">
            <text:p>-1.27157521248</text:p>
          </table:table-cell>
          <table:table-cell office:value-type="float" office:value="-0.574686408043" calcext:value-type="float">
            <text:p>-0.574686408043</text:p>
          </table:table-cell>
          <table:table-cell office:value-type="float" office:value="-0.866515874863" calcext:value-type="float">
            <text:p>-0.866515874863</text:p>
          </table:table-cell>
          <table:table-cell/>
          <table:table-cell office:value-type="float" office:value="-0.11590000242" calcext:value-type="float">
            <text:p>-0.11590000242</text:p>
          </table:table-cell>
          <table:table-cell/>
          <table:table-cell office:value-type="float" office:value="8.02220821381" calcext:value-type="float">
            <text:p>8.02220821381</text:p>
          </table:table-cell>
        </table:table-row>
        <table:table-row table:style-name="ro1">
          <table:table-cell office:value-type="float" office:value="1.59195490927573E+018" calcext:value-type="float">
            <text:p>1.59195490927573E+018</text:p>
          </table:table-cell>
          <table:table-cell table:formula="of:=([.A383]-1.59195488716323E+018)*0.000000001" office:value-type="float" office:value="22.112500224" calcext:value-type="float">
            <text:p>22.112500224</text:p>
          </table:table-cell>
          <table:table-cell/>
          <table:table-cell table:number-columns-repeated="2" table:style-name="ce1" office:value-type="float" office:value="0.0000999999974738" calcext:value-type="float">
            <text:p>1.00E-04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-1.27156233788" calcext:value-type="float">
            <text:p>-1.27156233788</text:p>
          </table:table-cell>
          <table:table-cell office:value-type="float" office:value="-0.574677944183" calcext:value-type="float">
            <text:p>-0.574677944183</text:p>
          </table:table-cell>
          <table:table-cell office:value-type="float" office:value="-0.866527736187" calcext:value-type="float">
            <text:p>-0.866527736187</text:p>
          </table:table-cell>
          <table:table-cell/>
          <table:table-cell office:value-type="float" office:value="-0.106679998338" calcext:value-type="float">
            <text:p>-0.106679998338</text:p>
          </table:table-cell>
          <table:table-cell/>
          <table:table-cell office:value-type="float" office:value="8.07215023041" calcext:value-type="float">
            <text:p>8.07215023041</text:p>
          </table:table-cell>
        </table:table-row>
        <table:table-row table:style-name="ro1">
          <table:table-cell office:value-type="float" office:value="1.59195490932815E+018" calcext:value-type="float">
            <text:p>1.59195490932815E+018</text:p>
          </table:table-cell>
          <table:table-cell table:formula="of:=([.A384]-1.59195488716323E+018)*0.000000001" office:value-type="float" office:value="22.164920064" calcext:value-type="float">
            <text:p>22.164920064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900000013644" calcext:value-type="float">
            <text:p>9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-1.27158033848" calcext:value-type="float">
            <text:p>-1.27158033848</text:p>
          </table:table-cell>
          <table:table-cell office:value-type="float" office:value="-0.574677884579" calcext:value-type="float">
            <text:p>-0.574677884579</text:p>
          </table:table-cell>
          <table:table-cell office:value-type="float" office:value="-0.866506159306" calcext:value-type="float">
            <text:p>-0.866506159306</text:p>
          </table:table-cell>
          <table:table-cell/>
          <table:table-cell office:value-type="float" office:value="-0.0966100022197" calcext:value-type="float">
            <text:p>-0.0966100022197</text:p>
          </table:table-cell>
          <table:table-cell/>
          <table:table-cell office:value-type="float" office:value="8.12669563293" calcext:value-type="float">
            <text:p>8.12669563293</text:p>
          </table:table-cell>
        </table:table-row>
        <table:table-row table:style-name="ro1">
          <table:table-cell office:value-type="float" office:value="1.59195490937961E+018" calcext:value-type="float">
            <text:p>1.59195490937961E+018</text:p>
          </table:table-cell>
          <table:table-cell table:formula="of:=([.A385]-1.59195488716323E+018)*0.000000001" office:value-type="float" office:value="22.21638016" calcext:value-type="float">
            <text:p>22.21638016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27157258987" calcext:value-type="float">
            <text:p>-1.27157258987</text:p>
          </table:table-cell>
          <table:table-cell office:value-type="float" office:value="-0.574684202671" calcext:value-type="float">
            <text:p>-0.574684202671</text:p>
          </table:table-cell>
          <table:table-cell office:value-type="float" office:value="-0.866512537003" calcext:value-type="float">
            <text:p>-0.866512537003</text:p>
          </table:table-cell>
          <table:table-cell/>
          <table:table-cell office:value-type="float" office:value="-0.084399998188" calcext:value-type="float">
            <text:p>-0.084399998188</text:p>
          </table:table-cell>
          <table:table-cell/>
          <table:table-cell office:value-type="float" office:value="8.19283294678" calcext:value-type="float">
            <text:p>8.19283294678</text:p>
          </table:table-cell>
        </table:table-row>
        <table:table-row table:style-name="ro1">
          <table:table-cell office:value-type="float" office:value="1.59195490943154E+018" calcext:value-type="float">
            <text:p>1.59195490943154E+018</text:p>
          </table:table-cell>
          <table:table-cell table:formula="of:=([.A386]-1.59195488716323E+018)*0.000000001" office:value-type="float" office:value="22.268310016" calcext:value-type="float">
            <text:p>22.268310016</text:p>
          </table:table-cell>
          <table:table-cell/>
          <table:table-cell table:number-columns-repeated="2" table:style-name="ce1" office:value-type="float" office:value="0.0000999999974738" calcext:value-type="float">
            <text:p>1.00E-04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-1.27155685425" calcext:value-type="float">
            <text:p>-1.27155685425</text:p>
          </table:table-cell>
          <table:table-cell office:value-type="float" office:value="-0.574697434902" calcext:value-type="float">
            <text:p>-0.574697434902</text:p>
          </table:table-cell>
          <table:table-cell office:value-type="float" office:value="-0.866522431374" calcext:value-type="float">
            <text:p>-0.866522431374</text:p>
          </table:table-cell>
          <table:table-cell/>
          <table:table-cell office:value-type="float" office:value="-0.070940002799" calcext:value-type="float">
            <text:p>-0.070940002799</text:p>
          </table:table-cell>
          <table:table-cell/>
          <table:table-cell office:value-type="float" office:value="8.26574134827" calcext:value-type="float">
            <text:p>8.26574134827</text:p>
          </table:table-cell>
        </table:table-row>
        <table:table-row table:style-name="ro1">
          <table:table-cell office:value-type="float" office:value="1.59195490948351E+018" calcext:value-type="float">
            <text:p>1.59195490948351E+018</text:p>
          </table:table-cell>
          <table:table-cell table:formula="of:=([.A387]-1.59195488716323E+018)*0.000000001" office:value-type="float" office:value="22.32028032" calcext:value-type="float">
            <text:p>22.32028032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9999997979" calcext:value-type="float">
            <text:p>8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7156150341" calcext:value-type="float">
            <text:p>-1.27156150341</text:p>
          </table:table-cell>
          <table:table-cell office:value-type="float" office:value="-0.574676573277" calcext:value-type="float">
            <text:p>-0.574676573277</text:p>
          </table:table-cell>
          <table:table-cell office:value-type="float" office:value="-0.866517722607" calcext:value-type="float">
            <text:p>-0.866517722607</text:p>
          </table:table-cell>
          <table:table-cell/>
          <table:table-cell office:value-type="float" office:value="-0.0584799982607" calcext:value-type="float">
            <text:p>-0.0584799982607</text:p>
          </table:table-cell>
          <table:table-cell/>
          <table:table-cell office:value-type="float" office:value="8.33323287964" calcext:value-type="float">
            <text:p>8.33323287964</text:p>
          </table:table-cell>
        </table:table-row>
        <table:table-row table:style-name="ro1">
          <table:table-cell office:value-type="float" office:value="1.59195490953591E+018" calcext:value-type="float">
            <text:p>1.59195490953591E+018</text:p>
          </table:table-cell>
          <table:table-cell table:formula="of:=([.A388]-1.59195488716323E+018)*0.000000001" office:value-type="float" office:value="22.372679936" calcext:value-type="float">
            <text:p>22.372679936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27155935764" calcext:value-type="float">
            <text:p>-1.27155935764</text:p>
          </table:table-cell>
          <table:table-cell office:value-type="float" office:value="-0.57468521595" calcext:value-type="float">
            <text:p>-0.57468521595</text:p>
          </table:table-cell>
          <table:table-cell office:value-type="float" office:value="-0.86651712656" calcext:value-type="float">
            <text:p>-0.86651712656</text:p>
          </table:table-cell>
          <table:table-cell/>
          <table:table-cell office:value-type="float" office:value="-0.046059999615" calcext:value-type="float">
            <text:p>-0.046059999615</text:p>
          </table:table-cell>
          <table:table-cell/>
          <table:table-cell office:value-type="float" office:value="8.40050792694" calcext:value-type="float">
            <text:p>8.40050792694</text:p>
          </table:table-cell>
        </table:table-row>
        <table:table-row table:style-name="ro1">
          <table:table-cell office:value-type="float" office:value="1.59195490958846E+018" calcext:value-type="float">
            <text:p>1.59195490958846E+018</text:p>
          </table:table-cell>
          <table:table-cell table:formula="of:=([.A389]-1.59195488716323E+018)*0.000000001" office:value-type="float" office:value="22.42523008" calcext:value-type="float">
            <text:p>22.4252300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900000013644" calcext:value-type="float">
            <text:p>9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-1.27155292034" calcext:value-type="float">
            <text:p>-1.27155292034</text:p>
          </table:table-cell>
          <table:table-cell office:value-type="float" office:value="-0.574685156345" calcext:value-type="float">
            <text:p>-0.574685156345</text:p>
          </table:table-cell>
          <table:table-cell office:value-type="float" office:value="-0.866525352001" calcext:value-type="float">
            <text:p>-0.866525352001</text:p>
          </table:table-cell>
          <table:table-cell/>
          <table:table-cell office:value-type="float" office:value="-0.0329300016165" calcext:value-type="float">
            <text:p>-0.0329300016165</text:p>
          </table:table-cell>
          <table:table-cell/>
          <table:table-cell office:value-type="float" office:value="8.47162914276" calcext:value-type="float">
            <text:p>8.47162914276</text:p>
          </table:table-cell>
        </table:table-row>
        <table:table-row table:style-name="ro1">
          <table:table-cell office:value-type="float" office:value="1.59195490964008E+018" calcext:value-type="float">
            <text:p>1.59195490964008E+018</text:p>
          </table:table-cell>
          <table:table-cell table:formula="of:=([.A390]-1.59195488716323E+018)*0.000000001" office:value-type="float" office:value="22.476850176" calcext:value-type="float">
            <text:p>22.476850176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2715498209" calcext:value-type="float">
            <text:p>-1.2715498209</text:p>
          </table:table-cell>
          <table:table-cell office:value-type="float" office:value="-0.574695587158" calcext:value-type="float">
            <text:p>-0.574695587158</text:p>
          </table:table-cell>
          <table:table-cell office:value-type="float" office:value="-0.866520524025" calcext:value-type="float">
            <text:p>-0.866520524025</text:p>
          </table:table-cell>
          <table:table-cell/>
          <table:table-cell office:value-type="float" office:value="-0.0203499998897" calcext:value-type="float">
            <text:p>-0.0203499998897</text:p>
          </table:table-cell>
          <table:table-cell/>
          <table:table-cell office:value-type="float" office:value="8.53977108002" calcext:value-type="float">
            <text:p>8.53977108002</text:p>
          </table:table-cell>
        </table:table-row>
        <table:table-row table:style-name="ro1">
          <table:table-cell office:value-type="float" office:value="1.59195490969151E+018" calcext:value-type="float">
            <text:p>1.59195490969151E+018</text:p>
          </table:table-cell>
          <table:table-cell table:formula="of:=([.A391]-1.59195488716323E+018)*0.000000001" office:value-type="float" office:value="22.528280064" calcext:value-type="float">
            <text:p>22.52828006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27154910564" calcext:value-type="float">
            <text:p>-1.27154910564</text:p>
          </table:table-cell>
          <table:table-cell office:value-type="float" office:value="-0.574688673019" calcext:value-type="float">
            <text:p>-0.574688673019</text:p>
          </table:table-cell>
          <table:table-cell office:value-type="float" office:value="-0.866525650024" calcext:value-type="float">
            <text:p>-0.866525650024</text:p>
          </table:table-cell>
          <table:table-cell/>
          <table:table-cell office:value-type="float" office:value="-0.00808000005782" calcext:value-type="float">
            <text:p>-0.00808000005782</text:p>
          </table:table-cell>
          <table:table-cell/>
          <table:table-cell office:value-type="float" office:value="8.6062335968" calcext:value-type="float">
            <text:p>8.6062335968</text:p>
          </table:table-cell>
        </table:table-row>
        <table:table-row table:style-name="ro1">
          <table:table-cell office:value-type="float" office:value="1.591954909744E+018" calcext:value-type="float">
            <text:p>1.591954909744E+018</text:p>
          </table:table-cell>
          <table:table-cell table:formula="of:=([.A392]-1.59195488716323E+018)*0.000000001" office:value-type="float" office:value="22.580770048" calcext:value-type="float">
            <text:p>22.58077004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-1.27154564857" calcext:value-type="float">
            <text:p>-1.27154564857</text:p>
          </table:table-cell>
          <table:table-cell office:value-type="float" office:value="-0.574687719345" calcext:value-type="float">
            <text:p>-0.574687719345</text:p>
          </table:table-cell>
          <table:table-cell office:value-type="float" office:value="-0.866525173187" calcext:value-type="float">
            <text:p>-0.866525173187</text:p>
          </table:table-cell>
          <table:table-cell/>
          <table:table-cell office:value-type="float" office:value="-0.000769999984186" calcext:value-type="float">
            <text:p>-0.000769999984186</text:p>
          </table:table-cell>
          <table:table-cell/>
          <table:table-cell office:value-type="float" office:value="8.64582920074" calcext:value-type="float">
            <text:p>8.64582920074</text:p>
          </table:table-cell>
        </table:table-row>
        <table:table-row table:style-name="ro1">
          <table:table-cell office:value-type="float" office:value="1.59195490979654E+018" calcext:value-type="float">
            <text:p>1.59195490979654E+018</text:p>
          </table:table-cell>
          <table:table-cell table:formula="of:=([.A393]-1.59195488716323E+018)*0.000000001" office:value-type="float" office:value="22.633309952" calcext:value-type="float">
            <text:p>22.63330995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27154648304" calcext:value-type="float">
            <text:p>-1.27154648304</text:p>
          </table:table-cell>
          <table:table-cell office:value-type="float" office:value="-0.574688732624" calcext:value-type="float">
            <text:p>-0.574688732624</text:p>
          </table:table-cell>
          <table:table-cell office:value-type="float" office:value="-0.866529047489" calcext:value-type="float">
            <text:p>-0.866529047489</text:p>
          </table:table-cell>
          <table:table-cell/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8.64897060394" calcext:value-type="float">
            <text:p>8.64897060394</text:p>
          </table:table-cell>
        </table:table-row>
        <table:table-row table:style-name="ro1">
          <table:table-cell office:value-type="float" office:value="1.59195490984902E+018" calcext:value-type="float">
            <text:p>1.59195490984902E+018</text:p>
          </table:table-cell>
          <table:table-cell table:formula="of:=([.A394]-1.59195488716323E+018)*0.000000001" office:value-type="float" office:value="22.685789952" calcext:value-type="float">
            <text:p>22.685789952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9999997979" calcext:value-type="float">
            <text:p>8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-1.27153813839" calcext:value-type="float">
            <text:p>-1.27153813839</text:p>
          </table:table-cell>
          <table:table-cell office:value-type="float" office:value="-0.574688732624" calcext:value-type="float">
            <text:p>-0.574688732624</text:p>
          </table:table-cell>
          <table:table-cell office:value-type="float" office:value="-0.866531431675" calcext:value-type="float">
            <text:p>-0.8665314316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0995177E+018" calcext:value-type="float">
            <text:p>1.59195490995177E+018</text:p>
          </table:table-cell>
          <table:table-cell table:formula="of:=([.A395]-1.59195488716323E+018)*0.000000001" office:value-type="float" office:value="22.78854016" calcext:value-type="float">
            <text:p>22.78854016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-1.27154397964" calcext:value-type="float">
            <text:p>-1.27154397964</text:p>
          </table:table-cell>
          <table:table-cell office:value-type="float" office:value="-0.574687361717" calcext:value-type="float">
            <text:p>-0.574687361717</text:p>
          </table:table-cell>
          <table:table-cell office:value-type="float" office:value="-0.866526484489" calcext:value-type="float">
            <text:p>-0.86652648448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000457E+018" calcext:value-type="float">
            <text:p>1.59195491000457E+018</text:p>
          </table:table-cell>
          <table:table-cell table:formula="of:=([.A396]-1.59195488716323E+018)*0.000000001" office:value-type="float" office:value="22.84134016" calcext:value-type="float">
            <text:p>22.841340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27155482769" calcext:value-type="float">
            <text:p>-1.27155482769</text:p>
          </table:table-cell>
          <table:table-cell office:value-type="float" office:value="-0.574683368206" calcext:value-type="float">
            <text:p>-0.574683368206</text:p>
          </table:table-cell>
          <table:table-cell office:value-type="float" office:value="-0.86652058363" calcext:value-type="float">
            <text:p>-0.86652058363</text:p>
          </table:table-cell>
          <table:table-cell/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8.64907932281" calcext:value-type="float">
            <text:p>8.64907932281</text:p>
          </table:table-cell>
        </table:table-row>
        <table:table-row table:style-name="ro1">
          <table:table-cell office:value-type="float" office:value="1.5919549100569E+018" calcext:value-type="float">
            <text:p>1.5919549100569E+018</text:p>
          </table:table-cell>
          <table:table-cell table:formula="of:=([.A397]-1.59195488716323E+018)*0.000000001" office:value-type="float" office:value="22.893669888" calcext:value-type="float">
            <text:p>22.89366988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-1.27154302597" calcext:value-type="float">
            <text:p>-1.27154302597</text:p>
          </table:table-cell>
          <table:table-cell office:value-type="float" office:value="-0.574690163136" calcext:value-type="float">
            <text:p>-0.574690163136</text:p>
          </table:table-cell>
          <table:table-cell office:value-type="float" office:value="-0.866526782513" calcext:value-type="float">
            <text:p>-0.866526782513</text:p>
          </table:table-cell>
          <table:table-cell/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8.64907932281" calcext:value-type="float">
            <text:p>8.64907932281</text:p>
          </table:table-cell>
        </table:table-row>
        <table:table-row table:style-name="ro1">
          <table:table-cell office:value-type="float" office:value="1.59195491010893E+018" calcext:value-type="float">
            <text:p>1.59195491010893E+018</text:p>
          </table:table-cell>
          <table:table-cell table:formula="of:=([.A398]-1.59195488716323E+018)*0.000000001" office:value-type="float" office:value="22.94569984" calcext:value-type="float">
            <text:p>22.945699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2715549469" calcext:value-type="float">
            <text:p>-1.2715549469</text:p>
          </table:table-cell>
          <table:table-cell office:value-type="float" office:value="-0.574678778648" calcext:value-type="float">
            <text:p>-0.574678778648</text:p>
          </table:table-cell>
          <table:table-cell office:value-type="float" office:value="-0.866517186165" calcext:value-type="float">
            <text:p>-0.866517186165</text:p>
          </table:table-cell>
          <table:table-cell/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8.64907932281" calcext:value-type="float">
            <text:p>8.64907932281</text:p>
          </table:table-cell>
        </table:table-row>
        <table:table-row table:style-name="ro1">
          <table:table-cell office:value-type="float" office:value="1.59195491021098E+018" calcext:value-type="float">
            <text:p>1.59195491021098E+018</text:p>
          </table:table-cell>
          <table:table-cell table:formula="of:=([.A399]-1.59195488716323E+018)*0.000000001" office:value-type="float" office:value="23.047750144" calcext:value-type="float">
            <text:p>23.0477501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27154994011" calcext:value-type="float">
            <text:p>-1.27154994011</text:p>
          </table:table-cell>
          <table:table-cell office:value-type="float" office:value="-0.574692249298" calcext:value-type="float">
            <text:p>-0.574692249298</text:p>
          </table:table-cell>
          <table:table-cell office:value-type="float" office:value="-0.866523504257" calcext:value-type="float">
            <text:p>-0.866523504257</text:p>
          </table:table-cell>
          <table:table-cell/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8.64913368225" calcext:value-type="float">
            <text:p>8.64913368225</text:p>
          </table:table-cell>
        </table:table-row>
        <table:table-row table:style-name="ro1">
          <table:table-cell office:value-type="float" office:value="1.59195491026291E+018" calcext:value-type="float">
            <text:p>1.59195491026291E+018</text:p>
          </table:table-cell>
          <table:table-cell table:formula="of:=([.A400]-1.59195488716323E+018)*0.000000001" office:value-type="float" office:value="23.09968" calcext:value-type="float">
            <text:p>23.0996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27154970169" calcext:value-type="float">
            <text:p>-1.27154970169</text:p>
          </table:table-cell>
          <table:table-cell office:value-type="float" office:value="-0.574694097042" calcext:value-type="float">
            <text:p>-0.574694097042</text:p>
          </table:table-cell>
          <table:table-cell office:value-type="float" office:value="-0.86651968956" calcext:value-type="float">
            <text:p>-0.86651968956</text:p>
          </table:table-cell>
          <table:table-cell/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8.64913368225" calcext:value-type="float">
            <text:p>8.64913368225</text:p>
          </table:table-cell>
        </table:table-row>
        <table:table-row table:style-name="ro1">
          <table:table-cell office:value-type="float" office:value="1.59195491031535E+018" calcext:value-type="float">
            <text:p>1.59195491031535E+018</text:p>
          </table:table-cell>
          <table:table-cell table:formula="of:=([.A401]-1.59195488716323E+018)*0.000000001" office:value-type="float" office:value="23.152120064" calcext:value-type="float">
            <text:p>23.1521200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27154457569" calcext:value-type="float">
            <text:p>-1.27154457569</text:p>
          </table:table-cell>
          <table:table-cell office:value-type="float" office:value="-0.574679911137" calcext:value-type="float">
            <text:p>-0.574679911137</text:p>
          </table:table-cell>
          <table:table-cell office:value-type="float" office:value="-0.866526424885" calcext:value-type="float">
            <text:p>-0.86652642488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036787E+018" calcext:value-type="float">
            <text:p>1.59195491036787E+018</text:p>
          </table:table-cell>
          <table:table-cell table:formula="of:=([.A402]-1.59195488716323E+018)*0.000000001" office:value-type="float" office:value="23.20464" calcext:value-type="float">
            <text:p>23.204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27154743671" calcext:value-type="float">
            <text:p>-1.27154743671</text:p>
          </table:table-cell>
          <table:table-cell office:value-type="float" office:value="-0.574678301811" calcext:value-type="float">
            <text:p>-0.574678301811</text:p>
          </table:table-cell>
          <table:table-cell office:value-type="float" office:value="-0.86652559042" calcext:value-type="float">
            <text:p>-0.86652559042</text:p>
          </table:table-cell>
          <table:table-cell/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8.64913368225" calcext:value-type="float">
            <text:p>8.64913368225</text:p>
          </table:table-cell>
        </table:table-row>
        <table:table-row table:style-name="ro1">
          <table:table-cell office:value-type="float" office:value="1.59195491042054E+018" calcext:value-type="float">
            <text:p>1.59195491042054E+018</text:p>
          </table:table-cell>
          <table:table-cell table:formula="of:=([.A403]-1.59195488716323E+018)*0.000000001" office:value-type="float" office:value="23.257310208" calcext:value-type="float">
            <text:p>23.25731020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27154612541" calcext:value-type="float">
            <text:p>-1.27154612541</text:p>
          </table:table-cell>
          <table:table-cell office:value-type="float" office:value="-0.574691712856" calcext:value-type="float">
            <text:p>-0.574691712856</text:p>
          </table:table-cell>
          <table:table-cell office:value-type="float" office:value="-0.866523623466" calcext:value-type="float">
            <text:p>-0.8665236234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047287E+018" calcext:value-type="float">
            <text:p>1.59195491047287E+018</text:p>
          </table:table-cell>
          <table:table-cell table:formula="of:=([.A404]-1.59195488716323E+018)*0.000000001" office:value-type="float" office:value="23.309639936" calcext:value-type="float">
            <text:p>23.30963993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2715460062" calcext:value-type="float">
            <text:p>-1.2715460062</text:p>
          </table:table-cell>
          <table:table-cell office:value-type="float" office:value="-0.57468855381" calcext:value-type="float">
            <text:p>-0.57468855381</text:p>
          </table:table-cell>
          <table:table-cell office:value-type="float" office:value="-0.866527020931" calcext:value-type="float">
            <text:p>-0.866527020931</text:p>
          </table:table-cell>
          <table:table-cell/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8.64913368225" calcext:value-type="float">
            <text:p>8.64913368225</text:p>
          </table:table-cell>
        </table:table-row>
        <table:table-row table:style-name="ro1">
          <table:table-cell office:value-type="float" office:value="1.59195491052524E+018" calcext:value-type="float">
            <text:p>1.59195491052524E+018</text:p>
          </table:table-cell>
          <table:table-cell table:formula="of:=([.A405]-1.59195488716323E+018)*0.000000001" office:value-type="float" office:value="23.362010112" calcext:value-type="float">
            <text:p>23.36201011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27155816555" calcext:value-type="float">
            <text:p>-1.27155816555</text:p>
          </table:table-cell>
          <table:table-cell office:value-type="float" office:value="-0.57468277216" calcext:value-type="float">
            <text:p>-0.57468277216</text:p>
          </table:table-cell>
          <table:table-cell office:value-type="float" office:value="-0.866514384747" calcext:value-type="float">
            <text:p>-0.866514384747</text:p>
          </table:table-cell>
          <table:table-cell/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8.64907932281" calcext:value-type="float">
            <text:p>8.64907932281</text:p>
          </table:table-cell>
        </table:table-row>
        <table:table-row table:style-name="ro1">
          <table:table-cell office:value-type="float" office:value="1.59195491057769E+018" calcext:value-type="float">
            <text:p>1.59195491057769E+018</text:p>
          </table:table-cell>
          <table:table-cell table:formula="of:=([.A406]-1.59195488716323E+018)*0.000000001" office:value-type="float" office:value="23.41446016" calcext:value-type="float">
            <text:p>23.4144601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7154803276" calcext:value-type="float">
            <text:p>-1.27154803276</text:p>
          </table:table-cell>
          <table:table-cell office:value-type="float" office:value="-0.57468777895" calcext:value-type="float">
            <text:p>-0.57468777895</text:p>
          </table:table-cell>
          <table:table-cell office:value-type="float" office:value="-0.86652636528" calcext:value-type="float">
            <text:p>-0.8665263652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063018E+018" calcext:value-type="float">
            <text:p>1.59195491063018E+018</text:p>
          </table:table-cell>
          <table:table-cell table:formula="of:=([.A407]-1.59195488716323E+018)*0.000000001" office:value-type="float" office:value="23.466950144" calcext:value-type="float">
            <text:p>23.4669501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27154898643" calcext:value-type="float">
            <text:p>-1.27154898643</text:p>
          </table:table-cell>
          <table:table-cell office:value-type="float" office:value="-0.574699163437" calcext:value-type="float">
            <text:p>-0.574699163437</text:p>
          </table:table-cell>
          <table:table-cell office:value-type="float" office:value="-0.866519629955" calcext:value-type="float">
            <text:p>-0.8665196299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068196E+018" calcext:value-type="float">
            <text:p>1.59195491068196E+018</text:p>
          </table:table-cell>
          <table:table-cell table:formula="of:=([.A408]-1.59195488716323E+018)*0.000000001" office:value-type="float" office:value="23.518729984" calcext:value-type="float">
            <text:p>23.5187299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715473175" calcext:value-type="float">
            <text:p>-1.2715473175</text:p>
          </table:table-cell>
          <table:table-cell office:value-type="float" office:value="-0.574685931206" calcext:value-type="float">
            <text:p>-0.574685931206</text:p>
          </table:table-cell>
          <table:table-cell office:value-type="float" office:value="-0.86652392149" calcext:value-type="float">
            <text:p>-0.8665239214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07336E+018" calcext:value-type="float">
            <text:p>1.5919549107336E+018</text:p>
          </table:table-cell>
          <table:table-cell table:formula="of:=([.A409]-1.59195488716323E+018)*0.000000001" office:value-type="float" office:value="23.570370048" calcext:value-type="float">
            <text:p>23.5703700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7154099941" calcext:value-type="float">
            <text:p>-1.27154099941</text:p>
          </table:table-cell>
          <table:table-cell office:value-type="float" office:value="-0.574703574181" calcext:value-type="float">
            <text:p>-0.574703574181</text:p>
          </table:table-cell>
          <table:table-cell office:value-type="float" office:value="-0.866528391838" calcext:value-type="float">
            <text:p>-0.86652839183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083565E+018" calcext:value-type="float">
            <text:p>1.59195491083565E+018</text:p>
          </table:table-cell>
          <table:table-cell table:formula="of:=([.A410]-1.59195488716323E+018)*0.000000001" office:value-type="float" office:value="23.67241984" calcext:value-type="float">
            <text:p>23.672419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-1.27153801918" calcext:value-type="float">
            <text:p>-1.27153801918</text:p>
          </table:table-cell>
          <table:table-cell office:value-type="float" office:value="-0.574690401554" calcext:value-type="float">
            <text:p>-0.574690401554</text:p>
          </table:table-cell>
          <table:table-cell office:value-type="float" office:value="-0.866530001163" calcext:value-type="float">
            <text:p>-0.86653000116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088734E+018" calcext:value-type="float">
            <text:p>1.59195491088734E+018</text:p>
          </table:table-cell>
          <table:table-cell table:formula="of:=([.A411]-1.59195488716323E+018)*0.000000001" office:value-type="float" office:value="23.72411008" calcext:value-type="float">
            <text:p>23.7241100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27155017853" calcext:value-type="float">
            <text:p>-1.27155017853</text:p>
          </table:table-cell>
          <table:table-cell office:value-type="float" office:value="-0.574681937695" calcext:value-type="float">
            <text:p>-0.574681937695</text:p>
          </table:table-cell>
          <table:table-cell office:value-type="float" office:value="-0.866522669792" calcext:value-type="float">
            <text:p>-0.86652266979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093981E+018" calcext:value-type="float">
            <text:p>1.59195491093981E+018</text:p>
          </table:table-cell>
          <table:table-cell table:formula="of:=([.A412]-1.59195488716323E+018)*0.000000001" office:value-type="float" office:value="23.776580096" calcext:value-type="float">
            <text:p>23.77658009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27155697346" calcext:value-type="float">
            <text:p>-1.27155697346</text:p>
          </table:table-cell>
          <table:table-cell office:value-type="float" office:value="-0.574676334858" calcext:value-type="float">
            <text:p>-0.574676334858</text:p>
          </table:table-cell>
          <table:table-cell office:value-type="float" office:value="-0.866517424583" calcext:value-type="float">
            <text:p>-0.86651742458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099269E+018" calcext:value-type="float">
            <text:p>1.59195491099269E+018</text:p>
          </table:table-cell>
          <table:table-cell table:formula="of:=([.A413]-1.59195488716323E+018)*0.000000001" office:value-type="float" office:value="23.829459968" calcext:value-type="float">
            <text:p>23.8294599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27155017853" calcext:value-type="float">
            <text:p>-1.27155017853</text:p>
          </table:table-cell>
          <table:table-cell office:value-type="float" office:value="-0.574688494205" calcext:value-type="float">
            <text:p>-0.574688494205</text:p>
          </table:table-cell>
          <table:table-cell office:value-type="float" office:value="-0.866524159908" calcext:value-type="float">
            <text:p>-0.86652415990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1046E+018" calcext:value-type="float">
            <text:p>1.591954911046E+018</text:p>
          </table:table-cell>
          <table:table-cell table:formula="of:=([.A414]-1.59195488716323E+018)*0.000000001" office:value-type="float" office:value="23.88276992" calcext:value-type="float">
            <text:p>23.8827699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7154147625" calcext:value-type="float">
            <text:p>-1.27154147625</text:p>
          </table:table-cell>
          <table:table-cell office:value-type="float" office:value="-0.574692368507" calcext:value-type="float">
            <text:p>-0.574692368507</text:p>
          </table:table-cell>
          <table:table-cell office:value-type="float" office:value="-0.866530001163" calcext:value-type="float">
            <text:p>-0.86653000116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109837E+018" calcext:value-type="float">
            <text:p>1.59195491109837E+018</text:p>
          </table:table-cell>
          <table:table-cell table:formula="of:=([.A415]-1.59195488716323E+018)*0.000000001" office:value-type="float" office:value="23.935140096" calcext:value-type="float">
            <text:p>23.93514009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715524435" calcext:value-type="float">
            <text:p>-1.2715524435</text:p>
          </table:table-cell>
          <table:table-cell office:value-type="float" office:value="-0.574683845043" calcext:value-type="float">
            <text:p>-0.574683845043</text:p>
          </table:table-cell>
          <table:table-cell office:value-type="float" office:value="-0.866517305374" calcext:value-type="float">
            <text:p>-0.86651730537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115129E+018" calcext:value-type="float">
            <text:p>1.59195491115129E+018</text:p>
          </table:table-cell>
          <table:table-cell table:formula="of:=([.A416]-1.59195488716323E+018)*0.000000001" office:value-type="float" office:value="23.988059904" calcext:value-type="float">
            <text:p>23.98805990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27154743671" calcext:value-type="float">
            <text:p>-1.27154743671</text:p>
          </table:table-cell>
          <table:table-cell office:value-type="float" office:value="-0.574685573578" calcext:value-type="float">
            <text:p>-0.574685573578</text:p>
          </table:table-cell>
          <table:table-cell office:value-type="float" office:value="-0.866522073746" calcext:value-type="float">
            <text:p>-0.8665220737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120374E+018" calcext:value-type="float">
            <text:p>1.59195491120374E+018</text:p>
          </table:table-cell>
          <table:table-cell table:formula="of:=([.A417]-1.59195488716323E+018)*0.000000001" office:value-type="float" office:value="24.040509952" calcext:value-type="float">
            <text:p>24.04050995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7154910564" calcext:value-type="float">
            <text:p>-1.27154910564</text:p>
          </table:table-cell>
          <table:table-cell office:value-type="float" office:value="-0.57469856739" calcext:value-type="float">
            <text:p>-0.57469856739</text:p>
          </table:table-cell>
          <table:table-cell office:value-type="float" office:value="-0.866523623466" calcext:value-type="float">
            <text:p>-0.8665236234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12563E+018" calcext:value-type="float">
            <text:p>1.5919549112563E+018</text:p>
          </table:table-cell>
          <table:table-cell table:formula="of:=([.A418]-1.59195488716323E+018)*0.000000001" office:value-type="float" office:value="24.09307008" calcext:value-type="float">
            <text:p>24.0930700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27154183388" calcext:value-type="float">
            <text:p>-1.27154183388</text:p>
          </table:table-cell>
          <table:table-cell office:value-type="float" office:value="-0.574698090553" calcext:value-type="float">
            <text:p>-0.574698090553</text:p>
          </table:table-cell>
          <table:table-cell office:value-type="float" office:value="-0.866523444653" calcext:value-type="float">
            <text:p>-0.86652344465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130862E+018" calcext:value-type="float">
            <text:p>1.59195491130862E+018</text:p>
          </table:table-cell>
          <table:table-cell table:formula="of:=([.A419]-1.59195488716323E+018)*0.000000001" office:value-type="float" office:value="24.14539008" calcext:value-type="float">
            <text:p>24.1453900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399999989895" calcext:value-type="float">
            <text:p>4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27155458927" calcext:value-type="float">
            <text:p>-1.27155458927</text:p>
          </table:table-cell>
          <table:table-cell office:value-type="float" office:value="-0.574682295322" calcext:value-type="float">
            <text:p>-0.574682295322</text:p>
          </table:table-cell>
          <table:table-cell office:value-type="float" office:value="-0.866519451141" calcext:value-type="float">
            <text:p>-0.86651945114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136145E+018" calcext:value-type="float">
            <text:p>1.59195491136145E+018</text:p>
          </table:table-cell>
          <table:table-cell table:formula="of:=([.A420]-1.59195488716323E+018)*0.000000001" office:value-type="float" office:value="24.198220032" calcext:value-type="float">
            <text:p>24.1982200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27154147625" calcext:value-type="float">
            <text:p>-1.27154147625</text:p>
          </table:table-cell>
          <table:table-cell office:value-type="float" office:value="-0.574693143368" calcext:value-type="float">
            <text:p>-0.574693143368</text:p>
          </table:table-cell>
          <table:table-cell office:value-type="float" office:value="-0.866527974606" calcext:value-type="float">
            <text:p>-0.86652797460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141387E+018" calcext:value-type="float">
            <text:p>1.59195491141387E+018</text:p>
          </table:table-cell>
          <table:table-cell table:formula="of:=([.A421]-1.59195488716323E+018)*0.000000001" office:value-type="float" office:value="24.250640128" calcext:value-type="float">
            <text:p>24.2506401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27155470848" calcext:value-type="float">
            <text:p>-1.27155470848</text:p>
          </table:table-cell>
          <table:table-cell office:value-type="float" office:value="-0.574681460857" calcext:value-type="float">
            <text:p>-0.574681460857</text:p>
          </table:table-cell>
          <table:table-cell office:value-type="float" office:value="-0.866519510746" calcext:value-type="float">
            <text:p>-0.8665195107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146651E+018" calcext:value-type="float">
            <text:p>1.59195491146651E+018</text:p>
          </table:table-cell>
          <table:table-cell table:formula="of:=([.A422]-1.59195488716323E+018)*0.000000001" office:value-type="float" office:value="24.303280128" calcext:value-type="float">
            <text:p>24.30328012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-1.27153813839" calcext:value-type="float">
            <text:p>-1.27153813839</text:p>
          </table:table-cell>
          <table:table-cell office:value-type="float" office:value="-0.574690103531" calcext:value-type="float">
            <text:p>-0.574690103531</text:p>
          </table:table-cell>
          <table:table-cell office:value-type="float" office:value="-0.866531789303" calcext:value-type="float">
            <text:p>-0.866531789303</text:p>
          </table:table-cell>
          <table:table-cell/>
          <table:table-cell office:value-type="float" office:value="0.000190000006114" calcext:value-type="float">
            <text:p>0.00019000000611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157092E+018" calcext:value-type="float">
            <text:p>1.59195491157092E+018</text:p>
          </table:table-cell>
          <table:table-cell table:formula="of:=([.A423]-1.59195488716323E+018)*0.000000001" office:value-type="float" office:value="24.407689984" calcext:value-type="float">
            <text:p>24.4076899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-1.27153623104" calcext:value-type="float">
            <text:p>-1.27153623104</text:p>
          </table:table-cell>
          <table:table-cell office:value-type="float" office:value="-0.574683368206" calcext:value-type="float">
            <text:p>-0.574683368206</text:p>
          </table:table-cell>
          <table:table-cell office:value-type="float" office:value="-0.866535842419" calcext:value-type="float">
            <text:p>-0.86653584241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162357E+018" calcext:value-type="float">
            <text:p>1.59195491162357E+018</text:p>
          </table:table-cell>
          <table:table-cell table:formula="of:=([.A424]-1.59195488716323E+018)*0.000000001" office:value-type="float" office:value="24.460339968" calcext:value-type="float">
            <text:p>24.4603399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27155268192" calcext:value-type="float">
            <text:p>-1.27155268192</text:p>
          </table:table-cell>
          <table:table-cell office:value-type="float" office:value="-0.574679911137" calcext:value-type="float">
            <text:p>-0.574679911137</text:p>
          </table:table-cell>
          <table:table-cell office:value-type="float" office:value="-0.866521537304" calcext:value-type="float">
            <text:p>-0.86652153730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167543E+018" calcext:value-type="float">
            <text:p>1.59195491167543E+018</text:p>
          </table:table-cell>
          <table:table-cell table:formula="of:=([.A425]-1.59195488716323E+018)*0.000000001" office:value-type="float" office:value="24.512200192" calcext:value-type="float">
            <text:p>24.51220019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-1.27153432369" calcext:value-type="float">
            <text:p>-1.27153432369</text:p>
          </table:table-cell>
          <table:table-cell office:value-type="float" office:value="-0.57469367981" calcext:value-type="float">
            <text:p>-0.57469367981</text:p>
          </table:table-cell>
          <table:table-cell office:value-type="float" office:value="-0.866533458233" calcext:value-type="float">
            <text:p>-0.86653345823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177745E+018" calcext:value-type="float">
            <text:p>1.59195491177745E+018</text:p>
          </table:table-cell>
          <table:table-cell table:formula="of:=([.A426]-1.59195488716323E+018)*0.000000001" office:value-type="float" office:value="24.614219776" calcext:value-type="float">
            <text:p>24.6142197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7154481411" calcext:value-type="float">
            <text:p>-1.27154481411</text:p>
          </table:table-cell>
          <table:table-cell office:value-type="float" office:value="-0.574685037136" calcext:value-type="float">
            <text:p>-0.574685037136</text:p>
          </table:table-cell>
          <table:table-cell office:value-type="float" office:value="-0.866528630257" calcext:value-type="float">
            <text:p>-0.8665286302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182974E+018" calcext:value-type="float">
            <text:p>1.59195491182974E+018</text:p>
          </table:table-cell>
          <table:table-cell table:formula="of:=([.A427]-1.59195488716323E+018)*0.000000001" office:value-type="float" office:value="24.66651008" calcext:value-type="float">
            <text:p>24.666510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27155089378" calcext:value-type="float">
            <text:p>-1.27155089378</text:p>
          </table:table-cell>
          <table:table-cell office:value-type="float" office:value="-0.57468432188" calcext:value-type="float">
            <text:p>-0.57468432188</text:p>
          </table:table-cell>
          <table:table-cell office:value-type="float" office:value="-0.866521120071" calcext:value-type="float">
            <text:p>-0.86652112007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188177E+018" calcext:value-type="float">
            <text:p>1.59195491188177E+018</text:p>
          </table:table-cell>
          <table:table-cell table:formula="of:=([.A428]-1.59195488716323E+018)*0.000000001" office:value-type="float" office:value="24.718540032" calcext:value-type="float">
            <text:p>24.7185400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7154147625" calcext:value-type="float">
            <text:p>-1.27154147625</text:p>
          </table:table-cell>
          <table:table-cell office:value-type="float" office:value="-0.574682414532" calcext:value-type="float">
            <text:p>-0.574682414532</text:p>
          </table:table-cell>
          <table:table-cell office:value-type="float" office:value="-0.866530120373" calcext:value-type="float">
            <text:p>-0.86653012037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193448E+018" calcext:value-type="float">
            <text:p>1.59195491193448E+018</text:p>
          </table:table-cell>
          <table:table-cell table:formula="of:=([.A429]-1.59195488716323E+018)*0.000000001" office:value-type="float" office:value="24.771250176" calcext:value-type="float">
            <text:p>24.7712501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-1.27155554295" calcext:value-type="float">
            <text:p>-1.27155554295</text:p>
          </table:table-cell>
          <table:table-cell office:value-type="float" office:value="-0.574676096439" calcext:value-type="float">
            <text:p>-0.574676096439</text:p>
          </table:table-cell>
          <table:table-cell office:value-type="float" office:value="-0.866518735886" calcext:value-type="float">
            <text:p>-0.86651873588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198702E+018" calcext:value-type="float">
            <text:p>1.59195491198702E+018</text:p>
          </table:table-cell>
          <table:table-cell table:formula="of:=([.A430]-1.59195488716323E+018)*0.000000001" office:value-type="float" office:value="24.82379008" calcext:value-type="float">
            <text:p>24.823790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715408802" calcext:value-type="float">
            <text:p>-1.2715408802</text:p>
          </table:table-cell>
          <table:table-cell office:value-type="float" office:value="-0.574680268764" calcext:value-type="float">
            <text:p>-0.574680268764</text:p>
          </table:table-cell>
          <table:table-cell office:value-type="float" office:value="-0.866531133652" calcext:value-type="float">
            <text:p>-0.8665311336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204035E+018" calcext:value-type="float">
            <text:p>1.59195491204035E+018</text:p>
          </table:table-cell>
          <table:table-cell table:formula="of:=([.A431]-1.59195488716323E+018)*0.000000001" office:value-type="float" office:value="24.87712" calcext:value-type="float">
            <text:p>24.877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27155268192" calcext:value-type="float">
            <text:p>-1.27155268192</text:p>
          </table:table-cell>
          <table:table-cell office:value-type="float" office:value="-0.574688673019" calcext:value-type="float">
            <text:p>-0.574688673019</text:p>
          </table:table-cell>
          <table:table-cell office:value-type="float" office:value="-0.866520524025" calcext:value-type="float">
            <text:p>-0.8665205240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20928E+018" calcext:value-type="float">
            <text:p>1.5919549120928E+018</text:p>
          </table:table-cell>
          <table:table-cell table:formula="of:=([.A432]-1.59195488716323E+018)*0.000000001" office:value-type="float" office:value="24.929570048" calcext:value-type="float">
            <text:p>24.9295700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27154326439" calcext:value-type="float">
            <text:p>-1.27154326439</text:p>
          </table:table-cell>
          <table:table-cell office:value-type="float" office:value="-0.57468944788" calcext:value-type="float">
            <text:p>-0.57468944788</text:p>
          </table:table-cell>
          <table:table-cell office:value-type="float" office:value="-0.866525411606" calcext:value-type="float">
            <text:p>-0.866525411606</text:p>
          </table:table-cell>
          <table:table-cell/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8.64913368225" calcext:value-type="float">
            <text:p>8.64913368225</text:p>
          </table:table-cell>
        </table:table-row>
        <table:table-row table:style-name="ro1">
          <table:table-cell office:value-type="float" office:value="1.5919549121454E+018" calcext:value-type="float">
            <text:p>1.5919549121454E+018</text:p>
          </table:table-cell>
          <table:table-cell table:formula="of:=([.A433]-1.59195488716323E+018)*0.000000001" office:value-type="float" office:value="24.982170112" calcext:value-type="float">
            <text:p>24.98217011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27154397964" calcext:value-type="float">
            <text:p>-1.27154397964</text:p>
          </table:table-cell>
          <table:table-cell office:value-type="float" office:value="-0.574681580067" calcext:value-type="float">
            <text:p>-0.574681580067</text:p>
          </table:table-cell>
          <table:table-cell office:value-type="float" office:value="-0.866527795792" calcext:value-type="float">
            <text:p>-0.86652779579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219791E+018" calcext:value-type="float">
            <text:p>1.59195491219791E+018</text:p>
          </table:table-cell>
          <table:table-cell table:formula="of:=([.A434]-1.59195488716323E+018)*0.000000001" office:value-type="float" office:value="25.034680064" calcext:value-type="float">
            <text:p>25.0346800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27155268192" calcext:value-type="float">
            <text:p>-1.27155268192</text:p>
          </table:table-cell>
          <table:table-cell office:value-type="float" office:value="-0.574688673019" calcext:value-type="float">
            <text:p>-0.574688673019</text:p>
          </table:table-cell>
          <table:table-cell office:value-type="float" office:value="-0.8665163517" calcext:value-type="float">
            <text:p>-0.86651635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225049E+018" calcext:value-type="float">
            <text:p>1.59195491225049E+018</text:p>
          </table:table-cell>
          <table:table-cell table:formula="of:=([.A435]-1.59195488716323E+018)*0.000000001" office:value-type="float" office:value="25.08726016" calcext:value-type="float">
            <text:p>25.0872601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-1.27155637741" calcext:value-type="float">
            <text:p>-1.27155637741</text:p>
          </table:table-cell>
          <table:table-cell office:value-type="float" office:value="-0.574688255787" calcext:value-type="float">
            <text:p>-0.574688255787</text:p>
          </table:table-cell>
          <table:table-cell office:value-type="float" office:value="-0.866515994072" calcext:value-type="float">
            <text:p>-0.86651599407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230476E+018" calcext:value-type="float">
            <text:p>1.59195491230476E+018</text:p>
          </table:table-cell>
          <table:table-cell table:formula="of:=([.A436]-1.59195488716323E+018)*0.000000001" office:value-type="float" office:value="25.141530112" calcext:value-type="float">
            <text:p>25.14153011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2715587616" calcext:value-type="float">
            <text:p>-1.2715587616</text:p>
          </table:table-cell>
          <table:table-cell office:value-type="float" office:value="-0.574674069881" calcext:value-type="float">
            <text:p>-0.574674069881</text:p>
          </table:table-cell>
          <table:table-cell office:value-type="float" office:value="-0.866519331932" calcext:value-type="float">
            <text:p>-0.8665193319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235716E+018" calcext:value-type="float">
            <text:p>1.59195491235716E+018</text:p>
          </table:table-cell>
          <table:table-cell table:formula="of:=([.A437]-1.59195488716323E+018)*0.000000001" office:value-type="float" office:value="25.193929984" calcext:value-type="float">
            <text:p>25.1939299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-1.27154672146" calcext:value-type="float">
            <text:p>-1.27154672146</text:p>
          </table:table-cell>
          <table:table-cell office:value-type="float" office:value="-0.57468020916" calcext:value-type="float">
            <text:p>-0.57468020916</text:p>
          </table:table-cell>
          <table:table-cell office:value-type="float" office:value="-0.866526544094" calcext:value-type="float">
            <text:p>-0.86652654409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241015E+018" calcext:value-type="float">
            <text:p>1.59195491241015E+018</text:p>
          </table:table-cell>
          <table:table-cell table:formula="of:=([.A438]-1.59195488716323E+018)*0.000000001" office:value-type="float" office:value="25.246919936" calcext:value-type="float">
            <text:p>25.24691993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27154958248" calcext:value-type="float">
            <text:p>-1.27154958248</text:p>
          </table:table-cell>
          <table:table-cell office:value-type="float" office:value="-0.574688315392" calcext:value-type="float">
            <text:p>-0.574688315392</text:p>
          </table:table-cell>
          <table:table-cell office:value-type="float" office:value="-0.866521477699" calcext:value-type="float">
            <text:p>-0.86652147769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246438E+018" calcext:value-type="float">
            <text:p>1.59195491246438E+018</text:p>
          </table:table-cell>
          <table:table-cell table:formula="of:=([.A439]-1.59195488716323E+018)*0.000000001" office:value-type="float" office:value="25.301149952" calcext:value-type="float">
            <text:p>25.301149952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-1.27153241634" calcext:value-type="float">
            <text:p>-1.27153241634</text:p>
          </table:table-cell>
          <table:table-cell office:value-type="float" office:value="-0.574680626392" calcext:value-type="float">
            <text:p>-0.574680626392</text:p>
          </table:table-cell>
          <table:table-cell office:value-type="float" office:value="-0.866538345814" calcext:value-type="float">
            <text:p>-0.866538345814</text:p>
          </table:table-cell>
          <table:table-cell/>
          <table:table-cell office:value-type="float" office:value="0.000190000006114" calcext:value-type="float">
            <text:p>0.000190000006114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2516E+018" calcext:value-type="float">
            <text:p>1.591954912516E+018</text:p>
          </table:table-cell>
          <table:table-cell table:formula="of:=([.A440]-1.59195488716323E+018)*0.000000001" office:value-type="float" office:value="25.352770048" calcext:value-type="float">
            <text:p>25.35277004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-1.2715433836" calcext:value-type="float">
            <text:p>-1.2715433836</text:p>
          </table:table-cell>
          <table:table-cell office:value-type="float" office:value="-0.574680447578" calcext:value-type="float">
            <text:p>-0.574680447578</text:p>
          </table:table-cell>
          <table:table-cell office:value-type="float" office:value="-0.866526722908" calcext:value-type="float">
            <text:p>-0.86652672290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256796E+018" calcext:value-type="float">
            <text:p>1.59195491256796E+018</text:p>
          </table:table-cell>
          <table:table-cell table:formula="of:=([.A441]-1.59195488716323E+018)*0.000000001" office:value-type="float" office:value="25.404730112" calcext:value-type="float">
            <text:p>25.40473011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27154827118" calcext:value-type="float">
            <text:p>-1.27154827118</text:p>
          </table:table-cell>
          <table:table-cell office:value-type="float" office:value="-0.574692606926" calcext:value-type="float">
            <text:p>-0.574692606926</text:p>
          </table:table-cell>
          <table:table-cell office:value-type="float" office:value="-0.866522908211" calcext:value-type="float">
            <text:p>-0.8665229082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262065E+018" calcext:value-type="float">
            <text:p>1.59195491262065E+018</text:p>
          </table:table-cell>
          <table:table-cell table:formula="of:=([.A442]-1.59195488716323E+018)*0.000000001" office:value-type="float" office:value="25.457420032" calcext:value-type="float">
            <text:p>25.4574200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/>
          <table:table-cell office:value-type="float" office:value="-1.27154445648" calcext:value-type="float">
            <text:p>-1.27154445648</text:p>
          </table:table-cell>
          <table:table-cell office:value-type="float" office:value="-0.574686229229" calcext:value-type="float">
            <text:p>-0.574686229229</text:p>
          </table:table-cell>
          <table:table-cell office:value-type="float" office:value="-0.866525948048" calcext:value-type="float">
            <text:p>-0.866525948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27232E+018" calcext:value-type="float">
            <text:p>1.5919549127232E+018</text:p>
          </table:table-cell>
          <table:table-cell table:formula="of:=([.A443]-1.59195488716323E+018)*0.000000001" office:value-type="float" office:value="25.559970048" calcext:value-type="float">
            <text:p>25.5599700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-1.2715511322" calcext:value-type="float">
            <text:p>-1.2715511322</text:p>
          </table:table-cell>
          <table:table-cell office:value-type="float" office:value="-0.574678480625" calcext:value-type="float">
            <text:p>-0.574678480625</text:p>
          </table:table-cell>
          <table:table-cell office:value-type="float" office:value="-0.866516172886" calcext:value-type="float">
            <text:p>-0.86651617288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195491277568E+018" calcext:value-type="float">
            <text:p>1.59195491277568E+018</text:p>
          </table:table-cell>
          <table:table-cell table:formula="of:=([.A444]-1.59195488716323E+018)*0.000000001" office:value-type="float" office:value="25.612450048" calcext:value-type="float">
            <text:p>25.6124500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-1.27154743671" calcext:value-type="float">
            <text:p>-1.27154743671</text:p>
          </table:table-cell>
          <table:table-cell office:value-type="float" office:value="-0.57469278574" calcext:value-type="float">
            <text:p>-0.57469278574</text:p>
          </table:table-cell>
          <table:table-cell office:value-type="float" office:value="-0.86652547121" calcext:value-type="float">
            <text:p>-0.8665254712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0:17:18.160538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7:46:01.325048942</meta:creation-date>
    <dc:date>2020-06-13T10:46:12.636178303</dc:date>
    <meta:editing-duration>PT26M10S</meta:editing-duration>
    <meta:editing-cycles>2</meta:editing-cycles>
    <meta:generator>LibreOffice/6.0.7.3$Linux_X86_64 LibreOffice_project/00m0$Build-3</meta:generator>
    <meta:document-statistic meta:table-count="1" meta:cell-count="488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238cm" svg:height="9cm" xlink:href=".." xlink:type="simple" chart:class="chart:scatter" chart:style-name="ch1">
        <chart:legend chart:legend-position="end" svg:x="40.227cm" svg:y="4.201cm" style:legend-expansion="high" chart:style-name="ch2"/>
        <chart:plot-area chart:style-name="ch3" table:cell-range-address="Sheet1.B2:Sheet1.B444 Sheet1.D1:Sheet1.D444" chart:data-source-has-labels="row" svg:x="0.864cm" svg:y="0.18cm" svg:width="38.499cm" svg:height="8.64cm">
          <chartooo:coordinate-region svg:x="1.776cm" svg:y="0.379cm" svg:width="37.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44" chart:label-cell-address="Sheet1.D1:Sheet1.D1" chart:class="chart:scatter">
            <chart:domain table:cell-range-address="Sheet1.B2:Sheet1.B444"/>
            <chart:data-point chart:repeated="4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eld.spe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444</svg:desc>
                </draw:g>
              </table:table-cell>
              <table:table-cell office:value-type="float" office:value="0">
                <text:p>0</text:p>
                <draw:g>
                  <svg:desc>Sheet1.D2:Sheet1.D4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2339968">
                <text:p>0.05233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3950208">
                <text:p>0.153950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5650176">
                <text:p>0.205650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109952">
                <text:p>0.2581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389952">
                <text:p>0.31138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4019968">
                <text:p>0.36401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6989824">
                <text:p>0.466989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8629888">
                <text:p>0.518629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0249984">
                <text:p>0.57024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2680064">
                <text:p>0.622680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5050112">
                <text:p>0.72505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7549824">
                <text:p>0.777549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30480128">
                <text:p>0.830480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3120128">
                <text:p>0.883120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5590144">
                <text:p>0.93559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115008">
                <text:p>0.99115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43229952">
                <text:p>1.04322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94870016">
                <text:p>1.09487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46330112">
                <text:p>1.14633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9828992">
                <text:p>1.19828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0690048">
                <text:p>1.25069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04179968">
                <text:p>1.30417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5718016">
                <text:p>1.35718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09700096">
                <text:p>1.4097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63709952">
                <text:p>1.4637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16390144">
                <text:p>1.51639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68950272">
                <text:p>1.568950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21670144">
                <text:p>1.62167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74230016">
                <text:p>1.67423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26630144">
                <text:p>1.72663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78409984">
                <text:p>1.77840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31460096">
                <text:p>1.83146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33289984">
                <text:p>1.93328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85420288">
                <text:p>1.98542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38170112">
                <text:p>2.03817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90139904">
                <text:p>2.09013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41790208">
                <text:p>2.141790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94309888">
                <text:p>2.194309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46259968">
                <text:p>2.24625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9931008">
                <text:p>2.2993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51980032">
                <text:p>2.351980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0353024">
                <text:p>2.40353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56100096">
                <text:p>2.4561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0875008">
                <text:p>2.50875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60310016">
                <text:p>2.56031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12769792">
                <text:p>2.612769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6438016">
                <text:p>2.66438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15699968">
                <text:p>2.71569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66930176">
                <text:p>2.766930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18429952">
                <text:p>2.81842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71049984">
                <text:p>2.87104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23659776">
                <text:p>2.923659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5940096">
                <text:p>2.97594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27430144">
                <text:p>3.027430144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79980288">
                <text:p>3.07998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32240128">
                <text:p>3.132240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184570112">
                <text:p>3.18457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3648">
                <text:p>3.23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288900096">
                <text:p>3.2889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341339904">
                <text:p>3.34133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93670144">
                <text:p>3.39367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46189824">
                <text:p>3.446189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98610176">
                <text:p>3.498610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00390144">
                <text:p>3.60039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52840192">
                <text:p>3.65284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0528">
                <text:p>3.70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06909952">
                <text:p>3.8069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58530048">
                <text:p>3.85853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911820032">
                <text:p>3.911820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264520192">
                <text:p>4.26452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316570112">
                <text:p>4.31657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6817024">
                <text:p>4.36817024</text:p>
              </table:table-cell>
              <table:table-cell office:value-type="float" office:value="0.00079999997979">
                <text:p>0.000799999979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420859904">
                <text:p>4.420859904</text:p>
              </table:table-cell>
              <table:table-cell office:value-type="float" office:value="0.00419999985024">
                <text:p>0.004199999850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472420096">
                <text:p>4.472420096</text:p>
              </table:table-cell>
              <table:table-cell office:value-type="float" office:value="0.00899999961257">
                <text:p>0.008999999612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524359936">
                <text:p>4.524359936</text:p>
              </table:table-cell>
              <table:table-cell office:value-type="float" office:value="0.0127999996766">
                <text:p>0.01279999967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7668992">
                <text:p>4.57668992</text:p>
              </table:table-cell>
              <table:table-cell office:value-type="float" office:value="0.0143999997526">
                <text:p>0.01439999975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2827008">
                <text:p>4.62827008</text:p>
              </table:table-cell>
              <table:table-cell office:value-type="float" office:value="0.016799999401">
                <text:p>0.0167999994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679660032">
                <text:p>4.679660032</text:p>
              </table:table-cell>
              <table:table-cell office:value-type="float" office:value="0.0208000000566">
                <text:p>0.02080000005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31180032">
                <text:p>4.731180032</text:p>
              </table:table-cell>
              <table:table-cell office:value-type="float" office:value="0.0252999998629">
                <text:p>0.02529999986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782870016">
                <text:p>4.782870016</text:p>
              </table:table-cell>
              <table:table-cell office:value-type="float" office:value="0.0476000010967">
                <text:p>0.04760000109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36179968">
                <text:p>4.836179968</text:p>
              </table:table-cell>
              <table:table-cell office:value-type="float" office:value="0.0538000017405">
                <text:p>0.05380000174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889250048">
                <text:p>4.889250048</text:p>
              </table:table-cell>
              <table:table-cell office:value-type="float" office:value="0.0590999983251">
                <text:p>0.05909999832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941560064">
                <text:p>4.941560064</text:p>
              </table:table-cell>
              <table:table-cell office:value-type="float" office:value="0.0601000003517">
                <text:p>0.06010000035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993110016">
                <text:p>4.993110016</text:p>
              </table:table-cell>
              <table:table-cell office:value-type="float" office:value="0.0597999989986">
                <text:p>0.05979999899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045470208">
                <text:p>5.045470208</text:p>
              </table:table-cell>
              <table:table-cell office:value-type="float" office:value="0.0588000006974">
                <text:p>0.05880000069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097520128">
                <text:p>5.097520128</text:p>
              </table:table-cell>
              <table:table-cell office:value-type="float" office:value="0.061700001359">
                <text:p>0.0617000013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150169856">
                <text:p>5.150169856</text:p>
              </table:table-cell>
              <table:table-cell office:value-type="float" office:value="0.0652000010014">
                <text:p>0.06520000100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20315008">
                <text:p>5.20315008</text:p>
              </table:table-cell>
              <table:table-cell office:value-type="float" office:value="0.0649000033736">
                <text:p>0.06490000337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256690176">
                <text:p>5.256690176</text:p>
              </table:table-cell>
              <table:table-cell office:value-type="float" office:value="0.0640000030398">
                <text:p>0.06400000303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309240064">
                <text:p>5.309240064</text:p>
              </table:table-cell>
              <table:table-cell office:value-type="float" office:value="0.0641999989748">
                <text:p>0.06419999897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36107008">
                <text:p>5.36107008</text:p>
              </table:table-cell>
              <table:table-cell office:value-type="float" office:value="0.0666999965906">
                <text:p>0.06669999659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413509888">
                <text:p>5.413509888</text:p>
              </table:table-cell>
              <table:table-cell office:value-type="float" office:value="0.0719999969006">
                <text:p>0.07199999690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516509952">
                <text:p>5.516509952</text:p>
              </table:table-cell>
              <table:table-cell office:value-type="float" office:value="0.0777999982238">
                <text:p>0.07779999822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569129984">
                <text:p>5.569129984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630419968">
                <text:p>5.630419968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681989888">
                <text:p>5.681989888</text:p>
              </table:table-cell>
              <table:table-cell office:value-type="float" office:value="0.0802000015974">
                <text:p>0.08020000159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733570048">
                <text:p>5.733570048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786269952">
                <text:p>5.786269952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83867008">
                <text:p>5.83867008</text:p>
              </table:table-cell>
              <table:table-cell office:value-type="float" office:value="0.0794999971986">
                <text:p>0.07949999719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89044992">
                <text:p>5.89044992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943450112">
                <text:p>5.943450112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996">
                <text:p>5.996</text:p>
              </table:table-cell>
              <table:table-cell office:value-type="float" office:value="0.0793000012636">
                <text:p>0.07930000126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09750016">
                <text:p>6.09750016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149910016">
                <text:p>6.149910016</text:p>
              </table:table-cell>
              <table:table-cell office:value-type="float" office:value="0.0794999971986">
                <text:p>0.07949999719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202520064">
                <text:p>6.202520064</text:p>
              </table:table-cell>
              <table:table-cell office:value-type="float" office:value="0.0794999971986">
                <text:p>0.07949999719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304930048">
                <text:p>6.304930048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35744">
                <text:p>6.35744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410060032">
                <text:p>6.410060032</text:p>
              </table:table-cell>
              <table:table-cell office:value-type="float" office:value="0.0794999971986">
                <text:p>0.07949999719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464150016">
                <text:p>6.464150016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517929984">
                <text:p>6.517929984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620400128">
                <text:p>6.620400128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671920128">
                <text:p>6.671920128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724620032">
                <text:p>6.724620032</text:p>
              </table:table-cell>
              <table:table-cell office:value-type="float" office:value="0.0785999968648">
                <text:p>0.07859999686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776620032">
                <text:p>6.776620032</text:p>
              </table:table-cell>
              <table:table-cell office:value-type="float" office:value="0.0771000012755">
                <text:p>0.07710000127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82897024">
                <text:p>6.82897024</text:p>
              </table:table-cell>
              <table:table-cell office:value-type="float" office:value="0.0751999989152">
                <text:p>0.07519999891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880519936">
                <text:p>6.880519936</text:p>
              </table:table-cell>
              <table:table-cell office:value-type="float" office:value="0.0734999999404">
                <text:p>0.07349999994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93233024">
                <text:p>6.93233024</text:p>
              </table:table-cell>
              <table:table-cell office:value-type="float" office:value="0.0722000002861">
                <text:p>0.07220000028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985349888">
                <text:p>6.985349888</text:p>
              </table:table-cell>
              <table:table-cell office:value-type="float" office:value="0.0706000030041">
                <text:p>0.07060000300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037779968">
                <text:p>7.037779968</text:p>
              </table:table-cell>
              <table:table-cell office:value-type="float" office:value="0.0690999999642">
                <text:p>0.06909999996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092649984">
                <text:p>7.092649984</text:p>
              </table:table-cell>
              <table:table-cell office:value-type="float" office:value="0.0663999989629">
                <text:p>0.06639999896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14555008">
                <text:p>7.14555008</text:p>
              </table:table-cell>
              <table:table-cell office:value-type="float" office:value="0.0679000020027">
                <text:p>0.06790000200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19808">
                <text:p>7.19808</text:p>
              </table:table-cell>
              <table:table-cell office:value-type="float" office:value="0.0693000033498">
                <text:p>0.06930000334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250639872">
                <text:p>7.250639872</text:p>
              </table:table-cell>
              <table:table-cell office:value-type="float" office:value="0.0709000006318">
                <text:p>0.07090000063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53189888">
                <text:p>7.353189888</text:p>
              </table:table-cell>
              <table:table-cell office:value-type="float" office:value="0.0716999992728">
                <text:p>0.07169999927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405940224">
                <text:p>7.405940224</text:p>
              </table:table-cell>
              <table:table-cell office:value-type="float" office:value="0.0724999979138">
                <text:p>0.07249999791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459389952">
                <text:p>7.459389952</text:p>
              </table:table-cell>
              <table:table-cell office:value-type="float" office:value="0.0746000036597">
                <text:p>0.07460000365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512780032">
                <text:p>7.512780032</text:p>
              </table:table-cell>
              <table:table-cell office:value-type="float" office:value="0.076700001955">
                <text:p>0.0767000019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565259776">
                <text:p>7.565259776</text:p>
              </table:table-cell>
              <table:table-cell office:value-type="float" office:value="0.0785000026226">
                <text:p>0.07850000262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617700096">
                <text:p>7.617700096</text:p>
              </table:table-cell>
              <table:table-cell office:value-type="float" office:value="0.0790000036359">
                <text:p>0.07900000363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67019008">
                <text:p>7.67019008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725700096">
                <text:p>7.725700096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778260224">
                <text:p>7.778260224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82988032">
                <text:p>7.82988032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933110016">
                <text:p>7.933110016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986860032">
                <text:p>7.986860032</text:p>
              </table:table-cell>
              <table:table-cell office:value-type="float" office:value="0.0794999971986">
                <text:p>0.07949999719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04027008">
                <text:p>8.04027008</text:p>
              </table:table-cell>
              <table:table-cell office:value-type="float" office:value="0.0793000012636">
                <text:p>0.07930000126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092780032">
                <text:p>8.092780032</text:p>
              </table:table-cell>
              <table:table-cell office:value-type="float" office:value="0.0794999971986">
                <text:p>0.07949999719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19436032">
                <text:p>8.19436032</text:p>
              </table:table-cell>
              <table:table-cell office:value-type="float" office:value="0.0794000029564">
                <text:p>0.07940000295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247760128">
                <text:p>8.247760128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299990016">
                <text:p>8.299990016</text:p>
              </table:table-cell>
              <table:table-cell office:value-type="float" office:value="0.0793000012636">
                <text:p>0.07930000126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35152">
                <text:p>8.35152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454290176">
                <text:p>8.454290176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506550016">
                <text:p>8.506550016</text:p>
              </table:table-cell>
              <table:table-cell office:value-type="float" office:value="0.0794999971986">
                <text:p>0.07949999719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559079936">
                <text:p>8.559079936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611749888">
                <text:p>8.611749888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665459968">
                <text:p>8.665459968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769000192">
                <text:p>8.769000192</text:p>
              </table:table-cell>
              <table:table-cell office:value-type="float" office:value="0.0781999975443">
                <text:p>0.07819999754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82155008">
                <text:p>8.82155008</text:p>
              </table:table-cell>
              <table:table-cell office:value-type="float" office:value="0.0737000033259">
                <text:p>0.07370000332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874000128">
                <text:p>8.874000128</text:p>
              </table:table-cell>
              <table:table-cell office:value-type="float" office:value="0.0690999999642">
                <text:p>0.0690999999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92838016">
                <text:p>8.92838016</text:p>
              </table:table-cell>
              <table:table-cell office:value-type="float" office:value="0.0662999972701">
                <text:p>0.06629999727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031099904">
                <text:p>9.031099904</text:p>
              </table:table-cell>
              <table:table-cell office:value-type="float" office:value="0.0658000037074">
                <text:p>0.06580000370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082710016">
                <text:p>9.082710016</text:p>
              </table:table-cell>
              <table:table-cell office:value-type="float" office:value="0.0662999972701">
                <text:p>0.06629999727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13456">
                <text:p>9.13456</text:p>
              </table:table-cell>
              <table:table-cell office:value-type="float" office:value="0.0674000009894">
                <text:p>0.06740000098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186099968">
                <text:p>9.186099968</text:p>
              </table:table-cell>
              <table:table-cell office:value-type="float" office:value="0.0687000006437">
                <text:p>0.06870000064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238170112">
                <text:p>9.238170112</text:p>
              </table:table-cell>
              <table:table-cell office:value-type="float" office:value="0.0688999965787">
                <text:p>0.06889999657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29056">
                <text:p>9.29056</text:p>
              </table:table-cell>
              <table:table-cell office:value-type="float" office:value="0.0688000023365">
                <text:p>0.06880000233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343110144">
                <text:p>9.343110144</text:p>
              </table:table-cell>
              <table:table-cell office:value-type="float" office:value="0.0710000023246">
                <text:p>0.07100000232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395660032">
                <text:p>9.395660032</text:p>
              </table:table-cell>
              <table:table-cell office:value-type="float" office:value="0.0697999969125">
                <text:p>0.0697999969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447550208">
                <text:p>9.447550208</text:p>
              </table:table-cell>
              <table:table-cell office:value-type="float" office:value="0.0694999992847">
                <text:p>0.06949999928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549959936">
                <text:p>9.549959936</text:p>
              </table:table-cell>
              <table:table-cell office:value-type="float" office:value="0.0693000033498">
                <text:p>0.06930000334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60452992">
                <text:p>9.60452992</text:p>
              </table:table-cell>
              <table:table-cell office:value-type="float" office:value="0.0675000026822">
                <text:p>0.06750000268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657090048">
                <text:p>9.657090048</text:p>
              </table:table-cell>
              <table:table-cell office:value-type="float" office:value="0.0662999972701">
                <text:p>0.06629999727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709479936">
                <text:p>9.709479936</text:p>
              </table:table-cell>
              <table:table-cell office:value-type="float" office:value="0.0644000023603">
                <text:p>0.06440000236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761959936">
                <text:p>9.761959936</text:p>
              </table:table-cell>
              <table:table-cell office:value-type="float" office:value="0.0640000030398">
                <text:p>0.06400000303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814089984">
                <text:p>9.814089984</text:p>
              </table:table-cell>
              <table:table-cell office:value-type="float" office:value="0.0658999979496">
                <text:p>0.06589999794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866899968">
                <text:p>9.866899968</text:p>
              </table:table-cell>
              <table:table-cell office:value-type="float" office:value="0.0628999993205">
                <text:p>0.06289999932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91931008">
                <text:p>9.91931008</text:p>
              </table:table-cell>
              <table:table-cell office:value-type="float" office:value="0.0562000013888">
                <text:p>0.05620000138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972130048">
                <text:p>9.972130048</text:p>
              </table:table-cell>
              <table:table-cell office:value-type="float" office:value="0.0463000014424">
                <text:p>0.04630000144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025619968">
                <text:p>10.025619968</text:p>
              </table:table-cell>
              <table:table-cell office:value-type="float" office:value="0.0373999997973">
                <text:p>0.03739999979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078640128">
                <text:p>10.078640128</text:p>
              </table:table-cell>
              <table:table-cell office:value-type="float" office:value="0.0337999984622">
                <text:p>0.03379999846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13124992">
                <text:p>10.13124992</text:p>
              </table:table-cell>
              <table:table-cell office:value-type="float" office:value="0.0388000011444">
                <text:p>0.03880000114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18283008">
                <text:p>10.18283008</text:p>
              </table:table-cell>
              <table:table-cell office:value-type="float" office:value="0.0454999990761">
                <text:p>0.04549999907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235119872">
                <text:p>10.235119872</text:p>
              </table:table-cell>
              <table:table-cell office:value-type="float" office:value="0.0511999987066">
                <text:p>0.05119999870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287510016">
                <text:p>10.287510016</text:p>
              </table:table-cell>
              <table:table-cell office:value-type="float" office:value="0.0571999996901">
                <text:p>0.05719999969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340009984">
                <text:p>10.340009984</text:p>
              </table:table-cell>
              <table:table-cell office:value-type="float" office:value="0.0645999982953">
                <text:p>0.06459999829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393670144">
                <text:p>10.393670144</text:p>
              </table:table-cell>
              <table:table-cell office:value-type="float" office:value="0.0719999969006">
                <text:p>0.07199999690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445220096">
                <text:p>10.445220096</text:p>
              </table:table-cell>
              <table:table-cell office:value-type="float" office:value="0.0782999992371">
                <text:p>0.07829999923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498259968">
                <text:p>10.498259968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549740032">
                <text:p>10.549740032</text:p>
              </table:table-cell>
              <table:table-cell office:value-type="float" office:value="0.0803000032902">
                <text:p>0.08030000329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602010112">
                <text:p>10.602010112</text:p>
              </table:table-cell>
              <table:table-cell office:value-type="float" office:value="0.0781000033021">
                <text:p>0.07810000330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653570048">
                <text:p>10.653570048</text:p>
              </table:table-cell>
              <table:table-cell office:value-type="float" office:value="0.0709000006318">
                <text:p>0.07090000063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707529984">
                <text:p>10.707529984</text:p>
              </table:table-cell>
              <table:table-cell office:value-type="float" office:value="0.0631000027061">
                <text:p>0.06310000270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81003008">
                <text:p>10.81003008</text:p>
              </table:table-cell>
              <table:table-cell office:value-type="float" office:value="0.0505000017583">
                <text:p>0.05050000175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862529792">
                <text:p>10.862529792</text:p>
              </table:table-cell>
              <table:table-cell office:value-type="float" office:value="0.0438000001013">
                <text:p>0.04380000010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915229952">
                <text:p>10.915229952</text:p>
              </table:table-cell>
              <table:table-cell office:value-type="float" office:value="0.0370000004768">
                <text:p>0.03700000047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967560192">
                <text:p>10.967560192</text:p>
              </table:table-cell>
              <table:table-cell office:value-type="float" office:value="0.0307999998331">
                <text:p>0.03079999983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01995008">
                <text:p>11.01995008</text:p>
              </table:table-cell>
              <table:table-cell office:value-type="float" office:value="0.0276999995112">
                <text:p>0.02769999951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072349952">
                <text:p>11.072349952</text:p>
              </table:table-cell>
              <table:table-cell office:value-type="float" office:value="0.0308999996632">
                <text:p>0.03089999966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125260288">
                <text:p>11.125260288</text:p>
              </table:table-cell>
              <table:table-cell office:value-type="float" office:value="0.0377000011504">
                <text:p>0.03770000115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17764992">
                <text:p>11.17764992</text:p>
              </table:table-cell>
              <table:table-cell office:value-type="float" office:value="0.0450999997556">
                <text:p>0.04509999975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230269952">
                <text:p>11.230269952</text:p>
              </table:table-cell>
              <table:table-cell office:value-type="float" office:value="0.0507999993861">
                <text:p>0.05079999938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282700032">
                <text:p>11.282700032</text:p>
              </table:table-cell>
              <table:table-cell office:value-type="float" office:value="0.0577999986708">
                <text:p>0.05779999867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38516992">
                <text:p>11.38516992</text:p>
              </table:table-cell>
              <table:table-cell office:value-type="float" office:value="0.0674000009894">
                <text:p>0.06740000098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4384">
                <text:p>11.4384</text:p>
              </table:table-cell>
              <table:table-cell office:value-type="float" office:value="0.0665000006557">
                <text:p>0.06650000065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490900224">
                <text:p>11.490900224</text:p>
              </table:table-cell>
              <table:table-cell office:value-type="float" office:value="0.0636000037193">
                <text:p>0.06360000371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543529984">
                <text:p>11.543529984</text:p>
              </table:table-cell>
              <table:table-cell office:value-type="float" office:value="0.0631000027061">
                <text:p>0.06310000270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596009984">
                <text:p>11.596009984</text:p>
              </table:table-cell>
              <table:table-cell office:value-type="float" office:value="0.0658000037074">
                <text:p>0.06580000370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648410112">
                <text:p>11.648410112</text:p>
              </table:table-cell>
              <table:table-cell office:value-type="float" office:value="0.0690999999642">
                <text:p>0.06909999996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702690048">
                <text:p>11.702690048</text:p>
              </table:table-cell>
              <table:table-cell office:value-type="float" office:value="0.0729999989271">
                <text:p>0.07299999892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.755300096">
                <text:p>11.755300096</text:p>
              </table:table-cell>
              <table:table-cell office:value-type="float" office:value="0.0741999968886">
                <text:p>0.07419999688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809690112">
                <text:p>11.809690112</text:p>
              </table:table-cell>
              <table:table-cell office:value-type="float" office:value="0.0732000023127">
                <text:p>0.07320000231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862170112">
                <text:p>11.862170112</text:p>
              </table:table-cell>
              <table:table-cell office:value-type="float" office:value="0.0712999999523">
                <text:p>0.07129999995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914660096">
                <text:p>11.914660096</text:p>
              </table:table-cell>
              <table:table-cell office:value-type="float" office:value="0.0679000020027">
                <text:p>0.06790000200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970249984">
                <text:p>11.970249984</text:p>
              </table:table-cell>
              <table:table-cell office:value-type="float" office:value="0.0658999979496">
                <text:p>0.06589999794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022840064">
                <text:p>12.022840064</text:p>
              </table:table-cell>
              <table:table-cell office:value-type="float" office:value="0.0661000013351">
                <text:p>0.06610000133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12518016">
                <text:p>12.12518016</text:p>
              </table:table-cell>
              <table:table-cell office:value-type="float" office:value="0.0684999972582">
                <text:p>0.06849999725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177730048">
                <text:p>12.177730048</text:p>
              </table:table-cell>
              <table:table-cell office:value-type="float" office:value="0.0714000016451">
                <text:p>0.07140000164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230319872">
                <text:p>12.230319872</text:p>
              </table:table-cell>
              <table:table-cell office:value-type="float" office:value="0.075900003314">
                <text:p>0.0759000033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283000064">
                <text:p>12.283000064</text:p>
              </table:table-cell>
              <table:table-cell office:value-type="float" office:value="0.0784000009298">
                <text:p>0.07840000092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335549952">
                <text:p>12.335549952</text:p>
              </table:table-cell>
              <table:table-cell office:value-type="float" office:value="0.0790000036359">
                <text:p>0.07900000363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387979776">
                <text:p>12.387979776</text:p>
              </table:table-cell>
              <table:table-cell office:value-type="float" office:value="0.0763000026345">
                <text:p>0.07630000263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440300032">
                <text:p>12.440300032</text:p>
              </table:table-cell>
              <table:table-cell office:value-type="float" office:value="0.0740000009537">
                <text:p>0.07400000095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492">
                <text:p>12.492</text:p>
              </table:table-cell>
              <table:table-cell office:value-type="float" office:value="0.0712999999523">
                <text:p>0.07129999995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544489984">
                <text:p>12.544489984</text:p>
              </table:table-cell>
              <table:table-cell office:value-type="float" office:value="0.0652000010014">
                <text:p>0.06520000100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596250112">
                <text:p>12.596250112</text:p>
              </table:table-cell>
              <table:table-cell office:value-type="float" office:value="0.0537000000477">
                <text:p>0.05370000004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648729856">
                <text:p>12.648729856</text:p>
              </table:table-cell>
              <table:table-cell office:value-type="float" office:value="0.0377999991179">
                <text:p>0.03779999911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701899776">
                <text:p>12.701899776</text:p>
              </table:table-cell>
              <table:table-cell office:value-type="float" office:value="0.0285000000149">
                <text:p>0.02850000001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7544">
                <text:p>12.7544</text:p>
              </table:table-cell>
              <table:table-cell office:value-type="float" office:value="0.0251000002027">
                <text:p>0.02510000020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807599872">
                <text:p>12.807599872</text:p>
              </table:table-cell>
              <table:table-cell office:value-type="float" office:value="0.0263999998569">
                <text:p>0.02639999985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859340288">
                <text:p>12.859340288</text:p>
              </table:table-cell>
              <table:table-cell office:value-type="float" office:value="0.0276999995112">
                <text:p>0.02769999951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911810304">
                <text:p>12.911810304</text:p>
              </table:table-cell>
              <table:table-cell office:value-type="float" office:value="0.0286999996752">
                <text:p>0.02869999967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964839936">
                <text:p>12.964839936</text:p>
              </table:table-cell>
              <table:table-cell office:value-type="float" office:value="0.0313999988139">
                <text:p>0.03139999881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.017299968">
                <text:p>13.017299968</text:p>
              </table:table-cell>
              <table:table-cell office:value-type="float" office:value="0.0362000018358">
                <text:p>0.03620000183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069940224">
                <text:p>13.069940224</text:p>
              </table:table-cell>
              <table:table-cell office:value-type="float" office:value="0.0412999987602">
                <text:p>0.04129999876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.122320128">
                <text:p>13.122320128</text:p>
              </table:table-cell>
              <table:table-cell office:value-type="float" office:value="0.0428999997675">
                <text:p>0.04289999976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175500032">
                <text:p>13.175500032</text:p>
              </table:table-cell>
              <table:table-cell office:value-type="float" office:value="0.0370000004768">
                <text:p>0.03700000047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22801024">
                <text:p>13.22801024</text:p>
              </table:table-cell>
              <table:table-cell office:value-type="float" office:value="0.0340999998152">
                <text:p>0.03409999981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279510016">
                <text:p>13.279510016</text:p>
              </table:table-cell>
              <table:table-cell office:value-type="float" office:value="0.0335999988019">
                <text:p>0.03359999880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334040064">
                <text:p>13.334040064</text:p>
              </table:table-cell>
              <table:table-cell office:value-type="float" office:value="0.0335999988019">
                <text:p>0.03359999880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386390016">
                <text:p>13.386390016</text:p>
              </table:table-cell>
              <table:table-cell office:value-type="float" office:value="0.030700000003">
                <text:p>0.0307000000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488920064">
                <text:p>13.488920064</text:p>
              </table:table-cell>
              <table:table-cell office:value-type="float" office:value="0.0326000005007">
                <text:p>0.03260000050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541600256">
                <text:p>13.541600256</text:p>
              </table:table-cell>
              <table:table-cell office:value-type="float" office:value="0.0351000018418">
                <text:p>0.03510000184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594060032">
                <text:p>13.594060032</text:p>
              </table:table-cell>
              <table:table-cell office:value-type="float" office:value="0.0408999994397">
                <text:p>0.04089999943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646660096">
                <text:p>13.646660096</text:p>
              </table:table-cell>
              <table:table-cell office:value-type="float" office:value="0.0507999993861">
                <text:p>0.05079999938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751350272">
                <text:p>13.751350272</text:p>
              </table:table-cell>
              <table:table-cell office:value-type="float" office:value="0.0612999983132">
                <text:p>0.06129999831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803730176">
                <text:p>13.803730176</text:p>
              </table:table-cell>
              <table:table-cell office:value-type="float" office:value="0.0680000036955">
                <text:p>0.06800000369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855190016">
                <text:p>13.855190016</text:p>
              </table:table-cell>
              <table:table-cell office:value-type="float" office:value="0.0702000036836">
                <text:p>0.07020000368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95771008">
                <text:p>13.95771008</text:p>
              </table:table-cell>
              <table:table-cell office:value-type="float" office:value="0.0718000009656">
                <text:p>0.07180000096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01312">
                <text:p>14.01312</text:p>
              </table:table-cell>
              <table:table-cell office:value-type="float" office:value="0.0733999982476">
                <text:p>0.07339999824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065600256">
                <text:p>14.065600256</text:p>
              </table:table-cell>
              <table:table-cell office:value-type="float" office:value="0.0741000026464">
                <text:p>0.07410000264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1176">
                <text:p>14.1176</text:p>
              </table:table-cell>
              <table:table-cell office:value-type="float" office:value="0.0718000009656">
                <text:p>0.07180000096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171079936">
                <text:p>14.171079936</text:p>
              </table:table-cell>
              <table:table-cell office:value-type="float" office:value="0.0653999969363">
                <text:p>0.06539999693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223480064">
                <text:p>14.223480064</text:p>
              </table:table-cell>
              <table:table-cell office:value-type="float" office:value="0.0548000000417">
                <text:p>0.05480000004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276189952">
                <text:p>14.276189952</text:p>
              </table:table-cell>
              <table:table-cell office:value-type="float" office:value="0.0423999987543">
                <text:p>0.04239999875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330330112">
                <text:p>14.330330112</text:p>
              </table:table-cell>
              <table:table-cell office:value-type="float" office:value="0.0273000001907">
                <text:p>0.02730000019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382800128">
                <text:p>14.382800128</text:p>
              </table:table-cell>
              <table:table-cell office:value-type="float" office:value="0.0157999992371">
                <text:p>0.01579999923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435330048">
                <text:p>14.435330048</text:p>
              </table:table-cell>
              <table:table-cell office:value-type="float" office:value="0.0131999999285">
                <text:p>0.01319999992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488059904">
                <text:p>14.488059904</text:p>
              </table:table-cell>
              <table:table-cell office:value-type="float" office:value="0.0311999991536">
                <text:p>0.03119999915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54043008">
                <text:p>14.54043008</text:p>
              </table:table-cell>
              <table:table-cell office:value-type="float" office:value="0.0467000007629">
                <text:p>0.04670000076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.59286016">
                <text:p>14.59286016</text:p>
              </table:table-cell>
              <table:table-cell office:value-type="float" office:value="0.0604999996722">
                <text:p>0.06049999967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.645260032">
                <text:p>14.645260032</text:p>
              </table:table-cell>
              <table:table-cell office:value-type="float" office:value="0.0703999996185">
                <text:p>0.07039999961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697779968">
                <text:p>14.697779968</text:p>
              </table:table-cell>
              <table:table-cell office:value-type="float" office:value="0.0750999972224">
                <text:p>0.07509999722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802550272">
                <text:p>14.802550272</text:p>
              </table:table-cell>
              <table:table-cell office:value-type="float" office:value="0.0747999995947">
                <text:p>0.07479999959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.855069952">
                <text:p>14.855069952</text:p>
              </table:table-cell>
              <table:table-cell office:value-type="float" office:value="0.0731000006199">
                <text:p>0.07310000061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907400192">
                <text:p>14.907400192</text:p>
              </table:table-cell>
              <table:table-cell office:value-type="float" office:value="0.0706999972463">
                <text:p>0.07069999724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010050048">
                <text:p>15.010050048</text:p>
              </table:table-cell>
              <table:table-cell office:value-type="float" office:value="0.0663999989629">
                <text:p>0.06639999896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062610176">
                <text:p>15.062610176</text:p>
              </table:table-cell>
              <table:table-cell office:value-type="float" office:value="0.0646999999881">
                <text:p>0.06469999998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11593984">
                <text:p>15.11593984</text:p>
              </table:table-cell>
              <table:table-cell office:value-type="float" office:value="0.0628999993205">
                <text:p>0.06289999932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.169570048">
                <text:p>15.169570048</text:p>
              </table:table-cell>
              <table:table-cell office:value-type="float" office:value="0.0584999993443">
                <text:p>0.05849999934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.223160064">
                <text:p>15.223160064</text:p>
              </table:table-cell>
              <table:table-cell office:value-type="float" office:value="0.0544999986887">
                <text:p>0.05449999868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75559936">
                <text:p>15.275559936</text:p>
              </table:table-cell>
              <table:table-cell office:value-type="float" office:value="0.0507000014186">
                <text:p>0.05070000141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.32900992">
                <text:p>15.32900992</text:p>
              </table:table-cell>
              <table:table-cell office:value-type="float" office:value="0.0504000000656">
                <text:p>0.05040000006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.381499904">
                <text:p>15.381499904</text:p>
              </table:table-cell>
              <table:table-cell office:value-type="float" office:value="0.0606999993324">
                <text:p>0.06069999933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434919936">
                <text:p>15.434919936</text:p>
              </table:table-cell>
              <table:table-cell office:value-type="float" office:value="0.0666000023484">
                <text:p>0.06660000234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487510016">
                <text:p>15.487510016</text:p>
              </table:table-cell>
              <table:table-cell office:value-type="float" office:value="0.0687000006437">
                <text:p>0.06870000064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543490048">
                <text:p>15.543490048</text:p>
              </table:table-cell>
              <table:table-cell office:value-type="float" office:value="0.0720999985933">
                <text:p>0.07209999859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64502016">
                <text:p>15.64502016</text:p>
              </table:table-cell>
              <table:table-cell office:value-type="float" office:value="0.0725999996066">
                <text:p>0.07259999960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696670208">
                <text:p>15.696670208</text:p>
              </table:table-cell>
              <table:table-cell office:value-type="float" office:value="0.070000000298">
                <text:p>0.0700000002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749620224">
                <text:p>15.749620224</text:p>
              </table:table-cell>
              <table:table-cell office:value-type="float" office:value="0.0662999972701">
                <text:p>0.06629999727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802249984">
                <text:p>15.802249984</text:p>
              </table:table-cell>
              <table:table-cell office:value-type="float" office:value="0.0644999966025">
                <text:p>0.06449999660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.854899968">
                <text:p>15.854899968</text:p>
              </table:table-cell>
              <table:table-cell office:value-type="float" office:value="0.0643000006676">
                <text:p>0.06430000066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907810048">
                <text:p>15.907810048</text:p>
              </table:table-cell>
              <table:table-cell office:value-type="float" office:value="0.0636999979615">
                <text:p>0.06369999796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95974016">
                <text:p>15.95974016</text:p>
              </table:table-cell>
              <table:table-cell office:value-type="float" office:value="0.0640000030398">
                <text:p>0.06400000303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.01273984">
                <text:p>16.01273984</text:p>
              </table:table-cell>
              <table:table-cell office:value-type="float" office:value="0.0645999982953">
                <text:p>0.06459999829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065030144">
                <text:p>16.065030144</text:p>
              </table:table-cell>
              <table:table-cell office:value-type="float" office:value="0.0650999993086">
                <text:p>0.06509999930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117190144">
                <text:p>16.117190144</text:p>
              </table:table-cell>
              <table:table-cell office:value-type="float" office:value="0.0658999979496">
                <text:p>0.06589999794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168940032">
                <text:p>16.168940032</text:p>
              </table:table-cell>
              <table:table-cell office:value-type="float" office:value="0.0680999979377">
                <text:p>0.06809999793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220840192">
                <text:p>16.220840192</text:p>
              </table:table-cell>
              <table:table-cell office:value-type="float" office:value="0.0734999999404">
                <text:p>0.07349999994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.273170176">
                <text:p>16.273170176</text:p>
              </table:table-cell>
              <table:table-cell office:value-type="float" office:value="0.0782999992371">
                <text:p>0.07829999923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.376449792">
                <text:p>16.376449792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.42870016">
                <text:p>16.42870016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480679936">
                <text:p>16.480679936</text:p>
              </table:table-cell>
              <table:table-cell office:value-type="float" office:value="0.0794999971986">
                <text:p>0.07949999719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.53217024">
                <text:p>16.53217024</text:p>
              </table:table-cell>
              <table:table-cell office:value-type="float" office:value="0.075900003314">
                <text:p>0.0759000033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584440064">
                <text:p>16.584440064</text:p>
              </table:table-cell>
              <table:table-cell office:value-type="float" office:value="0.0693000033498">
                <text:p>0.06930000334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636509952">
                <text:p>16.636509952</text:p>
              </table:table-cell>
              <table:table-cell office:value-type="float" office:value="0.0621000006795">
                <text:p>0.06210000067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.689050112">
                <text:p>16.689050112</text:p>
              </table:table-cell>
              <table:table-cell office:value-type="float" office:value="0.0535999983549">
                <text:p>0.05359999835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741679872">
                <text:p>16.741679872</text:p>
              </table:table-cell>
              <table:table-cell office:value-type="float" office:value="0.0425999984145">
                <text:p>0.04259999841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.794360064">
                <text:p>16.794360064</text:p>
              </table:table-cell>
              <table:table-cell office:value-type="float" office:value="0.0287999995053">
                <text:p>0.02879999950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.84683008">
                <text:p>16.84683008</text:p>
              </table:table-cell>
              <table:table-cell office:value-type="float" office:value="0.0152000002563">
                <text:p>0.01520000025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.899419904">
                <text:p>16.899419904</text:p>
              </table:table-cell>
              <table:table-cell office:value-type="float" office:value="0.0104999998584">
                <text:p>0.01049999985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95168">
                <text:p>16.95168</text:p>
              </table:table-cell>
              <table:table-cell office:value-type="float" office:value="0.0249000005424">
                <text:p>0.02490000054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.004280064">
                <text:p>17.004280064</text:p>
              </table:table-cell>
              <table:table-cell office:value-type="float" office:value="0.0405000001192">
                <text:p>0.04050000011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.05686016">
                <text:p>17.05686016</text:p>
              </table:table-cell>
              <table:table-cell office:value-type="float" office:value="0.0515000000596">
                <text:p>0.05150000005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.109360128">
                <text:p>17.109360128</text:p>
              </table:table-cell>
              <table:table-cell office:value-type="float" office:value="0.0582000017166">
                <text:p>0.05820000171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.161840128">
                <text:p>17.161840128</text:p>
              </table:table-cell>
              <table:table-cell office:value-type="float" office:value="0.0610000006855">
                <text:p>0.06100000068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214330112">
                <text:p>17.214330112</text:p>
              </table:table-cell>
              <table:table-cell office:value-type="float" office:value="0.0637999996543">
                <text:p>0.06379999965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.26736">
                <text:p>17.26736</text:p>
              </table:table-cell>
              <table:table-cell office:value-type="float" office:value="0.0659999996424">
                <text:p>0.06599999964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.369139968">
                <text:p>17.369139968</text:p>
              </table:table-cell>
              <table:table-cell office:value-type="float" office:value="0.0645999982953">
                <text:p>0.06459999829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42164992">
                <text:p>17.42164992</text:p>
              </table:table-cell>
              <table:table-cell office:value-type="float" office:value="0.0579999983311">
                <text:p>0.05799999833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.47339008">
                <text:p>17.47339008</text:p>
              </table:table-cell>
              <table:table-cell office:value-type="float" office:value="0.0480000004172">
                <text:p>0.04800000041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525200128">
                <text:p>17.525200128</text:p>
              </table:table-cell>
              <table:table-cell office:value-type="float" office:value="0.0357000008225">
                <text:p>0.03570000082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.579190016">
                <text:p>17.579190016</text:p>
              </table:table-cell>
              <table:table-cell office:value-type="float" office:value="0.0211999993771">
                <text:p>0.02119999937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.680930048">
                <text:p>17.680930048</text:p>
              </table:table-cell>
              <table:table-cell office:value-type="float" office:value="0.00689999992028">
                <text:p>0.006899999920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.733629952">
                <text:p>17.733629952</text:p>
              </table:table-cell>
              <table:table-cell office:value-type="float" office:value="0.00200000009499">
                <text:p>0.002000000094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.786060032">
                <text:p>17.786060032</text:p>
              </table:table-cell>
              <table:table-cell office:value-type="float" office:value="0.00260000000708">
                <text:p>0.002600000007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.839400192">
                <text:p>17.839400192</text:p>
              </table:table-cell>
              <table:table-cell office:value-type="float" office:value="0.00559999980032">
                <text:p>0.005599999800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.941939968">
                <text:p>17.941939968</text:p>
              </table:table-cell>
              <table:table-cell office:value-type="float" office:value="0.0152000002563">
                <text:p>0.01520000025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.994249984">
                <text:p>17.994249984</text:p>
              </table:table-cell>
              <table:table-cell office:value-type="float" office:value="0.0318000018597">
                <text:p>0.03180000185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.04577024">
                <text:p>18.04577024</text:p>
              </table:table-cell>
              <table:table-cell office:value-type="float" office:value="0.043299999088">
                <text:p>0.0432999990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.097709824">
                <text:p>18.097709824</text:p>
              </table:table-cell>
              <table:table-cell office:value-type="float" office:value="0.0540000014007">
                <text:p>0.05400000140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.149650176">
                <text:p>18.149650176</text:p>
              </table:table-cell>
              <table:table-cell office:value-type="float" office:value="0.0617999993265">
                <text:p>0.06179999932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.202100224">
                <text:p>18.202100224</text:p>
              </table:table-cell>
              <table:table-cell office:value-type="float" office:value="0.0666999965906">
                <text:p>0.06669999659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.253629952">
                <text:p>18.253629952</text:p>
              </table:table-cell>
              <table:table-cell office:value-type="float" office:value="0.0711999982595">
                <text:p>0.07119999825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.3056">
                <text:p>18.3056</text:p>
              </table:table-cell>
              <table:table-cell office:value-type="float" office:value="0.0772999972105">
                <text:p>0.07729999721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.408">
                <text:p>18.408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.461210112">
                <text:p>18.461210112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.512760064">
                <text:p>18.512760064</text:p>
              </table:table-cell>
              <table:table-cell office:value-type="float" office:value="0.0768000036478">
                <text:p>0.07680000364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.565190144">
                <text:p>18.565190144</text:p>
              </table:table-cell>
              <table:table-cell office:value-type="float" office:value="0.0697000026703">
                <text:p>0.06970000267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617090048">
                <text:p>18.617090048</text:p>
              </table:table-cell>
              <table:table-cell office:value-type="float" office:value="0.0628999993205">
                <text:p>0.06289999932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.668610048">
                <text:p>18.668610048</text:p>
              </table:table-cell>
              <table:table-cell office:value-type="float" office:value="0.0553999990225">
                <text:p>0.05539999902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.77088">
                <text:p>18.77088</text:p>
              </table:table-cell>
              <table:table-cell office:value-type="float" office:value="0.0394000001252">
                <text:p>0.03940000012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.82241024">
                <text:p>18.82241024</text:p>
              </table:table-cell>
              <table:table-cell office:value-type="float" office:value="0.030700000003">
                <text:p>0.0307000000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.873860096">
                <text:p>18.873860096</text:p>
              </table:table-cell>
              <table:table-cell office:value-type="float" office:value="0.0260000005364">
                <text:p>0.02600000053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.92672">
                <text:p>18.92672</text:p>
              </table:table-cell>
              <table:table-cell office:value-type="float" office:value="0.0270000007004">
                <text:p>0.02700000070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97940992">
                <text:p>18.97940992</text:p>
              </table:table-cell>
              <table:table-cell office:value-type="float" office:value="0.0302000008523">
                <text:p>0.03020000085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.031120128">
                <text:p>19.031120128</text:p>
              </table:table-cell>
              <table:table-cell office:value-type="float" office:value="0.0370000004768">
                <text:p>0.03700000047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.08347008">
                <text:p>19.08347008</text:p>
              </table:table-cell>
              <table:table-cell office:value-type="float" office:value="0.0439999997616">
                <text:p>0.04399999976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.135450112">
                <text:p>19.135450112</text:p>
              </table:table-cell>
              <table:table-cell office:value-type="float" office:value="0.0489999987185">
                <text:p>0.04899999871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188349952">
                <text:p>19.188349952</text:p>
              </table:table-cell>
              <table:table-cell office:value-type="float" office:value="0.0520000010729">
                <text:p>0.05200000107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.2904">
                <text:p>19.2904</text:p>
              </table:table-cell>
              <table:table-cell office:value-type="float" office:value="0.0577999986708">
                <text:p>0.05779999867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.343880192">
                <text:p>19.343880192</text:p>
              </table:table-cell>
              <table:table-cell office:value-type="float" office:value="0.0593999996781">
                <text:p>0.05939999967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.396570112">
                <text:p>19.396570112</text:p>
              </table:table-cell>
              <table:table-cell office:value-type="float" office:value="0.055799998343">
                <text:p>0.0557999983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.448920064">
                <text:p>19.448920064</text:p>
              </table:table-cell>
              <table:table-cell office:value-type="float" office:value="0.0537000000477">
                <text:p>0.05370000004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.50064">
                <text:p>19.50064</text:p>
              </table:table-cell>
              <table:table-cell office:value-type="float" office:value="0.0513999983668">
                <text:p>0.05139999836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.552410112">
                <text:p>19.552410112</text:p>
              </table:table-cell>
              <table:table-cell office:value-type="float" office:value="0.0443999990821">
                <text:p>0.04439999908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.604199936">
                <text:p>19.604199936</text:p>
              </table:table-cell>
              <table:table-cell office:value-type="float" office:value="0.0333999991417">
                <text:p>0.03339999914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656709888">
                <text:p>19.656709888</text:p>
              </table:table-cell>
              <table:table-cell office:value-type="float" office:value="0.0215000007302">
                <text:p>0.02150000073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.709100032">
                <text:p>19.709100032</text:p>
              </table:table-cell>
              <table:table-cell office:value-type="float" office:value="0.0118000004441">
                <text:p>0.01180000044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.76203008">
                <text:p>19.76203008</text:p>
              </table:table-cell>
              <table:table-cell office:value-type="float" office:value="0.0146000003442">
                <text:p>0.01460000034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.814009856">
                <text:p>19.814009856</text:p>
              </table:table-cell>
              <table:table-cell office:value-type="float" office:value="0.033100001514">
                <text:p>0.0331000015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.865590016">
                <text:p>19.865590016</text:p>
              </table:table-cell>
              <table:table-cell office:value-type="float" office:value="0.0427000001073">
                <text:p>0.04270000010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.91718016">
                <text:p>19.91718016</text:p>
              </table:table-cell>
              <table:table-cell office:value-type="float" office:value="0.0507999993861">
                <text:p>0.05079999938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.96875008">
                <text:p>19.96875008</text:p>
              </table:table-cell>
              <table:table-cell office:value-type="float" office:value="0.0584000013769">
                <text:p>0.05840000137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.023960064">
                <text:p>20.023960064</text:p>
              </table:table-cell>
              <table:table-cell office:value-type="float" office:value="0.0588000006974">
                <text:p>0.05880000069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.076410112">
                <text:p>20.076410112</text:p>
              </table:table-cell>
              <table:table-cell office:value-type="float" office:value="0.0529000014067">
                <text:p>0.05290000140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.127920128">
                <text:p>20.127920128</text:p>
              </table:table-cell>
              <table:table-cell office:value-type="float" office:value="0.0416000001132">
                <text:p>0.04160000011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.180359936">
                <text:p>20.180359936</text:p>
              </table:table-cell>
              <table:table-cell office:value-type="float" office:value="0.0272000003606">
                <text:p>0.02720000036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.232659968">
                <text:p>20.232659968</text:p>
              </table:table-cell>
              <table:table-cell office:value-type="float" office:value="0.0122999995947">
                <text:p>0.01229999959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.28651008">
                <text:p>20.28651008</text:p>
              </table:table-cell>
              <table:table-cell office:value-type="float" office:value="0.00659999996424">
                <text:p>0.006599999964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.339549952">
                <text:p>20.339549952</text:p>
              </table:table-cell>
              <table:table-cell office:value-type="float" office:value="0.0196000002325">
                <text:p>0.01960000023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.392019968">
                <text:p>20.392019968</text:p>
              </table:table-cell>
              <table:table-cell office:value-type="float" office:value="0.0340999998152">
                <text:p>0.03409999981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.444069888">
                <text:p>20.444069888</text:p>
              </table:table-cell>
              <table:table-cell office:value-type="float" office:value="0.047800000757">
                <text:p>0.0478000007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49574016">
                <text:p>20.49574016</text:p>
              </table:table-cell>
              <table:table-cell office:value-type="float" office:value="0.0584000013769">
                <text:p>0.05840000137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.598139904">
                <text:p>20.598139904</text:p>
              </table:table-cell>
              <table:table-cell office:value-type="float" office:value="0.0564999990165">
                <text:p>0.05649999901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.650330112">
                <text:p>20.650330112</text:p>
              </table:table-cell>
              <table:table-cell office:value-type="float" office:value="0.054699998349">
                <text:p>0.0546999983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.702750208">
                <text:p>20.702750208</text:p>
              </table:table-cell>
              <table:table-cell office:value-type="float" office:value="0.0493000000715">
                <text:p>0.04930000007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.755399936">
                <text:p>20.755399936</text:p>
              </table:table-cell>
              <table:table-cell office:value-type="float" office:value="0.0441000014544">
                <text:p>0.04410000145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807209984">
                <text:p>20.807209984</text:p>
              </table:table-cell>
              <table:table-cell office:value-type="float" office:value="0.0384000018239">
                <text:p>0.03840000182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.858690048">
                <text:p>20.858690048</text:p>
              </table:table-cell>
              <table:table-cell office:value-type="float" office:value="0.028599999845">
                <text:p>0.0285999998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.910220032">
                <text:p>20.910220032</text:p>
              </table:table-cell>
              <table:table-cell office:value-type="float" office:value="0.0207000002265">
                <text:p>0.02070000022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.962050048">
                <text:p>20.962050048</text:p>
              </table:table-cell>
              <table:table-cell office:value-type="float" office:value="0.0209999997169">
                <text:p>0.02099999971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1.01499008">
                <text:p>21.01499008</text:p>
              </table:table-cell>
              <table:table-cell office:value-type="float" office:value="0.0285000000149">
                <text:p>0.02850000001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.070200064">
                <text:p>21.070200064</text:p>
              </table:table-cell>
              <table:table-cell office:value-type="float" office:value="0.0375000014901">
                <text:p>0.03750000149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1.12704">
                <text:p>21.12704</text:p>
              </table:table-cell>
              <table:table-cell office:value-type="float" office:value="0.0489999987185">
                <text:p>0.04899999871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.178690048">
                <text:p>21.178690048</text:p>
              </table:table-cell>
              <table:table-cell office:value-type="float" office:value="0.054200001061">
                <text:p>0.0542000010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.23012992">
                <text:p>21.23012992</text:p>
              </table:table-cell>
              <table:table-cell office:value-type="float" office:value="0.0595999993384">
                <text:p>0.05959999933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.282489856">
                <text:p>21.282489856</text:p>
              </table:table-cell>
              <table:table-cell office:value-type="float" office:value="0.0668999999762">
                <text:p>0.06689999997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.33504">
                <text:p>21.33504</text:p>
              </table:table-cell>
              <table:table-cell office:value-type="float" office:value="0.0732999965549">
                <text:p>0.07329999655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.387389952">
                <text:p>21.387389952</text:p>
              </table:table-cell>
              <table:table-cell office:value-type="float" office:value="0.0747999995947">
                <text:p>0.07479999959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.43894016">
                <text:p>21.43894016</text:p>
              </table:table-cell>
              <table:table-cell office:value-type="float" office:value="0.0724999979138">
                <text:p>0.07249999791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.491000064">
                <text:p>21.491000064</text:p>
              </table:table-cell>
              <table:table-cell office:value-type="float" office:value="0.0663999989629">
                <text:p>0.06639999896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.542810112">
                <text:p>21.542810112</text:p>
              </table:table-cell>
              <table:table-cell office:value-type="float" office:value="0.0601999983191">
                <text:p>0.06019999831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.595539968">
                <text:p>21.595539968</text:p>
              </table:table-cell>
              <table:table-cell office:value-type="float" office:value="0.0524999983609">
                <text:p>0.05249999836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.697380096">
                <text:p>21.697380096</text:p>
              </table:table-cell>
              <table:table-cell office:value-type="float" office:value="0.040600001812">
                <text:p>0.0406000018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.74916992">
                <text:p>21.74916992</text:p>
              </table:table-cell>
              <table:table-cell office:value-type="float" office:value="0.0335000008345">
                <text:p>0.03350000083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.801730048">
                <text:p>21.801730048</text:p>
              </table:table-cell>
              <table:table-cell office:value-type="float" office:value="0.0263999998569">
                <text:p>0.02639999985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.854290176">
                <text:p>21.854290176</text:p>
              </table:table-cell>
              <table:table-cell office:value-type="float" office:value="0.0188999995589">
                <text:p>0.01889999955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.955930112">
                <text:p>21.955930112</text:p>
              </table:table-cell>
              <table:table-cell office:value-type="float" office:value="0.01070000045">
                <text:p>0.010700000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.008549888">
                <text:p>22.008549888</text:p>
              </table:table-cell>
              <table:table-cell office:value-type="float" office:value="0.00419999985024">
                <text:p>0.004199999850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.060169984">
                <text:p>22.060169984</text:p>
              </table:table-cell>
              <table:table-cell office:value-type="float" office:value="0.000500000023749">
                <text:p>0.0005000000237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.112500224">
                <text:p>22.112500224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.164920064">
                <text:p>22.164920064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.21638016">
                <text:p>22.21638016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.268310016">
                <text:p>22.268310016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.32028032">
                <text:p>22.32028032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.372679936">
                <text:p>22.372679936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.42523008">
                <text:p>22.42523008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.476850176">
                <text:p>22.476850176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.528280064">
                <text:p>22.528280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.580770048">
                <text:p>22.580770048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633309952">
                <text:p>22.6333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.685789952">
                <text:p>22.685789952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.78854016">
                <text:p>22.78854016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.84134016">
                <text:p>22.8413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.893669888">
                <text:p>22.893669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.94569984">
                <text:p>22.9456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3.047750144">
                <text:p>23.04775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.09968">
                <text:p>23.0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.152120064">
                <text:p>23.152120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.20464">
                <text:p>23.20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.257310208">
                <text:p>23.257310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.309639936">
                <text:p>23.309639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.362010112">
                <text:p>23.36201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.41446016">
                <text:p>23.41446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.466950144">
                <text:p>23.46695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.518729984">
                <text:p>23.51872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570370048">
                <text:p>23.57037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67241984">
                <text:p>23.6724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72411008">
                <text:p>23.7241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776580096">
                <text:p>23.77658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829459968">
                <text:p>23.82945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88276992">
                <text:p>23.88276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935140096">
                <text:p>23.93514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988059904">
                <text:p>23.98805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.040509952">
                <text:p>24.0405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.09307008">
                <text:p>24.09307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.14539008">
                <text:p>24.14539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.198220032">
                <text:p>24.198220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.250640128">
                <text:p>24.250640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.303280128">
                <text:p>24.303280128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.407689984">
                <text:p>24.40768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.460339968">
                <text:p>24.46033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.512200192">
                <text:p>24.51220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614219776">
                <text:p>24.614219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.66651008">
                <text:p>24.6665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718540032">
                <text:p>24.718540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771250176">
                <text:p>24.771250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82379008">
                <text:p>24.82379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.87712">
                <text:p>24.87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.929570048">
                <text:p>24.92957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.982170112">
                <text:p>24.98217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5.034680064">
                <text:p>25.034680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.08726016">
                <text:p>25.08726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.141530112">
                <text:p>25.14153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.193929984">
                <text:p>25.19392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.246919936">
                <text:p>25.246919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.301149952">
                <text:p>25.301149952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.352770048">
                <text:p>25.35277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.404730112">
                <text:p>25.40473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.457420032">
                <text:p>25.457420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.559970048">
                <text:p>25.55997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.612450048">
                <text:p>25.61245004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028cm" svg:height="11.266cm" xlink:href=".." xlink:type="simple" chart:class="chart:scatter" chart:style-name="ch1">
        <chart:legend chart:legend-position="end" svg:x="17.758cm" svg:y="5.334cm" style:legend-expansion="high" chart:style-name="ch2"/>
        <chart:plot-area chart:style-name="ch3" table:cell-range-address="Sheet1.I2:Sheet1.J444 Sheet1.J1:Sheet1.J1" chart:data-source-has-labels="row" svg:x="0.4cm" svg:y="0.225cm" svg:width="16.958cm" svg:height="10.816cm">
          <chartooo:coordinate-region svg:x="0.784cm" svg:y="0.424cm" svg:width="16.19cm" svg:height="10.4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444" chart:label-cell-address="Sheet1.J1:Sheet1.J1" chart:class="chart:scatter">
            <chart:domain table:cell-range-address="Sheet1.I2:Sheet1.I444"/>
            <chart:data-point chart:repeated="4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ield.y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18938672543">
                <text:p>-1.18938672543</text:p>
                <draw:g>
                  <svg:desc>Sheet1.I2:Sheet1.I444</svg:desc>
                </draw:g>
              </table:table-cell>
              <table:table-cell office:value-type="float" office:value="-0.584261417389">
                <text:p>-0.584261417389</text:p>
                <draw:g>
                  <svg:desc>Sheet1.J2:Sheet1.J4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8938815594">
                <text:p>-1.18938815594</text:p>
              </table:table-cell>
              <table:table-cell office:value-type="float" office:value="-0.584260046482">
                <text:p>-0.584260046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18937861919">
                <text:p>-1.18937861919</text:p>
              </table:table-cell>
              <table:table-cell office:value-type="float" office:value="-0.584253191948">
                <text:p>-0.584253191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8938601017">
                <text:p>-1.18938601017</text:p>
              </table:table-cell>
              <table:table-cell office:value-type="float" office:value="-0.584259212017">
                <text:p>-0.584259212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8938207626">
                <text:p>-1.18938207626</text:p>
              </table:table-cell>
              <table:table-cell office:value-type="float" office:value="-0.584259331226">
                <text:p>-0.584259331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18938279152">
                <text:p>-1.18938279152</text:p>
              </table:table-cell>
              <table:table-cell office:value-type="float" office:value="-0.584261715412">
                <text:p>-0.584261715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18938064575">
                <text:p>-1.18938064575</text:p>
              </table:table-cell>
              <table:table-cell office:value-type="float" office:value="-0.584265530109">
                <text:p>-0.584265530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18938410282">
                <text:p>-1.18938410282</text:p>
              </table:table-cell>
              <table:table-cell office:value-type="float" office:value="-0.584265768528">
                <text:p>-0.584265768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8938279152">
                <text:p>-1.18938279152</text:p>
              </table:table-cell>
              <table:table-cell office:value-type="float" office:value="-0.584258377552">
                <text:p>-0.584258377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8937015533">
                <text:p>-1.18937015533</text:p>
              </table:table-cell>
              <table:table-cell office:value-type="float" office:value="-0.584260284901">
                <text:p>-0.5842602849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18938148022">
                <text:p>-1.18938148022</text:p>
              </table:table-cell>
              <table:table-cell office:value-type="float" office:value="-0.584264695644">
                <text:p>-0.584264695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1893863678">
                <text:p>-1.1893863678</text:p>
              </table:table-cell>
              <table:table-cell office:value-type="float" office:value="-0.58425205946">
                <text:p>-0.58425205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1893876791">
                <text:p>-1.1893876791</text:p>
              </table:table-cell>
              <table:table-cell office:value-type="float" office:value="-0.584250926971">
                <text:p>-0.5842509269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8938624859">
                <text:p>-1.18938624859</text:p>
              </table:table-cell>
              <table:table-cell office:value-type="float" office:value="-0.584254860878">
                <text:p>-0.5842548608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18937957287">
                <text:p>-1.18937957287</text:p>
              </table:table-cell>
              <table:table-cell office:value-type="float" office:value="-0.584267377853">
                <text:p>-0.5842673778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18938136101">
                <text:p>-1.18938136101</text:p>
              </table:table-cell>
              <table:table-cell office:value-type="float" office:value="-0.5842654109">
                <text:p>-0.5842654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18937540054">
                <text:p>-1.18937540054</text:p>
              </table:table-cell>
              <table:table-cell office:value-type="float" office:value="-0.58425951004">
                <text:p>-0.58425951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18938827515">
                <text:p>-1.18938827515</text:p>
              </table:table-cell>
              <table:table-cell office:value-type="float" office:value="-0.584262013435">
                <text:p>-0.5842620134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18938362598">
                <text:p>-1.18938362598</text:p>
              </table:table-cell>
              <table:table-cell office:value-type="float" office:value="-0.584255754948">
                <text:p>-0.5842557549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18939161301">
                <text:p>-1.18939161301</text:p>
              </table:table-cell>
              <table:table-cell office:value-type="float" office:value="-0.584264576435">
                <text:p>-0.5842645764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18938362598">
                <text:p>-1.18938362598</text:p>
              </table:table-cell>
              <table:table-cell office:value-type="float" office:value="-0.58425962925">
                <text:p>-0.58425962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18938159943">
                <text:p>-1.18938159943</text:p>
              </table:table-cell>
              <table:table-cell office:value-type="float" office:value="-0.584259033203">
                <text:p>-0.5842590332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18938183784">
                <text:p>-1.18938183784</text:p>
              </table:table-cell>
              <table:table-cell office:value-type="float" office:value="-0.58426296711">
                <text:p>-0.58426296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18938577175">
                <text:p>-1.18938577175</text:p>
              </table:table-cell>
              <table:table-cell office:value-type="float" office:value="-0.584265112877">
                <text:p>-0.584265112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18938088417">
                <text:p>-1.18938088417</text:p>
              </table:table-cell>
              <table:table-cell office:value-type="float" office:value="-0.584257721901">
                <text:p>-0.5842577219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18938004971">
                <text:p>-1.18938004971</text:p>
              </table:table-cell>
              <table:table-cell office:value-type="float" office:value="-0.58426207304">
                <text:p>-0.584262073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18937432766">
                <text:p>-1.18937432766</text:p>
              </table:table-cell>
              <table:table-cell office:value-type="float" office:value="-0.58426463604">
                <text:p>-0.584264636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18937659264">
                <text:p>-1.18937659264</text:p>
              </table:table-cell>
              <table:table-cell office:value-type="float" office:value="-0.584261417389">
                <text:p>-0.5842614173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18938112259">
                <text:p>-1.18938112259</text:p>
              </table:table-cell>
              <table:table-cell office:value-type="float" office:value="-0.584266066551">
                <text:p>-0.5842660665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8938469887">
                <text:p>-1.18938469887</text:p>
              </table:table-cell>
              <table:table-cell office:value-type="float" office:value="-0.584255993366">
                <text:p>-0.5842559933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18937885761">
                <text:p>-1.18937885761</text:p>
              </table:table-cell>
              <table:table-cell office:value-type="float" office:value="-0.584258973598">
                <text:p>-0.5842589735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8938744068">
                <text:p>-1.18938744068</text:p>
              </table:table-cell>
              <table:table-cell office:value-type="float" office:value="-0.584252178669">
                <text:p>-0.5842521786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18938970566">
                <text:p>-1.18938970566</text:p>
              </table:table-cell>
              <table:table-cell office:value-type="float" office:value="-0.584256291389">
                <text:p>-0.5842562913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18937909603">
                <text:p>-1.18937909603</text:p>
              </table:table-cell>
              <table:table-cell office:value-type="float" office:value="-0.584267258644">
                <text:p>-0.5842672586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18938922882">
                <text:p>-1.18938922882</text:p>
              </table:table-cell>
              <table:table-cell office:value-type="float" office:value="-0.584262311459">
                <text:p>-0.5842623114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18937659264">
                <text:p>-1.18937659264</text:p>
              </table:table-cell>
              <table:table-cell office:value-type="float" office:value="-0.584258675575">
                <text:p>-0.5842586755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18938374519">
                <text:p>-1.18938374519</text:p>
              </table:table-cell>
              <table:table-cell office:value-type="float" office:value="-0.584259748459">
                <text:p>-0.584259748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18937718868">
                <text:p>-1.18937718868</text:p>
              </table:table-cell>
              <table:table-cell office:value-type="float" office:value="-0.584264576435">
                <text:p>-0.584264576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18939101696">
                <text:p>-1.18939101696</text:p>
              </table:table-cell>
              <table:table-cell office:value-type="float" office:value="-0.584259092808">
                <text:p>-0.5842590928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8938827515">
                <text:p>-1.18938827515</text:p>
              </table:table-cell>
              <table:table-cell office:value-type="float" office:value="-0.584254920483">
                <text:p>-0.5842549204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18938744068">
                <text:p>-1.18938744068</text:p>
              </table:table-cell>
              <table:table-cell office:value-type="float" office:value="-0.58426117897">
                <text:p>-0.584261178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18938195705">
                <text:p>-1.18938195705</text:p>
              </table:table-cell>
              <table:table-cell office:value-type="float" office:value="-0.584257423878">
                <text:p>-0.5842574238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893851757">
                <text:p>-1.1893851757</text:p>
              </table:table-cell>
              <table:table-cell office:value-type="float" office:value="-0.58426451683">
                <text:p>-0.584264516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18937695026">
                <text:p>-1.18937695026</text:p>
              </table:table-cell>
              <table:table-cell office:value-type="float" office:value="-0.584256529808">
                <text:p>-0.5842565298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18938374519">
                <text:p>-1.18938374519</text:p>
              </table:table-cell>
              <table:table-cell office:value-type="float" office:value="-0.584260523319">
                <text:p>-0.584260523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18938267231">
                <text:p>-1.18938267231</text:p>
              </table:table-cell>
              <table:table-cell office:value-type="float" office:value="-0.584269344807">
                <text:p>-0.5842693448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18940007687">
                <text:p>-1.18940007687</text:p>
              </table:table-cell>
              <table:table-cell office:value-type="float" office:value="-0.584250032902">
                <text:p>-0.5842500329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18938887119">
                <text:p>-1.18938887119</text:p>
              </table:table-cell>
              <table:table-cell office:value-type="float" office:value="-0.584260284901">
                <text:p>-0.5842602849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18937897682">
                <text:p>-1.18937897682</text:p>
              </table:table-cell>
              <table:table-cell office:value-type="float" office:value="-0.584265172482">
                <text:p>-0.5842651724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18938148022">
                <text:p>-1.18938148022</text:p>
              </table:table-cell>
              <table:table-cell office:value-type="float" office:value="-0.584263026714">
                <text:p>-0.5842630267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18938183784">
                <text:p>-1.18938183784</text:p>
              </table:table-cell>
              <table:table-cell office:value-type="float" office:value="-0.58425962925">
                <text:p>-0.584259629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18938076496">
                <text:p>-1.18938076496</text:p>
              </table:table-cell>
              <table:table-cell office:value-type="float" office:value="-0.584264457226">
                <text:p>-0.5842644572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18939125538">
                <text:p>-1.18939125538</text:p>
              </table:table-cell>
              <table:table-cell office:value-type="float" office:value="-0.584260702133">
                <text:p>-0.584260702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18937289715">
                <text:p>-1.18937289715</text:p>
              </table:table-cell>
              <table:table-cell office:value-type="float" office:value="-0.584269881248">
                <text:p>-0.5842698812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18936085701">
                <text:p>-1.18936085701</text:p>
              </table:table-cell>
              <table:table-cell office:value-type="float" office:value="-0.584269702435">
                <text:p>-0.5842697024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1893901825">
                <text:p>-1.1893901825</text:p>
              </table:table-cell>
              <table:table-cell office:value-type="float" office:value="-0.584257364273">
                <text:p>-0.5842573642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18938398361">
                <text:p>-1.18938398361</text:p>
              </table:table-cell>
              <table:table-cell office:value-type="float" office:value="-0.584263205528">
                <text:p>-0.5842632055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18937683105">
                <text:p>-1.18937683105</text:p>
              </table:table-cell>
              <table:table-cell office:value-type="float" office:value="-0.584261536598">
                <text:p>-0.5842615365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18939578533">
                <text:p>-1.18939578533</text:p>
              </table:table-cell>
              <table:table-cell office:value-type="float" office:value="-0.584254980087">
                <text:p>-0.5842549800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18938207626">
                <text:p>-1.18938207626</text:p>
              </table:table-cell>
              <table:table-cell office:value-type="float" office:value="-0.584262371063">
                <text:p>-0.5842623710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18938040733">
                <text:p>-1.18938040733</text:p>
              </table:table-cell>
              <table:table-cell office:value-type="float" office:value="-0.584265291691">
                <text:p>-0.5842652916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18938314915">
                <text:p>-1.18938314915</text:p>
              </table:table-cell>
              <table:table-cell office:value-type="float" office:value="-0.584260046482">
                <text:p>-0.5842600464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1893787384">
                <text:p>-1.1893787384</text:p>
              </table:table-cell>
              <table:table-cell office:value-type="float" office:value="-0.584264159203">
                <text:p>-0.5842641592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18937790394">
                <text:p>-1.18937790394</text:p>
              </table:table-cell>
              <table:table-cell office:value-type="float" office:value="-0.584257900715">
                <text:p>-0.5842579007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18938279152">
                <text:p>-1.18938279152</text:p>
              </table:table-cell>
              <table:table-cell office:value-type="float" office:value="-0.584267795086">
                <text:p>-0.5842677950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18938183784">
                <text:p>-1.18938183784</text:p>
              </table:table-cell>
              <table:table-cell office:value-type="float" office:value="-0.584250152111">
                <text:p>-0.5842501521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18938708305">
                <text:p>-1.18938708305</text:p>
              </table:table-cell>
              <table:table-cell office:value-type="float" office:value="-0.584261596203">
                <text:p>-0.5842615962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18938779831">
                <text:p>-1.18938779831</text:p>
              </table:table-cell>
              <table:table-cell office:value-type="float" office:value="-0.584265291691">
                <text:p>-0.5842652916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18938803673">
                <text:p>-1.18938803673</text:p>
              </table:table-cell>
              <table:table-cell office:value-type="float" office:value="-0.584259986877">
                <text:p>-0.5842599868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18938696384">
                <text:p>-1.18938696384</text:p>
              </table:table-cell>
              <table:table-cell office:value-type="float" office:value="-0.584257423878">
                <text:p>-0.5842574238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18937397003">
                <text:p>-1.18937397003</text:p>
              </table:table-cell>
              <table:table-cell office:value-type="float" office:value="-0.584274411201">
                <text:p>-0.5842744112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18939113617">
                <text:p>-1.18939113617</text:p>
              </table:table-cell>
              <table:table-cell office:value-type="float" office:value="-0.584274172783">
                <text:p>-0.5842741727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19013702869">
                <text:p>-1.19013702869</text:p>
              </table:table-cell>
              <table:table-cell office:value-type="float" office:value="-0.584175229073">
                <text:p>-0.5841752290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19292926788">
                <text:p>-1.19292926788</text:p>
              </table:table-cell>
              <table:table-cell office:value-type="float" office:value="-0.582687139511">
                <text:p>-0.5826871395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19653451443">
                <text:p>-1.19653451443</text:p>
              </table:table-cell>
              <table:table-cell office:value-type="float" office:value="-0.581003010273">
                <text:p>-0.5810030102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19948554039">
                <text:p>-1.19948554039</text:p>
              </table:table-cell>
              <table:table-cell office:value-type="float" office:value="-0.579432725906">
                <text:p>-0.5794327259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20086336136">
                <text:p>-1.20086336136</text:p>
              </table:table-cell>
              <table:table-cell office:value-type="float" office:value="-0.579142332077">
                <text:p>-0.5791423320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20199048519">
                <text:p>-1.20199048519</text:p>
              </table:table-cell>
              <table:table-cell office:value-type="float" office:value="-0.578674614429">
                <text:p>-0.5786746144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2045737505">
                <text:p>-1.2045737505</text:p>
              </table:table-cell>
              <table:table-cell office:value-type="float" office:value="-0.576444089413">
                <text:p>-0.5764440894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2072262764">
                <text:p>-1.2072262764</text:p>
              </table:table-cell>
              <table:table-cell office:value-type="float" office:value="-0.573637485504">
                <text:p>-0.5736374855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20941579342">
                <text:p>-1.20941579342</text:p>
              </table:table-cell>
              <table:table-cell office:value-type="float" office:value="-0.569927096367">
                <text:p>-0.5699270963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21066772938">
                <text:p>-1.21066772938</text:p>
              </table:table-cell>
              <table:table-cell office:value-type="float" office:value="-0.566146314144">
                <text:p>-0.566146314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21138608456">
                <text:p>-1.21138608456</text:p>
              </table:table-cell>
              <table:table-cell office:value-type="float" office:value="-0.561889588833">
                <text:p>-0.5618895888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21238017082">
                <text:p>-1.21238017082</text:p>
              </table:table-cell>
              <table:table-cell office:value-type="float" office:value="-0.558160543442">
                <text:p>-0.5581605434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2152402401">
                <text:p>-1.2152402401</text:p>
              </table:table-cell>
              <table:table-cell office:value-type="float" office:value="-0.556091368198">
                <text:p>-0.5560913681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21929013729">
                <text:p>-1.21929013729</text:p>
              </table:table-cell>
              <table:table-cell office:value-type="float" office:value="-0.556069612503">
                <text:p>-0.5560696125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2233196497">
                <text:p>-1.2233196497</text:p>
              </table:table-cell>
              <table:table-cell office:value-type="float" office:value="-0.556163012981">
                <text:p>-0.5561630129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2759795189">
                <text:p>-1.22759795189</text:p>
              </table:table-cell>
              <table:table-cell office:value-type="float" office:value="-0.556251466274">
                <text:p>-0.5562514662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23198962212">
                <text:p>-1.23198962212</text:p>
              </table:table-cell>
              <table:table-cell office:value-type="float" office:value="-0.556358158588">
                <text:p>-0.5563581585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23616743088">
                <text:p>-1.23616743088</text:p>
              </table:table-cell>
              <table:table-cell office:value-type="float" office:value="-0.556459546089">
                <text:p>-0.5564595460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2404718399">
                <text:p>-1.2404718399</text:p>
              </table:table-cell>
              <table:table-cell office:value-type="float" office:value="-0.556559562683">
                <text:p>-0.5565595626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24438965321">
                <text:p>-1.24438965321</text:p>
              </table:table-cell>
              <table:table-cell office:value-type="float" office:value="-0.556643664837">
                <text:p>-0.5566436648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24880456924">
                <text:p>-1.24880456924</text:p>
              </table:table-cell>
              <table:table-cell office:value-type="float" office:value="-0.55675059557">
                <text:p>-0.556750595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2570848465">
                <text:p>-1.2570848465</text:p>
              </table:table-cell>
              <table:table-cell office:value-type="float" office:value="-0.557014644146">
                <text:p>-0.557014644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26119351387">
                <text:p>-1.26119351387</text:p>
              </table:table-cell>
              <table:table-cell office:value-type="float" office:value="-0.557350516319">
                <text:p>-0.5573505163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6610863209">
                <text:p>-1.26610863209</text:p>
              </table:table-cell>
              <table:table-cell office:value-type="float" office:value="-0.557944655418">
                <text:p>-0.5579446554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27013444901">
                <text:p>-1.27013444901</text:p>
              </table:table-cell>
              <table:table-cell office:value-type="float" office:value="-0.558649837971">
                <text:p>-0.5586498379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27400672436">
                <text:p>-1.27400672436</text:p>
              </table:table-cell>
              <table:table-cell office:value-type="float" office:value="-0.559458553791">
                <text:p>-0.5594585537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2783267498">
                <text:p>-1.2783267498</text:p>
              </table:table-cell>
              <table:table-cell office:value-type="float" office:value="-0.560405433178">
                <text:p>-0.5604054331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28219819069">
                <text:p>-1.28219819069</text:p>
              </table:table-cell>
              <table:table-cell office:value-type="float" office:value="-0.561261415482">
                <text:p>-0.5612614154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286429286">
                <text:p>-1.286429286</text:p>
              </table:table-cell>
              <table:table-cell office:value-type="float" office:value="-0.562245070934">
                <text:p>-0.5622450709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2904664278">
                <text:p>-1.2904664278</text:p>
              </table:table-cell>
              <table:table-cell office:value-type="float" office:value="-0.56334143877">
                <text:p>-0.563341438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29437661171">
                <text:p>-1.29437661171</text:p>
              </table:table-cell>
              <table:table-cell office:value-type="float" office:value="-0.564448952675">
                <text:p>-0.5644489526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3021736145">
                <text:p>-1.3021736145</text:p>
              </table:table-cell>
              <table:table-cell office:value-type="float" office:value="-0.567320883274">
                <text:p>-0.5673208832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30588984489">
                <text:p>-1.30588984489</text:p>
              </table:table-cell>
              <table:table-cell office:value-type="float" office:value="-0.568972885609">
                <text:p>-0.5689728856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30976879597">
                <text:p>-1.30976879597</text:p>
              </table:table-cell>
              <table:table-cell office:value-type="float" office:value="-0.570773482323">
                <text:p>-0.5707734823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31709051132">
                <text:p>-1.31709051132</text:p>
              </table:table-cell>
              <table:table-cell office:value-type="float" office:value="-0.5745408535">
                <text:p>-0.57454085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32064783573">
                <text:p>-1.32064783573</text:p>
              </table:table-cell>
              <table:table-cell office:value-type="float" office:value="-0.57652169466">
                <text:p>-0.576521694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3244177103">
                <text:p>-1.3244177103</text:p>
              </table:table-cell>
              <table:table-cell office:value-type="float" office:value="-0.578697025776">
                <text:p>-0.5786970257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32797038555">
                <text:p>-1.32797038555</text:p>
              </table:table-cell>
              <table:table-cell office:value-type="float" office:value="-0.580825090408">
                <text:p>-0.5808250904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33172416687">
                <text:p>-1.33172416687</text:p>
              </table:table-cell>
              <table:table-cell office:value-type="float" office:value="-0.583330690861">
                <text:p>-0.5833306908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33839452267">
                <text:p>-1.33839452267</text:p>
              </table:table-cell>
              <table:table-cell office:value-type="float" office:value="-0.588071584702">
                <text:p>-0.5880715847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34128654003">
                <text:p>-1.34128654003</text:p>
              </table:table-cell>
              <table:table-cell office:value-type="float" office:value="-0.590822637081">
                <text:p>-0.5908226370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34337425232">
                <text:p>-1.34337425232</text:p>
              </table:table-cell>
              <table:table-cell office:value-type="float" office:value="-0.594393789768">
                <text:p>-0.5943937897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34416329861">
                <text:p>-1.34416329861</text:p>
              </table:table-cell>
              <table:table-cell office:value-type="float" office:value="-0.598473310471">
                <text:p>-0.5984733104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34429740906">
                <text:p>-1.34429740906</text:p>
              </table:table-cell>
              <table:table-cell office:value-type="float" office:value="-0.602834820747">
                <text:p>-0.6028348207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34426319599">
                <text:p>-1.34426319599</text:p>
              </table:table-cell>
              <table:table-cell office:value-type="float" office:value="-0.606938779354">
                <text:p>-0.6069387793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34394133091">
                <text:p>-1.34394133091</text:p>
              </table:table-cell>
              <table:table-cell office:value-type="float" office:value="-0.610902547836">
                <text:p>-0.6109025478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34279537201">
                <text:p>-1.34279537201</text:p>
              </table:table-cell>
              <table:table-cell office:value-type="float" office:value="-0.614939510822">
                <text:p>-0.6149395108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34052169323">
                <text:p>-1.34052169323</text:p>
              </table:table-cell>
              <table:table-cell office:value-type="float" office:value="-0.618394553661">
                <text:p>-0.6183945536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33741927147">
                <text:p>-1.33741927147</text:p>
              </table:table-cell>
              <table:table-cell office:value-type="float" office:value="-0.621062040329">
                <text:p>-0.6210620403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33383691311">
                <text:p>-1.33383691311</text:p>
              </table:table-cell>
              <table:table-cell office:value-type="float" office:value="-0.623419761658">
                <text:p>-0.6234197616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33029341698">
                <text:p>-1.33029341698</text:p>
              </table:table-cell>
              <table:table-cell office:value-type="float" office:value="-0.625575900078">
                <text:p>-0.6255759000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3265786171">
                <text:p>-1.3265786171</text:p>
              </table:table-cell>
              <table:table-cell office:value-type="float" office:value="-0.627663135529">
                <text:p>-0.6276631355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31931102276">
                <text:p>-1.31931102276</text:p>
              </table:table-cell>
              <table:table-cell office:value-type="float" office:value="-0.631484210491">
                <text:p>-0.6314842104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31558573246">
                <text:p>-1.31558573246</text:p>
              </table:table-cell>
              <table:table-cell office:value-type="float" office:value="-0.633274316788">
                <text:p>-0.6332743167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31153678894">
                <text:p>-1.31153678894</text:p>
              </table:table-cell>
              <table:table-cell office:value-type="float" office:value="-0.635081171989">
                <text:p>-0.6350811719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30768895149">
                <text:p>-1.30768895149</text:p>
              </table:table-cell>
              <table:table-cell office:value-type="float" office:value="-0.63675558567">
                <text:p>-0.636755585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30375647545">
                <text:p>-1.30375647545</text:p>
              </table:table-cell>
              <table:table-cell office:value-type="float" office:value="-0.638345479965">
                <text:p>-0.6383454799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30000567436">
                <text:p>-1.30000567436</text:p>
              </table:table-cell>
              <table:table-cell office:value-type="float" office:value="-0.639729499817">
                <text:p>-0.6397294998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2959009409">
                <text:p>-1.2959009409</text:p>
              </table:table-cell>
              <table:table-cell office:value-type="float" office:value="-0.641117751598">
                <text:p>-0.6411177515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29163336754">
                <text:p>-1.29163336754</text:p>
              </table:table-cell>
              <table:table-cell office:value-type="float" office:value="-0.642370998859">
                <text:p>-0.6423709988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28761696815">
                <text:p>-1.28761696815</text:p>
              </table:table-cell>
              <table:table-cell office:value-type="float" office:value="-0.643373012543">
                <text:p>-0.6433730125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28343427181">
                <text:p>-1.28343427181</text:p>
              </table:table-cell>
              <table:table-cell office:value-type="float" office:value="-0.644242584705">
                <text:p>-0.6442425847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27534639835">
                <text:p>-1.27534639835</text:p>
              </table:table-cell>
              <table:table-cell office:value-type="float" office:value="-0.64550691843">
                <text:p>-0.645506918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27118396759">
                <text:p>-1.27118396759</text:p>
              </table:table-cell>
              <table:table-cell office:value-type="float" office:value="-0.6459389925">
                <text:p>-0.64593899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26690423489">
                <text:p>-1.26690423489</text:p>
              </table:table-cell>
              <table:table-cell office:value-type="float" office:value="-0.646372258663">
                <text:p>-0.6463722586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26267123222">
                <text:p>-1.26267123222</text:p>
              </table:table-cell>
              <table:table-cell office:value-type="float" office:value="-0.646804690361">
                <text:p>-0.6468046903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25459885597">
                <text:p>-1.25459885597</text:p>
              </table:table-cell>
              <table:table-cell office:value-type="float" office:value="-0.647172749043">
                <text:p>-0.6471727490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25041997433">
                <text:p>-1.25041997433</text:p>
              </table:table-cell>
              <table:table-cell office:value-type="float" office:value="-0.647072970867">
                <text:p>-0.6470729708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24629580975">
                <text:p>-1.24629580975</text:p>
              </table:table-cell>
              <table:table-cell office:value-type="float" office:value="-0.646939337254">
                <text:p>-0.6469393372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24194526672">
                <text:p>-1.24194526672</text:p>
              </table:table-cell>
              <table:table-cell office:value-type="float" office:value="-0.646808922291">
                <text:p>-0.6468089222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23368644714">
                <text:p>-1.23368644714</text:p>
              </table:table-cell>
              <table:table-cell office:value-type="float" office:value="-0.646587610245">
                <text:p>-0.6465876102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2296577692">
                <text:p>-1.2296577692</text:p>
              </table:table-cell>
              <table:table-cell office:value-type="float" office:value="-0.646433353424">
                <text:p>-0.6464333534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22533905506">
                <text:p>-1.22533905506</text:p>
              </table:table-cell>
              <table:table-cell office:value-type="float" office:value="-0.646306991577">
                <text:p>-0.6463069915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2122478485">
                <text:p>-1.22122478485</text:p>
              </table:table-cell>
              <table:table-cell office:value-type="float" office:value="-0.646198272705">
                <text:p>-0.6461982727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2169829607">
                <text:p>-1.2169829607</text:p>
              </table:table-cell>
              <table:table-cell office:value-type="float" office:value="-0.646058738232">
                <text:p>-0.6460587382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20983350277">
                <text:p>-1.20983350277</text:p>
              </table:table-cell>
              <table:table-cell office:value-type="float" office:value="-0.644594430923">
                <text:p>-0.6445944309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2088868618">
                <text:p>-1.2088868618</text:p>
              </table:table-cell>
              <table:table-cell office:value-type="float" office:value="-0.640185952187">
                <text:p>-0.6401859521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20859241486">
                <text:p>-1.20859241486</text:p>
              </table:table-cell>
              <table:table-cell office:value-type="float" office:value="-0.635908067226">
                <text:p>-0.6359080672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2074906826">
                <text:p>-1.2074906826</text:p>
              </table:table-cell>
              <table:table-cell office:value-type="float" office:value="-0.631861150265">
                <text:p>-0.6318611502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20298695564">
                <text:p>-1.20298695564</text:p>
              </table:table-cell>
              <table:table-cell office:value-type="float" office:value="-0.624848544598">
                <text:p>-0.6248485445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19987523556">
                <text:p>-1.19987523556</text:p>
              </table:table-cell>
              <table:table-cell office:value-type="float" office:value="-0.622233450413">
                <text:p>-0.6222334504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19641506672">
                <text:p>-1.19641506672</text:p>
              </table:table-cell>
              <table:table-cell office:value-type="float" office:value="-0.620198845863">
                <text:p>-0.6201988458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19267809391">
                <text:p>-1.19267809391</text:p>
              </table:table-cell>
              <table:table-cell office:value-type="float" office:value="-0.618174612522">
                <text:p>-0.6181746125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19005441666">
                <text:p>-1.19005441666</text:p>
              </table:table-cell>
              <table:table-cell office:value-type="float" office:value="-0.61639046669">
                <text:p>-0.616390466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18916213512">
                <text:p>-1.18916213512</text:p>
              </table:table-cell>
              <table:table-cell office:value-type="float" office:value="-0.61322426796">
                <text:p>-0.613224267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18921887875">
                <text:p>-1.18921887875</text:p>
              </table:table-cell>
              <table:table-cell office:value-type="float" office:value="-0.609428405762">
                <text:p>-0.6094284057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18923568726">
                <text:p>-1.18923568726</text:p>
              </table:table-cell>
              <table:table-cell office:value-type="float" office:value="-0.605291008949">
                <text:p>-0.6052910089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18926608562">
                <text:p>-1.18926608562</text:p>
              </table:table-cell>
              <table:table-cell office:value-type="float" office:value="-0.601064383984">
                <text:p>-0.6010643839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18933236599">
                <text:p>-1.18933236599</text:p>
              </table:table-cell>
              <table:table-cell office:value-type="float" office:value="-0.592828929424">
                <text:p>-0.5928289294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18935322762">
                <text:p>-1.18935322762</text:p>
              </table:table-cell>
              <table:table-cell office:value-type="float" office:value="-0.58860296011">
                <text:p>-0.58860296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19043588638">
                <text:p>-1.19043588638</text:p>
              </table:table-cell>
              <table:table-cell office:value-type="float" office:value="-0.58535784483">
                <text:p>-0.585357844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19288253784">
                <text:p>-1.19288253784</text:p>
              </table:table-cell>
              <table:table-cell office:value-type="float" office:value="-0.583349704742">
                <text:p>-0.5833497047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19646787643">
                <text:p>-1.19646787643</text:p>
              </table:table-cell>
              <table:table-cell office:value-type="float" office:value="-0.581515729427">
                <text:p>-0.5815157294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19958245754">
                <text:p>-1.19958245754</text:p>
              </table:table-cell>
              <table:table-cell office:value-type="float" office:value="-0.57962757349">
                <text:p>-0.579627573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20118200779">
                <text:p>-1.20118200779</text:p>
              </table:table-cell>
              <table:table-cell office:value-type="float" office:value="-0.579026639462">
                <text:p>-0.5790266394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20201909542">
                <text:p>-1.20201909542</text:p>
              </table:table-cell>
              <table:table-cell office:value-type="float" office:value="-0.579702615738">
                <text:p>-0.5797026157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20340108871">
                <text:p>-1.20340108871</text:p>
              </table:table-cell>
              <table:table-cell office:value-type="float" office:value="-0.582665264606">
                <text:p>-0.5826652646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20521616936">
                <text:p>-1.20521616936</text:p>
              </table:table-cell>
              <table:table-cell office:value-type="float" office:value="-0.586440861225">
                <text:p>-0.5864408612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20701432228">
                <text:p>-1.20701432228</text:p>
              </table:table-cell>
              <table:table-cell office:value-type="float" office:value="-0.590113520622">
                <text:p>-0.5901135206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20904350281">
                <text:p>-1.20904350281</text:p>
              </table:table-cell>
              <table:table-cell office:value-type="float" office:value="-0.594146251678">
                <text:p>-0.5941462516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21085071564">
                <text:p>-1.21085071564</text:p>
              </table:table-cell>
              <table:table-cell office:value-type="float" office:value="-0.597807705402">
                <text:p>-0.5978077054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21273541451">
                <text:p>-1.21273541451</text:p>
              </table:table-cell>
              <table:table-cell office:value-type="float" office:value="-0.601545751095">
                <text:p>-0.6015457510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21468818188">
                <text:p>-1.21468818188</text:p>
              </table:table-cell>
              <table:table-cell office:value-type="float" office:value="-0.60539996624">
                <text:p>-0.605399966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21654379368">
                <text:p>-1.21654379368</text:p>
              </table:table-cell>
              <table:table-cell office:value-type="float" office:value="-0.609078407288">
                <text:p>-0.6090784072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21843016148">
                <text:p>-1.21843016148</text:p>
              </table:table-cell>
              <table:table-cell office:value-type="float" office:value="-0.61279964447">
                <text:p>-0.612799644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22036147118">
                <text:p>-1.22036147118</text:p>
              </table:table-cell>
              <table:table-cell office:value-type="float" office:value="-0.616586148739">
                <text:p>-0.6165861487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22224247456">
                <text:p>-1.22224247456</text:p>
              </table:table-cell>
              <table:table-cell office:value-type="float" office:value="-0.620320618153">
                <text:p>-0.6203206181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22410809994">
                <text:p>-1.22410809994</text:p>
              </table:table-cell>
              <table:table-cell office:value-type="float" office:value="-0.624054670334">
                <text:p>-0.6240546703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22525882721">
                <text:p>-1.22525882721</text:p>
              </table:table-cell>
              <table:table-cell office:value-type="float" office:value="-0.626663327217">
                <text:p>-0.6266633272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22566950321">
                <text:p>-1.22566950321</text:p>
              </table:table-cell>
              <table:table-cell office:value-type="float" office:value="-0.627239048481">
                <text:p>-0.6272390484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22526264191">
                <text:p>-1.22526264191</text:p>
              </table:table-cell>
              <table:table-cell office:value-type="float" office:value="-0.627587378025">
                <text:p>-0.6275873780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22548985481">
                <text:p>-1.22548985481</text:p>
              </table:table-cell>
              <table:table-cell office:value-type="float" office:value="-0.62762606144">
                <text:p>-0.627626061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22785997391">
                <text:p>-1.22785997391</text:p>
              </table:table-cell>
              <table:table-cell office:value-type="float" office:value="-0.626855015755">
                <text:p>-0.6268550157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23112142086">
                <text:p>-1.23112142086</text:p>
              </table:table-cell>
              <table:table-cell office:value-type="float" office:value="-0.624618828297">
                <text:p>-0.6246188282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23384428024">
                <text:p>-1.23384428024</text:p>
              </table:table-cell>
              <table:table-cell office:value-type="float" office:value="-0.621456384659">
                <text:p>-0.6214563846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23620784283">
                <text:p>-1.23620784283</text:p>
              </table:table-cell>
              <table:table-cell office:value-type="float" office:value="-0.618025183678">
                <text:p>-0.6180251836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23909771442">
                <text:p>-1.23909771442</text:p>
              </table:table-cell>
              <table:table-cell office:value-type="float" office:value="-0.614841222763">
                <text:p>-0.6148412227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24257946014">
                <text:p>-1.24257946014</text:p>
              </table:table-cell>
              <table:table-cell office:value-type="float" office:value="-0.612700223923">
                <text:p>-0.6127002239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24657273293">
                <text:p>-1.24657273293</text:p>
              </table:table-cell>
              <table:table-cell office:value-type="float" office:value="-0.611889123917">
                <text:p>-0.6118891239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2507891655">
                <text:p>-1.2507891655</text:p>
              </table:table-cell>
              <table:table-cell office:value-type="float" office:value="-0.612118303776">
                <text:p>-0.6121183037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25494647026">
                <text:p>-1.25494647026</text:p>
              </table:table-cell>
              <table:table-cell office:value-type="float" office:value="-0.612623155117">
                <text:p>-0.6126231551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26233303547">
                <text:p>-1.26233303547</text:p>
              </table:table-cell>
              <table:table-cell office:value-type="float" office:value="-0.615596652031">
                <text:p>-0.6155966520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26529955864">
                <text:p>-1.26529955864</text:p>
              </table:table-cell>
              <table:table-cell office:value-type="float" office:value="-0.618741214275">
                <text:p>-0.6187412142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26765751839">
                <text:p>-1.26765751839</text:p>
              </table:table-cell>
              <table:table-cell office:value-type="float" office:value="-0.622240304947">
                <text:p>-0.6222403049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2699277401">
                <text:p>-1.2699277401</text:p>
              </table:table-cell>
              <table:table-cell office:value-type="float" office:value="-0.625699579716">
                <text:p>-0.6256995797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27235817909">
                <text:p>-1.27235817909</text:p>
              </table:table-cell>
              <table:table-cell office:value-type="float" office:value="-0.629341244698">
                <text:p>-0.6293412446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27468347549">
                <text:p>-1.27468347549</text:p>
              </table:table-cell>
              <table:table-cell office:value-type="float" office:value="-0.632673084736">
                <text:p>-0.6326730847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27814471722">
                <text:p>-1.27814471722</text:p>
              </table:table-cell>
              <table:table-cell office:value-type="float" office:value="-0.635293841362">
                <text:p>-0.6352938413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28194284439">
                <text:p>-1.28194284439</text:p>
              </table:table-cell>
              <table:table-cell office:value-type="float" office:value="-0.636081159115">
                <text:p>-0.6360811591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28638863564">
                <text:p>-1.28638863564</text:p>
              </table:table-cell>
              <table:table-cell office:value-type="float" office:value="-0.635158479214">
                <text:p>-0.6351584792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29039597511">
                <text:p>-1.29039597511</text:p>
              </table:table-cell>
              <table:table-cell office:value-type="float" office:value="-0.633831620216">
                <text:p>-0.6338316202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29416692257">
                <text:p>-1.29416692257</text:p>
              </table:table-cell>
              <table:table-cell office:value-type="float" office:value="-0.632257461548">
                <text:p>-0.6322574615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29837739468">
                <text:p>-1.29837739468</text:p>
              </table:table-cell>
              <table:table-cell office:value-type="float" office:value="-0.630391299725">
                <text:p>-0.6303912997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30221927166">
                <text:p>-1.30221927166</text:p>
              </table:table-cell>
              <table:table-cell office:value-type="float" office:value="-0.628682672977">
                <text:p>-0.6286826729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30979764462">
                <text:p>-1.30979764462</text:p>
              </table:table-cell>
              <table:table-cell office:value-type="float" office:value="-0.625335335732">
                <text:p>-0.6253353357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31353342533">
                <text:p>-1.31353342533</text:p>
              </table:table-cell>
              <table:table-cell office:value-type="float" office:value="-0.623719274998">
                <text:p>-0.6237192749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31754040718">
                <text:p>-1.31754040718</text:p>
              </table:table-cell>
              <table:table-cell office:value-type="float" office:value="-0.62193852663">
                <text:p>-0.621938526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32103705406">
                <text:p>-1.32103705406</text:p>
              </table:table-cell>
              <table:table-cell office:value-type="float" office:value="-0.620196640491">
                <text:p>-0.6201966404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32364964485">
                <text:p>-1.32364964485</text:p>
              </table:table-cell>
              <table:table-cell office:value-type="float" office:value="-0.617073476315">
                <text:p>-0.6170734763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32479715347">
                <text:p>-1.32479715347</text:p>
              </table:table-cell>
              <table:table-cell office:value-type="float" office:value="-0.613455832005">
                <text:p>-0.6134558320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32659173012">
                <text:p>-1.32659173012</text:p>
              </table:table-cell>
              <table:table-cell office:value-type="float" office:value="-0.610975682735">
                <text:p>-0.6109756827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32936191559">
                <text:p>-1.32936191559</text:p>
              </table:table-cell>
              <table:table-cell office:value-type="float" office:value="-0.610936701298">
                <text:p>-0.6109367012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33165574074">
                <text:p>-1.33165574074</text:p>
              </table:table-cell>
              <table:table-cell office:value-type="float" office:value="-0.613212764263">
                <text:p>-0.6132127642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.33056521416">
                <text:p>-1.33056521416</text:p>
              </table:table-cell>
              <table:table-cell office:value-type="float" office:value="-0.616649866104">
                <text:p>-0.6166498661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.32766139507">
                <text:p>-1.32766139507</text:p>
              </table:table-cell>
              <table:table-cell office:value-type="float" office:value="-0.61684179306">
                <text:p>-0.616841793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.32548296452">
                <text:p>-1.32548296452</text:p>
              </table:table-cell>
              <table:table-cell office:value-type="float" office:value="-0.614780008793">
                <text:p>-0.6147800087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32475948334">
                <text:p>-1.32475948334</text:p>
              </table:table-cell>
              <table:table-cell office:value-type="float" office:value="-0.610929787159">
                <text:p>-0.6109297871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.32489871979">
                <text:p>-1.32489871979</text:p>
              </table:table-cell>
              <table:table-cell office:value-type="float" office:value="-0.606922507286">
                <text:p>-0.6069225072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.32499945164">
                <text:p>-1.32499945164</text:p>
              </table:table-cell>
              <table:table-cell office:value-type="float" office:value="-0.602624058723">
                <text:p>-0.6026240587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32509350777">
                <text:p>-1.32509350777</text:p>
              </table:table-cell>
              <table:table-cell office:value-type="float" office:value="-0.598425030708">
                <text:p>-0.5984250307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32559359074">
                <text:p>-1.32559359074</text:p>
              </table:table-cell>
              <table:table-cell office:value-type="float" office:value="-0.594556510448">
                <text:p>-0.5945565104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32748687267">
                <text:p>-1.32748687267</text:p>
              </table:table-cell>
              <table:table-cell office:value-type="float" office:value="-0.592035651207">
                <text:p>-0.5920356512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3308712244">
                <text:p>-1.3308712244</text:p>
              </table:table-cell>
              <table:table-cell office:value-type="float" office:value="-0.591507315636">
                <text:p>-0.5915073156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33179497719">
                <text:p>-1.33179497719</text:p>
              </table:table-cell>
              <table:table-cell office:value-type="float" office:value="-0.594129621983">
                <text:p>-0.5941296219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32977414131">
                <text:p>-1.32977414131</text:p>
              </table:table-cell>
              <table:table-cell office:value-type="float" office:value="-0.59745657444">
                <text:p>-0.597456574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32671844959">
                <text:p>-1.32671844959</text:p>
              </table:table-cell>
              <table:table-cell office:value-type="float" office:value="-0.596878647804">
                <text:p>-0.5968786478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32523357868">
                <text:p>-1.32523357868</text:p>
              </table:table-cell>
              <table:table-cell office:value-type="float" office:value="-0.59330534935">
                <text:p>-0.593305349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32378196716">
                <text:p>-1.32378196716</text:p>
              </table:table-cell>
              <table:table-cell office:value-type="float" office:value="-0.589260220528">
                <text:p>-0.5892602205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32094180584">
                <text:p>-1.32094180584</text:p>
              </table:table-cell>
              <table:table-cell office:value-type="float" office:value="-0.586978316307">
                <text:p>-0.5869783163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31445217133">
                <text:p>-1.31445217133</text:p>
              </table:table-cell>
              <table:table-cell office:value-type="float" office:value="-0.582926988602">
                <text:p>-0.5829269886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31177318096">
                <text:p>-1.31177318096</text:p>
              </table:table-cell>
              <table:table-cell office:value-type="float" office:value="-0.579770803452">
                <text:p>-0.5797708034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30860388279">
                <text:p>-1.30860388279</text:p>
              </table:table-cell>
              <table:table-cell office:value-type="float" office:value="-0.577930569649">
                <text:p>-0.5779305696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30495429039">
                <text:p>-1.30495429039</text:p>
              </table:table-cell>
              <table:table-cell office:value-type="float" office:value="-0.577841460705">
                <text:p>-0.5778414607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29828822613">
                <text:p>-1.29828822613</text:p>
              </table:table-cell>
              <table:table-cell office:value-type="float" office:value="-0.574985444546">
                <text:p>-0.5749854445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29451560974">
                <text:p>-1.29451560974</text:p>
              </table:table-cell>
              <table:table-cell office:value-type="float" office:value="-0.57332277298">
                <text:p>-0.573322772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29056632519">
                <text:p>-1.29056632519</text:p>
              </table:table-cell>
              <table:table-cell office:value-type="float" office:value="-0.571783423424">
                <text:p>-0.5717834234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2827706337">
                <text:p>-1.2827706337</text:p>
              </table:table-cell>
              <table:table-cell office:value-type="float" office:value="-0.569409310818">
                <text:p>-0.5694093108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2784640789">
                <text:p>-1.2784640789</text:p>
              </table:table-cell>
              <table:table-cell office:value-type="float" office:value="-0.568425297737">
                <text:p>-0.5684252977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27438664436">
                <text:p>-1.27438664436</text:p>
              </table:table-cell>
              <table:table-cell office:value-type="float" office:value="-0.567776322365">
                <text:p>-0.5677763223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.27132868767">
                <text:p>-1.27132868767</text:p>
              </table:table-cell>
              <table:table-cell office:value-type="float" office:value="-0.569663882256">
                <text:p>-0.5696638822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27118015289">
                <text:p>-1.27118015289</text:p>
              </table:table-cell>
              <table:table-cell office:value-type="float" office:value="-0.573011517525">
                <text:p>-0.5730115175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27427339554">
                <text:p>-1.27427339554</text:p>
              </table:table-cell>
              <table:table-cell office:value-type="float" office:value="-0.574900686741">
                <text:p>-0.5749006867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27837133408">
                <text:p>-1.27837133408</text:p>
              </table:table-cell>
              <table:table-cell office:value-type="float" office:value="-0.575735449791">
                <text:p>-0.5757354497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28257513046">
                <text:p>-1.28257513046</text:p>
              </table:table-cell>
              <table:table-cell office:value-type="float" office:value="-0.576765298843">
                <text:p>-0.5767652988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2866307497">
                <text:p>-1.2866307497</text:p>
              </table:table-cell>
              <table:table-cell office:value-type="float" office:value="-0.577922821045">
                <text:p>-0.5779228210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29072344303">
                <text:p>-1.29072344303</text:p>
              </table:table-cell>
              <table:table-cell office:value-type="float" office:value="-0.579428553581">
                <text:p>-0.5794285535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29453825951">
                <text:p>-1.29453825951</text:p>
              </table:table-cell>
              <table:table-cell office:value-type="float" office:value="-0.581027746201">
                <text:p>-0.5810277462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29839730263">
                <text:p>-1.29839730263</text:p>
              </table:table-cell>
              <table:table-cell office:value-type="float" office:value="-0.58287769556">
                <text:p>-0.582877695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30142915249">
                <text:p>-1.30142915249</text:p>
              </table:table-cell>
              <table:table-cell office:value-type="float" office:value="-0.584706783295">
                <text:p>-0.5847067832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30382514">
                <text:p>-1.30382514</text:p>
              </table:table-cell>
              <table:table-cell office:value-type="float" office:value="-0.587691605091">
                <text:p>-0.5876916050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30696630478">
                <text:p>-1.30696630478</text:p>
              </table:table-cell>
              <table:table-cell office:value-type="float" office:value="-0.589866161346">
                <text:p>-0.5898661613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31424546242">
                <text:p>-1.31424546242</text:p>
              </table:table-cell>
              <table:table-cell office:value-type="float" office:value="-0.591554999352">
                <text:p>-0.5915549993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31693100929">
                <text:p>-1.31693100929</text:p>
              </table:table-cell>
              <table:table-cell office:value-type="float" office:value="-0.593190312386">
                <text:p>-0.5931903123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31784689426">
                <text:p>-1.31784689426</text:p>
              </table:table-cell>
              <table:table-cell office:value-type="float" office:value="-0.597247719765">
                <text:p>-0.5972477197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31772232056">
                <text:p>-1.31772232056</text:p>
              </table:table-cell>
              <table:table-cell office:value-type="float" office:value="-0.605601847172">
                <text:p>-0.6056018471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31764423847">
                <text:p>-1.31764423847</text:p>
              </table:table-cell>
              <table:table-cell office:value-type="float" office:value="-0.609811425209">
                <text:p>-0.6098114252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31668901443">
                <text:p>-1.31668901443</text:p>
              </table:table-cell>
              <table:table-cell office:value-type="float" office:value="-0.613724827766">
                <text:p>-0.6137248277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31392621994">
                <text:p>-1.31392621994</text:p>
              </table:table-cell>
              <table:table-cell office:value-type="float" office:value="-0.616241157055">
                <text:p>-0.6162411570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31005072594">
                <text:p>-1.31005072594</text:p>
              </table:table-cell>
              <table:table-cell office:value-type="float" office:value="-0.617965877056">
                <text:p>-0.6179658770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30634915829">
                <text:p>-1.30634915829</text:p>
              </table:table-cell>
              <table:table-cell office:value-type="float" office:value="-0.619544446468">
                <text:p>-0.6195444464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30221533775">
                <text:p>-1.30221533775</text:p>
              </table:table-cell>
              <table:table-cell office:value-type="float" office:value="-0.621344208717">
                <text:p>-0.6213442087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29843175411">
                <text:p>-1.29843175411</text:p>
              </table:table-cell>
              <table:table-cell office:value-type="float" office:value="-0.62296128273">
                <text:p>-0.622961282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29450953007">
                <text:p>-1.29450953007</text:p>
              </table:table-cell>
              <table:table-cell office:value-type="float" office:value="-0.624629199505">
                <text:p>-0.6246291995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29055786133">
                <text:p>-1.29055786133</text:p>
              </table:table-cell>
              <table:table-cell office:value-type="float" office:value="-0.626263022423">
                <text:p>-0.6262630224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28621339798">
                <text:p>-1.28621339798</text:p>
              </table:table-cell>
              <table:table-cell office:value-type="float" office:value="-0.627658426762">
                <text:p>-0.6276584267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27973330021">
                <text:p>-1.27973330021</text:p>
              </table:table-cell>
              <table:table-cell office:value-type="float" office:value="-0.628474831581">
                <text:p>-0.6284748315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27857327461">
                <text:p>-1.27857327461</text:p>
              </table:table-cell>
              <table:table-cell office:value-type="float" office:value="-0.627891838551">
                <text:p>-0.6278918385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27708494663">
                <text:p>-1.27708494663</text:p>
              </table:table-cell>
              <table:table-cell office:value-type="float" office:value="-0.627348184586">
                <text:p>-0.6273481845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2736928463">
                <text:p>-1.2736928463</text:p>
              </table:table-cell>
              <table:table-cell office:value-type="float" office:value="-0.626588881016">
                <text:p>-0.6265888810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26962864399">
                <text:p>-1.26962864399</text:p>
              </table:table-cell>
              <table:table-cell office:value-type="float" office:value="-0.625679373741">
                <text:p>-0.6256793737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26547527313">
                <text:p>-1.26547527313</text:p>
              </table:table-cell>
              <table:table-cell office:value-type="float" office:value="-0.624752044678">
                <text:p>-0.6247520446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26142811775">
                <text:p>-1.26142811775</text:p>
              </table:table-cell>
              <table:table-cell office:value-type="float" office:value="-0.623862981796">
                <text:p>-0.6238629817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25723683834">
                <text:p>-1.25723683834</text:p>
              </table:table-cell>
              <table:table-cell office:value-type="float" office:value="-0.622943460941">
                <text:p>-0.6229434609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.25322127342">
                <text:p>-1.25322127342</text:p>
              </table:table-cell>
              <table:table-cell office:value-type="float" office:value="-0.622046709061">
                <text:p>-0.62204670906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24898958206">
                <text:p>-1.24898958206</text:p>
              </table:table-cell>
              <table:table-cell office:value-type="float" office:value="-0.6211130023">
                <text:p>-0.62111300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2450170517">
                <text:p>-1.2450170517</text:p>
              </table:table-cell>
              <table:table-cell office:value-type="float" office:value="-0.620212972164">
                <text:p>-0.6202129721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24102175236">
                <text:p>-1.24102175236</text:p>
              </table:table-cell>
              <table:table-cell office:value-type="float" office:value="-0.619294047356">
                <text:p>-0.6192940473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23707020283">
                <text:p>-1.23707020283</text:p>
              </table:table-cell>
              <table:table-cell office:value-type="float" office:value="-0.61840647459">
                <text:p>-0.618406474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22887885571">
                <text:p>-1.22887885571</text:p>
              </table:table-cell>
              <table:table-cell office:value-type="float" office:value="-0.616561889648">
                <text:p>-0.6165618896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22490894794">
                <text:p>-1.22490894794</text:p>
              </table:table-cell>
              <table:table-cell office:value-type="float" office:value="-0.615686655045">
                <text:p>-0.6156866550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.22100925446">
                <text:p>-1.22100925446</text:p>
              </table:table-cell>
              <table:table-cell office:value-type="float" office:value="-0.614862263203">
                <text:p>-0.6148622632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21903634071">
                <text:p>-1.21903634071</text:p>
              </table:table-cell>
              <table:table-cell office:value-type="float" office:value="-0.614428818226">
                <text:p>-0.6144288182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21857333183">
                <text:p>-1.21857333183</text:p>
              </table:table-cell>
              <table:table-cell office:value-type="float" office:value="-0.61426538229">
                <text:p>-0.614265382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2185781002">
                <text:p>-1.2185781002</text:p>
              </table:table-cell>
              <table:table-cell office:value-type="float" office:value="-0.614264905453">
                <text:p>-0.6142649054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21904957294">
                <text:p>-1.21904957294</text:p>
              </table:table-cell>
              <table:table-cell office:value-type="float" office:value="-0.614423513412">
                <text:p>-0.6144235134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22108519077">
                <text:p>-1.22108519077</text:p>
              </table:table-cell>
              <table:table-cell office:value-type="float" office:value="-0.615455508232">
                <text:p>-0.6154555082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22460818291">
                <text:p>-1.22460818291</text:p>
              </table:table-cell>
              <table:table-cell office:value-type="float" office:value="-0.617311835289">
                <text:p>-0.6173118352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22834765911">
                <text:p>-1.22834765911</text:p>
              </table:table-cell>
              <table:table-cell office:value-type="float" office:value="-0.619036912918">
                <text:p>-0.6190369129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23228013515">
                <text:p>-1.23228013515</text:p>
              </table:table-cell>
              <table:table-cell office:value-type="float" office:value="-0.620903134346">
                <text:p>-0.6209031343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23593664169">
                <text:p>-1.23593664169</text:p>
              </table:table-cell>
              <table:table-cell office:value-type="float" office:value="-0.622604429722">
                <text:p>-0.6226044297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23997926712">
                <text:p>-1.23997926712</text:p>
              </table:table-cell>
              <table:table-cell office:value-type="float" office:value="-0.624310731888">
                <text:p>-0.6243107318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24389588833">
                <text:p>-1.24389588833</text:p>
              </table:table-cell>
              <table:table-cell office:value-type="float" office:value="-0.625035583973">
                <text:p>-0.6250355839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24698317051">
                <text:p>-1.24698317051</text:p>
              </table:table-cell>
              <table:table-cell office:value-type="float" office:value="-0.625554919243">
                <text:p>-0.6255549192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24896073341">
                <text:p>-1.24896073341</text:p>
              </table:table-cell>
              <table:table-cell office:value-type="float" office:value="-0.624497532845">
                <text:p>-0.6244975328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25161898136">
                <text:p>-1.25161898136</text:p>
              </table:table-cell>
              <table:table-cell office:value-type="float" office:value="-0.622375011444">
                <text:p>-0.6223750114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25525021553">
                <text:p>-1.25525021553</text:p>
              </table:table-cell>
              <table:table-cell office:value-type="float" office:value="-0.621614336967">
                <text:p>-0.6216143369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26054131985">
                <text:p>-1.26054131985</text:p>
              </table:table-cell>
              <table:table-cell office:value-type="float" office:value="-0.626642227173">
                <text:p>-0.6266422271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25962042809">
                <text:p>-1.25962042809</text:p>
              </table:table-cell>
              <table:table-cell office:value-type="float" office:value="-0.630633354187">
                <text:p>-0.6306333541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25676524639">
                <text:p>-1.25676524639</text:p>
              </table:table-cell>
              <table:table-cell office:value-type="float" office:value="-0.63352638483">
                <text:p>-0.633526384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25306808949">
                <text:p>-1.25306808949</text:p>
              </table:table-cell>
              <table:table-cell office:value-type="float" office:value="-0.633806169033">
                <text:p>-0.6338061690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24949717522">
                <text:p>-1.24949717522</text:p>
              </table:table-cell>
              <table:table-cell office:value-type="float" office:value="-0.631886959076">
                <text:p>-0.6318869590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24808001518">
                <text:p>-1.24808001518</text:p>
              </table:table-cell>
              <table:table-cell office:value-type="float" office:value="-0.626049935818">
                <text:p>-0.6260499358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24822294712">
                <text:p>-1.24822294712</text:p>
              </table:table-cell>
              <table:table-cell office:value-type="float" office:value="-0.625440657139">
                <text:p>-0.6254406571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24916744232">
                <text:p>-1.24916744232</text:p>
              </table:table-cell>
              <table:table-cell office:value-type="float" office:value="-0.622857749462">
                <text:p>-0.62285774946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25068724155">
                <text:p>-1.25068724155</text:p>
              </table:table-cell>
              <table:table-cell office:value-type="float" office:value="-0.618988990784">
                <text:p>-0.6189889907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.25374984741">
                <text:p>-1.25374984741</text:p>
              </table:table-cell>
              <table:table-cell office:value-type="float" office:value="-0.611445605755">
                <text:p>-0.6114456057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25537240505">
                <text:p>-1.25537240505</text:p>
              </table:table-cell>
              <table:table-cell office:value-type="float" office:value="-0.607461690903">
                <text:p>-0.6074616909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.25686752796">
                <text:p>-1.25686752796</text:p>
              </table:table-cell>
              <table:table-cell office:value-type="float" office:value="-0.603778362274">
                <text:p>-0.6037783622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.25848114491">
                <text:p>-1.25848114491</text:p>
              </table:table-cell>
              <table:table-cell office:value-type="float" office:value="-0.59982842207">
                <text:p>-0.599828422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26009774208">
                <text:p>-1.26009774208</text:p>
              </table:table-cell>
              <table:table-cell office:value-type="float" office:value="-0.595853745937">
                <text:p>-0.5958537459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26160037518">
                <text:p>-1.26160037518</text:p>
              </table:table-cell>
              <table:table-cell office:value-type="float" office:value="-0.592108368874">
                <text:p>-0.5921083688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26318287849">
                <text:p>-1.26318287849</text:p>
              </table:table-cell>
              <table:table-cell office:value-type="float" office:value="-0.588152825832">
                <text:p>-0.5881528258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26467764378">
                <text:p>-1.26467764378</text:p>
              </table:table-cell>
              <table:table-cell office:value-type="float" office:value="-0.584416925907">
                <text:p>-0.5844169259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.26767206192">
                <text:p>-1.26767206192</text:p>
              </table:table-cell>
              <table:table-cell office:value-type="float" office:value="-0.576953232288">
                <text:p>-0.5769532322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.26927351952">
                <text:p>-1.26927351952</text:p>
              </table:table-cell>
              <table:table-cell office:value-type="float" office:value="-0.572891891003">
                <text:p>-0.5728918910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27011156082">
                <text:p>-1.27011156082</text:p>
              </table:table-cell>
              <table:table-cell office:value-type="float" office:value="-0.570795357227">
                <text:p>-0.5707953572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27018594742">
                <text:p>-1.27018594742</text:p>
              </table:table-cell>
              <table:table-cell office:value-type="float" office:value="-0.570515275002">
                <text:p>-0.5705152750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27017343044">
                <text:p>-1.27017343044</text:p>
              </table:table-cell>
              <table:table-cell office:value-type="float" office:value="-0.570405364037">
                <text:p>-0.5704053640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26985669136">
                <text:p>-1.26985669136</text:p>
              </table:table-cell>
              <table:table-cell office:value-type="float" office:value="-0.570294380188">
                <text:p>-0.5702943801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26454210281">
                <text:p>-1.26454210281</text:p>
              </table:table-cell>
              <table:table-cell office:value-type="float" office:value="-0.571765303612">
                <text:p>-0.5717653036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26055586338">
                <text:p>-1.26055586338</text:p>
              </table:table-cell>
              <table:table-cell office:value-type="float" office:value="-0.573063373566">
                <text:p>-0.5730633735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25746512413">
                <text:p>-1.25746512413</text:p>
              </table:table-cell>
              <table:table-cell office:value-type="float" office:value="-0.573087394238">
                <text:p>-0.5730873942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.25461769104">
                <text:p>-1.25461769104</text:p>
              </table:table-cell>
              <table:table-cell office:value-type="float" office:value="-0.571035563946">
                <text:p>-0.5710355639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25151598454">
                <text:p>-1.25151598454</text:p>
              </table:table-cell>
              <table:table-cell office:value-type="float" office:value="-0.570936203003">
                <text:p>-0.5709362030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24820125103">
                <text:p>-1.24820125103</text:p>
              </table:table-cell>
              <table:table-cell office:value-type="float" office:value="-0.573655366898">
                <text:p>-0.5736553668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24573194981">
                <text:p>-1.24573194981</text:p>
              </table:table-cell>
              <table:table-cell office:value-type="float" office:value="-0.576809883118">
                <text:p>-0.5768098831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24349713326">
                <text:p>-1.24349713326</text:p>
              </table:table-cell>
              <table:table-cell office:value-type="float" office:value="-0.578735947609">
                <text:p>-0.5787359476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24140810966">
                <text:p>-1.24140810966</text:p>
              </table:table-cell>
              <table:table-cell office:value-type="float" office:value="-0.577753126621">
                <text:p>-0.5777531266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23469626904">
                <text:p>-1.23469626904</text:p>
              </table:table-cell>
              <table:table-cell office:value-type="float" office:value="-0.57759809494">
                <text:p>-0.577598094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23174059391">
                <text:p>-1.23174059391</text:p>
              </table:table-cell>
              <table:table-cell office:value-type="float" office:value="-0.580840110779">
                <text:p>-0.5808401107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23069214821">
                <text:p>-1.23069214821</text:p>
              </table:table-cell>
              <table:table-cell office:value-type="float" office:value="-0.58471518755">
                <text:p>-0.584715187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.2306882143">
                <text:p>-1.2306882143</text:p>
              </table:table-cell>
              <table:table-cell office:value-type="float" office:value="-0.588522315025">
                <text:p>-0.5885223150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23217868805">
                <text:p>-1.23217868805</text:p>
              </table:table-cell>
              <table:table-cell office:value-type="float" office:value="-0.590151906013">
                <text:p>-0.5901519060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.23522245884">
                <text:p>-1.23522245884</text:p>
              </table:table-cell>
              <table:table-cell office:value-type="float" office:value="-0.590469360352">
                <text:p>-0.5904693603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23913168907">
                <text:p>-1.23913168907</text:p>
              </table:table-cell>
              <table:table-cell office:value-type="float" office:value="-0.590538680553">
                <text:p>-0.5905386805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24231469631">
                <text:p>-1.24231469631</text:p>
              </table:table-cell>
              <table:table-cell office:value-type="float" office:value="-0.588661372662">
                <text:p>-0.5886613726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.24435436726">
                <text:p>-1.24435436726</text:p>
              </table:table-cell>
              <table:table-cell office:value-type="float" office:value="-0.585467875004">
                <text:p>-0.5854678750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24709582329">
                <text:p>-1.24709582329</text:p>
              </table:table-cell>
              <table:table-cell office:value-type="float" office:value="-0.583885610104">
                <text:p>-0.5838856101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25067520142">
                <text:p>-1.25067520142</text:p>
              </table:table-cell>
              <table:table-cell office:value-type="float" office:value="-0.584331572056">
                <text:p>-0.5843315720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25397968292">
                <text:p>-1.25397968292</text:p>
              </table:table-cell>
              <table:table-cell office:value-type="float" office:value="-0.581997692585">
                <text:p>-0.5819976925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25649952888">
                <text:p>-1.25649952888</text:p>
              </table:table-cell>
              <table:table-cell office:value-type="float" office:value="-0.579010903835">
                <text:p>-0.5790109038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25817859173">
                <text:p>-1.25817859173</text:p>
              </table:table-cell>
              <table:table-cell office:value-type="float" office:value="-0.5755828619">
                <text:p>-0.57558286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25848722458">
                <text:p>-1.25848722458</text:p>
              </table:table-cell>
              <table:table-cell office:value-type="float" office:value="-0.574152886868">
                <text:p>-0.5741528868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25757777691">
                <text:p>-1.25757777691</text:p>
              </table:table-cell>
              <table:table-cell office:value-type="float" office:value="-0.574097394943">
                <text:p>-0.57409739494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25509977341">
                <text:p>-1.25509977341</text:p>
              </table:table-cell>
              <table:table-cell office:value-type="float" office:value="-0.575679659843">
                <text:p>-0.5756796598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25158774853">
                <text:p>-1.25158774853</text:p>
              </table:table-cell>
              <table:table-cell office:value-type="float" office:value="-0.577825903893">
                <text:p>-0.5778259038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24784457684">
                <text:p>-1.24784457684</text:p>
              </table:table-cell>
              <table:table-cell office:value-type="float" office:value="-0.580046355724">
                <text:p>-0.5800463557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24407231808">
                <text:p>-1.24407231808</text:p>
              </table:table-cell>
              <table:table-cell office:value-type="float" office:value="-0.582209467888">
                <text:p>-0.5822094678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24038660526">
                <text:p>-1.24038660526</text:p>
              </table:table-cell>
              <table:table-cell office:value-type="float" office:value="-0.584365963936">
                <text:p>-0.5843659639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23663055897">
                <text:p>-1.23663055897</text:p>
              </table:table-cell>
              <table:table-cell office:value-type="float" office:value="-0.586532056332">
                <text:p>-0.5865320563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23318576813">
                <text:p>-1.23318576813</text:p>
              </table:table-cell>
              <table:table-cell office:value-type="float" office:value="-0.588582038879">
                <text:p>-0.5885820388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23101019859">
                <text:p>-1.23101019859</text:p>
              </table:table-cell>
              <table:table-cell office:value-type="float" office:value="-0.589998364449">
                <text:p>-0.5899983644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23023056984">
                <text:p>-1.23023056984</text:p>
              </table:table-cell>
              <table:table-cell office:value-type="float" office:value="-0.590127110481">
                <text:p>-0.5901271104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23055410385">
                <text:p>-1.23055410385</text:p>
              </table:table-cell>
              <table:table-cell office:value-type="float" office:value="-0.590105950832">
                <text:p>-0.5901059508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23074245453">
                <text:p>-1.23074245453</text:p>
              </table:table-cell>
              <table:table-cell office:value-type="float" office:value="-0.590189993382">
                <text:p>-0.5901899933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23054802418">
                <text:p>-1.23054802418</text:p>
              </table:table-cell>
              <table:table-cell office:value-type="float" office:value="-0.591974794865">
                <text:p>-0.5919747948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23176229">
                <text:p>-1.23176229</text:p>
              </table:table-cell>
              <table:table-cell office:value-type="float" office:value="-0.595149576664">
                <text:p>-0.5951495766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23541772366">
                <text:p>-1.23541772366</text:p>
              </table:table-cell>
              <table:table-cell office:value-type="float" office:value="-0.596104562283">
                <text:p>-0.5961045622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23946416378">
                <text:p>-1.23946416378</text:p>
              </table:table-cell>
              <table:table-cell office:value-type="float" office:value="-0.59614521265">
                <text:p>-0.596145212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24375867844">
                <text:p>-1.24375867844</text:p>
              </table:table-cell>
              <table:table-cell office:value-type="float" office:value="-0.596116602421">
                <text:p>-0.5961166024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24779105186">
                <text:p>-1.24779105186</text:p>
              </table:table-cell>
              <table:table-cell office:value-type="float" office:value="-0.595710396767">
                <text:p>-0.5957103967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25212085247">
                <text:p>-1.25212085247</text:p>
              </table:table-cell>
              <table:table-cell office:value-type="float" office:value="-0.594154953957">
                <text:p>-0.5941549539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25606870651">
                <text:p>-1.25606870651</text:p>
              </table:table-cell>
              <table:table-cell office:value-type="float" office:value="-0.591863870621">
                <text:p>-0.5918638706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2591984272">
                <text:p>-1.2591984272</text:p>
              </table:table-cell>
              <table:table-cell office:value-type="float" office:value="-0.589198172092">
                <text:p>-0.5891981720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26191234589">
                <text:p>-1.26191234589</text:p>
              </table:table-cell>
              <table:table-cell office:value-type="float" office:value="-0.586247205734">
                <text:p>-0.5862472057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26462113857">
                <text:p>-1.26462113857</text:p>
              </table:table-cell>
              <table:table-cell office:value-type="float" office:value="-0.582913696766">
                <text:p>-0.5829136967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2672727108">
                <text:p>-1.2672727108</text:p>
              </table:table-cell>
              <table:table-cell office:value-type="float" office:value="-0.579739034176">
                <text:p>-0.5797390341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26982498169">
                <text:p>-1.26982498169</text:p>
              </table:table-cell>
              <table:table-cell office:value-type="float" office:value="-0.576607465744">
                <text:p>-0.5766074657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27128756046">
                <text:p>-1.27128756046</text:p>
              </table:table-cell>
              <table:table-cell office:value-type="float" office:value="-0.574812293053">
                <text:p>-0.5748122930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27162277699">
                <text:p>-1.27162277699</text:p>
              </table:table-cell>
              <table:table-cell office:value-type="float" office:value="-0.574693858624">
                <text:p>-0.5746938586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27163386345">
                <text:p>-1.27163386345</text:p>
              </table:table-cell>
              <table:table-cell office:value-type="float" office:value="-0.574681639671">
                <text:p>-0.5746816396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27161633968">
                <text:p>-1.27161633968</text:p>
              </table:table-cell>
              <table:table-cell office:value-type="float" office:value="-0.574672937393">
                <text:p>-0.5746729373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27161419392">
                <text:p>-1.27161419392</text:p>
              </table:table-cell>
              <table:table-cell office:value-type="float" office:value="-0.57468187809">
                <text:p>-0.574681878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27160739899">
                <text:p>-1.27160739899</text:p>
              </table:table-cell>
              <table:table-cell office:value-type="float" office:value="-0.574676573277">
                <text:p>-0.5746765732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27160155773">
                <text:p>-1.27160155773</text:p>
              </table:table-cell>
              <table:table-cell office:value-type="float" office:value="-0.574666380882">
                <text:p>-0.5746663808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27160346508">
                <text:p>-1.27160346508</text:p>
              </table:table-cell>
              <table:table-cell office:value-type="float" office:value="-0.574678003788">
                <text:p>-0.5746780037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27157783508">
                <text:p>-1.27157783508</text:p>
              </table:table-cell>
              <table:table-cell office:value-type="float" office:value="-0.574687361717">
                <text:p>-0.5746873617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27156937122">
                <text:p>-1.27156937122</text:p>
              </table:table-cell>
              <table:table-cell office:value-type="float" office:value="-0.574682295322">
                <text:p>-0.5746822953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27157521248">
                <text:p>-1.27157521248</text:p>
              </table:table-cell>
              <table:table-cell office:value-type="float" office:value="-0.574686408043">
                <text:p>-0.57468640804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27156233788">
                <text:p>-1.27156233788</text:p>
              </table:table-cell>
              <table:table-cell office:value-type="float" office:value="-0.574677944183">
                <text:p>-0.5746779441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.27158033848">
                <text:p>-1.27158033848</text:p>
              </table:table-cell>
              <table:table-cell office:value-type="float" office:value="-0.574677884579">
                <text:p>-0.5746778845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27157258987">
                <text:p>-1.27157258987</text:p>
              </table:table-cell>
              <table:table-cell office:value-type="float" office:value="-0.574684202671">
                <text:p>-0.5746842026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27155685425">
                <text:p>-1.27155685425</text:p>
              </table:table-cell>
              <table:table-cell office:value-type="float" office:value="-0.574697434902">
                <text:p>-0.5746974349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27156150341">
                <text:p>-1.27156150341</text:p>
              </table:table-cell>
              <table:table-cell office:value-type="float" office:value="-0.574676573277">
                <text:p>-0.5746765732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27155935764">
                <text:p>-1.27155935764</text:p>
              </table:table-cell>
              <table:table-cell office:value-type="float" office:value="-0.57468521595">
                <text:p>-0.574685215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27155292034">
                <text:p>-1.27155292034</text:p>
              </table:table-cell>
              <table:table-cell office:value-type="float" office:value="-0.574685156345">
                <text:p>-0.5746851563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2715498209">
                <text:p>-1.2715498209</text:p>
              </table:table-cell>
              <table:table-cell office:value-type="float" office:value="-0.574695587158">
                <text:p>-0.5746955871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27154910564">
                <text:p>-1.27154910564</text:p>
              </table:table-cell>
              <table:table-cell office:value-type="float" office:value="-0.574688673019">
                <text:p>-0.5746886730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27154564857">
                <text:p>-1.27154564857</text:p>
              </table:table-cell>
              <table:table-cell office:value-type="float" office:value="-0.574687719345">
                <text:p>-0.5746877193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27154648304">
                <text:p>-1.27154648304</text:p>
              </table:table-cell>
              <table:table-cell office:value-type="float" office:value="-0.574688732624">
                <text:p>-0.5746887326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27153813839">
                <text:p>-1.27153813839</text:p>
              </table:table-cell>
              <table:table-cell office:value-type="float" office:value="-0.574688732624">
                <text:p>-0.5746887326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27154397964">
                <text:p>-1.27154397964</text:p>
              </table:table-cell>
              <table:table-cell office:value-type="float" office:value="-0.574687361717">
                <text:p>-0.5746873617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.27155482769">
                <text:p>-1.27155482769</text:p>
              </table:table-cell>
              <table:table-cell office:value-type="float" office:value="-0.574683368206">
                <text:p>-0.5746833682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27154302597">
                <text:p>-1.27154302597</text:p>
              </table:table-cell>
              <table:table-cell office:value-type="float" office:value="-0.574690163136">
                <text:p>-0.57469016313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2715549469">
                <text:p>-1.2715549469</text:p>
              </table:table-cell>
              <table:table-cell office:value-type="float" office:value="-0.574678778648">
                <text:p>-0.5746787786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27154994011">
                <text:p>-1.27154994011</text:p>
              </table:table-cell>
              <table:table-cell office:value-type="float" office:value="-0.574692249298">
                <text:p>-0.5746922492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27154970169">
                <text:p>-1.27154970169</text:p>
              </table:table-cell>
              <table:table-cell office:value-type="float" office:value="-0.574694097042">
                <text:p>-0.5746940970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27154457569">
                <text:p>-1.27154457569</text:p>
              </table:table-cell>
              <table:table-cell office:value-type="float" office:value="-0.574679911137">
                <text:p>-0.5746799111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27154743671">
                <text:p>-1.27154743671</text:p>
              </table:table-cell>
              <table:table-cell office:value-type="float" office:value="-0.574678301811">
                <text:p>-0.5746783018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27154612541">
                <text:p>-1.27154612541</text:p>
              </table:table-cell>
              <table:table-cell office:value-type="float" office:value="-0.574691712856">
                <text:p>-0.5746917128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2715460062">
                <text:p>-1.2715460062</text:p>
              </table:table-cell>
              <table:table-cell office:value-type="float" office:value="-0.57468855381">
                <text:p>-0.574688553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27155816555">
                <text:p>-1.27155816555</text:p>
              </table:table-cell>
              <table:table-cell office:value-type="float" office:value="-0.57468277216">
                <text:p>-0.574682772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27154803276">
                <text:p>-1.27154803276</text:p>
              </table:table-cell>
              <table:table-cell office:value-type="float" office:value="-0.57468777895">
                <text:p>-0.574687778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27154898643">
                <text:p>-1.27154898643</text:p>
              </table:table-cell>
              <table:table-cell office:value-type="float" office:value="-0.574699163437">
                <text:p>-0.5746991634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.2715473175">
                <text:p>-1.2715473175</text:p>
              </table:table-cell>
              <table:table-cell office:value-type="float" office:value="-0.574685931206">
                <text:p>-0.5746859312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27154099941">
                <text:p>-1.27154099941</text:p>
              </table:table-cell>
              <table:table-cell office:value-type="float" office:value="-0.574703574181">
                <text:p>-0.5747035741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27153801918">
                <text:p>-1.27153801918</text:p>
              </table:table-cell>
              <table:table-cell office:value-type="float" office:value="-0.574690401554">
                <text:p>-0.57469040155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27155017853">
                <text:p>-1.27155017853</text:p>
              </table:table-cell>
              <table:table-cell office:value-type="float" office:value="-0.574681937695">
                <text:p>-0.5746819376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27155697346">
                <text:p>-1.27155697346</text:p>
              </table:table-cell>
              <table:table-cell office:value-type="float" office:value="-0.574676334858">
                <text:p>-0.5746763348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27155017853">
                <text:p>-1.27155017853</text:p>
              </table:table-cell>
              <table:table-cell office:value-type="float" office:value="-0.574688494205">
                <text:p>-0.5746884942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27154147625">
                <text:p>-1.27154147625</text:p>
              </table:table-cell>
              <table:table-cell office:value-type="float" office:value="-0.574692368507">
                <text:p>-0.5746923685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2715524435">
                <text:p>-1.2715524435</text:p>
              </table:table-cell>
              <table:table-cell office:value-type="float" office:value="-0.574683845043">
                <text:p>-0.5746838450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27154743671">
                <text:p>-1.27154743671</text:p>
              </table:table-cell>
              <table:table-cell office:value-type="float" office:value="-0.574685573578">
                <text:p>-0.57468557357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27154910564">
                <text:p>-1.27154910564</text:p>
              </table:table-cell>
              <table:table-cell office:value-type="float" office:value="-0.57469856739">
                <text:p>-0.574698567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.27154183388">
                <text:p>-1.27154183388</text:p>
              </table:table-cell>
              <table:table-cell office:value-type="float" office:value="-0.574698090553">
                <text:p>-0.5746980905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27155458927">
                <text:p>-1.27155458927</text:p>
              </table:table-cell>
              <table:table-cell office:value-type="float" office:value="-0.574682295322">
                <text:p>-0.5746822953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27154147625">
                <text:p>-1.27154147625</text:p>
              </table:table-cell>
              <table:table-cell office:value-type="float" office:value="-0.574693143368">
                <text:p>-0.5746931433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.27155470848">
                <text:p>-1.27155470848</text:p>
              </table:table-cell>
              <table:table-cell office:value-type="float" office:value="-0.574681460857">
                <text:p>-0.57468146085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27153813839">
                <text:p>-1.27153813839</text:p>
              </table:table-cell>
              <table:table-cell office:value-type="float" office:value="-0.574690103531">
                <text:p>-0.5746901035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.27153623104">
                <text:p>-1.27153623104</text:p>
              </table:table-cell>
              <table:table-cell office:value-type="float" office:value="-0.574683368206">
                <text:p>-0.5746833682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.27155268192">
                <text:p>-1.27155268192</text:p>
              </table:table-cell>
              <table:table-cell office:value-type="float" office:value="-0.574679911137">
                <text:p>-0.5746799111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27153432369">
                <text:p>-1.27153432369</text:p>
              </table:table-cell>
              <table:table-cell office:value-type="float" office:value="-0.57469367981">
                <text:p>-0.574693679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.27154481411">
                <text:p>-1.27154481411</text:p>
              </table:table-cell>
              <table:table-cell office:value-type="float" office:value="-0.574685037136">
                <text:p>-0.5746850371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27155089378">
                <text:p>-1.27155089378</text:p>
              </table:table-cell>
              <table:table-cell office:value-type="float" office:value="-0.57468432188">
                <text:p>-0.574684321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27154147625">
                <text:p>-1.27154147625</text:p>
              </table:table-cell>
              <table:table-cell office:value-type="float" office:value="-0.574682414532">
                <text:p>-0.5746824145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27155554295">
                <text:p>-1.27155554295</text:p>
              </table:table-cell>
              <table:table-cell office:value-type="float" office:value="-0.574676096439">
                <text:p>-0.5746760964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2715408802">
                <text:p>-1.2715408802</text:p>
              </table:table-cell>
              <table:table-cell office:value-type="float" office:value="-0.574680268764">
                <text:p>-0.5746802687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.27155268192">
                <text:p>-1.27155268192</text:p>
              </table:table-cell>
              <table:table-cell office:value-type="float" office:value="-0.574688673019">
                <text:p>-0.5746886730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27154326439">
                <text:p>-1.27154326439</text:p>
              </table:table-cell>
              <table:table-cell office:value-type="float" office:value="-0.57468944788">
                <text:p>-0.574689447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27154397964">
                <text:p>-1.27154397964</text:p>
              </table:table-cell>
              <table:table-cell office:value-type="float" office:value="-0.574681580067">
                <text:p>-0.5746815800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.27155268192">
                <text:p>-1.27155268192</text:p>
              </table:table-cell>
              <table:table-cell office:value-type="float" office:value="-0.574688673019">
                <text:p>-0.5746886730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.27155637741">
                <text:p>-1.27155637741</text:p>
              </table:table-cell>
              <table:table-cell office:value-type="float" office:value="-0.574688255787">
                <text:p>-0.57468825578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.2715587616">
                <text:p>-1.2715587616</text:p>
              </table:table-cell>
              <table:table-cell office:value-type="float" office:value="-0.574674069881">
                <text:p>-0.5746740698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27154672146">
                <text:p>-1.27154672146</text:p>
              </table:table-cell>
              <table:table-cell office:value-type="float" office:value="-0.57468020916">
                <text:p>-0.574680209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.27154958248">
                <text:p>-1.27154958248</text:p>
              </table:table-cell>
              <table:table-cell office:value-type="float" office:value="-0.574688315392">
                <text:p>-0.5746883153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27153241634">
                <text:p>-1.27153241634</text:p>
              </table:table-cell>
              <table:table-cell office:value-type="float" office:value="-0.574680626392">
                <text:p>-0.5746806263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2715433836">
                <text:p>-1.2715433836</text:p>
              </table:table-cell>
              <table:table-cell office:value-type="float" office:value="-0.574680447578">
                <text:p>-0.5746804475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.27154827118">
                <text:p>-1.27154827118</text:p>
              </table:table-cell>
              <table:table-cell office:value-type="float" office:value="-0.574692606926">
                <text:p>-0.5746926069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27154445648">
                <text:p>-1.27154445648</text:p>
              </table:table-cell>
              <table:table-cell office:value-type="float" office:value="-0.574686229229">
                <text:p>-0.57468622922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2715511322">
                <text:p>-1.2715511322</text:p>
              </table:table-cell>
              <table:table-cell office:value-type="float" office:value="-0.574678480625">
                <text:p>-0.5746784806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27154743671">
                <text:p>-1.27154743671</text:p>
              </table:table-cell>
              <table:table-cell office:value-type="float" office:value="-0.57469278574">
                <text:p>-0.574692785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678cm" svg:height="9cm" xlink:href=".." xlink:type="simple" chart:class="chart:scatter" chart:style-name="ch1">
        <chart:legend chart:legend-position="end" svg:x="39.741cm" svg:y="4.201cm" style:legend-expansion="high" chart:style-name="ch2"/>
        <chart:plot-area chart:style-name="ch3" table:cell-range-address="Sheet1.B2:Sheet1.B444 Sheet1.M1:Sheet1.M444" chart:data-source-has-labels="row" svg:x="0.873cm" svg:y="0.18cm" svg:width="37.995cm" svg:height="8.64cm">
          <chartooo:coordinate-region svg:x="1.891cm" svg:y="0.379cm" svg:width="36.7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2:Sheet1.M444" chart:label-cell-address="Sheet1.M1:Sheet1.M1" chart:class="chart:scatter">
            <chart:domain table:cell-range-address="Sheet1.B2:Sheet1.B444"/>
            <chart:data-point chart:repeated="4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eld.acceleration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444</svg:desc>
                </draw:g>
              </table:table-cell>
              <table:table-cell office:value-type="float" office:value="0">
                <text:p>0</text:p>
                <draw:g>
                  <svg:desc>Sheet1.M2:Sheet1.M4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2339968">
                <text:p>0.05233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3950208">
                <text:p>0.153950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5650176">
                <text:p>0.205650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109952">
                <text:p>0.2581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389952">
                <text:p>0.31138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4019968">
                <text:p>0.36401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6989824">
                <text:p>0.466989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8629888">
                <text:p>0.518629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0249984">
                <text:p>0.57024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2680064">
                <text:p>0.622680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5050112">
                <text:p>0.72505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7549824">
                <text:p>0.777549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30480128">
                <text:p>0.830480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3120128">
                <text:p>0.883120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5590144">
                <text:p>0.93559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115008">
                <text:p>0.99115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43229952">
                <text:p>1.04322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94870016">
                <text:p>1.09487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46330112">
                <text:p>1.14633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9828992">
                <text:p>1.19828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0690048">
                <text:p>1.25069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04179968">
                <text:p>1.30417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5718016">
                <text:p>1.35718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09700096">
                <text:p>1.4097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63709952">
                <text:p>1.4637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16390144">
                <text:p>1.51639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68950272">
                <text:p>1.568950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21670144">
                <text:p>1.62167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74230016">
                <text:p>1.67423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26630144">
                <text:p>1.72663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78409984">
                <text:p>1.77840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31460096">
                <text:p>1.83146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33289984">
                <text:p>1.93328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85420288">
                <text:p>1.98542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38170112">
                <text:p>2.03817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90139904">
                <text:p>2.09013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41790208">
                <text:p>2.141790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94309888">
                <text:p>2.194309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46259968">
                <text:p>2.24625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9931008">
                <text:p>2.2993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51980032">
                <text:p>2.351980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0353024">
                <text:p>2.40353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56100096">
                <text:p>2.4561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0875008">
                <text:p>2.50875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60310016">
                <text:p>2.56031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12769792">
                <text:p>2.612769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6438016">
                <text:p>2.66438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15699968">
                <text:p>2.71569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66930176">
                <text:p>2.766930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18429952">
                <text:p>2.81842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71049984">
                <text:p>2.87104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23659776">
                <text:p>2.923659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5940096">
                <text:p>2.97594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27430144">
                <text:p>3.027430144</text:p>
              </table:table-cell>
              <table:table-cell office:value-type="float" office:value="0.000190000006114">
                <text:p>0.0001900000061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79980288">
                <text:p>3.07998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32240128">
                <text:p>3.132240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184570112">
                <text:p>3.18457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3648">
                <text:p>3.23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288900096">
                <text:p>3.2889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341339904">
                <text:p>3.34133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93670144">
                <text:p>3.39367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46189824">
                <text:p>3.446189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98610176">
                <text:p>3.498610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00390144">
                <text:p>3.600390144</text:p>
              </table:table-cell>
              <table:table-cell office:value-type="float" office:value="-0.000169999999343">
                <text:p>-0.0001699999993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52840192">
                <text:p>3.65284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0528">
                <text:p>3.70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06909952">
                <text:p>3.8069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58530048">
                <text:p>3.85853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911820032">
                <text:p>3.911820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264520192">
                <text:p>4.26452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316570112">
                <text:p>4.31657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6817024">
                <text:p>4.36817024</text:p>
              </table:table-cell>
              <table:table-cell office:value-type="float" office:value="0.000869999988936">
                <text:p>0.0008699999889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420859904">
                <text:p>4.420859904</text:p>
              </table:table-cell>
              <table:table-cell office:value-type="float" office:value="0.00455000018701">
                <text:p>0.00455000018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472420096">
                <text:p>4.472420096</text:p>
              </table:table-cell>
              <table:table-cell office:value-type="float" office:value="0.0103200003505">
                <text:p>0.01032000035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524359936">
                <text:p>4.524359936</text:p>
              </table:table-cell>
              <table:table-cell office:value-type="float" office:value="0.0146899996325">
                <text:p>0.0146899996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7668992">
                <text:p>4.57668992</text:p>
              </table:table-cell>
              <table:table-cell office:value-type="float" office:value="0.0165199991316">
                <text:p>0.01651999913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2827008">
                <text:p>4.62827008</text:p>
              </table:table-cell>
              <table:table-cell office:value-type="float" office:value="0.0204499997199">
                <text:p>0.02044999971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679660032">
                <text:p>4.679660032</text:p>
              </table:table-cell>
              <table:table-cell office:value-type="float" office:value="0.0253299996257">
                <text:p>0.02532999962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31180032">
                <text:p>4.731180032</text:p>
              </table:table-cell>
              <table:table-cell office:value-type="float" office:value="0.0308800004423">
                <text:p>0.03088000044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782870016">
                <text:p>4.782870016</text:p>
              </table:table-cell>
              <table:table-cell office:value-type="float" office:value="0.0918300002813">
                <text:p>0.09183000028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36179968">
                <text:p>4.836179968</text:p>
              </table:table-cell>
              <table:table-cell office:value-type="float" office:value="0.1035400033">
                <text:p>0.10354000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889250048">
                <text:p>4.889250048</text:p>
              </table:table-cell>
              <table:table-cell office:value-type="float" office:value="0.111879996955">
                <text:p>0.1118799969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941560064">
                <text:p>4.941560064</text:p>
              </table:table-cell>
              <table:table-cell office:value-type="float" office:value="0.107359997928">
                <text:p>0.1073599979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993110016">
                <text:p>4.993110016</text:p>
              </table:table-cell>
              <table:table-cell office:value-type="float" office:value="0.0975600033998">
                <text:p>0.09756000339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045470208">
                <text:p>5.045470208</text:p>
              </table:table-cell>
              <table:table-cell office:value-type="float" office:value="0.0882700011134">
                <text:p>0.08827000111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097520128">
                <text:p>5.097520128</text:p>
              </table:table-cell>
              <table:table-cell office:value-type="float" office:value="0.0908199995756">
                <text:p>0.09081999957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150169856">
                <text:p>5.150169856</text:p>
              </table:table-cell>
              <table:table-cell office:value-type="float" office:value="0.0927399992943">
                <text:p>0.09273999929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20315008">
                <text:p>5.20315008</text:p>
              </table:table-cell>
              <table:table-cell office:value-type="float" office:value="0.0842399969697">
                <text:p>0.08423999696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256690176">
                <text:p>5.256690176</text:p>
              </table:table-cell>
              <table:table-cell office:value-type="float" office:value="0.0736399963498">
                <text:p>0.07363999634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309240064">
                <text:p>5.309240064</text:p>
              </table:table-cell>
              <table:table-cell office:value-type="float" office:value="0.0315399989486">
                <text:p>0.03153999894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36107008">
                <text:p>5.36107008</text:p>
              </table:table-cell>
              <table:table-cell office:value-type="float" office:value="0.0245799999684">
                <text:p>0.02457999996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413509888">
                <text:p>5.413509888</text:p>
              </table:table-cell>
              <table:table-cell office:value-type="float" office:value="0.0246099997312">
                <text:p>0.02460999973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516509952">
                <text:p>5.516509952</text:p>
              </table:table-cell>
              <table:table-cell office:value-type="float" office:value="0.0307899992913">
                <text:p>0.03078999929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569129984">
                <text:p>5.569129984</text:p>
              </table:table-cell>
              <table:table-cell office:value-type="float" office:value="0.0347199998796">
                <text:p>0.03471999987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630419968">
                <text:p>5.630419968</text:p>
              </table:table-cell>
              <table:table-cell office:value-type="float" office:value="0.0364100001752">
                <text:p>0.03641000017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681989888">
                <text:p>5.681989888</text:p>
              </table:table-cell>
              <table:table-cell office:value-type="float" office:value="0.0316499993205">
                <text:p>0.03164999932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733570048">
                <text:p>5.733570048</text:p>
              </table:table-cell>
              <table:table-cell office:value-type="float" office:value="0.024849999696">
                <text:p>0.0248499996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786269952">
                <text:p>5.786269952</text:p>
              </table:table-cell>
              <table:table-cell office:value-type="float" office:value="0.0255500003695">
                <text:p>0.02555000036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83867008">
                <text:p>5.83867008</text:p>
              </table:table-cell>
              <table:table-cell office:value-type="float" office:value="0.02662999928">
                <text:p>0.026629999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89044992">
                <text:p>5.89044992</text:p>
              </table:table-cell>
              <table:table-cell office:value-type="float" office:value="0.0266699995846">
                <text:p>0.02666999958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943450112">
                <text:p>5.943450112</text:p>
              </table:table-cell>
              <table:table-cell office:value-type="float" office:value="0.0226700007915">
                <text:p>0.02267000079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996">
                <text:p>5.996</text:p>
              </table:table-cell>
              <table:table-cell office:value-type="float" office:value="0.012529999949">
                <text:p>0.0125299999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09750016">
                <text:p>6.09750016</text:p>
              </table:table-cell>
              <table:table-cell office:value-type="float" office:value="0.00310000008903">
                <text:p>0.003100000089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149910016">
                <text:p>6.149910016</text:p>
              </table:table-cell>
              <table:table-cell office:value-type="float" office:value="-0.000520000001416">
                <text:p>-0.0005200000014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202520064">
                <text:p>6.202520064</text:p>
              </table:table-cell>
              <table:table-cell office:value-type="float" office:value="-0.00104999996256">
                <text:p>-0.001049999962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304930048">
                <text:p>6.304930048</text:p>
              </table:table-cell>
              <table:table-cell office:value-type="float" office:value="-0.000959999975748">
                <text:p>-0.0009599999757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35744">
                <text:p>6.35744</text:p>
              </table:table-cell>
              <table:table-cell office:value-type="float" office:value="-0.000159999995958">
                <text:p>-0.0001599999959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410060032">
                <text:p>6.410060032</text:p>
              </table:table-cell>
              <table:table-cell office:value-type="float" office:value="-0.000479999987874">
                <text:p>-0.0004799999878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464150016">
                <text:p>6.464150016</text:p>
              </table:table-cell>
              <table:table-cell office:value-type="float" office:value="0.000159999995958">
                <text:p>0.0001599999959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517929984">
                <text:p>6.517929984</text:p>
              </table:table-cell>
              <table:table-cell office:value-type="float" office:value="-0.000159999995958">
                <text:p>-0.0001599999959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620400128">
                <text:p>6.620400128</text:p>
              </table:table-cell>
              <table:table-cell office:value-type="float" office:value="-0.000300000014249">
                <text:p>-0.0003000000142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671920128">
                <text:p>6.671920128</text:p>
              </table:table-cell>
              <table:table-cell office:value-type="float" office:value="0.000440000003437">
                <text:p>0.0004400000034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724620032">
                <text:p>6.724620032</text:p>
              </table:table-cell>
              <table:table-cell office:value-type="float" office:value="-0.00158999999985">
                <text:p>-0.001589999999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776620032">
                <text:p>6.776620032</text:p>
              </table:table-cell>
              <table:table-cell office:value-type="float" office:value="-0.00383000005968">
                <text:p>-0.003830000059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82897024">
                <text:p>6.82897024</text:p>
              </table:table-cell>
              <table:table-cell office:value-type="float" office:value="-0.00686000008136">
                <text:p>-0.006860000081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880519936">
                <text:p>6.880519936</text:p>
              </table:table-cell>
              <table:table-cell office:value-type="float" office:value="-0.0105999996886">
                <text:p>-0.01059999968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93233024">
                <text:p>6.93233024</text:p>
              </table:table-cell>
              <table:table-cell office:value-type="float" office:value="-0.012869999744">
                <text:p>-0.0128699997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985349888">
                <text:p>6.985349888</text:p>
              </table:table-cell>
              <table:table-cell office:value-type="float" office:value="-0.0154699999839">
                <text:p>-0.01546999998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037779968">
                <text:p>7.037779968</text:p>
              </table:table-cell>
              <table:table-cell office:value-type="float" office:value="-0.0183000005782">
                <text:p>-0.01830000057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092649984">
                <text:p>7.092649984</text:p>
              </table:table-cell>
              <table:table-cell office:value-type="float" office:value="-0.0229700002819">
                <text:p>-0.02297000028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14555008">
                <text:p>7.14555008</text:p>
              </table:table-cell>
              <table:table-cell office:value-type="float" office:value="-0.0224699992687">
                <text:p>-0.02246999926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19808">
                <text:p>7.19808</text:p>
              </table:table-cell>
              <table:table-cell office:value-type="float" office:value="-0.0195799991488">
                <text:p>-0.01957999914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250639872">
                <text:p>7.250639872</text:p>
              </table:table-cell>
              <table:table-cell office:value-type="float" office:value="-0.0146399997175">
                <text:p>-0.01463999971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53189888">
                <text:p>7.353189888</text:p>
              </table:table-cell>
              <table:table-cell office:value-type="float" office:value="-0.00937000010163">
                <text:p>-0.009370000101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405940224">
                <text:p>7.405940224</text:p>
              </table:table-cell>
              <table:table-cell office:value-type="float" office:value="-0.00467999977991">
                <text:p>-0.004679999779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459389952">
                <text:p>7.459389952</text:p>
              </table:table-cell>
              <table:table-cell office:value-type="float" office:value="0.00190000003204">
                <text:p>0.001900000032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512780032">
                <text:p>7.512780032</text:p>
              </table:table-cell>
              <table:table-cell office:value-type="float" office:value="0.00774999987334">
                <text:p>0.007749999873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565259776">
                <text:p>7.565259776</text:p>
              </table:table-cell>
              <table:table-cell office:value-type="float" office:value="0.0136200003326">
                <text:p>0.01362000033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617700096">
                <text:p>7.617700096</text:p>
              </table:table-cell>
              <table:table-cell office:value-type="float" office:value="0.0170699991286">
                <text:p>0.01706999912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67019008">
                <text:p>7.67019008</text:p>
              </table:table-cell>
              <table:table-cell office:value-type="float" office:value="0.023199999705">
                <text:p>0.0231999997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725700096">
                <text:p>7.725700096</text:p>
              </table:table-cell>
              <table:table-cell office:value-type="float" office:value="0.0203399993479">
                <text:p>0.02033999934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778260224">
                <text:p>7.778260224</text:p>
              </table:table-cell>
              <table:table-cell office:value-type="float" office:value="0.0179299991578">
                <text:p>0.01792999915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82988032">
                <text:p>7.82988032</text:p>
              </table:table-cell>
              <table:table-cell office:value-type="float" office:value="0.015359999612">
                <text:p>0.0153599996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933110016">
                <text:p>7.933110016</text:p>
              </table:table-cell>
              <table:table-cell office:value-type="float" office:value="0.0136200003326">
                <text:p>0.01362000033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986860032">
                <text:p>7.986860032</text:p>
              </table:table-cell>
              <table:table-cell office:value-type="float" office:value="0.0120500000194">
                <text:p>0.01205000001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04027008">
                <text:p>8.04027008</text:p>
              </table:table-cell>
              <table:table-cell office:value-type="float" office:value="0.0080899996683">
                <text:p>0.00808999966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092780032">
                <text:p>8.092780032</text:p>
              </table:table-cell>
              <table:table-cell office:value-type="float" office:value="0.00482999999076">
                <text:p>0.004829999990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19436032">
                <text:p>8.19436032</text:p>
              </table:table-cell>
              <table:table-cell office:value-type="float" office:value="0.00142999994569">
                <text:p>0.001429999945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247760128">
                <text:p>8.247760128</text:p>
              </table:table-cell>
              <table:table-cell office:value-type="float" office:value="0.000950000016019">
                <text:p>0.0009500000160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299990016">
                <text:p>8.299990016</text:p>
              </table:table-cell>
              <table:table-cell office:value-type="float" office:value="-0.000790000020061">
                <text:p>-0.0007900000200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35152">
                <text:p>8.3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454290176">
                <text:p>8.454290176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506550016">
                <text:p>8.506550016</text:p>
              </table:table-cell>
              <table:table-cell office:value-type="float" office:value="-0.000440000003437">
                <text:p>-0.0004400000034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559079936">
                <text:p>8.559079936</text:p>
              </table:table-cell>
              <table:table-cell office:value-type="float" office:value="0.000479999987874">
                <text:p>0.0004799999878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611749888">
                <text:p>8.611749888</text:p>
              </table:table-cell>
              <table:table-cell office:value-type="float" office:value="0.00079999997979">
                <text:p>0.000799999979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665459968">
                <text:p>8.665459968</text:p>
              </table:table-cell>
              <table:table-cell office:value-type="float" office:value="0.000959999975748">
                <text:p>0.0009599999757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769000192">
                <text:p>8.769000192</text:p>
              </table:table-cell>
              <table:table-cell office:value-type="float" office:value="-0.0019199999515">
                <text:p>-0.00191999995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82155008">
                <text:p>8.82155008</text:p>
              </table:table-cell>
              <table:table-cell office:value-type="float" office:value="-0.00908999983221">
                <text:p>-0.009089999832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874000128">
                <text:p>8.874000128</text:p>
              </table:table-cell>
              <table:table-cell office:value-type="float" office:value="-0.0167699996382">
                <text:p>-0.01676999963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92838016">
                <text:p>8.92838016</text:p>
              </table:table-cell>
              <table:table-cell office:value-type="float" office:value="-0.0206899996847">
                <text:p>-0.02068999968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031099904">
                <text:p>9.031099904</text:p>
              </table:table-cell>
              <table:table-cell office:value-type="float" office:value="-0.0204499997199">
                <text:p>-0.02044999971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082710016">
                <text:p>9.082710016</text:p>
              </table:table-cell>
              <table:table-cell office:value-type="float" office:value="-0.0216400008649">
                <text:p>-0.02164000086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13456">
                <text:p>9.13456</text:p>
              </table:table-cell>
              <table:table-cell office:value-type="float" office:value="-0.0192699991167">
                <text:p>-0.01926999911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186099968">
                <text:p>9.186099968</text:p>
              </table:table-cell>
              <table:table-cell office:value-type="float" office:value="-0.0178599990904">
                <text:p>-0.01785999909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238170112">
                <text:p>9.238170112</text:p>
              </table:table-cell>
              <table:table-cell office:value-type="float" office:value="-0.0177200008184">
                <text:p>-0.01772000081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29056">
                <text:p>9.29056</text:p>
              </table:table-cell>
              <table:table-cell office:value-type="float" office:value="-0.0177599992603">
                <text:p>-0.01775999926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343110144">
                <text:p>9.343110144</text:p>
              </table:table-cell>
              <table:table-cell office:value-type="float" office:value="-0.0125399995595">
                <text:p>-0.01253999955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395660032">
                <text:p>9.395660032</text:p>
              </table:table-cell>
              <table:table-cell office:value-type="float" office:value="-0.00679000001401">
                <text:p>-0.006790000014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447550208">
                <text:p>9.447550208</text:p>
              </table:table-cell>
              <table:table-cell office:value-type="float" office:value="0.000699999975041">
                <text:p>0.0006999999750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549959936">
                <text:p>9.549959936</text:p>
              </table:table-cell>
              <table:table-cell office:value-type="float" office:value="0.00482999999076">
                <text:p>0.004829999990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60452992">
                <text:p>9.60452992</text:p>
              </table:table-cell>
              <table:table-cell office:value-type="float" office:value="0.00295999995433">
                <text:p>0.002959999954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657090048">
                <text:p>9.65709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709479936">
                <text:p>9.709479936</text:p>
              </table:table-cell>
              <table:table-cell office:value-type="float" office:value="-0.00522000016645">
                <text:p>-0.005220000166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761959936">
                <text:p>9.761959936</text:p>
              </table:table-cell>
              <table:table-cell office:value-type="float" office:value="-0.00815999973565">
                <text:p>-0.008159999735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814089984">
                <text:p>9.814089984</text:p>
              </table:table-cell>
              <table:table-cell office:value-type="float" office:value="-0.0052100000903">
                <text:p>-0.00521000009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866899968">
                <text:p>9.866899968</text:p>
              </table:table-cell>
              <table:table-cell office:value-type="float" office:value="-0.0102399997413">
                <text:p>-0.01023999974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91931008">
                <text:p>9.91931008</text:p>
              </table:table-cell>
              <table:table-cell office:value-type="float" office:value="-0.0256900005043">
                <text:p>-0.02569000050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972130048">
                <text:p>9.972130048</text:p>
              </table:table-cell>
              <table:table-cell office:value-type="float" office:value="-0.040759999305">
                <text:p>-0.0407599993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025619968">
                <text:p>10.025619968</text:p>
              </table:table-cell>
              <table:table-cell office:value-type="float" office:value="-0.055530000478">
                <text:p>-0.0555300004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078640128">
                <text:p>10.078640128</text:p>
              </table:table-cell>
              <table:table-cell office:value-type="float" office:value="-0.0671499967575">
                <text:p>-0.06714999675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13124992">
                <text:p>10.13124992</text:p>
              </table:table-cell>
              <table:table-cell office:value-type="float" office:value="-0.0544900000095">
                <text:p>-0.05449000000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18283008">
                <text:p>10.18283008</text:p>
              </table:table-cell>
              <table:table-cell office:value-type="float" office:value="-0.0395600013435">
                <text:p>-0.0395600013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235119872">
                <text:p>10.235119872</text:p>
              </table:table-cell>
              <table:table-cell office:value-type="float" office:value="-0.0251100007445">
                <text:p>-0.02511000074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287510016">
                <text:p>10.287510016</text:p>
              </table:table-cell>
              <table:table-cell office:value-type="float" office:value="-0.0129399998114">
                <text:p>-0.01293999981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340009984">
                <text:p>10.340009984</text:p>
              </table:table-cell>
              <table:table-cell office:value-type="float" office:value="-0.00246999994852">
                <text:p>-0.002469999948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393670144">
                <text:p>10.393670144</text:p>
              </table:table-cell>
              <table:table-cell office:value-type="float" office:value="0.0172799993306">
                <text:p>0.01727999933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445220096">
                <text:p>10.445220096</text:p>
              </table:table-cell>
              <table:table-cell office:value-type="float" office:value="0.0420200005174">
                <text:p>0.04202000051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498259968">
                <text:p>10.498259968</text:p>
              </table:table-cell>
              <table:table-cell office:value-type="float" office:value="0.0640499964356">
                <text:p>0.06404999643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549740032">
                <text:p>10.549740032</text:p>
              </table:table-cell>
              <table:table-cell office:value-type="float" office:value="0.0818499997258">
                <text:p>0.08184999972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602010112">
                <text:p>10.602010112</text:p>
              </table:table-cell>
              <table:table-cell office:value-type="float" office:value="0.0846399962902">
                <text:p>0.0846399962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653570048">
                <text:p>10.653570048</text:p>
              </table:table-cell>
              <table:table-cell office:value-type="float" office:value="0.0614599995315">
                <text:p>0.06145999953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707529984">
                <text:p>10.707529984</text:p>
              </table:table-cell>
              <table:table-cell office:value-type="float" office:value="0.0335399992764">
                <text:p>0.03353999927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81003008">
                <text:p>10.81003008</text:p>
              </table:table-cell>
              <table:table-cell office:value-type="float" office:value="-0.00121999997646">
                <text:p>-0.001219999976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862529792">
                <text:p>10.862529792</text:p>
              </table:table-cell>
              <table:table-cell office:value-type="float" office:value="-0.0232999995351">
                <text:p>-0.02329999953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915229952">
                <text:p>10.915229952</text:p>
              </table:table-cell>
              <table:table-cell office:value-type="float" office:value="-0.0479799993336">
                <text:p>-0.04797999933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967560192">
                <text:p>10.967560192</text:p>
              </table:table-cell>
              <table:table-cell office:value-type="float" office:value="-0.0717900022864">
                <text:p>-0.07179000228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01995008">
                <text:p>11.01995008</text:p>
              </table:table-cell>
              <table:table-cell office:value-type="float" office:value="-0.0880400016904">
                <text:p>-0.08804000169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072349952">
                <text:p>11.072349952</text:p>
              </table:table-cell>
              <table:table-cell office:value-type="float" office:value="-0.0855299979448">
                <text:p>-0.08552999794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125260288">
                <text:p>11.125260288</text:p>
              </table:table-cell>
              <table:table-cell office:value-type="float" office:value="-0.074019998312">
                <text:p>-0.0740199983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17764992">
                <text:p>11.17764992</text:p>
              </table:table-cell>
              <table:table-cell office:value-type="float" office:value="-0.0573300011456">
                <text:p>-0.05733000114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230269952">
                <text:p>11.230269952</text:p>
              </table:table-cell>
              <table:table-cell office:value-type="float" office:value="-0.0348500013351">
                <text:p>-0.03485000133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282700032">
                <text:p>11.282700032</text:p>
              </table:table-cell>
              <table:table-cell office:value-type="float" office:value="-0.00920999981463">
                <text:p>-0.009209999814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38516992">
                <text:p>11.38516992</text:p>
              </table:table-cell>
              <table:table-cell office:value-type="float" office:value="0.0293799992651">
                <text:p>0.02937999926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4384">
                <text:p>11.4384</text:p>
              </table:table-cell>
              <table:table-cell office:value-type="float" office:value="0.0394200012088">
                <text:p>0.03942000120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490900224">
                <text:p>11.490900224</text:p>
              </table:table-cell>
              <table:table-cell office:value-type="float" office:value="0.0462099984288">
                <text:p>0.04620999842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543529984">
                <text:p>11.543529984</text:p>
              </table:table-cell>
              <table:table-cell office:value-type="float" office:value="0.0560799986124">
                <text:p>0.05607999861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596009984">
                <text:p>11.596009984</text:p>
              </table:table-cell>
              <table:table-cell office:value-type="float" office:value="0.0661400035024">
                <text:p>0.06614000350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648410112">
                <text:p>11.648410112</text:p>
              </table:table-cell>
              <table:table-cell office:value-type="float" office:value="0.0663100033998">
                <text:p>0.06631000339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702690048">
                <text:p>11.702690048</text:p>
              </table:table-cell>
              <table:table-cell office:value-type="float" office:value="0.0611299984157">
                <text:p>0.06112999841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.755300096">
                <text:p>11.755300096</text:p>
              </table:table-cell>
              <table:table-cell office:value-type="float" office:value="0.050379998982">
                <text:p>0.0503799989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809690112">
                <text:p>11.809690112</text:p>
              </table:table-cell>
              <table:table-cell office:value-type="float" office:value="0.0386600010097">
                <text:p>0.03866000100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862170112">
                <text:p>11.862170112</text:p>
              </table:table-cell>
              <table:table-cell office:value-type="float" office:value="0.0232999995351">
                <text:p>0.02329999953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914660096">
                <text:p>11.914660096</text:p>
              </table:table-cell>
              <table:table-cell office:value-type="float" office:value="0.000939999998081">
                <text:p>0.0009399999980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970249984">
                <text:p>11.970249984</text:p>
              </table:table-cell>
              <table:table-cell office:value-type="float" office:value="-0.00112999998964">
                <text:p>-0.001129999989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022840064">
                <text:p>12.022840064</text:p>
              </table:table-cell>
              <table:table-cell office:value-type="float" office:value="0.0046999999322">
                <text:p>0.00469999993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12518016">
                <text:p>12.12518016</text:p>
              </table:table-cell>
              <table:table-cell office:value-type="float" office:value="0.00927999988198">
                <text:p>0.009279999881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177730048">
                <text:p>12.177730048</text:p>
              </table:table-cell>
              <table:table-cell office:value-type="float" office:value="0.00963000021875">
                <text:p>0.00963000021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230319872">
                <text:p>12.230319872</text:p>
              </table:table-cell>
              <table:table-cell office:value-type="float" office:value="0.0116900000721">
                <text:p>0.01169000007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283000064">
                <text:p>12.283000064</text:p>
              </table:table-cell>
              <table:table-cell office:value-type="float" office:value="0.00930999964476">
                <text:p>0.00930999964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335549952">
                <text:p>12.335549952</text:p>
              </table:table-cell>
              <table:table-cell office:value-type="float" office:value="0.00827000010759">
                <text:p>0.00827000010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387979776">
                <text:p>12.387979776</text:p>
              </table:table-cell>
              <table:table-cell office:value-type="float" office:value="0.00535999983549">
                <text:p>0.005359999835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440300032">
                <text:p>12.440300032</text:p>
              </table:table-cell>
              <table:table-cell office:value-type="float" office:value="0.00467000016943">
                <text:p>0.004670000169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492">
                <text:p>12.492</text:p>
              </table:table-cell>
              <table:table-cell office:value-type="float" office:value="0.00589000014588">
                <text:p>0.005890000145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544489984">
                <text:p>12.544489984</text:p>
              </table:table-cell>
              <table:table-cell office:value-type="float" office:value="-0.00121999997646">
                <text:p>-0.001219999976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596250112">
                <text:p>12.596250112</text:p>
              </table:table-cell>
              <table:table-cell office:value-type="float" office:value="-0.0216199997813">
                <text:p>-0.02161999978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648729856">
                <text:p>12.648729856</text:p>
              </table:table-cell>
              <table:table-cell office:value-type="float" office:value="-0.0586399994791">
                <text:p>-0.05863999947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701899776">
                <text:p>12.701899776</text:p>
              </table:table-cell>
              <table:table-cell office:value-type="float" office:value="-0.0818400010467">
                <text:p>-0.08184000104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7544">
                <text:p>12.7544</text:p>
              </table:table-cell>
              <table:table-cell office:value-type="float" office:value="-0.0969299972057">
                <text:p>-0.09692999720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807599872">
                <text:p>12.807599872</text:p>
              </table:table-cell>
              <table:table-cell office:value-type="float" office:value="-0.0991199985147">
                <text:p>-0.09911999851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859340288">
                <text:p>12.859340288</text:p>
              </table:table-cell>
              <table:table-cell office:value-type="float" office:value="-0.0979399979115">
                <text:p>-0.09793999791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911810304">
                <text:p>12.911810304</text:p>
              </table:table-cell>
              <table:table-cell office:value-type="float" office:value="-0.090870000422">
                <text:p>-0.0908700004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964839936">
                <text:p>12.964839936</text:p>
              </table:table-cell>
              <table:table-cell office:value-type="float" office:value="-0.0812100023031">
                <text:p>-0.08121000230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.017299968">
                <text:p>13.017299968</text:p>
              </table:table-cell>
              <table:table-cell office:value-type="float" office:value="-0.0668200030923">
                <text:p>-0.06682000309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069940224">
                <text:p>13.069940224</text:p>
              </table:table-cell>
              <table:table-cell office:value-type="float" office:value="-0.0454800017178">
                <text:p>-0.04548000171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.122320128">
                <text:p>13.122320128</text:p>
              </table:table-cell>
              <table:table-cell office:value-type="float" office:value="-0.020530000329">
                <text:p>-0.0205300003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175500032">
                <text:p>13.175500032</text:p>
              </table:table-cell>
              <table:table-cell office:value-type="float" office:value="-0.00152000004891">
                <text:p>-0.001520000048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22801024">
                <text:p>13.22801024</text:p>
              </table:table-cell>
              <table:table-cell office:value-type="float" office:value="0.0106399999931">
                <text:p>0.01063999999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279510016">
                <text:p>13.279510016</text:p>
              </table:table-cell>
              <table:table-cell office:value-type="float" office:value="0.0161899998784">
                <text:p>0.01618999987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334040064">
                <text:p>13.334040064</text:p>
              </table:table-cell>
              <table:table-cell office:value-type="float" office:value="0.0136799998581">
                <text:p>0.01367999985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386390016">
                <text:p>13.386390016</text:p>
              </table:table-cell>
              <table:table-cell office:value-type="float" office:value="0.00569000001997">
                <text:p>0.005690000019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488920064">
                <text:p>13.488920064</text:p>
              </table:table-cell>
              <table:table-cell office:value-type="float" office:value="0.00675999978557">
                <text:p>0.006759999785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541600256">
                <text:p>13.541600256</text:p>
              </table:table-cell>
              <table:table-cell office:value-type="float" office:value="0.00641999999061">
                <text:p>0.006419999990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594060032">
                <text:p>13.594060032</text:p>
              </table:table-cell>
              <table:table-cell office:value-type="float" office:value="0.00815000012517">
                <text:p>0.008150000125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646660096">
                <text:p>13.646660096</text:p>
              </table:table-cell>
              <table:table-cell office:value-type="float" office:value="0.0164700001478">
                <text:p>0.01647000014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751350272">
                <text:p>13.751350272</text:p>
              </table:table-cell>
              <table:table-cell office:value-type="float" office:value="0.0292499996722">
                <text:p>0.02924999967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803730176">
                <text:p>13.803730176</text:p>
              </table:table-cell>
              <table:table-cell office:value-type="float" office:value="0.0493500009179">
                <text:p>0.04935000091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855190016">
                <text:p>13.855190016</text:p>
              </table:table-cell>
              <table:table-cell office:value-type="float" office:value="0.0575600005686">
                <text:p>0.05756000056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95771008">
                <text:p>13.95771008</text:p>
              </table:table-cell>
              <table:table-cell office:value-type="float" office:value="0.056329999119">
                <text:p>0.0563299991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01312">
                <text:p>14.01312</text:p>
              </table:table-cell>
              <table:table-cell office:value-type="float" office:value="0.0586099997163">
                <text:p>0.05860999971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065600256">
                <text:p>14.065600256</text:p>
              </table:table-cell>
              <table:table-cell office:value-type="float" office:value="0.0639000013471">
                <text:p>0.06390000134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1176">
                <text:p>14.1176</text:p>
              </table:table-cell>
              <table:table-cell office:value-type="float" office:value="0.0623500011861">
                <text:p>0.06235000118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171079936">
                <text:p>14.171079936</text:p>
              </table:table-cell>
              <table:table-cell office:value-type="float" office:value="0.0481400005519">
                <text:p>0.04814000055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223480064">
                <text:p>14.223480064</text:p>
              </table:table-cell>
              <table:table-cell office:value-type="float" office:value="0.02208000049">
                <text:p>0.022080000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276189952">
                <text:p>14.276189952</text:p>
              </table:table-cell>
              <table:table-cell office:value-type="float" office:value="-0.0133400000632">
                <text:p>-0.01334000006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330330112">
                <text:p>14.330330112</text:p>
              </table:table-cell>
              <table:table-cell office:value-type="float" office:value="-0.0587200000882">
                <text:p>-0.05872000008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382800128">
                <text:p>14.382800128</text:p>
              </table:table-cell>
              <table:table-cell office:value-type="float" office:value="-0.0901499986649">
                <text:p>-0.09014999866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435330048">
                <text:p>14.435330048</text:p>
              </table:table-cell>
              <table:table-cell office:value-type="float" office:value="-0.0982500016689">
                <text:p>-0.09825000166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488059904">
                <text:p>14.488059904</text:p>
              </table:table-cell>
              <table:table-cell office:value-type="float" office:value="-0.0765499994159">
                <text:p>-0.07654999941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54043008">
                <text:p>14.54043008</text:p>
              </table:table-cell>
              <table:table-cell office:value-type="float" office:value="-0.0506299994886">
                <text:p>-0.05062999948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.59286016">
                <text:p>14.59286016</text:p>
              </table:table-cell>
              <table:table-cell office:value-type="float" office:value="-0.0257900003344">
                <text:p>-0.02579000033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.645260032">
                <text:p>14.645260032</text:p>
              </table:table-cell>
              <table:table-cell office:value-type="float" office:value="-0.00264999992214">
                <text:p>-0.002649999922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697779968">
                <text:p>14.697779968</text:p>
              </table:table-cell>
              <table:table-cell office:value-type="float" office:value="0.0184199996293">
                <text:p>0.01841999962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802550272">
                <text:p>14.802550272</text:p>
              </table:table-cell>
              <table:table-cell office:value-type="float" office:value="0.034540001303">
                <text:p>0.0345400013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.855069952">
                <text:p>14.855069952</text:p>
              </table:table-cell>
              <table:table-cell office:value-type="float" office:value="0.0530299991369">
                <text:p>0.05302999913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907400192">
                <text:p>14.907400192</text:p>
              </table:table-cell>
              <table:table-cell office:value-type="float" office:value="0.0752099975944">
                <text:p>0.07520999759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010050048">
                <text:p>15.010050048</text:p>
              </table:table-cell>
              <table:table-cell office:value-type="float" office:value="0.0806699991226">
                <text:p>0.08066999912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062610176">
                <text:p>15.062610176</text:p>
              </table:table-cell>
              <table:table-cell office:value-type="float" office:value="0.0820999965072">
                <text:p>0.08209999650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11593984">
                <text:p>15.11593984</text:p>
              </table:table-cell>
              <table:table-cell office:value-type="float" office:value="0.0504899993539">
                <text:p>0.05048999935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.169570048">
                <text:p>15.169570048</text:p>
              </table:table-cell>
              <table:table-cell office:value-type="float" office:value="0.0187599994242">
                <text:p>0.01875999942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.223160064">
                <text:p>15.223160064</text:p>
              </table:table-cell>
              <table:table-cell office:value-type="float" office:value="-0.00951999984682">
                <text:p>-0.009519999846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75559936">
                <text:p>15.275559936</text:p>
              </table:table-cell>
              <table:table-cell office:value-type="float" office:value="-0.03125">
                <text:p>-0.031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.32900992">
                <text:p>15.32900992</text:p>
              </table:table-cell>
              <table:table-cell office:value-type="float" office:value="-0.0391299985349">
                <text:p>-0.03912999853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.381499904">
                <text:p>15.381499904</text:p>
              </table:table-cell>
              <table:table-cell office:value-type="float" office:value="-0.0243500005454">
                <text:p>-0.02435000054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434919936">
                <text:p>15.434919936</text:p>
              </table:table-cell>
              <table:table-cell office:value-type="float" office:value="-0.0112100001425">
                <text:p>-0.01121000014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487510016">
                <text:p>15.487510016</text:p>
              </table:table-cell>
              <table:table-cell office:value-type="float" office:value="-0.00344999996014">
                <text:p>-0.003449999960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543490048">
                <text:p>15.543490048</text:p>
              </table:table-cell>
              <table:table-cell office:value-type="float" office:value="0.0106899999082">
                <text:p>0.01068999990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64502016">
                <text:p>15.64502016</text:p>
              </table:table-cell>
              <table:table-cell office:value-type="float" office:value="0.0135599998757">
                <text:p>0.01355999987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696670208">
                <text:p>15.696670208</text:p>
              </table:table-cell>
              <table:table-cell office:value-type="float" office:value="0.0122300004587">
                <text:p>0.01223000045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749620224">
                <text:p>15.749620224</text:p>
              </table:table-cell>
              <table:table-cell office:value-type="float" office:value="0.0134500004351">
                <text:p>0.01345000043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802249984">
                <text:p>15.802249984</text:p>
              </table:table-cell>
              <table:table-cell office:value-type="float" office:value="0.0172700006515">
                <text:p>0.01727000065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.854899968">
                <text:p>15.854899968</text:p>
              </table:table-cell>
              <table:table-cell office:value-type="float" office:value="0.0234799999744">
                <text:p>0.02347999997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907810048">
                <text:p>15.907810048</text:p>
              </table:table-cell>
              <table:table-cell office:value-type="float" office:value="0.0229800008237">
                <text:p>0.02298000082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95974016">
                <text:p>15.95974016</text:p>
              </table:table-cell>
              <table:table-cell office:value-type="float" office:value="0.00571000017226">
                <text:p>0.005710000172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.01273984">
                <text:p>16.01273984</text:p>
              </table:table-cell>
              <table:table-cell office:value-type="float" office:value="-0.00346000003628">
                <text:p>-0.003460000036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065030144">
                <text:p>16.065030144</text:p>
              </table:table-cell>
              <table:table-cell office:value-type="float" office:value="-0.00622999994084">
                <text:p>-0.006229999940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117190144">
                <text:p>16.117190144</text:p>
              </table:table-cell>
              <table:table-cell office:value-type="float" office:value="-0.0108099998906">
                <text:p>-0.01080999989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168940032">
                <text:p>16.168940032</text:p>
              </table:table-cell>
              <table:table-cell office:value-type="float" office:value="-0.00858999975026">
                <text:p>-0.008589999750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220840192">
                <text:p>16.220840192</text:p>
              </table:table-cell>
              <table:table-cell office:value-type="float" office:value="0.00668000010774">
                <text:p>0.006680000107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.273170176">
                <text:p>16.273170176</text:p>
              </table:table-cell>
              <table:table-cell office:value-type="float" office:value="0.0229199994355">
                <text:p>0.02291999943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.376449792">
                <text:p>16.376449792</text:p>
              </table:table-cell>
              <table:table-cell office:value-type="float" office:value="0.0269900001585">
                <text:p>0.02699000015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.42870016">
                <text:p>16.42870016</text:p>
              </table:table-cell>
              <table:table-cell office:value-type="float" office:value="0.0271899998188">
                <text:p>0.0271899998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480679936">
                <text:p>16.480679936</text:p>
              </table:table-cell>
              <table:table-cell office:value-type="float" office:value="0.0275800004601">
                <text:p>0.02758000046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.53217024">
                <text:p>16.53217024</text:p>
              </table:table-cell>
              <table:table-cell office:value-type="float" office:value="0.0207899995148">
                <text:p>0.02078999951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584440064">
                <text:p>16.584440064</text:p>
              </table:table-cell>
              <table:table-cell office:value-type="float" office:value="0.00822000019252">
                <text:p>0.008220000192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636509952">
                <text:p>16.636509952</text:p>
              </table:table-cell>
              <table:table-cell office:value-type="float" office:value="-0.00524999992922">
                <text:p>-0.005249999929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.689050112">
                <text:p>16.689050112</text:p>
              </table:table-cell>
              <table:table-cell office:value-type="float" office:value="-0.0215099994093">
                <text:p>-0.02150999940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741679872">
                <text:p>16.741679872</text:p>
              </table:table-cell>
              <table:table-cell office:value-type="float" office:value="-0.0445200018585">
                <text:p>-0.04452000185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.794360064">
                <text:p>16.794360064</text:p>
              </table:table-cell>
              <table:table-cell office:value-type="float" office:value="-0.0779400020838">
                <text:p>-0.07794000208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.84683008">
                <text:p>16.84683008</text:p>
              </table:table-cell>
              <table:table-cell office:value-type="float" office:value="-0.109999999404">
                <text:p>-0.1099999994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.899419904">
                <text:p>16.899419904</text:p>
              </table:table-cell>
              <table:table-cell office:value-type="float" office:value="-0.132890000939">
                <text:p>-0.1328900009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95168">
                <text:p>16.95168</text:p>
              </table:table-cell>
              <table:table-cell office:value-type="float" office:value="-0.105169996619">
                <text:p>-0.1051699966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.004280064">
                <text:p>17.004280064</text:p>
              </table:table-cell>
              <table:table-cell office:value-type="float" office:value="-0.0744799971581">
                <text:p>-0.07447999715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.05686016">
                <text:p>17.05686016</text:p>
              </table:table-cell>
              <table:table-cell office:value-type="float" office:value="-0.0465000011027">
                <text:p>-0.04650000110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.109360128">
                <text:p>17.109360128</text:p>
              </table:table-cell>
              <table:table-cell office:value-type="float" office:value="-0.0211500003934">
                <text:p>-0.02115000039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.161840128">
                <text:p>17.161840128</text:p>
              </table:table-cell>
              <table:table-cell office:value-type="float" office:value="-0.00209000008181">
                <text:p>-0.002090000081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214330112">
                <text:p>17.214330112</text:p>
              </table:table-cell>
              <table:table-cell office:value-type="float" office:value="0.0194199997932">
                <text:p>0.01941999979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.26736">
                <text:p>17.26736</text:p>
              </table:table-cell>
              <table:table-cell office:value-type="float" office:value="0.044509999454">
                <text:p>0.0445099994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.369139968">
                <text:p>17.369139968</text:p>
              </table:table-cell>
              <table:table-cell office:value-type="float" office:value="0.0622799992561">
                <text:p>0.06227999925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42164992">
                <text:p>17.42164992</text:p>
              </table:table-cell>
              <table:table-cell office:value-type="float" office:value="0.0744599997997">
                <text:p>0.07445999979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.47339008">
                <text:p>17.47339008</text:p>
              </table:table-cell>
              <table:table-cell office:value-type="float" office:value="0.0653299987316">
                <text:p>0.06532999873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525200128">
                <text:p>17.525200128</text:p>
              </table:table-cell>
              <table:table-cell office:value-type="float" office:value="0.0188299994916">
                <text:p>0.01882999949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.579190016">
                <text:p>17.579190016</text:p>
              </table:table-cell>
              <table:table-cell office:value-type="float" office:value="-0.0335699990392">
                <text:p>-0.03356999903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.680930048">
                <text:p>17.680930048</text:p>
              </table:table-cell>
              <table:table-cell office:value-type="float" office:value="-0.0714699998498">
                <text:p>-0.07146999984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.733629952">
                <text:p>17.733629952</text:p>
              </table:table-cell>
              <table:table-cell office:value-type="float" office:value="-0.0900299996138">
                <text:p>-0.09002999961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.786060032">
                <text:p>17.786060032</text:p>
              </table:table-cell>
              <table:table-cell office:value-type="float" office:value="-0.0935600027442">
                <text:p>-0.09356000274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.839400192">
                <text:p>17.839400192</text:p>
              </table:table-cell>
              <table:table-cell office:value-type="float" office:value="-0.0931100025773">
                <text:p>-0.09311000257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.941939968">
                <text:p>17.941939968</text:p>
              </table:table-cell>
              <table:table-cell office:value-type="float" office:value="-0.0753099992871">
                <text:p>-0.07530999928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.994249984">
                <text:p>17.994249984</text:p>
              </table:table-cell>
              <table:table-cell office:value-type="float" office:value="-0.0524699985981">
                <text:p>-0.05246999859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.04577024">
                <text:p>18.04577024</text:p>
              </table:table-cell>
              <table:table-cell office:value-type="float" office:value="-0.0235500000417">
                <text:p>-0.02355000004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.097709824">
                <text:p>18.097709824</text:p>
              </table:table-cell>
              <table:table-cell office:value-type="float" office:value="0.00961000006646">
                <text:p>0.009610000066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.149650176">
                <text:p>18.149650176</text:p>
              </table:table-cell>
              <table:table-cell office:value-type="float" office:value="0.0417999997735">
                <text:p>0.04179999977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.202100224">
                <text:p>18.202100224</text:p>
              </table:table-cell>
              <table:table-cell office:value-type="float" office:value="0.0730400010943">
                <text:p>0.07304000109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.253629952">
                <text:p>18.253629952</text:p>
              </table:table-cell>
              <table:table-cell office:value-type="float" office:value="0.112269997597">
                <text:p>0.1122699975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.3056">
                <text:p>18.3056</text:p>
              </table:table-cell>
              <table:table-cell office:value-type="float" office:value="0.131650000811">
                <text:p>0.1316500008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.408">
                <text:p>18.408</text:p>
              </table:table-cell>
              <table:table-cell office:value-type="float" office:value="0.123800002038">
                <text:p>0.1238000020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.461210112">
                <text:p>18.461210112</text:p>
              </table:table-cell>
              <table:table-cell office:value-type="float" office:value="0.119489997625">
                <text:p>0.1194899976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.512760064">
                <text:p>18.512760064</text:p>
              </table:table-cell>
              <table:table-cell office:value-type="float" office:value="0.107909999788">
                <text:p>0.1079099997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.565190144">
                <text:p>18.565190144</text:p>
              </table:table-cell>
              <table:table-cell office:value-type="float" office:value="0.0663800016046">
                <text:p>0.06638000160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617090048">
                <text:p>18.617090048</text:p>
              </table:table-cell>
              <table:table-cell office:value-type="float" office:value="0.0343099981546">
                <text:p>0.03430999815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.668610048">
                <text:p>18.668610048</text:p>
              </table:table-cell>
              <table:table-cell office:value-type="float" office:value="0.00245000002906">
                <text:p>0.002450000029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.77088">
                <text:p>18.77088</text:p>
              </table:table-cell>
              <table:table-cell office:value-type="float" office:value="-0.0360600017011">
                <text:p>-0.03606000170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.82241024">
                <text:p>18.82241024</text:p>
              </table:table-cell>
              <table:table-cell office:value-type="float" office:value="-0.0580400004983">
                <text:p>-0.05804000049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.873860096">
                <text:p>18.873860096</text:p>
              </table:table-cell>
              <table:table-cell office:value-type="float" office:value="-0.072879999876">
                <text:p>-0.0728799998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.92672">
                <text:p>18.92672</text:p>
              </table:table-cell>
              <table:table-cell office:value-type="float" office:value="-0.0809800028801">
                <text:p>-0.08098000288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97940992">
                <text:p>18.97940992</text:p>
              </table:table-cell>
              <table:table-cell office:value-type="float" office:value="-0.0864500030875">
                <text:p>-0.08645000308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.031120128">
                <text:p>19.031120128</text:p>
              </table:table-cell>
              <table:table-cell office:value-type="float" office:value="-0.0752800032496">
                <text:p>-0.07528000324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.08347008">
                <text:p>19.08347008</text:p>
              </table:table-cell>
              <table:table-cell office:value-type="float" office:value="-0.0574700012803">
                <text:p>-0.05747000128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.135450112">
                <text:p>19.135450112</text:p>
              </table:table-cell>
              <table:table-cell office:value-type="float" office:value="-0.0362999998033">
                <text:p>-0.03629999980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188349952">
                <text:p>19.188349952</text:p>
              </table:table-cell>
              <table:table-cell office:value-type="float" office:value="-0.0190799999982">
                <text:p>-0.01907999999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.2904">
                <text:p>19.2904</text:p>
              </table:table-cell>
              <table:table-cell office:value-type="float" office:value="0.00386000005528">
                <text:p>0.003860000055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.343880192">
                <text:p>19.343880192</text:p>
              </table:table-cell>
              <table:table-cell office:value-type="float" office:value="0.0348999984562">
                <text:p>0.03489999845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.396570112">
                <text:p>19.396570112</text:p>
              </table:table-cell>
              <table:table-cell office:value-type="float" office:value="0.0437199994922">
                <text:p>0.04371999949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.448920064">
                <text:p>19.448920064</text:p>
              </table:table-cell>
              <table:table-cell office:value-type="float" office:value="0.0481700003147">
                <text:p>0.04817000031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.50064">
                <text:p>19.50064</text:p>
              </table:table-cell>
              <table:table-cell office:value-type="float" office:value="0.0425099991262">
                <text:p>0.04250999912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.552410112">
                <text:p>19.552410112</text:p>
              </table:table-cell>
              <table:table-cell office:value-type="float" office:value="0.0247799996287">
                <text:p>0.02477999962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.604199936">
                <text:p>19.604199936</text:p>
              </table:table-cell>
              <table:table-cell office:value-type="float" office:value="-0.00627999985591">
                <text:p>-0.006279999855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656709888">
                <text:p>19.656709888</text:p>
              </table:table-cell>
              <table:table-cell office:value-type="float" office:value="-0.0392500013113">
                <text:p>-0.03925000131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.709100032">
                <text:p>19.709100032</text:p>
              </table:table-cell>
              <table:table-cell office:value-type="float" office:value="-0.0648500025272">
                <text:p>-0.06485000252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.76203008">
                <text:p>19.76203008</text:p>
              </table:table-cell>
              <table:table-cell office:value-type="float" office:value="-0.0651900023222">
                <text:p>-0.06519000232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.814009856">
                <text:p>19.814009856</text:p>
              </table:table-cell>
              <table:table-cell office:value-type="float" office:value="-0.0471699982882">
                <text:p>-0.04716999828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.865590016">
                <text:p>19.865590016</text:p>
              </table:table-cell>
              <table:table-cell office:value-type="float" office:value="-0.0320100001991">
                <text:p>-0.03201000019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.91718016">
                <text:p>19.91718016</text:p>
              </table:table-cell>
              <table:table-cell office:value-type="float" office:value="-0.00960000045598">
                <text:p>-0.009600000455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.96875008">
                <text:p>19.96875008</text:p>
              </table:table-cell>
              <table:table-cell office:value-type="float" office:value="0.00903999991715">
                <text:p>0.009039999917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.023960064">
                <text:p>20.023960064</text:p>
              </table:table-cell>
              <table:table-cell office:value-type="float" office:value="0.0141399996355">
                <text:p>0.01413999963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.076410112">
                <text:p>20.076410112</text:p>
              </table:table-cell>
              <table:table-cell office:value-type="float" office:value="0.0162199996412">
                <text:p>0.01621999964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.127920128">
                <text:p>20.127920128</text:p>
              </table:table-cell>
              <table:table-cell office:value-type="float" office:value="0.0156599991024">
                <text:p>0.01565999910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.180359936">
                <text:p>20.180359936</text:p>
              </table:table-cell>
              <table:table-cell office:value-type="float" office:value="0.0108899995685">
                <text:p>0.01088999956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.232659968">
                <text:p>20.232659968</text:p>
              </table:table-cell>
              <table:table-cell office:value-type="float" office:value="0.000959999975748">
                <text:p>0.0009599999757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.28651008">
                <text:p>20.28651008</text:p>
              </table:table-cell>
              <table:table-cell office:value-type="float" office:value="-0.0152500001714">
                <text:p>-0.01525000017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.339549952">
                <text:p>20.339549952</text:p>
              </table:table-cell>
              <table:table-cell office:value-type="float" office:value="-0.0256900005043">
                <text:p>-0.02569000050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.392019968">
                <text:p>20.392019968</text:p>
              </table:table-cell>
              <table:table-cell office:value-type="float" office:value="-0.0163400005549">
                <text:p>-0.01634000055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.444069888">
                <text:p>20.444069888</text:p>
              </table:table-cell>
              <table:table-cell office:value-type="float" office:value="-0.00569000001997">
                <text:p>-0.005690000019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49574016">
                <text:p>20.4957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.598139904">
                <text:p>20.598139904</text:p>
              </table:table-cell>
              <table:table-cell office:value-type="float" office:value="-0.00400999980047">
                <text:p>-0.004009999800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.650330112">
                <text:p>20.650330112</text:p>
              </table:table-cell>
              <table:table-cell office:value-type="float" office:value="0.00313999992795">
                <text:p>0.003139999927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.702750208">
                <text:p>20.702750208</text:p>
              </table:table-cell>
              <table:table-cell office:value-type="float" office:value="0.0133999995887">
                <text:p>0.01339999958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.755399936">
                <text:p>20.755399936</text:p>
              </table:table-cell>
              <table:table-cell office:value-type="float" office:value="0.0293899998069">
                <text:p>0.02938999980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807209984">
                <text:p>20.807209984</text:p>
              </table:table-cell>
              <table:table-cell office:value-type="float" office:value="0.0454300008714">
                <text:p>0.04543000087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.858690048">
                <text:p>20.858690048</text:p>
              </table:table-cell>
              <table:table-cell office:value-type="float" office:value="0.038449998945">
                <text:p>0.0384499989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.910220032">
                <text:p>20.910220032</text:p>
              </table:table-cell>
              <table:table-cell office:value-type="float" office:value="0.00193000002764">
                <text:p>0.001930000027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.962050048">
                <text:p>20.962050048</text:p>
              </table:table-cell>
              <table:table-cell office:value-type="float" office:value="-0.0229800008237">
                <text:p>-0.02298000082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1.01499008">
                <text:p>21.01499008</text:p>
              </table:table-cell>
              <table:table-cell office:value-type="float" office:value="-0.0338100008667">
                <text:p>-0.03381000086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.070200064">
                <text:p>21.070200064</text:p>
              </table:table-cell>
              <table:table-cell office:value-type="float" office:value="-0.0363800004125">
                <text:p>-0.03638000041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1.12704">
                <text:p>21.12704</text:p>
              </table:table-cell>
              <table:table-cell office:value-type="float" office:value="-0.0141799999401">
                <text:p>-0.01417999994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.178690048">
                <text:p>21.178690048</text:p>
              </table:table-cell>
              <table:table-cell office:value-type="float" office:value="-0.000950000016019">
                <text:p>-0.0009500000160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.23012992">
                <text:p>21.23012992</text:p>
              </table:table-cell>
              <table:table-cell office:value-type="float" office:value="0.0195300001651">
                <text:p>0.01953000016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.282489856">
                <text:p>21.282489856</text:p>
              </table:table-cell>
              <table:table-cell office:value-type="float" office:value="0.0432600006461">
                <text:p>0.04326000064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.33504">
                <text:p>21.33504</text:p>
              </table:table-cell>
              <table:table-cell office:value-type="float" office:value="0.0661199986935">
                <text:p>0.06611999869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.387389952">
                <text:p>21.387389952</text:p>
              </table:table-cell>
              <table:table-cell office:value-type="float" office:value="0.0873799994588">
                <text:p>0.08737999945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.43894016">
                <text:p>21.43894016</text:p>
              </table:table-cell>
              <table:table-cell office:value-type="float" office:value="0.0979700013995">
                <text:p>0.09797000139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.491000064">
                <text:p>21.491000064</text:p>
              </table:table-cell>
              <table:table-cell office:value-type="float" office:value="0.0858300030231">
                <text:p>0.08583000302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.542810112">
                <text:p>21.542810112</text:p>
              </table:table-cell>
              <table:table-cell office:value-type="float" office:value="0.0600599981844">
                <text:p>0.06005999818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.595539968">
                <text:p>21.595539968</text:p>
              </table:table-cell>
              <table:table-cell office:value-type="float" office:value="0.0285500008613">
                <text:p>0.02855000086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.697380096">
                <text:p>21.697380096</text:p>
              </table:table-cell>
              <table:table-cell office:value-type="float" office:value="-0.0147299999371">
                <text:p>-0.01472999993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.74916992">
                <text:p>21.74916992</text:p>
              </table:table-cell>
              <table:table-cell office:value-type="float" office:value="-0.0362799987197">
                <text:p>-0.03627999871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.801730048">
                <text:p>21.801730048</text:p>
              </table:table-cell>
              <table:table-cell office:value-type="float" office:value="-0.0580799989402">
                <text:p>-0.05807999894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.854290176">
                <text:p>21.854290176</text:p>
              </table:table-cell>
              <table:table-cell office:value-type="float" office:value="-0.0839499980211">
                <text:p>-0.08394999802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.955930112">
                <text:p>21.955930112</text:p>
              </table:table-cell>
              <table:table-cell office:value-type="float" office:value="-0.100819997489">
                <text:p>-0.1008199974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.008549888">
                <text:p>22.008549888</text:p>
              </table:table-cell>
              <table:table-cell office:value-type="float" office:value="-0.113660000265">
                <text:p>-0.1136600002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.060169984">
                <text:p>22.060169984</text:p>
              </table:table-cell>
              <table:table-cell office:value-type="float" office:value="-0.11590000242">
                <text:p>-0.115900002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.112500224">
                <text:p>22.112500224</text:p>
              </table:table-cell>
              <table:table-cell office:value-type="float" office:value="-0.106679998338">
                <text:p>-0.1066799983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.164920064">
                <text:p>22.164920064</text:p>
              </table:table-cell>
              <table:table-cell office:value-type="float" office:value="-0.0966100022197">
                <text:p>-0.09661000221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.21638016">
                <text:p>22.21638016</text:p>
              </table:table-cell>
              <table:table-cell office:value-type="float" office:value="-0.084399998188">
                <text:p>-0.0843999981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.268310016">
                <text:p>22.268310016</text:p>
              </table:table-cell>
              <table:table-cell office:value-type="float" office:value="-0.070940002799">
                <text:p>-0.0709400027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.32028032">
                <text:p>22.32028032</text:p>
              </table:table-cell>
              <table:table-cell office:value-type="float" office:value="-0.0584799982607">
                <text:p>-0.05847999826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.372679936">
                <text:p>22.372679936</text:p>
              </table:table-cell>
              <table:table-cell office:value-type="float" office:value="-0.046059999615">
                <text:p>-0.0460599996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.42523008">
                <text:p>22.42523008</text:p>
              </table:table-cell>
              <table:table-cell office:value-type="float" office:value="-0.0329300016165">
                <text:p>-0.03293000161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.476850176">
                <text:p>22.476850176</text:p>
              </table:table-cell>
              <table:table-cell office:value-type="float" office:value="-0.0203499998897">
                <text:p>-0.02034999988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.528280064">
                <text:p>22.528280064</text:p>
              </table:table-cell>
              <table:table-cell office:value-type="float" office:value="-0.00808000005782">
                <text:p>-0.008080000057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.580770048">
                <text:p>22.580770048</text:p>
              </table:table-cell>
              <table:table-cell office:value-type="float" office:value="-0.000769999984186">
                <text:p>-0.0007699999841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633309952">
                <text:p>22.633309952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.685789952">
                <text:p>22.68578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.78854016">
                <text:p>22.7885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.84134016">
                <text:p>22.84134016</text:p>
              </table:table-cell>
              <table:table-cell office:value-type="float" office:value="-0.000169999999343">
                <text:p>-0.0001699999993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.893669888">
                <text:p>22.893669888</text:p>
              </table:table-cell>
              <table:table-cell office:value-type="float" office:value="-0.000169999999343">
                <text:p>-0.0001699999993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.94569984">
                <text:p>22.94569984</text:p>
              </table:table-cell>
              <table:table-cell office:value-type="float" office:value="-0.000169999999343">
                <text:p>-0.0001699999993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3.047750144">
                <text:p>23.047750144</text:p>
              </table:table-cell>
              <table:table-cell office:value-type="float" office:value="-0.000159999995958">
                <text:p>-0.0001599999959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.09968">
                <text:p>23.09968</text:p>
              </table:table-cell>
              <table:table-cell office:value-type="float" office:value="-0.000159999995958">
                <text:p>-0.0001599999959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.152120064">
                <text:p>23.152120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.20464">
                <text:p>23.20464</text:p>
              </table:table-cell>
              <table:table-cell office:value-type="float" office:value="-0.000159999995958">
                <text:p>-0.0001599999959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.257310208">
                <text:p>23.257310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.309639936">
                <text:p>23.309639936</text:p>
              </table:table-cell>
              <table:table-cell office:value-type="float" office:value="-0.000159999995958">
                <text:p>-0.0001599999959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.362010112">
                <text:p>23.362010112</text:p>
              </table:table-cell>
              <table:table-cell office:value-type="float" office:value="-0.000169999999343">
                <text:p>-0.0001699999993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.41446016">
                <text:p>23.41446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.466950144">
                <text:p>23.46695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.518729984">
                <text:p>23.51872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570370048">
                <text:p>23.57037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67241984">
                <text:p>23.6724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72411008">
                <text:p>23.7241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776580096">
                <text:p>23.77658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829459968">
                <text:p>23.82945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88276992">
                <text:p>23.88276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935140096">
                <text:p>23.93514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988059904">
                <text:p>23.98805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.040509952">
                <text:p>24.0405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.09307008">
                <text:p>24.09307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.14539008">
                <text:p>24.14539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.198220032">
                <text:p>24.198220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.250640128">
                <text:p>24.250640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.303280128">
                <text:p>24.303280128</text:p>
              </table:table-cell>
              <table:table-cell office:value-type="float" office:value="0.000190000006114">
                <text:p>0.0001900000061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.407689984">
                <text:p>24.40768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.460339968">
                <text:p>24.46033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.512200192">
                <text:p>24.51220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614219776">
                <text:p>24.614219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.66651008">
                <text:p>24.6665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718540032">
                <text:p>24.718540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771250176">
                <text:p>24.771250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82379008">
                <text:p>24.82379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.87712">
                <text:p>24.87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.929570048">
                <text:p>24.929570048</text:p>
              </table:table-cell>
              <table:table-cell office:value-type="float" office:value="-0.000159999995958">
                <text:p>-0.0001599999959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.982170112">
                <text:p>24.98217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5.034680064">
                <text:p>25.034680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.08726016">
                <text:p>25.08726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.141530112">
                <text:p>25.14153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.193929984">
                <text:p>25.19392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.246919936">
                <text:p>25.246919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.301149952">
                <text:p>25.301149952</text:p>
              </table:table-cell>
              <table:table-cell office:value-type="float" office:value="0.000190000006114">
                <text:p>0.0001900000061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.352770048">
                <text:p>25.35277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.404730112">
                <text:p>25.40473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.457420032">
                <text:p>25.457420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.559970048">
                <text:p>25.55997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.612450048">
                <text:p>25.61245004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2.312cm" svg:height="9cm" xlink:href=".." xlink:type="simple" chart:class="chart:scatter" chart:style-name="ch1">
        <chart:legend chart:legend-position="end" svg:x="39.407cm" svg:y="4.201cm" style:legend-expansion="high" chart:style-name="ch2"/>
        <chart:plot-area chart:style-name="ch3" table:cell-range-address="Sheet1.B2:Sheet1.B444 Sheet1.O1:Sheet1.O444" chart:data-source-has-labels="row" svg:x="0.846cm" svg:y="0.18cm" svg:width="37.715cm" svg:height="8.64cm">
          <chartooo:coordinate-region svg:x="1.573cm" svg:y="0.38cm" svg:width="36.80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2:Sheet1.O444" chart:label-cell-address="Sheet1.O1:Sheet1.O1" chart:class="chart:scatter">
            <chart:domain table:cell-range-address="Sheet1.B2:Sheet1.B444"/>
            <chart:data-point chart:repeated="4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eld.value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444</svg:desc>
                </draw:g>
              </table:table-cell>
              <table:table-cell office:value-type="float" office:value="8.64999961853">
                <text:p>8.64999961853</text:p>
                <draw:g>
                  <svg:desc>Sheet1.O2:Sheet1.O4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2339968">
                <text:p>0.05233996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3950208">
                <text:p>0.1539502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5650176">
                <text:p>0.20565017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109952">
                <text:p>0.25810995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389952">
                <text:p>0.31138995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4019968">
                <text:p>0.36401996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6989824">
                <text:p>0.46698982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8629888">
                <text:p>0.51862988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0249984">
                <text:p>0.57024998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2680064">
                <text:p>0.62268006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5050112">
                <text:p>0.72505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7549824">
                <text:p>0.77754982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30480128">
                <text:p>0.83048012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3120128">
                <text:p>0.88312012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5590144">
                <text:p>0.93559014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115008">
                <text:p>0.991150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43229952">
                <text:p>1.04322995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94870016">
                <text:p>1.094870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46330112">
                <text:p>1.14633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9828992">
                <text:p>1.1982899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0690048">
                <text:p>1.25069004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04179968">
                <text:p>1.30417996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5718016">
                <text:p>1.35718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09700096">
                <text:p>1.40970009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63709952">
                <text:p>1.46370995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16390144">
                <text:p>1.51639014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68950272">
                <text:p>1.56895027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21670144">
                <text:p>1.62167014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74230016">
                <text:p>1.674230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26630144">
                <text:p>1.72663014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78409984">
                <text:p>1.77840998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31460096">
                <text:p>1.83146009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33289984">
                <text:p>1.93328998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85420288">
                <text:p>1.98542028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38170112">
                <text:p>2.03817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90139904">
                <text:p>2.09013990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41790208">
                <text:p>2.1417902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94309888">
                <text:p>2.19430988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46259968">
                <text:p>2.24625996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9931008">
                <text:p>2.299310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51980032">
                <text:p>2.35198003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0353024">
                <text:p>2.4035302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56100096">
                <text:p>2.45610009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0875008">
                <text:p>2.508750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60310016">
                <text:p>2.560310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12769792">
                <text:p>2.61276979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6438016">
                <text:p>2.66438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15699968">
                <text:p>2.71569996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66930176">
                <text:p>2.76693017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18429952">
                <text:p>2.81842995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71049984">
                <text:p>2.87104998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23659776">
                <text:p>2.92365977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5940096">
                <text:p>2.97594009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27430144">
                <text:p>3.02743014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79980288">
                <text:p>3.07998028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32240128">
                <text:p>3.13224012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184570112">
                <text:p>3.18457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3648">
                <text:p>3.2364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288900096">
                <text:p>3.28890009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341339904">
                <text:p>3.34133990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93670144">
                <text:p>3.39367014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46189824">
                <text:p>3.44618982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98610176">
                <text:p>3.49861017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00390144">
                <text:p>3.600390144</text:p>
              </table:table-cell>
              <table:table-cell office:value-type="float" office:value="8.64907932281">
                <text:p>8.649079322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52840192">
                <text:p>3.65284019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0528">
                <text:p>3.7052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06909952">
                <text:p>3.80690995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58530048">
                <text:p>3.85853004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911820032">
                <text:p>3.91182003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264520192">
                <text:p>4.26452019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316570112">
                <text:p>4.31657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6817024">
                <text:p>4.3681702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420859904">
                <text:p>4.42085990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472420096">
                <text:p>4.47242009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524359936">
                <text:p>4.52435993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7668992">
                <text:p>4.5766899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2827008">
                <text:p>4.628270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679660032">
                <text:p>4.67966003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31180032">
                <text:p>4.73118003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782870016">
                <text:p>4.782870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36179968">
                <text:p>4.83617996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889250048">
                <text:p>4.88925004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941560064">
                <text:p>4.94156006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993110016">
                <text:p>4.993110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045470208">
                <text:p>5.0454702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097520128">
                <text:p>5.09752012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150169856">
                <text:p>5.15016985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20315008">
                <text:p>5.203150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256690176">
                <text:p>5.25669017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309240064">
                <text:p>5.30924006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36107008">
                <text:p>5.361070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413509888">
                <text:p>5.41350988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516509952">
                <text:p>5.51650995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569129984">
                <text:p>5.56912998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630419968">
                <text:p>5.63041996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681989888">
                <text:p>5.68198988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733570048">
                <text:p>5.73357004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786269952">
                <text:p>5.78626995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83867008">
                <text:p>5.838670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89044992">
                <text:p>5.8904499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943450112">
                <text:p>5.94345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996">
                <text:p>5.99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09750016">
                <text:p>6.09750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149910016">
                <text:p>6.149910016</text:p>
              </table:table-cell>
              <table:table-cell office:value-type="float" office:value="8.64718341827">
                <text:p>8.647183418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202520064">
                <text:p>6.202520064</text:p>
              </table:table-cell>
              <table:table-cell office:value-type="float" office:value="8.64431285858">
                <text:p>8.644312858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304930048">
                <text:p>6.304930048</text:p>
              </table:table-cell>
              <table:table-cell office:value-type="float" office:value="8.64480018616">
                <text:p>8.644800186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35744">
                <text:p>6.35744</text:p>
              </table:table-cell>
              <table:table-cell office:value-type="float" office:value="8.64913368225">
                <text:p>8.649133682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410060032">
                <text:p>6.410060032</text:p>
              </table:table-cell>
              <table:table-cell office:value-type="float" office:value="8.64739990234">
                <text:p>8.647399902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464150016">
                <text:p>6.464150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517929984">
                <text:p>6.517929984</text:p>
              </table:table-cell>
              <table:table-cell office:value-type="float" office:value="8.64913368225">
                <text:p>8.649133682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620400128">
                <text:p>6.620400128</text:p>
              </table:table-cell>
              <table:table-cell office:value-type="float" office:value="8.6483745575">
                <text:p>8.64837455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671920128">
                <text:p>6.67192012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724620032">
                <text:p>6.724620032</text:p>
              </table:table-cell>
              <table:table-cell office:value-type="float" office:value="8.64138793945">
                <text:p>8.641387939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776620032">
                <text:p>6.776620032</text:p>
              </table:table-cell>
              <table:table-cell office:value-type="float" office:value="8.62925434113">
                <text:p>8.629254341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82897024">
                <text:p>6.82897024</text:p>
              </table:table-cell>
              <table:table-cell office:value-type="float" office:value="8.61284160614">
                <text:p>8.612841606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880519936">
                <text:p>6.880519936</text:p>
              </table:table-cell>
              <table:table-cell office:value-type="float" office:value="8.59258365631">
                <text:p>8.592583656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93233024">
                <text:p>6.93233024</text:p>
              </table:table-cell>
              <table:table-cell office:value-type="float" office:value="8.58028793335">
                <text:p>8.580287933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985349888">
                <text:p>6.985349888</text:p>
              </table:table-cell>
              <table:table-cell office:value-type="float" office:value="8.56620407104">
                <text:p>8.56620407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037779968">
                <text:p>7.037779968</text:p>
              </table:table-cell>
              <table:table-cell office:value-type="float" office:value="8.55087471008">
                <text:p>8.550874710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092649984">
                <text:p>7.092649984</text:p>
              </table:table-cell>
              <table:table-cell office:value-type="float" office:value="8.52557945251">
                <text:p>8.525579452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14555008">
                <text:p>7.14555008</text:p>
              </table:table-cell>
              <table:table-cell office:value-type="float" office:value="8.52828788757">
                <text:p>8.528287887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19808">
                <text:p>7.19808</text:p>
              </table:table-cell>
              <table:table-cell office:value-type="float" office:value="8.5439414978">
                <text:p>8.54394149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250639872">
                <text:p>7.250639872</text:p>
              </table:table-cell>
              <table:table-cell office:value-type="float" office:value="8.57069969177">
                <text:p>8.570699691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53189888">
                <text:p>7.353189888</text:p>
              </table:table-cell>
              <table:table-cell office:value-type="float" office:value="8.59924602509">
                <text:p>8.599246025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405940224">
                <text:p>7.405940224</text:p>
              </table:table-cell>
              <table:table-cell office:value-type="float" office:value="8.62465000153">
                <text:p>8.624650001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459389952">
                <text:p>7.45938995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512780032">
                <text:p>7.51278003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565259776">
                <text:p>7.56525977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617700096">
                <text:p>7.61770009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67019008">
                <text:p>7.670190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725700096">
                <text:p>7.72570009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778260224">
                <text:p>7.77826022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82988032">
                <text:p>7.8298803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933110016">
                <text:p>7.933110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986860032">
                <text:p>7.98686003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04027008">
                <text:p>8.040270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092780032">
                <text:p>8.09278003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19436032">
                <text:p>8.1943603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247760128">
                <text:p>8.24776012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299990016">
                <text:p>8.299990016</text:p>
              </table:table-cell>
              <table:table-cell office:value-type="float" office:value="8.64572048187">
                <text:p>8.645720481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35152">
                <text:p>8.3515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454290176">
                <text:p>8.45429017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506550016">
                <text:p>8.506550016</text:p>
              </table:table-cell>
              <table:table-cell office:value-type="float" office:value="8.64761638641">
                <text:p>8.647616386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559079936">
                <text:p>8.55907993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611749888">
                <text:p>8.61174988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665459968">
                <text:p>8.66545996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769000192">
                <text:p>8.769000192</text:p>
              </table:table-cell>
              <table:table-cell office:value-type="float" office:value="8.63959980011">
                <text:p>8.639599800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82155008">
                <text:p>8.82155008</text:p>
              </table:table-cell>
              <table:table-cell office:value-type="float" office:value="8.60076236725">
                <text:p>8.600762367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874000128">
                <text:p>8.874000128</text:p>
              </table:table-cell>
              <table:table-cell office:value-type="float" office:value="8.55916213989">
                <text:p>8.559162139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92838016">
                <text:p>8.92838016</text:p>
              </table:table-cell>
              <table:table-cell office:value-type="float" office:value="8.53792953491">
                <text:p>8.537929534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031099904">
                <text:p>9.031099904</text:p>
              </table:table-cell>
              <table:table-cell office:value-type="float" office:value="8.53922939301">
                <text:p>8.539229393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082710016">
                <text:p>9.082710016</text:p>
              </table:table-cell>
              <table:table-cell office:value-type="float" office:value="8.5327835083">
                <text:p>8.53278350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13456">
                <text:p>9.13456</text:p>
              </table:table-cell>
              <table:table-cell office:value-type="float" office:value="8.54562091827">
                <text:p>8.545620918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186099968">
                <text:p>9.186099968</text:p>
              </table:table-cell>
              <table:table-cell office:value-type="float" office:value="8.5532579422">
                <text:p>8.55325794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238170112">
                <text:p>9.238170112</text:p>
              </table:table-cell>
              <table:table-cell office:value-type="float" office:value="8.55401706696">
                <text:p>8.554017066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29056">
                <text:p>9.29056</text:p>
              </table:table-cell>
              <table:table-cell office:value-type="float" office:value="8.55379962921">
                <text:p>8.553799629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343110144">
                <text:p>9.343110144</text:p>
              </table:table-cell>
              <table:table-cell office:value-type="float" office:value="8.58207511902">
                <text:p>8.582075119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395660032">
                <text:p>9.395660032</text:p>
              </table:table-cell>
              <table:table-cell office:value-type="float" office:value="8.61322116852">
                <text:p>8.613221168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447550208">
                <text:p>9.4475502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549959936">
                <text:p>9.54995993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60452992">
                <text:p>9.6045299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657090048">
                <text:p>9.65709004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709479936">
                <text:p>9.709479936</text:p>
              </table:table-cell>
              <table:table-cell office:value-type="float" office:value="8.6217250824">
                <text:p>8.62172508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761959936">
                <text:p>9.761959936</text:p>
              </table:table-cell>
              <table:table-cell office:value-type="float" office:value="8.60579967499">
                <text:p>8.605799674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814089984">
                <text:p>9.814089984</text:p>
              </table:table-cell>
              <table:table-cell office:value-type="float" office:value="8.62177944183">
                <text:p>8.621779441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866899968">
                <text:p>9.866899968</text:p>
              </table:table-cell>
              <table:table-cell office:value-type="float" office:value="8.59453296661">
                <text:p>8.594532966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91931008">
                <text:p>9.91931008</text:p>
              </table:table-cell>
              <table:table-cell office:value-type="float" office:value="8.510846138">
                <text:p>8.5108461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972130048">
                <text:p>9.972130048</text:p>
              </table:table-cell>
              <table:table-cell office:value-type="float" office:value="8.42921638489">
                <text:p>8.429216384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025619968">
                <text:p>10.025619968</text:p>
              </table:table-cell>
              <table:table-cell office:value-type="float" office:value="8.34921264648">
                <text:p>8.349212646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078640128">
                <text:p>10.078640128</text:p>
              </table:table-cell>
              <table:table-cell office:value-type="float" office:value="8.28627109528">
                <text:p>8.286271095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13124992">
                <text:p>10.13124992</text:p>
              </table:table-cell>
              <table:table-cell office:value-type="float" office:value="8.35484600067">
                <text:p>8.354846000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18283008">
                <text:p>10.18283008</text:p>
              </table:table-cell>
              <table:table-cell office:value-type="float" office:value="8.43571662903">
                <text:p>8.435716629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235119872">
                <text:p>10.235119872</text:p>
              </table:table-cell>
              <table:table-cell office:value-type="float" office:value="8.5139875412">
                <text:p>8.51398754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287510016">
                <text:p>10.287510016</text:p>
              </table:table-cell>
              <table:table-cell office:value-type="float" office:value="8.57990837097">
                <text:p>8.579908370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340009984">
                <text:p>10.340009984</text:p>
              </table:table-cell>
              <table:table-cell office:value-type="float" office:value="8.63662052155">
                <text:p>8.636620521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393670144">
                <text:p>10.39367014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445220096">
                <text:p>10.44522009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498259968">
                <text:p>10.49825996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549740032">
                <text:p>10.54974003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602010112">
                <text:p>10.60201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653570048">
                <text:p>10.65357004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707529984">
                <text:p>10.70752998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81003008">
                <text:p>10.81003008</text:p>
              </table:table-cell>
              <table:table-cell office:value-type="float" office:value="8.64339160919">
                <text:p>8.643391609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862529792">
                <text:p>10.862529792</text:p>
              </table:table-cell>
              <table:table-cell office:value-type="float" office:value="8.52379131317">
                <text:p>8.523791313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915229952">
                <text:p>10.915229952</text:p>
              </table:table-cell>
              <table:table-cell office:value-type="float" office:value="8.39010810852">
                <text:p>8.390108108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967560192">
                <text:p>10.967560192</text:p>
              </table:table-cell>
              <table:table-cell office:value-type="float" office:value="8.26113796234">
                <text:p>8.261137962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01995008">
                <text:p>11.01995008</text:p>
              </table:table-cell>
              <table:table-cell office:value-type="float" office:value="8.17311668396">
                <text:p>8.173116683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072349952">
                <text:p>11.072349952</text:p>
              </table:table-cell>
              <table:table-cell office:value-type="float" office:value="8.18671226501">
                <text:p>8.186712265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125260288">
                <text:p>11.125260288</text:p>
              </table:table-cell>
              <table:table-cell office:value-type="float" office:value="8.24905872345">
                <text:p>8.249058723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17764992">
                <text:p>11.17764992</text:p>
              </table:table-cell>
              <table:table-cell office:value-type="float" office:value="8.33946228027">
                <text:p>8.339462280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230269952">
                <text:p>11.230269952</text:p>
              </table:table-cell>
              <table:table-cell office:value-type="float" office:value="8.46122932434">
                <text:p>8.461229324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282700032">
                <text:p>11.282700032</text:p>
              </table:table-cell>
              <table:table-cell office:value-type="float" office:value="8.60011291504">
                <text:p>8.600112915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38516992">
                <text:p>11.3851699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4384">
                <text:p>11.438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490900224">
                <text:p>11.49090022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543529984">
                <text:p>11.54352998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596009984">
                <text:p>11.59600998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648410112">
                <text:p>11.64841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702690048">
                <text:p>11.70269004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.755300096">
                <text:p>11.75530009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809690112">
                <text:p>11.80969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862170112">
                <text:p>11.86217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914660096">
                <text:p>11.91466009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970249984">
                <text:p>11.970249984</text:p>
              </table:table-cell>
              <table:table-cell office:value-type="float" office:value="8.64387893677">
                <text:p>8.643878936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022840064">
                <text:p>12.02284006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12518016">
                <text:p>12.12518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177730048">
                <text:p>12.17773004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230319872">
                <text:p>12.23031987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283000064">
                <text:p>12.28300006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335549952">
                <text:p>12.33554995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387979776">
                <text:p>12.38797977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440300032">
                <text:p>12.44030003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492">
                <text:p>12.49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544489984">
                <text:p>12.544489984</text:p>
              </table:table-cell>
              <table:table-cell office:value-type="float" office:value="8.64339160919">
                <text:p>8.643391609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596250112">
                <text:p>12.596250112</text:p>
              </table:table-cell>
              <table:table-cell office:value-type="float" office:value="8.5328912735">
                <text:p>8.53289127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648729856">
                <text:p>12.648729856</text:p>
              </table:table-cell>
              <table:table-cell office:value-type="float" office:value="8.33236694336">
                <text:p>8.332366943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701899776">
                <text:p>12.701899776</text:p>
              </table:table-cell>
              <table:table-cell office:value-type="float" office:value="8.20670032501">
                <text:p>8.206700325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7544">
                <text:p>12.7544</text:p>
              </table:table-cell>
              <table:table-cell office:value-type="float" office:value="8.1249628067">
                <text:p>8.12496280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807599872">
                <text:p>12.807599872</text:p>
              </table:table-cell>
              <table:table-cell office:value-type="float" office:value="8.11310005188">
                <text:p>8.113100051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859340288">
                <text:p>12.859340288</text:p>
              </table:table-cell>
              <table:table-cell office:value-type="float" office:value="8.11949157715">
                <text:p>8.119491577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911810304">
                <text:p>12.911810304</text:p>
              </table:table-cell>
              <table:table-cell office:value-type="float" office:value="8.157787323">
                <text:p>8.1577873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964839936">
                <text:p>12.964839936</text:p>
              </table:table-cell>
              <table:table-cell office:value-type="float" office:value="8.21011257172">
                <text:p>8.210112571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.017299968">
                <text:p>13.017299968</text:p>
              </table:table-cell>
              <table:table-cell office:value-type="float" office:value="8.28805828094">
                <text:p>8.288058280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069940224">
                <text:p>13.069940224</text:p>
              </table:table-cell>
              <table:table-cell office:value-type="float" office:value="8.40365028381">
                <text:p>8.403650283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.122320128">
                <text:p>13.122320128</text:p>
              </table:table-cell>
              <table:table-cell office:value-type="float" office:value="8.53879547119">
                <text:p>8.538795471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175500032">
                <text:p>13.175500032</text:p>
              </table:table-cell>
              <table:table-cell office:value-type="float" office:value="8.64176654816">
                <text:p>8.641766548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22801024">
                <text:p>13.2280102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279510016">
                <text:p>13.279510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334040064">
                <text:p>13.33404006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386390016">
                <text:p>13.386390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488920064">
                <text:p>13.48892006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541600256">
                <text:p>13.54160025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594060032">
                <text:p>13.59406003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646660096">
                <text:p>13.64666009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751350272">
                <text:p>13.75135027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803730176">
                <text:p>13.80373017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855190016">
                <text:p>13.855190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95771008">
                <text:p>13.957710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01312">
                <text:p>14.013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065600256">
                <text:p>14.06560025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1176">
                <text:p>14.117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171079936">
                <text:p>14.17107993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223480064">
                <text:p>14.22348006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276189952">
                <text:p>14.276189952</text:p>
              </table:table-cell>
              <table:table-cell office:value-type="float" office:value="8.57774162292">
                <text:p>8.577741622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330330112">
                <text:p>14.330330112</text:p>
              </table:table-cell>
              <table:table-cell office:value-type="float" office:value="8.33193302155">
                <text:p>8.331933021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382800128">
                <text:p>14.382800128</text:p>
              </table:table-cell>
              <table:table-cell office:value-type="float" office:value="8.16168785095">
                <text:p>8.161687850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435330048">
                <text:p>14.435330048</text:p>
              </table:table-cell>
              <table:table-cell office:value-type="float" office:value="8.11781215668">
                <text:p>8.117812156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488059904">
                <text:p>14.488059904</text:p>
              </table:table-cell>
              <table:table-cell office:value-type="float" office:value="8.23535442352">
                <text:p>8.235354423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54043008">
                <text:p>14.54043008</text:p>
              </table:table-cell>
              <table:table-cell office:value-type="float" office:value="8.37575435638">
                <text:p>8.375754356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.59286016">
                <text:p>14.59286016</text:p>
              </table:table-cell>
              <table:table-cell office:value-type="float" office:value="8.51030445099">
                <text:p>8.510304450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.645260032">
                <text:p>14.645260032</text:p>
              </table:table-cell>
              <table:table-cell office:value-type="float" office:value="8.63564586639">
                <text:p>8.635645866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697779968">
                <text:p>14.69777996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802550272">
                <text:p>14.80255027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.855069952">
                <text:p>14.85506995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907400192">
                <text:p>14.90740019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010050048">
                <text:p>15.01005004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062610176">
                <text:p>15.06261017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11593984">
                <text:p>15.1159398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.169570048">
                <text:p>15.16957004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.223160064">
                <text:p>15.223160064</text:p>
              </table:table-cell>
              <table:table-cell office:value-type="float" office:value="8.59843349457">
                <text:p>8.598433494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75559936">
                <text:p>15.275559936</text:p>
              </table:table-cell>
              <table:table-cell office:value-type="float" office:value="8.48072910309">
                <text:p>8.480729103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.32900992">
                <text:p>15.32900992</text:p>
              </table:table-cell>
              <table:table-cell office:value-type="float" office:value="8.43804550171">
                <text:p>8.438045501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.381499904">
                <text:p>15.381499904</text:p>
              </table:table-cell>
              <table:table-cell office:value-type="float" office:value="8.51810455322">
                <text:p>8.518104553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434919936">
                <text:p>15.434919936</text:p>
              </table:table-cell>
              <table:table-cell office:value-type="float" office:value="8.5892791748">
                <text:p>8.58927917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487510016">
                <text:p>15.487510016</text:p>
              </table:table-cell>
              <table:table-cell office:value-type="float" office:value="8.6313123703">
                <text:p>8.63131237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543490048">
                <text:p>15.54349004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64502016">
                <text:p>15.64502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696670208">
                <text:p>15.6966702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749620224">
                <text:p>15.74962022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802249984">
                <text:p>15.80224998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.854899968">
                <text:p>15.85489996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907810048">
                <text:p>15.90781004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95974016">
                <text:p>15.95974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.01273984">
                <text:p>16.01273984</text:p>
              </table:table-cell>
              <table:table-cell office:value-type="float" office:value="8.63125801086">
                <text:p>8.631258010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065030144">
                <text:p>16.065030144</text:p>
              </table:table-cell>
              <table:table-cell office:value-type="float" office:value="8.61625385284">
                <text:p>8.616253852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117190144">
                <text:p>16.117190144</text:p>
              </table:table-cell>
              <table:table-cell office:value-type="float" office:value="8.59144592285">
                <text:p>8.591445922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168940032">
                <text:p>16.168940032</text:p>
              </table:table-cell>
              <table:table-cell office:value-type="float" office:value="8.60347080231">
                <text:p>8.603470802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220840192">
                <text:p>16.22084019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.273170176">
                <text:p>16.27317017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.376449792">
                <text:p>16.37644979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.42870016">
                <text:p>16.42870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480679936">
                <text:p>16.48067993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.53217024">
                <text:p>16.5321702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584440064">
                <text:p>16.58444006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636509952">
                <text:p>16.636509952</text:p>
              </table:table-cell>
              <table:table-cell office:value-type="float" office:value="8.62156295776">
                <text:p>8.621562957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.689050112">
                <text:p>16.689050112</text:p>
              </table:table-cell>
              <table:table-cell office:value-type="float" office:value="8.53348731995">
                <text:p>8.533487319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741679872">
                <text:p>16.741679872</text:p>
              </table:table-cell>
              <table:table-cell office:value-type="float" office:value="8.40884971619">
                <text:p>8.408849716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.794360064">
                <text:p>16.794360064</text:p>
              </table:table-cell>
              <table:table-cell office:value-type="float" office:value="8.22782516479">
                <text:p>8.227825164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.84683008">
                <text:p>16.84683008</text:p>
              </table:table-cell>
              <table:table-cell office:value-type="float" office:value="8.05416679382">
                <text:p>8.054166793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.899419904">
                <text:p>16.8994199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95168">
                <text:p>16.95168</text:p>
              </table:table-cell>
              <table:table-cell office:value-type="float" office:value="8.08032894135">
                <text:p>8.080328941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.004280064">
                <text:p>17.004280064</text:p>
              </table:table-cell>
              <table:table-cell office:value-type="float" office:value="8.24656677246">
                <text:p>8.246566772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.05686016">
                <text:p>17.05686016</text:p>
              </table:table-cell>
              <table:table-cell office:value-type="float" office:value="8.39812469482">
                <text:p>8.398124694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.109360128">
                <text:p>17.109360128</text:p>
              </table:table-cell>
              <table:table-cell office:value-type="float" office:value="8.53543758392">
                <text:p>8.535437583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.161840128">
                <text:p>17.161840128</text:p>
              </table:table-cell>
              <table:table-cell office:value-type="float" office:value="8.63867950439">
                <text:p>8.638679504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214330112">
                <text:p>17.21433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.26736">
                <text:p>17.2673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.369139968">
                <text:p>17.36913996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42164992">
                <text:p>17.4216499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.47339008">
                <text:p>17.473390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525200128">
                <text:p>17.52520012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.579190016">
                <text:p>17.579190016</text:p>
              </table:table-cell>
              <table:table-cell office:value-type="float" office:value="8.46816253662">
                <text:p>8.468162536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.680930048">
                <text:p>17.680930048</text:p>
              </table:table-cell>
              <table:table-cell office:value-type="float" office:value="8.26287078857">
                <text:p>8.262870788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.733629952">
                <text:p>17.733629952</text:p>
              </table:table-cell>
              <table:table-cell office:value-type="float" office:value="8.16233730316">
                <text:p>8.162337303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.786060032">
                <text:p>17.786060032</text:p>
              </table:table-cell>
              <table:table-cell office:value-type="float" office:value="8.14321708679">
                <text:p>8.143217086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.839400192">
                <text:p>17.839400192</text:p>
              </table:table-cell>
              <table:table-cell office:value-type="float" office:value="8.14565372467">
                <text:p>8.145653724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.941939968">
                <text:p>17.941939968</text:p>
              </table:table-cell>
              <table:table-cell office:value-type="float" office:value="8.24207115173">
                <text:p>8.242071151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.994249984">
                <text:p>17.994249984</text:p>
              </table:table-cell>
              <table:table-cell office:value-type="float" office:value="8.3657875061">
                <text:p>8.36578750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.04577024">
                <text:p>18.04577024</text:p>
              </table:table-cell>
              <table:table-cell office:value-type="float" office:value="8.52243709564">
                <text:p>8.522437095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.097709824">
                <text:p>18.09770982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.149650176">
                <text:p>18.14965017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.202100224">
                <text:p>18.20210022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.253629952">
                <text:p>18.25362995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.3056">
                <text:p>18.305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.408">
                <text:p>18.4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.461210112">
                <text:p>18.46121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.512760064">
                <text:p>18.51276006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.565190144">
                <text:p>18.56519014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617090048">
                <text:p>18.61709004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.668610048">
                <text:p>18.66861004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.77088">
                <text:p>18.77088</text:p>
              </table:table-cell>
              <table:table-cell office:value-type="float" office:value="8.45467472076">
                <text:p>8.454674720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.82241024">
                <text:p>18.82241024</text:p>
              </table:table-cell>
              <table:table-cell office:value-type="float" office:value="8.33561706543">
                <text:p>8.335617065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.873860096">
                <text:p>18.873860096</text:p>
              </table:table-cell>
              <table:table-cell office:value-type="float" office:value="8.25523376465">
                <text:p>8.255233764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.92672">
                <text:p>18.92672</text:p>
              </table:table-cell>
              <table:table-cell office:value-type="float" office:value="8.21135807037">
                <text:p>8.211358070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97940992">
                <text:p>18.97940992</text:p>
              </table:table-cell>
              <table:table-cell office:value-type="float" office:value="8.18172931671">
                <text:p>8.181729316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.031120128">
                <text:p>19.031120128</text:p>
              </table:table-cell>
              <table:table-cell office:value-type="float" office:value="8.24223327637">
                <text:p>8.242233276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.08347008">
                <text:p>19.08347008</text:p>
              </table:table-cell>
              <table:table-cell office:value-type="float" office:value="8.33870410919">
                <text:p>8.338704109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.135450112">
                <text:p>19.135450112</text:p>
              </table:table-cell>
              <table:table-cell office:value-type="float" office:value="8.45337486267">
                <text:p>8.453374862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188349952">
                <text:p>19.188349952</text:p>
              </table:table-cell>
              <table:table-cell office:value-type="float" office:value="8.54664993286">
                <text:p>8.546649932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.2904">
                <text:p>19.290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.343880192">
                <text:p>19.34388019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.396570112">
                <text:p>19.39657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.448920064">
                <text:p>19.44892006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.50064">
                <text:p>19.5006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.552410112">
                <text:p>19.55241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.604199936">
                <text:p>19.604199936</text:p>
              </table:table-cell>
              <table:table-cell office:value-type="float" office:value="8.61598300934">
                <text:p>8.615983009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656709888">
                <text:p>19.656709888</text:p>
              </table:table-cell>
              <table:table-cell office:value-type="float" office:value="8.4373960495">
                <text:p>8.43739604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.709100032">
                <text:p>19.709100032</text:p>
              </table:table-cell>
              <table:table-cell office:value-type="float" office:value="8.29872894287">
                <text:p>8.298728942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.76203008">
                <text:p>19.76203008</text:p>
              </table:table-cell>
              <table:table-cell office:value-type="float" office:value="8.29688739777">
                <text:p>8.296887397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.814009856">
                <text:p>19.814009856</text:p>
              </table:table-cell>
              <table:table-cell office:value-type="float" office:value="8.39449596405">
                <text:p>8.394495964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.865590016">
                <text:p>19.865590016</text:p>
              </table:table-cell>
              <table:table-cell office:value-type="float" office:value="8.47661209106">
                <text:p>8.476612091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.91718016">
                <text:p>19.91718016</text:p>
              </table:table-cell>
              <table:table-cell office:value-type="float" office:value="8.59799957275">
                <text:p>8.597999572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.96875008">
                <text:p>19.968750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.023960064">
                <text:p>20.02396006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.076410112">
                <text:p>20.07641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.127920128">
                <text:p>20.12792012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.180359936">
                <text:p>20.18035993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.232659968">
                <text:p>20.23265996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.28651008">
                <text:p>20.28651008</text:p>
              </table:table-cell>
              <table:table-cell office:value-type="float" office:value="8.56739616394">
                <text:p>8.567396163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.339549952">
                <text:p>20.339549952</text:p>
              </table:table-cell>
              <table:table-cell office:value-type="float" office:value="8.510846138">
                <text:p>8.5108461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.392019968">
                <text:p>20.392019968</text:p>
              </table:table-cell>
              <table:table-cell office:value-type="float" office:value="8.56149196625">
                <text:p>8.561491966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.444069888">
                <text:p>20.444069888</text:p>
              </table:table-cell>
              <table:table-cell office:value-type="float" office:value="8.61917877197">
                <text:p>8.619178771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49574016">
                <text:p>20.49574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.598139904">
                <text:p>20.598139904</text:p>
              </table:table-cell>
              <table:table-cell office:value-type="float" office:value="8.6282787323">
                <text:p>8.62827873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.650330112">
                <text:p>20.65033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.702750208">
                <text:p>20.7027502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.755399936">
                <text:p>20.75539993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807209984">
                <text:p>20.80720998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.858690048">
                <text:p>20.85869004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.910220032">
                <text:p>20.91022003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.962050048">
                <text:p>20.962050048</text:p>
              </table:table-cell>
              <table:table-cell office:value-type="float" office:value="8.52552509308">
                <text:p>8.525525093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1.01499008">
                <text:p>21.01499008</text:p>
              </table:table-cell>
              <table:table-cell office:value-type="float" office:value="8.46686267853">
                <text:p>8.466862678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.070200064">
                <text:p>21.070200064</text:p>
              </table:table-cell>
              <table:table-cell office:value-type="float" office:value="8.45294189453">
                <text:p>8.452941894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1.12704">
                <text:p>21.12704</text:p>
              </table:table-cell>
              <table:table-cell office:value-type="float" office:value="8.57319164276">
                <text:p>8.573191642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.178690048">
                <text:p>21.178690048</text:p>
              </table:table-cell>
              <table:table-cell office:value-type="float" office:value="8.64485454559">
                <text:p>8.644854545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.23012992">
                <text:p>21.2301299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.282489856">
                <text:p>21.28248985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.33504">
                <text:p>21.3350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.387389952">
                <text:p>21.38738995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.43894016">
                <text:p>21.43894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.491000064">
                <text:p>21.49100006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.542810112">
                <text:p>21.54281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.595539968">
                <text:p>21.59553996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.697380096">
                <text:p>21.697380096</text:p>
              </table:table-cell>
              <table:table-cell office:value-type="float" office:value="8.5702123642">
                <text:p>8.57021236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.74916992">
                <text:p>21.74916992</text:p>
              </table:table-cell>
              <table:table-cell office:value-type="float" office:value="8.45348358154">
                <text:p>8.453483581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.801730048">
                <text:p>21.801730048</text:p>
              </table:table-cell>
              <table:table-cell office:value-type="float" office:value="8.33539962769">
                <text:p>8.335399627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.854290176">
                <text:p>21.854290176</text:p>
              </table:table-cell>
              <table:table-cell office:value-type="float" office:value="8.19527053833">
                <text:p>8.195270538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.955930112">
                <text:p>21.955930112</text:p>
              </table:table-cell>
              <table:table-cell office:value-type="float" office:value="8.10389137268">
                <text:p>8.103891372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.008549888">
                <text:p>22.008549888</text:p>
              </table:table-cell>
              <table:table-cell office:value-type="float" office:value="8.03434181213">
                <text:p>8.034341812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.060169984">
                <text:p>22.060169984</text:p>
              </table:table-cell>
              <table:table-cell office:value-type="float" office:value="8.02220821381">
                <text:p>8.022208213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.112500224">
                <text:p>22.112500224</text:p>
              </table:table-cell>
              <table:table-cell office:value-type="float" office:value="8.07215023041">
                <text:p>8.0721502304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.164920064">
                <text:p>22.164920064</text:p>
              </table:table-cell>
              <table:table-cell office:value-type="float" office:value="8.12669563293">
                <text:p>8.126695632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.21638016">
                <text:p>22.21638016</text:p>
              </table:table-cell>
              <table:table-cell office:value-type="float" office:value="8.19283294678">
                <text:p>8.192832946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.268310016">
                <text:p>22.268310016</text:p>
              </table:table-cell>
              <table:table-cell office:value-type="float" office:value="8.26574134827">
                <text:p>8.265741348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.32028032">
                <text:p>22.32028032</text:p>
              </table:table-cell>
              <table:table-cell office:value-type="float" office:value="8.33323287964">
                <text:p>8.333232879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.372679936">
                <text:p>22.372679936</text:p>
              </table:table-cell>
              <table:table-cell office:value-type="float" office:value="8.40050792694">
                <text:p>8.400507926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.42523008">
                <text:p>22.42523008</text:p>
              </table:table-cell>
              <table:table-cell office:value-type="float" office:value="8.47162914276">
                <text:p>8.471629142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.476850176">
                <text:p>22.476850176</text:p>
              </table:table-cell>
              <table:table-cell office:value-type="float" office:value="8.53977108002">
                <text:p>8.539771080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.528280064">
                <text:p>22.528280064</text:p>
              </table:table-cell>
              <table:table-cell office:value-type="float" office:value="8.6062335968">
                <text:p>8.60623359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.580770048">
                <text:p>22.580770048</text:p>
              </table:table-cell>
              <table:table-cell office:value-type="float" office:value="8.64582920074">
                <text:p>8.645829200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633309952">
                <text:p>22.633309952</text:p>
              </table:table-cell>
              <table:table-cell office:value-type="float" office:value="8.64897060394">
                <text:p>8.648970603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.685789952">
                <text:p>22.68578995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.78854016">
                <text:p>22.78854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.84134016">
                <text:p>22.84134016</text:p>
              </table:table-cell>
              <table:table-cell office:value-type="float" office:value="8.64907932281">
                <text:p>8.649079322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.893669888">
                <text:p>22.893669888</text:p>
              </table:table-cell>
              <table:table-cell office:value-type="float" office:value="8.64907932281">
                <text:p>8.649079322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.94569984">
                <text:p>22.94569984</text:p>
              </table:table-cell>
              <table:table-cell office:value-type="float" office:value="8.64907932281">
                <text:p>8.649079322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3.047750144">
                <text:p>23.047750144</text:p>
              </table:table-cell>
              <table:table-cell office:value-type="float" office:value="8.64913368225">
                <text:p>8.649133682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.09968">
                <text:p>23.09968</text:p>
              </table:table-cell>
              <table:table-cell office:value-type="float" office:value="8.64913368225">
                <text:p>8.649133682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.152120064">
                <text:p>23.15212006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.20464">
                <text:p>23.20464</text:p>
              </table:table-cell>
              <table:table-cell office:value-type="float" office:value="8.64913368225">
                <text:p>8.649133682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.257310208">
                <text:p>23.2573102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.309639936">
                <text:p>23.309639936</text:p>
              </table:table-cell>
              <table:table-cell office:value-type="float" office:value="8.64913368225">
                <text:p>8.649133682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.362010112">
                <text:p>23.362010112</text:p>
              </table:table-cell>
              <table:table-cell office:value-type="float" office:value="8.64907932281">
                <text:p>8.649079322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.41446016">
                <text:p>23.41446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.466950144">
                <text:p>23.46695014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.518729984">
                <text:p>23.51872998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570370048">
                <text:p>23.57037004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67241984">
                <text:p>23.6724198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72411008">
                <text:p>23.724110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776580096">
                <text:p>23.77658009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829459968">
                <text:p>23.82945996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88276992">
                <text:p>23.8827699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935140096">
                <text:p>23.93514009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988059904">
                <text:p>23.98805990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.040509952">
                <text:p>24.04050995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.09307008">
                <text:p>24.093070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.14539008">
                <text:p>24.145390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.198220032">
                <text:p>24.19822003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.250640128">
                <text:p>24.25064012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.303280128">
                <text:p>24.30328012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.407689984">
                <text:p>24.40768998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.460339968">
                <text:p>24.46033996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.512200192">
                <text:p>24.51220019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614219776">
                <text:p>24.61421977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.66651008">
                <text:p>24.666510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718540032">
                <text:p>24.71854003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771250176">
                <text:p>24.77125017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82379008">
                <text:p>24.8237900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.87712">
                <text:p>24.877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.929570048">
                <text:p>24.929570048</text:p>
              </table:table-cell>
              <table:table-cell office:value-type="float" office:value="8.64913368225">
                <text:p>8.649133682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.982170112">
                <text:p>24.98217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5.034680064">
                <text:p>25.03468006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.08726016">
                <text:p>25.0872601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.141530112">
                <text:p>25.14153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.193929984">
                <text:p>25.19392998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.246919936">
                <text:p>25.24691993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.301149952">
                <text:p>25.30114995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.352770048">
                <text:p>25.35277004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.404730112">
                <text:p>25.40473011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.457420032">
                <text:p>25.45742003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.559970048">
                <text:p>25.55997004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.612450048">
                <text:p>25.612450048</text:p>
              </table:table-cell>
              <table:table-cell office:value-type="float" office:value="8.64999961853">
                <text:p>8.649999618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